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0.6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02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5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3" table:style-name="ta1">
        <table:shapes>
          <draw:frame draw:z-index="0" draw:style-name="gr1" svg:width="8.2591in" svg:height="5.9264in" svg:x="2.4803in" svg:y="0.0394in">
            <draw:object draw:notify-on-update-of-ranges="Sheet13.A1:Sheet13.A1 Sheet13.A2:Sheet13.A102 Sheet13.B1:Sheet13.B1 Sheet13.B2:Sheet13.B102 Sheet13.A1:Sheet13.A1 Sheet13.A2:Sheet13.A102 Sheet13.C1:Sheet13.C1 Sheet13.C2:Sheet13.C102 Sheet13.A1:Sheet13.A1 Sheet13.A2:Sheet13.A102 Sheet13.D1:Sheet13.D1 Sheet13.D2:Sheet13.D102 Sheet13.A1:Sheet13.A1 Sheet13.A2:Sheet13.A102 Sheet13.E1:Sheet13.E1 Sheet13.E2:Sheet13.E102 Sheet13.A1:Sheet13.A1 Sheet13.A2:Sheet13.A102 Sheet13.F1:Sheet13.F1 Sheet13.F2:Sheet13.F102 Sheet13.A1:Sheet13.A1 Sheet13.A2:Sheet13.A102 Sheet13.G1:Sheet13.G1 Sheet13.G2:Sheet13.G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x (m)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-0.2">
            <text:p>-0.2</text:p>
          </table:table-cell>
          <table:table-cell table:formula="of:=['0'.A2]/10^6" office:value-type="float" office:value="0">
            <text:p>0</text:p>
          </table:table-cell>
          <table:table-cell table:formula="of:=['2'.A2]/10^6" office:value-type="float" office:value="0">
            <text:p>0</text:p>
          </table:table-cell>
          <table:table-cell table:formula="of:=['4'.A2]/10^6" office:value-type="float" office:value="0">
            <text:p>0</text:p>
          </table:table-cell>
          <table:table-cell table:formula="of:=['6'.A2]/10^6" office:value-type="float" office:value="0">
            <text:p>0</text:p>
          </table:table-cell>
          <table:table-cell table:formula="of:=['8'.A2]/10^6" office:value-type="float" office:value="0">
            <text:p>0</text:p>
          </table:table-cell>
          <table:table-cell table:formula="of:=['10'.A2]/10^6" office:value-type="float" office:value="0">
            <text:p>0</text:p>
          </table:table-cell>
        </table:table-row>
        <table:table-row table:style-name="ro1">
          <table:table-cell office:value-type="float" office:value="-0.19">
            <text:p>-0.19</text:p>
          </table:table-cell>
          <table:table-cell table:formula="of:=['0'.A3]/10^6" office:value-type="float" office:value="0">
            <text:p>0</text:p>
          </table:table-cell>
          <table:table-cell table:formula="of:=['2'.A3]/10^6" office:value-type="float" office:value="0">
            <text:p>0</text:p>
          </table:table-cell>
          <table:table-cell table:formula="of:=['4'.A3]/10^6" office:value-type="float" office:value="0">
            <text:p>0</text:p>
          </table:table-cell>
          <table:table-cell table:formula="of:=['6'.A3]/10^6" office:value-type="float" office:value="0">
            <text:p>0</text:p>
          </table:table-cell>
          <table:table-cell table:formula="of:=['8'.A3]/10^6" office:value-type="float" office:value="0">
            <text:p>0</text:p>
          </table:table-cell>
          <table:table-cell table:formula="of:=['10'.A3]/10^6" office:value-type="float" office:value="0">
            <text:p>0</text:p>
          </table:table-cell>
        </table:table-row>
        <table:table-row table:style-name="ro1">
          <table:table-cell office:value-type="float" office:value="-0.18">
            <text:p>-0.18</text:p>
          </table:table-cell>
          <table:table-cell table:formula="of:=['0'.A4]/10^6" office:value-type="float" office:value="0">
            <text:p>0</text:p>
          </table:table-cell>
          <table:table-cell table:formula="of:=['2'.A4]/10^6" office:value-type="float" office:value="0">
            <text:p>0</text:p>
          </table:table-cell>
          <table:table-cell table:formula="of:=['4'.A4]/10^6" office:value-type="float" office:value="0">
            <text:p>0</text:p>
          </table:table-cell>
          <table:table-cell table:formula="of:=['6'.A4]/10^6" office:value-type="float" office:value="0">
            <text:p>0</text:p>
          </table:table-cell>
          <table:table-cell table:formula="of:=['8'.A4]/10^6" office:value-type="float" office:value="0">
            <text:p>0</text:p>
          </table:table-cell>
          <table:table-cell table:formula="of:=['10'.A4]/10^6" office:value-type="float" office:value="0">
            <text:p>0</text:p>
          </table:table-cell>
        </table:table-row>
        <table:table-row table:style-name="ro1">
          <table:table-cell office:value-type="float" office:value="-0.17">
            <text:p>-0.17</text:p>
          </table:table-cell>
          <table:table-cell table:formula="of:=['0'.A5]/10^6" office:value-type="float" office:value="0">
            <text:p>0</text:p>
          </table:table-cell>
          <table:table-cell table:formula="of:=['2'.A5]/10^6" office:value-type="float" office:value="0">
            <text:p>0</text:p>
          </table:table-cell>
          <table:table-cell table:formula="of:=['4'.A5]/10^6" office:value-type="float" office:value="0">
            <text:p>0</text:p>
          </table:table-cell>
          <table:table-cell table:formula="of:=['6'.A5]/10^6" office:value-type="float" office:value="0">
            <text:p>0</text:p>
          </table:table-cell>
          <table:table-cell table:formula="of:=['8'.A5]/10^6" office:value-type="float" office:value="0">
            <text:p>0</text:p>
          </table:table-cell>
          <table:table-cell table:formula="of:=['10'.A5]/10^6" office:value-type="float" office:value="0">
            <text:p>0</text:p>
          </table:table-cell>
        </table:table-row>
        <table:table-row table:style-name="ro1">
          <table:table-cell office:value-type="float" office:value="-0.16">
            <text:p>-0.16</text:p>
          </table:table-cell>
          <table:table-cell table:formula="of:=['0'.A6]/10^6" office:value-type="float" office:value="0">
            <text:p>0</text:p>
          </table:table-cell>
          <table:table-cell table:formula="of:=['2'.A6]/10^6" office:value-type="float" office:value="0">
            <text:p>0</text:p>
          </table:table-cell>
          <table:table-cell table:formula="of:=['4'.A6]/10^6" office:value-type="float" office:value="0">
            <text:p>0</text:p>
          </table:table-cell>
          <table:table-cell table:formula="of:=['6'.A6]/10^6" office:value-type="float" office:value="0">
            <text:p>0</text:p>
          </table:table-cell>
          <table:table-cell table:formula="of:=['8'.A6]/10^6" office:value-type="float" office:value="0">
            <text:p>0</text:p>
          </table:table-cell>
          <table:table-cell table:formula="of:=['10'.A6]/10^6" office:value-type="float" office:value="0">
            <text:p>0</text:p>
          </table:table-cell>
        </table:table-row>
        <table:table-row table:style-name="ro1">
          <table:table-cell office:value-type="float" office:value="-0.15">
            <text:p>-0.15</text:p>
          </table:table-cell>
          <table:table-cell table:formula="of:=['0'.A7]/10^6" office:value-type="float" office:value="0">
            <text:p>0</text:p>
          </table:table-cell>
          <table:table-cell table:formula="of:=['2'.A7]/10^6" office:value-type="float" office:value="0">
            <text:p>0</text:p>
          </table:table-cell>
          <table:table-cell table:formula="of:=['4'.A7]/10^6" office:value-type="float" office:value="0">
            <text:p>0</text:p>
          </table:table-cell>
          <table:table-cell table:formula="of:=['6'.A7]/10^6" office:value-type="float" office:value="0">
            <text:p>0</text:p>
          </table:table-cell>
          <table:table-cell table:formula="of:=['8'.A7]/10^6" office:value-type="float" office:value="0">
            <text:p>0</text:p>
          </table:table-cell>
          <table:table-cell table:formula="of:=['10'.A7]/10^6" office:value-type="float" office:value="0">
            <text:p>0</text:p>
          </table:table-cell>
        </table:table-row>
        <table:table-row table:style-name="ro1">
          <table:table-cell office:value-type="float" office:value="-0.14">
            <text:p>-0.14</text:p>
          </table:table-cell>
          <table:table-cell table:formula="of:=['0'.A8]/10^6" office:value-type="float" office:value="0">
            <text:p>0</text:p>
          </table:table-cell>
          <table:table-cell table:formula="of:=['2'.A8]/10^6" office:value-type="float" office:value="0">
            <text:p>0</text:p>
          </table:table-cell>
          <table:table-cell table:formula="of:=['4'.A8]/10^6" office:value-type="float" office:value="0">
            <text:p>0</text:p>
          </table:table-cell>
          <table:table-cell table:formula="of:=['6'.A8]/10^6" office:value-type="float" office:value="0">
            <text:p>0</text:p>
          </table:table-cell>
          <table:table-cell table:formula="of:=['8'.A8]/10^6" office:value-type="float" office:value="0">
            <text:p>0</text:p>
          </table:table-cell>
          <table:table-cell table:formula="of:=['10'.A8]/10^6" office:value-type="float" office:value="0">
            <text:p>0</text:p>
          </table:table-cell>
        </table:table-row>
        <table:table-row table:style-name="ro1">
          <table:table-cell office:value-type="float" office:value="-0.13">
            <text:p>-0.13</text:p>
          </table:table-cell>
          <table:table-cell table:formula="of:=['0'.A9]/10^6" office:value-type="float" office:value="0.000000119384">
            <text:p>1.19384E-007</text:p>
          </table:table-cell>
          <table:table-cell table:formula="of:=['2'.A9]/10^6" office:value-type="float" office:value="0.000300135">
            <text:p>0.000300135</text:p>
          </table:table-cell>
          <table:table-cell table:formula="of:=['4'.A9]/10^6" office:value-type="float" office:value="-0.0000834499">
            <text:p>-8.34499E-005</text:p>
          </table:table-cell>
          <table:table-cell table:formula="of:=['6'.A9]/10^6" office:value-type="float" office:value="-0.000137514">
            <text:p>-0.000137514</text:p>
          </table:table-cell>
          <table:table-cell table:formula="of:=['8'.A9]/10^6" office:value-type="float" office:value="-0.0000685375">
            <text:p>-6.85375E-005</text:p>
          </table:table-cell>
          <table:table-cell table:formula="of:=['10'.A9]/10^6" office:value-type="float" office:value="0.000111846">
            <text:p>0.000111846</text:p>
          </table:table-cell>
        </table:table-row>
        <table:table-row table:style-name="ro1">
          <table:table-cell office:value-type="float" office:value="-0.12">
            <text:p>-0.12</text:p>
          </table:table-cell>
          <table:table-cell table:formula="of:=['0'.A10]/10^6" office:value-type="float" office:value="-0.00000577796">
            <text:p>-0.000005778</text:p>
          </table:table-cell>
          <table:table-cell table:formula="of:=['2'.A10]/10^6" office:value-type="float" office:value="-0.00101669">
            <text:p>-0.00101669</text:p>
          </table:table-cell>
          <table:table-cell table:formula="of:=['4'.A10]/10^6" office:value-type="float" office:value="0.00904121">
            <text:p>0.00904121</text:p>
          </table:table-cell>
          <table:table-cell table:formula="of:=['6'.A10]/10^6" office:value-type="float" office:value="-0.000116549">
            <text:p>-0.000116549</text:p>
          </table:table-cell>
          <table:table-cell table:formula="of:=['8'.A10]/10^6" office:value-type="float" office:value="-0.0261723">
            <text:p>-0.0261723</text:p>
          </table:table-cell>
          <table:table-cell table:formula="of:=['10'.A10]/10^6" office:value-type="float" office:value="-0.0145337">
            <text:p>-0.0145337</text:p>
          </table:table-cell>
        </table:table-row>
        <table:table-row table:style-name="ro1">
          <table:table-cell office:value-type="float" office:value="-0.11">
            <text:p>-0.11</text:p>
          </table:table-cell>
          <table:table-cell table:formula="of:=['0'.A11]/10^6" office:value-type="float" office:value="-0.00000172361">
            <text:p>-1.72361E-006</text:p>
          </table:table-cell>
          <table:table-cell table:formula="of:=['2'.A11]/10^6" office:value-type="float" office:value="0.0482626">
            <text:p>0.0482626</text:p>
          </table:table-cell>
          <table:table-cell table:formula="of:=['4'.A11]/10^6" office:value-type="float" office:value="-0.0478933">
            <text:p>-0.0478933</text:p>
          </table:table-cell>
          <table:table-cell table:formula="of:=['6'.A11]/10^6" office:value-type="float" office:value="0.0289466">
            <text:p>0.0289466</text:p>
          </table:table-cell>
          <table:table-cell table:formula="of:=['8'.A11]/10^6" office:value-type="float" office:value="-0.0796552">
            <text:p>-0.0796552</text:p>
          </table:table-cell>
          <table:table-cell table:formula="of:=['10'.A11]/10^6" office:value-type="float" office:value="-0.0541972">
            <text:p>-0.0541972</text:p>
          </table:table-cell>
        </table:table-row>
        <table:table-row table:style-name="ro1">
          <table:table-cell office:value-type="float" office:value="-0.1">
            <text:p>-0.1</text:p>
          </table:table-cell>
          <table:table-cell table:formula="of:=['0'.A12]/10^6" office:value-type="float" office:value="-0.000287659">
            <text:p>-0.000287659</text:p>
          </table:table-cell>
          <table:table-cell table:formula="of:=['2'.A12]/10^6" office:value-type="float" office:value="0.106297">
            <text:p>0.106297</text:p>
          </table:table-cell>
          <table:table-cell table:formula="of:=['4'.A12]/10^6" office:value-type="float" office:value="-0.110359">
            <text:p>-0.110359</text:p>
          </table:table-cell>
          <table:table-cell table:formula="of:=['6'.A12]/10^6" office:value-type="float" office:value="0.0787511">
            <text:p>0.0787511</text:p>
          </table:table-cell>
          <table:table-cell table:formula="of:=['8'.A12]/10^6" office:value-type="float" office:value="-0.245918">
            <text:p>-0.245918</text:p>
          </table:table-cell>
          <table:table-cell table:formula="of:=['10'.A12]/10^6" office:value-type="float" office:value="-0.0733162">
            <text:p>-0.0733162</text:p>
          </table:table-cell>
        </table:table-row>
        <table:table-row table:style-name="ro1">
          <table:table-cell office:value-type="float" office:value="-0.09">
            <text:p>-0.09</text:p>
          </table:table-cell>
          <table:table-cell table:formula="of:=['0'.A13]/10^6" office:value-type="float" office:value="-0.000169958">
            <text:p>-0.000169958</text:p>
          </table:table-cell>
          <table:table-cell table:formula="of:=['2'.A13]/10^6" office:value-type="float" office:value="-0.0124933">
            <text:p>-0.0124933</text:p>
          </table:table-cell>
          <table:table-cell table:formula="of:=['4'.A13]/10^6" office:value-type="float" office:value="-0.0516582">
            <text:p>-0.0516582</text:p>
          </table:table-cell>
          <table:table-cell table:formula="of:=['6'.A13]/10^6" office:value-type="float" office:value="0.0343899">
            <text:p>0.0343899</text:p>
          </table:table-cell>
          <table:table-cell table:formula="of:=['8'.A13]/10^6" office:value-type="float" office:value="-0.372466">
            <text:p>-0.372466</text:p>
          </table:table-cell>
          <table:table-cell table:formula="of:=['10'.A13]/10^6" office:value-type="float" office:value="-0.316335">
            <text:p>-0.316335</text:p>
          </table:table-cell>
        </table:table-row>
        <table:table-row table:style-name="ro1">
          <table:table-cell office:value-type="float" office:value="-0.08">
            <text:p>-0.08</text:p>
          </table:table-cell>
          <table:table-cell table:formula="of:=['0'.A14]/10^6" office:value-type="float" office:value="0.000343428">
            <text:p>0.000343428</text:p>
          </table:table-cell>
          <table:table-cell table:formula="of:=['2'.A14]/10^6" office:value-type="float" office:value="-0.104863">
            <text:p>-0.104863</text:p>
          </table:table-cell>
          <table:table-cell table:formula="of:=['4'.A14]/10^6" office:value-type="float" office:value="-0.220899">
            <text:p>-0.220899</text:p>
          </table:table-cell>
          <table:table-cell table:formula="of:=['6'.A14]/10^6" office:value-type="float" office:value="0.323388">
            <text:p>0.323388</text:p>
          </table:table-cell>
          <table:table-cell table:formula="of:=['8'.A14]/10^6" office:value-type="float" office:value="-0.511333">
            <text:p>-0.511333</text:p>
          </table:table-cell>
          <table:table-cell table:formula="of:=['10'.A14]/10^6" office:value-type="float" office:value="-0.239779">
            <text:p>-0.239779</text:p>
          </table:table-cell>
        </table:table-row>
        <table:table-row table:style-name="ro1">
          <table:table-cell office:value-type="float" office:value="-0.07">
            <text:p>-0.07</text:p>
          </table:table-cell>
          <table:table-cell table:formula="of:=['0'.A15]/10^6" office:value-type="float" office:value="0.00062772">
            <text:p>0.00062772</text:p>
          </table:table-cell>
          <table:table-cell table:formula="of:=['2'.A15]/10^6" office:value-type="float" office:value="0.0920187">
            <text:p>0.0920187</text:p>
          </table:table-cell>
          <table:table-cell table:formula="of:=['4'.A15]/10^6" office:value-type="float" office:value="-0.444182">
            <text:p>-0.444182</text:p>
          </table:table-cell>
          <table:table-cell table:formula="of:=['6'.A15]/10^6" office:value-type="float" office:value="0.327911">
            <text:p>0.327911</text:p>
          </table:table-cell>
          <table:table-cell table:formula="of:=['8'.A15]/10^6" office:value-type="float" office:value="-0.348471">
            <text:p>-0.348471</text:p>
          </table:table-cell>
          <table:table-cell table:formula="of:=['10'.A15]/10^6" office:value-type="float" office:value="-0.326623">
            <text:p>-0.326623</text:p>
          </table:table-cell>
        </table:table-row>
        <table:table-row table:style-name="ro1">
          <table:table-cell office:value-type="float" office:value="-0.06">
            <text:p>-0.06</text:p>
          </table:table-cell>
          <table:table-cell table:formula="of:=['0'.A16]/10^6" office:value-type="float" office:value="0.000613323">
            <text:p>0.000613323</text:p>
          </table:table-cell>
          <table:table-cell table:formula="of:=['2'.A16]/10^6" office:value-type="float" office:value="0.293965">
            <text:p>0.293965</text:p>
          </table:table-cell>
          <table:table-cell table:formula="of:=['4'.A16]/10^6" office:value-type="float" office:value="-0.662849">
            <text:p>-0.662849</text:p>
          </table:table-cell>
          <table:table-cell table:formula="of:=['6'.A16]/10^6" office:value-type="float" office:value="0.564528">
            <text:p>0.564528</text:p>
          </table:table-cell>
          <table:table-cell table:formula="of:=['8'.A16]/10^6" office:value-type="float" office:value="-0.278835">
            <text:p>-0.278835</text:p>
          </table:table-cell>
          <table:table-cell table:formula="of:=['10'.A16]/10^6" office:value-type="float" office:value="-0.398055">
            <text:p>-0.398055</text:p>
          </table:table-cell>
        </table:table-row>
        <table:table-row table:style-name="ro1">
          <table:table-cell office:value-type="float" office:value="-0.05">
            <text:p>-0.05</text:p>
          </table:table-cell>
          <table:table-cell table:formula="of:=['0'.A17]/10^6" office:value-type="float" office:value="0.000725627">
            <text:p>0.000725627</text:p>
          </table:table-cell>
          <table:table-cell table:formula="of:=['2'.A17]/10^6" office:value-type="float" office:value="0.668563">
            <text:p>0.668563</text:p>
          </table:table-cell>
          <table:table-cell table:formula="of:=['4'.A17]/10^6" office:value-type="float" office:value="-0.96152">
            <text:p>-0.96152</text:p>
          </table:table-cell>
          <table:table-cell table:formula="of:=['6'.A17]/10^6" office:value-type="float" office:value="0.576522">
            <text:p>0.576522</text:p>
          </table:table-cell>
          <table:table-cell table:formula="of:=['8'.A17]/10^6" office:value-type="float" office:value="-0.0423971">
            <text:p>-0.0423971</text:p>
          </table:table-cell>
          <table:table-cell table:formula="of:=['10'.A17]/10^6" office:value-type="float" office:value="-0.526094">
            <text:p>-0.526094</text:p>
          </table:table-cell>
        </table:table-row>
        <table:table-row table:style-name="ro1">
          <table:table-cell office:value-type="float" office:value="-0.04">
            <text:p>-0.04</text:p>
          </table:table-cell>
          <table:table-cell table:formula="of:=['0'.A18]/10^6" office:value-type="float" office:value="0.00132908">
            <text:p>0.00132908</text:p>
          </table:table-cell>
          <table:table-cell table:formula="of:=['2'.A18]/10^6" office:value-type="float" office:value="0.885418">
            <text:p>0.885418</text:p>
          </table:table-cell>
          <table:table-cell table:formula="of:=['4'.A18]/10^6" office:value-type="float" office:value="-1.24014">
            <text:p>-1.24014</text:p>
          </table:table-cell>
          <table:table-cell table:formula="of:=['6'.A18]/10^6" office:value-type="float" office:value="0.717614">
            <text:p>0.717614</text:p>
          </table:table-cell>
          <table:table-cell table:formula="of:=['8'.A18]/10^6" office:value-type="float" office:value="0.105012">
            <text:p>0.105012</text:p>
          </table:table-cell>
          <table:table-cell table:formula="of:=['10'.A18]/10^6" office:value-type="float" office:value="-0.624575">
            <text:p>-0.624575</text:p>
          </table:table-cell>
        </table:table-row>
        <table:table-row table:style-name="ro1">
          <table:table-cell office:value-type="float" office:value="-0.03">
            <text:p>-0.03</text:p>
          </table:table-cell>
          <table:table-cell table:formula="of:=['0'.A19]/10^6" office:value-type="float" office:value="0.00216692">
            <text:p>0.00216692</text:p>
          </table:table-cell>
          <table:table-cell table:formula="of:=['2'.A19]/10^6" office:value-type="float" office:value="1.24147">
            <text:p>1.24147</text:p>
          </table:table-cell>
          <table:table-cell table:formula="of:=['4'.A19]/10^6" office:value-type="float" office:value="-1.48511">
            <text:p>-1.48511</text:p>
          </table:table-cell>
          <table:table-cell table:formula="of:=['6'.A19]/10^6" office:value-type="float" office:value="0.653163">
            <text:p>0.653163</text:p>
          </table:table-cell>
          <table:table-cell table:formula="of:=['8'.A19]/10^6" office:value-type="float" office:value="0.305052">
            <text:p>0.305052</text:p>
          </table:table-cell>
          <table:table-cell table:formula="of:=['10'.A19]/10^6" office:value-type="float" office:value="-0.778948">
            <text:p>-0.778948</text:p>
          </table:table-cell>
        </table:table-row>
        <table:table-row table:style-name="ro1">
          <table:table-cell office:value-type="float" office:value="-0.02">
            <text:p>-0.02</text:p>
          </table:table-cell>
          <table:table-cell table:formula="of:=['0'.A20]/10^6" office:value-type="float" office:value="0.00281556">
            <text:p>0.00281556</text:p>
          </table:table-cell>
          <table:table-cell table:formula="of:=['2'.A20]/10^6" office:value-type="float" office:value="1.46524">
            <text:p>1.46524</text:p>
          </table:table-cell>
          <table:table-cell table:formula="of:=['4'.A20]/10^6" office:value-type="float" office:value="-1.72967">
            <text:p>-1.72967</text:p>
          </table:table-cell>
          <table:table-cell table:formula="of:=['6'.A20]/10^6" office:value-type="float" office:value="0.641859">
            <text:p>0.641859</text:p>
          </table:table-cell>
          <table:table-cell table:formula="of:=['8'.A20]/10^6" office:value-type="float" office:value="0.448993">
            <text:p>0.448993</text:p>
          </table:table-cell>
          <table:table-cell table:formula="of:=['10'.A20]/10^6" office:value-type="float" office:value="-0.970239">
            <text:p>-0.970239</text:p>
          </table:table-cell>
        </table:table-row>
        <table:table-row table:style-name="ro1">
          <table:table-cell office:value-type="float" office:value="-0.01">
            <text:p>-0.01</text:p>
          </table:table-cell>
          <table:table-cell table:formula="of:=['0'.A21]/10^6" office:value-type="float" office:value="0.00427039">
            <text:p>0.00427039</text:p>
          </table:table-cell>
          <table:table-cell table:formula="of:=['2'.A21]/10^6" office:value-type="float" office:value="1.58808">
            <text:p>1.58808</text:p>
          </table:table-cell>
          <table:table-cell table:formula="of:=['4'.A21]/10^6" office:value-type="float" office:value="-1.76151">
            <text:p>-1.76151</text:p>
          </table:table-cell>
          <table:table-cell table:formula="of:=['6'.A21]/10^6" office:value-type="float" office:value="0.399484">
            <text:p>0.399484</text:p>
          </table:table-cell>
          <table:table-cell table:formula="of:=['8'.A21]/10^6" office:value-type="float" office:value="0.623301">
            <text:p>0.623301</text:p>
          </table:table-cell>
          <table:table-cell table:formula="of:=['10'.A21]/10^6" office:value-type="float" office:value="-0.986482">
            <text:p>-0.9864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'0'.A22]/10^6" office:value-type="float" office:value="0.00515641">
            <text:p>0.00515641</text:p>
          </table:table-cell>
          <table:table-cell table:formula="of:=['2'.A22]/10^6" office:value-type="float" office:value="1.6542">
            <text:p>1.6542</text:p>
          </table:table-cell>
          <table:table-cell table:formula="of:=['4'.A22]/10^6" office:value-type="float" office:value="-1.78334">
            <text:p>-1.78334</text:p>
          </table:table-cell>
          <table:table-cell table:formula="of:=['6'.A22]/10^6" office:value-type="float" office:value="0.28444">
            <text:p>0.28444</text:p>
          </table:table-cell>
          <table:table-cell table:formula="of:=['8'.A22]/10^6" office:value-type="float" office:value="0.74545">
            <text:p>0.74545</text:p>
          </table:table-cell>
          <table:table-cell table:formula="of:=['10'.A22]/10^6" office:value-type="float" office:value="-0.954402">
            <text:p>-0.954402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table:formula="of:=['0'.A23]/10^6" office:value-type="float" office:value="0.00697531">
            <text:p>0.00697531</text:p>
          </table:table-cell>
          <table:table-cell table:formula="of:=['2'.A23]/10^6" office:value-type="float" office:value="1.60946">
            <text:p>1.60946</text:p>
          </table:table-cell>
          <table:table-cell table:formula="of:=['4'.A23]/10^6" office:value-type="float" office:value="-1.54329">
            <text:p>-1.54329</text:p>
          </table:table-cell>
          <table:table-cell table:formula="of:=['6'.A23]/10^6" office:value-type="float" office:value="0.0954534">
            <text:p>0.0954534</text:p>
          </table:table-cell>
          <table:table-cell table:formula="of:=['8'.A23]/10^6" office:value-type="float" office:value="0.819689">
            <text:p>0.819689</text:p>
          </table:table-cell>
          <table:table-cell table:formula="of:=['10'.A23]/10^6" office:value-type="float" office:value="-0.746153">
            <text:p>-0.746153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table:formula="of:=['0'.A24]/10^6" office:value-type="float" office:value="0.0079822">
            <text:p>0.0079822</text:p>
          </table:table-cell>
          <table:table-cell table:formula="of:=['2'.A24]/10^6" office:value-type="float" office:value="1.56196">
            <text:p>1.56196</text:p>
          </table:table-cell>
          <table:table-cell table:formula="of:=['4'.A24]/10^6" office:value-type="float" office:value="-1.26478">
            <text:p>-1.26478</text:p>
          </table:table-cell>
          <table:table-cell table:formula="of:=['6'.A24]/10^6" office:value-type="float" office:value="-0.139968">
            <text:p>-0.139968</text:p>
          </table:table-cell>
          <table:table-cell table:formula="of:=['8'.A24]/10^6" office:value-type="float" office:value="0.888564">
            <text:p>0.888564</text:p>
          </table:table-cell>
          <table:table-cell table:formula="of:=['10'.A24]/10^6" office:value-type="float" office:value="-0.494494">
            <text:p>-0.494494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table:formula="of:=['0'.A25]/10^6" office:value-type="float" office:value="0.010027">
            <text:p>0.010027</text:p>
          </table:table-cell>
          <table:table-cell table:formula="of:=['2'.A25]/10^6" office:value-type="float" office:value="1.44803">
            <text:p>1.44803</text:p>
          </table:table-cell>
          <table:table-cell table:formula="of:=['4'.A25]/10^6" office:value-type="float" office:value="-0.926456">
            <text:p>-0.926456</text:p>
          </table:table-cell>
          <table:table-cell table:formula="of:=['6'.A25]/10^6" office:value-type="float" office:value="-0.369977">
            <text:p>-0.369977</text:p>
          </table:table-cell>
          <table:table-cell table:formula="of:=['8'.A25]/10^6" office:value-type="float" office:value="0.801455">
            <text:p>0.801455</text:p>
          </table:table-cell>
          <table:table-cell table:formula="of:=['10'.A25]/10^6" office:value-type="float" office:value="-0.14286">
            <text:p>-0.1428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table:formula="of:=['0'.A26]/10^6" office:value-type="float" office:value="0.0120093">
            <text:p>0.0120093</text:p>
          </table:table-cell>
          <table:table-cell table:formula="of:=['2'.A26]/10^6" office:value-type="float" office:value="1.39848">
            <text:p>1.39848</text:p>
          </table:table-cell>
          <table:table-cell table:formula="of:=['4'.A26]/10^6" office:value-type="float" office:value="-0.671141">
            <text:p>-0.671141</text:p>
          </table:table-cell>
          <table:table-cell table:formula="of:=['6'.A26]/10^6" office:value-type="float" office:value="-0.661543">
            <text:p>-0.661543</text:p>
          </table:table-cell>
          <table:table-cell table:formula="of:=['8'.A26]/10^6" office:value-type="float" office:value="0.720831">
            <text:p>0.720831</text:p>
          </table:table-cell>
          <table:table-cell table:formula="of:=['10'.A26]/10^6" office:value-type="float" office:value="0.172826">
            <text:p>0.172826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'0'.A27]/10^6" office:value-type="float" office:value="0.0130146">
            <text:p>0.0130146</text:p>
          </table:table-cell>
          <table:table-cell table:formula="of:=['2'.A27]/10^6" office:value-type="float" office:value="1.33142">
            <text:p>1.33142</text:p>
          </table:table-cell>
          <table:table-cell table:formula="of:=['4'.A27]/10^6" office:value-type="float" office:value="-0.480585">
            <text:p>-0.480585</text:p>
          </table:table-cell>
          <table:table-cell table:formula="of:=['6'.A27]/10^6" office:value-type="float" office:value="-0.89893">
            <text:p>-0.89893</text:p>
          </table:table-cell>
          <table:table-cell table:formula="of:=['8'.A27]/10^6" office:value-type="float" office:value="0.578369">
            <text:p>0.578369</text:p>
          </table:table-cell>
          <table:table-cell table:formula="of:=['10'.A27]/10^6" office:value-type="float" office:value="0.536251">
            <text:p>0.536251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table:formula="of:=['0'.A28]/10^6" office:value-type="float" office:value="0.0144059">
            <text:p>0.0144059</text:p>
          </table:table-cell>
          <table:table-cell table:formula="of:=['2'.A28]/10^6" office:value-type="float" office:value="1.28367">
            <text:p>1.28367</text:p>
          </table:table-cell>
          <table:table-cell table:formula="of:=['4'.A28]/10^6" office:value-type="float" office:value="-0.385167">
            <text:p>-0.385167</text:p>
          </table:table-cell>
          <table:table-cell table:formula="of:=['6'.A28]/10^6" office:value-type="float" office:value="-0.995248">
            <text:p>-0.995248</text:p>
          </table:table-cell>
          <table:table-cell table:formula="of:=['8'.A28]/10^6" office:value-type="float" office:value="0.446874">
            <text:p>0.446874</text:p>
          </table:table-cell>
          <table:table-cell table:formula="of:=['10'.A28]/10^6" office:value-type="float" office:value="0.928316">
            <text:p>0.928316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table:formula="of:=['0'.A29]/10^6" office:value-type="float" office:value="0.0155841">
            <text:p>0.0155841</text:p>
          </table:table-cell>
          <table:table-cell table:formula="of:=['2'.A29]/10^6" office:value-type="float" office:value="1.23657">
            <text:p>1.23657</text:p>
          </table:table-cell>
          <table:table-cell table:formula="of:=['4'.A29]/10^6" office:value-type="float" office:value="-0.33367">
            <text:p>-0.33367</text:p>
          </table:table-cell>
          <table:table-cell table:formula="of:=['6'.A29]/10^6" office:value-type="float" office:value="-0.909395">
            <text:p>-0.909395</text:p>
          </table:table-cell>
          <table:table-cell table:formula="of:=['8'.A29]/10^6" office:value-type="float" office:value="0.284113">
            <text:p>0.284113</text:p>
          </table:table-cell>
          <table:table-cell table:formula="of:=['10'.A29]/10^6" office:value-type="float" office:value="1.25296">
            <text:p>1.25296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table:formula="of:=['0'.A30]/10^6" office:value-type="float" office:value="0.016583">
            <text:p>0.016583</text:p>
          </table:table-cell>
          <table:table-cell table:formula="of:=['2'.A30]/10^6" office:value-type="float" office:value="1.19679">
            <text:p>1.19679</text:p>
          </table:table-cell>
          <table:table-cell table:formula="of:=['4'.A30]/10^6" office:value-type="float" office:value="-0.323662">
            <text:p>-0.323662</text:p>
          </table:table-cell>
          <table:table-cell table:formula="of:=['6'.A30]/10^6" office:value-type="float" office:value="-0.720501">
            <text:p>-0.720501</text:p>
          </table:table-cell>
          <table:table-cell table:formula="of:=['8'.A30]/10^6" office:value-type="float" office:value="0.0541571">
            <text:p>0.0541571</text:p>
          </table:table-cell>
          <table:table-cell table:formula="of:=['10'.A30]/10^6" office:value-type="float" office:value="1.46583">
            <text:p>1.46583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table:formula="of:=['0'.A31]/10^6" office:value-type="float" office:value="0.016951">
            <text:p>0.016951</text:p>
          </table:table-cell>
          <table:table-cell table:formula="of:=['2'.A31]/10^6" office:value-type="float" office:value="1.13011">
            <text:p>1.13011</text:p>
          </table:table-cell>
          <table:table-cell table:formula="of:=['4'.A31]/10^6" office:value-type="float" office:value="-0.318373">
            <text:p>-0.318373</text:p>
          </table:table-cell>
          <table:table-cell table:formula="of:=['6'.A31]/10^6" office:value-type="float" office:value="-0.519834">
            <text:p>-0.519834</text:p>
          </table:table-cell>
          <table:table-cell table:formula="of:=['8'.A31]/10^6" office:value-type="float" office:value="-0.26948">
            <text:p>-0.26948</text:p>
          </table:table-cell>
          <table:table-cell table:formula="of:=['10'.A31]/10^6" office:value-type="float" office:value="1.55718">
            <text:p>1.55718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'0'.A32]/10^6" office:value-type="float" office:value="0.017235">
            <text:p>0.017235</text:p>
          </table:table-cell>
          <table:table-cell table:formula="of:=['2'.A32]/10^6" office:value-type="float" office:value="1.08231">
            <text:p>1.08231</text:p>
          </table:table-cell>
          <table:table-cell table:formula="of:=['4'.A32]/10^6" office:value-type="float" office:value="-0.306031">
            <text:p>-0.306031</text:p>
          </table:table-cell>
          <table:table-cell table:formula="of:=['6'.A32]/10^6" office:value-type="float" office:value="-0.379186">
            <text:p>-0.379186</text:p>
          </table:table-cell>
          <table:table-cell table:formula="of:=['8'.A32]/10^6" office:value-type="float" office:value="-0.577166">
            <text:p>-0.577166</text:p>
          </table:table-cell>
          <table:table-cell table:formula="of:=['10'.A32]/10^6" office:value-type="float" office:value="1.61767">
            <text:p>1.61767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table:formula="of:=['0'.A33]/10^6" office:value-type="float" office:value="0.0173584">
            <text:p>0.0173584</text:p>
          </table:table-cell>
          <table:table-cell table:formula="of:=['2'.A33]/10^6" office:value-type="float" office:value="1.02342">
            <text:p>1.02342</text:p>
          </table:table-cell>
          <table:table-cell table:formula="of:=['4'.A33]/10^6" office:value-type="float" office:value="-0.295787">
            <text:p>-0.295787</text:p>
          </table:table-cell>
          <table:table-cell table:formula="of:=['6'.A33]/10^6" office:value-type="float" office:value="-0.303711">
            <text:p>-0.303711</text:p>
          </table:table-cell>
          <table:table-cell table:formula="of:=['8'.A33]/10^6" office:value-type="float" office:value="-0.772417">
            <text:p>-0.772417</text:p>
          </table:table-cell>
          <table:table-cell table:formula="of:=['10'.A33]/10^6" office:value-type="float" office:value="1.66134">
            <text:p>1.66134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table:formula="of:=['0'.A34]/10^6" office:value-type="float" office:value="0.0175361">
            <text:p>0.0175361</text:p>
          </table:table-cell>
          <table:table-cell table:formula="of:=['2'.A34]/10^6" office:value-type="float" office:value="0.975122">
            <text:p>0.975122</text:p>
          </table:table-cell>
          <table:table-cell table:formula="of:=['4'.A34]/10^6" office:value-type="float" office:value="-0.276615">
            <text:p>-0.276615</text:p>
          </table:table-cell>
          <table:table-cell table:formula="of:=['6'.A34]/10^6" office:value-type="float" office:value="-0.275485">
            <text:p>-0.275485</text:p>
          </table:table-cell>
          <table:table-cell table:formula="of:=['8'.A34]/10^6" office:value-type="float" office:value="-0.794484">
            <text:p>-0.794484</text:p>
          </table:table-cell>
          <table:table-cell table:formula="of:=['10'.A34]/10^6" office:value-type="float" office:value="1.65522">
            <text:p>1.65522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table:formula="of:=['0'.A35]/10^6" office:value-type="float" office:value="0.0177519">
            <text:p>0.0177519</text:p>
          </table:table-cell>
          <table:table-cell table:formula="of:=['2'.A35]/10^6" office:value-type="float" office:value="0.926279">
            <text:p>0.926279</text:p>
          </table:table-cell>
          <table:table-cell table:formula="of:=['4'.A35]/10^6" office:value-type="float" office:value="-0.245752">
            <text:p>-0.245752</text:p>
          </table:table-cell>
          <table:table-cell table:formula="of:=['6'.A35]/10^6" office:value-type="float" office:value="-0.265617">
            <text:p>-0.265617</text:p>
          </table:table-cell>
          <table:table-cell table:formula="of:=['8'.A35]/10^6" office:value-type="float" office:value="-0.712682">
            <text:p>-0.712682</text:p>
          </table:table-cell>
          <table:table-cell table:formula="of:=['10'.A35]/10^6" office:value-type="float" office:value="1.55153">
            <text:p>1.55153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table:formula="of:=['0'.A36]/10^6" office:value-type="float" office:value="0.0178107">
            <text:p>0.0178107</text:p>
          </table:table-cell>
          <table:table-cell table:formula="of:=['2'.A36]/10^6" office:value-type="float" office:value="0.872807">
            <text:p>0.872807</text:p>
          </table:table-cell>
          <table:table-cell table:formula="of:=['4'.A36]/10^6" office:value-type="float" office:value="-0.226218">
            <text:p>-0.226218</text:p>
          </table:table-cell>
          <table:table-cell table:formula="of:=['6'.A36]/10^6" office:value-type="float" office:value="-0.26002">
            <text:p>-0.26002</text:p>
          </table:table-cell>
          <table:table-cell table:formula="of:=['8'.A36]/10^6" office:value-type="float" office:value="-0.578834">
            <text:p>-0.578834</text:p>
          </table:table-cell>
          <table:table-cell table:formula="of:=['10'.A36]/10^6" office:value-type="float" office:value="1.29235">
            <text:p>1.29235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'0'.A37]/10^6" office:value-type="float" office:value="0.0176791">
            <text:p>0.0176791</text:p>
          </table:table-cell>
          <table:table-cell table:formula="of:=['2'.A37]/10^6" office:value-type="float" office:value="0.816622">
            <text:p>0.816622</text:p>
          </table:table-cell>
          <table:table-cell table:formula="of:=['4'.A37]/10^6" office:value-type="float" office:value="-0.214097">
            <text:p>-0.214097</text:p>
          </table:table-cell>
          <table:table-cell table:formula="of:=['6'.A37]/10^6" office:value-type="float" office:value="-0.256495">
            <text:p>-0.256495</text:p>
          </table:table-cell>
          <table:table-cell table:formula="of:=['8'.A37]/10^6" office:value-type="float" office:value="-0.469799">
            <text:p>-0.469799</text:p>
          </table:table-cell>
          <table:table-cell table:formula="of:=['10'.A37]/10^6" office:value-type="float" office:value="1.00542">
            <text:p>1.00542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table:formula="of:=['0'.A38]/10^6" office:value-type="float" office:value="0.0178357">
            <text:p>0.0178357</text:p>
          </table:table-cell>
          <table:table-cell table:formula="of:=['2'.A38]/10^6" office:value-type="float" office:value="0.773765">
            <text:p>0.773765</text:p>
          </table:table-cell>
          <table:table-cell table:formula="of:=['4'.A38]/10^6" office:value-type="float" office:value="-0.19735">
            <text:p>-0.19735</text:p>
          </table:table-cell>
          <table:table-cell table:formula="of:=['6'.A38]/10^6" office:value-type="float" office:value="-0.252609">
            <text:p>-0.252609</text:p>
          </table:table-cell>
          <table:table-cell table:formula="of:=['8'.A38]/10^6" office:value-type="float" office:value="-0.394766">
            <text:p>-0.394766</text:p>
          </table:table-cell>
          <table:table-cell table:formula="of:=['10'.A38]/10^6" office:value-type="float" office:value="0.772007">
            <text:p>0.772007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table:formula="of:=['0'.A39]/10^6" office:value-type="float" office:value="0.0178122">
            <text:p>0.0178122</text:p>
          </table:table-cell>
          <table:table-cell table:formula="of:=['2'.A39]/10^6" office:value-type="float" office:value="0.727653">
            <text:p>0.727653</text:p>
          </table:table-cell>
          <table:table-cell table:formula="of:=['4'.A39]/10^6" office:value-type="float" office:value="-0.185846">
            <text:p>-0.185846</text:p>
          </table:table-cell>
          <table:table-cell table:formula="of:=['6'.A39]/10^6" office:value-type="float" office:value="-0.240967">
            <text:p>-0.240967</text:p>
          </table:table-cell>
          <table:table-cell table:formula="of:=['8'.A39]/10^6" office:value-type="float" office:value="-0.346406">
            <text:p>-0.346406</text:p>
          </table:table-cell>
          <table:table-cell table:formula="of:=['10'.A39]/10^6" office:value-type="float" office:value="0.643327">
            <text:p>0.643327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table:formula="of:=['0'.A40]/10^6" office:value-type="float" office:value="0.0179767">
            <text:p>0.0179767</text:p>
          </table:table-cell>
          <table:table-cell table:formula="of:=['2'.A40]/10^6" office:value-type="float" office:value="0.691634">
            <text:p>0.691634</text:p>
          </table:table-cell>
          <table:table-cell table:formula="of:=['4'.A40]/10^6" office:value-type="float" office:value="-0.172547">
            <text:p>-0.172547</text:p>
          </table:table-cell>
          <table:table-cell table:formula="of:=['6'.A40]/10^6" office:value-type="float" office:value="-0.229299">
            <text:p>-0.229299</text:p>
          </table:table-cell>
          <table:table-cell table:formula="of:=['8'.A40]/10^6" office:value-type="float" office:value="-0.322322">
            <text:p>-0.322322</text:p>
          </table:table-cell>
          <table:table-cell table:formula="of:=['10'.A40]/10^6" office:value-type="float" office:value="0.615906">
            <text:p>0.615906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table:formula="of:=['0'.A41]/10^6" office:value-type="float" office:value="0.0181173">
            <text:p>0.0181173</text:p>
          </table:table-cell>
          <table:table-cell table:formula="of:=['2'.A41]/10^6" office:value-type="float" office:value="0.654921">
            <text:p>0.654921</text:p>
          </table:table-cell>
          <table:table-cell table:formula="of:=['4'.A41]/10^6" office:value-type="float" office:value="-0.159653">
            <text:p>-0.159653</text:p>
          </table:table-cell>
          <table:table-cell table:formula="of:=['6'.A41]/10^6" office:value-type="float" office:value="-0.217804">
            <text:p>-0.217804</text:p>
          </table:table-cell>
          <table:table-cell table:formula="of:=['8'.A41]/10^6" office:value-type="float" office:value="-0.30087">
            <text:p>-0.30087</text:p>
          </table:table-cell>
          <table:table-cell table:formula="of:=['10'.A41]/10^6" office:value-type="float" office:value="0.607994">
            <text:p>0.607994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'0'.A42]/10^6" office:value-type="float" office:value="0.017951">
            <text:p>0.017951</text:p>
          </table:table-cell>
          <table:table-cell table:formula="of:=['2'.A42]/10^6" office:value-type="float" office:value="0.61055">
            <text:p>0.61055</text:p>
          </table:table-cell>
          <table:table-cell table:formula="of:=['4'.A42]/10^6" office:value-type="float" office:value="-0.149954">
            <text:p>-0.149954</text:p>
          </table:table-cell>
          <table:table-cell table:formula="of:=['6'.A42]/10^6" office:value-type="float" office:value="-0.207266">
            <text:p>-0.207266</text:p>
          </table:table-cell>
          <table:table-cell table:formula="of:=['8'.A42]/10^6" office:value-type="float" office:value="-0.278319">
            <text:p>-0.278319</text:p>
          </table:table-cell>
          <table:table-cell table:formula="of:=['10'.A42]/10^6" office:value-type="float" office:value="0.602477">
            <text:p>0.602477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table:formula="of:=['0'.A43]/10^6" office:value-type="float" office:value="0.0182273">
            <text:p>0.0182273</text:p>
          </table:table-cell>
          <table:table-cell table:formula="of:=['2'.A43]/10^6" office:value-type="float" office:value="0.582008">
            <text:p>0.582008</text:p>
          </table:table-cell>
          <table:table-cell table:formula="of:=['4'.A43]/10^6" office:value-type="float" office:value="-0.140213">
            <text:p>-0.140213</text:p>
          </table:table-cell>
          <table:table-cell table:formula="of:=['6'.A43]/10^6" office:value-type="float" office:value="-0.197968">
            <text:p>-0.197968</text:p>
          </table:table-cell>
          <table:table-cell table:formula="of:=['8'.A43]/10^6" office:value-type="float" office:value="-0.269732">
            <text:p>-0.269732</text:p>
          </table:table-cell>
          <table:table-cell table:formula="of:=['10'.A43]/10^6" office:value-type="float" office:value="0.605854">
            <text:p>0.605854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table:formula="of:=['0'.A44]/10^6" office:value-type="float" office:value="0.0181545">
            <text:p>0.0181545</text:p>
          </table:table-cell>
          <table:table-cell table:formula="of:=['2'.A44]/10^6" office:value-type="float" office:value="0.545407">
            <text:p>0.545407</text:p>
          </table:table-cell>
          <table:table-cell table:formula="of:=['4'.A44]/10^6" office:value-type="float" office:value="-0.129851">
            <text:p>-0.129851</text:p>
          </table:table-cell>
          <table:table-cell table:formula="of:=['6'.A44]/10^6" office:value-type="float" office:value="-0.184659">
            <text:p>-0.184659</text:p>
          </table:table-cell>
          <table:table-cell table:formula="of:=['8'.A44]/10^6" office:value-type="float" office:value="-0.250998">
            <text:p>-0.250998</text:p>
          </table:table-cell>
          <table:table-cell table:formula="of:=['10'.A44]/10^6" office:value-type="float" office:value="0.586313">
            <text:p>0.586313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table:formula="of:=['0'.A45]/10^6" office:value-type="float" office:value="0.0181559">
            <text:p>0.0181559</text:p>
          </table:table-cell>
          <table:table-cell table:formula="of:=['2'.A45]/10^6" office:value-type="float" office:value="0.514433">
            <text:p>0.514433</text:p>
          </table:table-cell>
          <table:table-cell table:formula="of:=['4'.A45]/10^6" office:value-type="float" office:value="-0.117991">
            <text:p>-0.117991</text:p>
          </table:table-cell>
          <table:table-cell table:formula="of:=['6'.A45]/10^6" office:value-type="float" office:value="-0.177836">
            <text:p>-0.177836</text:p>
          </table:table-cell>
          <table:table-cell table:formula="of:=['8'.A45]/10^6" office:value-type="float" office:value="-0.231946">
            <text:p>-0.231946</text:p>
          </table:table-cell>
          <table:table-cell table:formula="of:=['10'.A45]/10^6" office:value-type="float" office:value="0.559567">
            <text:p>0.559567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table:formula="of:=['0'.A46]/10^6" office:value-type="float" office:value="0.0180922">
            <text:p>0.0180922</text:p>
          </table:table-cell>
          <table:table-cell table:formula="of:=['2'.A46]/10^6" office:value-type="float" office:value="0.482043">
            <text:p>0.482043</text:p>
          </table:table-cell>
          <table:table-cell table:formula="of:=['4'.A46]/10^6" office:value-type="float" office:value="-0.105515">
            <text:p>-0.105515</text:p>
          </table:table-cell>
          <table:table-cell table:formula="of:=['6'.A46]/10^6" office:value-type="float" office:value="-0.165163">
            <text:p>-0.165163</text:p>
          </table:table-cell>
          <table:table-cell table:formula="of:=['8'.A46]/10^6" office:value-type="float" office:value="-0.21726">
            <text:p>-0.21726</text:p>
          </table:table-cell>
          <table:table-cell table:formula="of:=['10'.A46]/10^6" office:value-type="float" office:value="0.53134">
            <text:p>0.5313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'0'.A47]/10^6" office:value-type="float" office:value="0.0180505">
            <text:p>0.0180505</text:p>
          </table:table-cell>
          <table:table-cell table:formula="of:=['2'.A47]/10^6" office:value-type="float" office:value="0.44861">
            <text:p>0.44861</text:p>
          </table:table-cell>
          <table:table-cell table:formula="of:=['4'.A47]/10^6" office:value-type="float" office:value="-0.103674">
            <text:p>-0.103674</text:p>
          </table:table-cell>
          <table:table-cell table:formula="of:=['6'.A47]/10^6" office:value-type="float" office:value="-0.159093">
            <text:p>-0.159093</text:p>
          </table:table-cell>
          <table:table-cell table:formula="of:=['8'.A47]/10^6" office:value-type="float" office:value="-0.198039">
            <text:p>-0.198039</text:p>
          </table:table-cell>
          <table:table-cell table:formula="of:=['10'.A47]/10^6" office:value-type="float" office:value="0.502909">
            <text:p>0.502909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table:formula="of:=['0'.A48]/10^6" office:value-type="float" office:value="0.0181215">
            <text:p>0.0181215</text:p>
          </table:table-cell>
          <table:table-cell table:formula="of:=['2'.A48]/10^6" office:value-type="float" office:value="0.425158">
            <text:p>0.425158</text:p>
          </table:table-cell>
          <table:table-cell table:formula="of:=['4'.A48]/10^6" office:value-type="float" office:value="-0.0886352">
            <text:p>-0.0886352</text:p>
          </table:table-cell>
          <table:table-cell table:formula="of:=['6'.A48]/10^6" office:value-type="float" office:value="-0.153088">
            <text:p>-0.153088</text:p>
          </table:table-cell>
          <table:table-cell table:formula="of:=['8'.A48]/10^6" office:value-type="float" office:value="-0.182886">
            <text:p>-0.182886</text:p>
          </table:table-cell>
          <table:table-cell table:formula="of:=['10'.A48]/10^6" office:value-type="float" office:value="0.470663">
            <text:p>0.470663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table:formula="of:=['0'.A49]/10^6" office:value-type="float" office:value="0.0181198">
            <text:p>0.0181198</text:p>
          </table:table-cell>
          <table:table-cell table:formula="of:=['2'.A49]/10^6" office:value-type="float" office:value="0.397238">
            <text:p>0.397238</text:p>
          </table:table-cell>
          <table:table-cell table:formula="of:=['4'.A49]/10^6" office:value-type="float" office:value="-0.0820702">
            <text:p>-0.0820702</text:p>
          </table:table-cell>
          <table:table-cell table:formula="of:=['6'.A49]/10^6" office:value-type="float" office:value="-0.143886">
            <text:p>-0.143886</text:p>
          </table:table-cell>
          <table:table-cell table:formula="of:=['8'.A49]/10^6" office:value-type="float" office:value="-0.170701">
            <text:p>-0.170701</text:p>
          </table:table-cell>
          <table:table-cell table:formula="of:=['10'.A49]/10^6" office:value-type="float" office:value="0.452549">
            <text:p>0.452549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formula="of:=['0'.A50]/10^6" office:value-type="float" office:value="0.0182758">
            <text:p>0.0182758</text:p>
          </table:table-cell>
          <table:table-cell table:formula="of:=['2'.A50]/10^6" office:value-type="float" office:value="0.376826">
            <text:p>0.376826</text:p>
          </table:table-cell>
          <table:table-cell table:formula="of:=['4'.A50]/10^6" office:value-type="float" office:value="-0.0800148">
            <text:p>-0.0800148</text:p>
          </table:table-cell>
          <table:table-cell table:formula="of:=['6'.A50]/10^6" office:value-type="float" office:value="-0.136688">
            <text:p>-0.136688</text:p>
          </table:table-cell>
          <table:table-cell table:formula="of:=['8'.A50]/10^6" office:value-type="float" office:value="-0.156207">
            <text:p>-0.156207</text:p>
          </table:table-cell>
          <table:table-cell table:formula="of:=['10'.A50]/10^6" office:value-type="float" office:value="0.427796">
            <text:p>0.427796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table:formula="of:=['0'.A51]/10^6" office:value-type="float" office:value="0.0183451">
            <text:p>0.0183451</text:p>
          </table:table-cell>
          <table:table-cell table:formula="of:=['2'.A51]/10^6" office:value-type="float" office:value="0.358631">
            <text:p>0.358631</text:p>
          </table:table-cell>
          <table:table-cell table:formula="of:=['4'.A51]/10^6" office:value-type="float" office:value="-0.069589">
            <text:p>-0.069589</text:p>
          </table:table-cell>
          <table:table-cell table:formula="of:=['6'.A51]/10^6" office:value-type="float" office:value="-0.131056">
            <text:p>-0.131056</text:p>
          </table:table-cell>
          <table:table-cell table:formula="of:=['8'.A51]/10^6" office:value-type="float" office:value="-0.144628">
            <text:p>-0.144628</text:p>
          </table:table-cell>
          <table:table-cell table:formula="of:=['10'.A51]/10^6" office:value-type="float" office:value="0.405765">
            <text:p>0.40576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'0'.A52]/10^6" office:value-type="float" office:value="0.0183284">
            <text:p>0.0183284</text:p>
          </table:table-cell>
          <table:table-cell table:formula="of:=['2'.A52]/10^6" office:value-type="float" office:value="0.332413">
            <text:p>0.332413</text:p>
          </table:table-cell>
          <table:table-cell table:formula="of:=['4'.A52]/10^6" office:value-type="float" office:value="-0.0659656">
            <text:p>-0.0659656</text:p>
          </table:table-cell>
          <table:table-cell table:formula="of:=['6'.A52]/10^6" office:value-type="float" office:value="-0.123022">
            <text:p>-0.123022</text:p>
          </table:table-cell>
          <table:table-cell table:formula="of:=['8'.A52]/10^6" office:value-type="float" office:value="-0.12896">
            <text:p>-0.12896</text:p>
          </table:table-cell>
          <table:table-cell table:formula="of:=['10'.A52]/10^6" office:value-type="float" office:value="0.380536">
            <text:p>0.380536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table:formula="of:=['0'.A53]/10^6" office:value-type="float" office:value="0.0185936">
            <text:p>0.0185936</text:p>
          </table:table-cell>
          <table:table-cell table:formula="of:=['2'.A53]/10^6" office:value-type="float" office:value="0.318204">
            <text:p>0.318204</text:p>
          </table:table-cell>
          <table:table-cell table:formula="of:=['4'.A53]/10^6" office:value-type="float" office:value="-0.0613821">
            <text:p>-0.0613821</text:p>
          </table:table-cell>
          <table:table-cell table:formula="of:=['6'.A53]/10^6" office:value-type="float" office:value="-0.11916">
            <text:p>-0.11916</text:p>
          </table:table-cell>
          <table:table-cell table:formula="of:=['8'.A53]/10^6" office:value-type="float" office:value="-0.118392">
            <text:p>-0.118392</text:p>
          </table:table-cell>
          <table:table-cell table:formula="of:=['10'.A53]/10^6" office:value-type="float" office:value="0.358178">
            <text:p>0.358178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table:formula="of:=['0'.A54]/10^6" office:value-type="float" office:value="0.0183095">
            <text:p>0.0183095</text:p>
          </table:table-cell>
          <table:table-cell table:formula="of:=['2'.A54]/10^6" office:value-type="float" office:value="0.295295">
            <text:p>0.295295</text:p>
          </table:table-cell>
          <table:table-cell table:formula="of:=['4'.A54]/10^6" office:value-type="float" office:value="-0.0515062">
            <text:p>-0.0515062</text:p>
          </table:table-cell>
          <table:table-cell table:formula="of:=['6'.A54]/10^6" office:value-type="float" office:value="-0.110716">
            <text:p>-0.110716</text:p>
          </table:table-cell>
          <table:table-cell table:formula="of:=['8'.A54]/10^6" office:value-type="float" office:value="-0.104055">
            <text:p>-0.104055</text:p>
          </table:table-cell>
          <table:table-cell table:formula="of:=['10'.A54]/10^6" office:value-type="float" office:value="0.334525">
            <text:p>0.334525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table:formula="of:=['0'.A55]/10^6" office:value-type="float" office:value="0.0184812">
            <text:p>0.0184812</text:p>
          </table:table-cell>
          <table:table-cell table:formula="of:=['2'.A55]/10^6" office:value-type="float" office:value="0.277529">
            <text:p>0.277529</text:p>
          </table:table-cell>
          <table:table-cell table:formula="of:=['4'.A55]/10^6" office:value-type="float" office:value="-0.0484987">
            <text:p>-0.0484987</text:p>
          </table:table-cell>
          <table:table-cell table:formula="of:=['6'.A55]/10^6" office:value-type="float" office:value="-0.106902">
            <text:p>-0.106902</text:p>
          </table:table-cell>
          <table:table-cell table:formula="of:=['8'.A55]/10^6" office:value-type="float" office:value="-0.0876632">
            <text:p>-0.0876632</text:p>
          </table:table-cell>
          <table:table-cell table:formula="of:=['10'.A55]/10^6" office:value-type="float" office:value="0.31505">
            <text:p>0.31505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table:formula="of:=['0'.A56]/10^6" office:value-type="float" office:value="0.0185788">
            <text:p>0.0185788</text:p>
          </table:table-cell>
          <table:table-cell table:formula="of:=['2'.A56]/10^6" office:value-type="float" office:value="0.261307">
            <text:p>0.261307</text:p>
          </table:table-cell>
          <table:table-cell table:formula="of:=['4'.A56]/10^6" office:value-type="float" office:value="-0.0445802">
            <text:p>-0.0445802</text:p>
          </table:table-cell>
          <table:table-cell table:formula="of:=['6'.A56]/10^6" office:value-type="float" office:value="-0.102469">
            <text:p>-0.102469</text:p>
          </table:table-cell>
          <table:table-cell table:formula="of:=['8'.A56]/10^6" office:value-type="float" office:value="-0.0741899">
            <text:p>-0.0741899</text:p>
          </table:table-cell>
          <table:table-cell table:formula="of:=['10'.A56]/10^6" office:value-type="float" office:value="0.29777">
            <text:p>0.29777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'0'.A57]/10^6" office:value-type="float" office:value="0.0188685">
            <text:p>0.0188685</text:p>
          </table:table-cell>
          <table:table-cell table:formula="of:=['2'.A57]/10^6" office:value-type="float" office:value="0.248918">
            <text:p>0.248918</text:p>
          </table:table-cell>
          <table:table-cell table:formula="of:=['4'.A57]/10^6" office:value-type="float" office:value="-0.0405335">
            <text:p>-0.0405335</text:p>
          </table:table-cell>
          <table:table-cell table:formula="of:=['6'.A57]/10^6" office:value-type="float" office:value="-0.0964395">
            <text:p>-0.0964395</text:p>
          </table:table-cell>
          <table:table-cell table:formula="of:=['8'.A57]/10^6" office:value-type="float" office:value="-0.0643433">
            <text:p>-0.0643433</text:p>
          </table:table-cell>
          <table:table-cell table:formula="of:=['10'.A57]/10^6" office:value-type="float" office:value="0.283782">
            <text:p>0.283782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table:formula="of:=['0'.A58]/10^6" office:value-type="float" office:value="0.0188096">
            <text:p>0.0188096</text:p>
          </table:table-cell>
          <table:table-cell table:formula="of:=['2'.A58]/10^6" office:value-type="float" office:value="0.235082">
            <text:p>0.235082</text:p>
          </table:table-cell>
          <table:table-cell table:formula="of:=['4'.A58]/10^6" office:value-type="float" office:value="-0.0371596">
            <text:p>-0.0371596</text:p>
          </table:table-cell>
          <table:table-cell table:formula="of:=['6'.A58]/10^6" office:value-type="float" office:value="-0.0932358">
            <text:p>-0.0932358</text:p>
          </table:table-cell>
          <table:table-cell table:formula="of:=['8'.A58]/10^6" office:value-type="float" office:value="-0.0514011">
            <text:p>-0.0514011</text:p>
          </table:table-cell>
          <table:table-cell table:formula="of:=['10'.A58]/10^6" office:value-type="float" office:value="0.270989">
            <text:p>0.270989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table:formula="of:=['0'.A59]/10^6" office:value-type="float" office:value="0.0188064">
            <text:p>0.0188064</text:p>
          </table:table-cell>
          <table:table-cell table:formula="of:=['2'.A59]/10^6" office:value-type="float" office:value="0.219821">
            <text:p>0.219821</text:p>
          </table:table-cell>
          <table:table-cell table:formula="of:=['4'.A59]/10^6" office:value-type="float" office:value="-0.034835">
            <text:p>-0.034835</text:p>
          </table:table-cell>
          <table:table-cell table:formula="of:=['6'.A59]/10^6" office:value-type="float" office:value="-0.0859804">
            <text:p>-0.0859804</text:p>
          </table:table-cell>
          <table:table-cell table:formula="of:=['8'.A59]/10^6" office:value-type="float" office:value="-0.0450217">
            <text:p>-0.0450217</text:p>
          </table:table-cell>
          <table:table-cell table:formula="of:=['10'.A59]/10^6" office:value-type="float" office:value="0.256572">
            <text:p>0.256572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table:formula="of:=['0'.A60]/10^6" office:value-type="float" office:value="0.0189347">
            <text:p>0.0189347</text:p>
          </table:table-cell>
          <table:table-cell table:formula="of:=['2'.A60]/10^6" office:value-type="float" office:value="0.210591">
            <text:p>0.210591</text:p>
          </table:table-cell>
          <table:table-cell table:formula="of:=['4'.A60]/10^6" office:value-type="float" office:value="-0.0295736">
            <text:p>-0.0295736</text:p>
          </table:table-cell>
          <table:table-cell table:formula="of:=['6'.A60]/10^6" office:value-type="float" office:value="-0.0818613">
            <text:p>-0.0818613</text:p>
          </table:table-cell>
          <table:table-cell table:formula="of:=['8'.A60]/10^6" office:value-type="float" office:value="-0.0386344">
            <text:p>-0.0386344</text:p>
          </table:table-cell>
          <table:table-cell table:formula="of:=['10'.A60]/10^6" office:value-type="float" office:value="0.244301">
            <text:p>0.244301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table:formula="of:=['0'.A61]/10^6" office:value-type="float" office:value="0.018892">
            <text:p>0.018892</text:p>
          </table:table-cell>
          <table:table-cell table:formula="of:=['2'.A61]/10^6" office:value-type="float" office:value="0.198407">
            <text:p>0.198407</text:p>
          </table:table-cell>
          <table:table-cell table:formula="of:=['4'.A61]/10^6" office:value-type="float" office:value="-0.029545">
            <text:p>-0.029545</text:p>
          </table:table-cell>
          <table:table-cell table:formula="of:=['6'.A61]/10^6" office:value-type="float" office:value="-0.0746036">
            <text:p>-0.0746036</text:p>
          </table:table-cell>
          <table:table-cell table:formula="of:=['8'.A61]/10^6" office:value-type="float" office:value="-0.0354987">
            <text:p>-0.0354987</text:p>
          </table:table-cell>
          <table:table-cell table:formula="of:=['10'.A61]/10^6" office:value-type="float" office:value="0.233555">
            <text:p>0.23355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'0'.A62]/10^6" office:value-type="float" office:value="0.0188321">
            <text:p>0.0188321</text:p>
          </table:table-cell>
          <table:table-cell table:formula="of:=['2'.A62]/10^6" office:value-type="float" office:value="0.18685">
            <text:p>0.18685</text:p>
          </table:table-cell>
          <table:table-cell table:formula="of:=['4'.A62]/10^6" office:value-type="float" office:value="-0.0275293">
            <text:p>-0.0275293</text:p>
          </table:table-cell>
          <table:table-cell table:formula="of:=['6'.A62]/10^6" office:value-type="float" office:value="-0.0698579">
            <text:p>-0.0698579</text:p>
          </table:table-cell>
          <table:table-cell table:formula="of:=['8'.A62]/10^6" office:value-type="float" office:value="-0.0323475">
            <text:p>-0.0323475</text:p>
          </table:table-cell>
          <table:table-cell table:formula="of:=['10'.A62]/10^6" office:value-type="float" office:value="0.223381">
            <text:p>0.22338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formula="of:=['0'.A63]/10^6" office:value-type="float" office:value="0.0188168">
            <text:p>0.0188168</text:p>
          </table:table-cell>
          <table:table-cell table:formula="of:=['2'.A63]/10^6" office:value-type="float" office:value="0.176744">
            <text:p>0.176744</text:p>
          </table:table-cell>
          <table:table-cell table:formula="of:=['4'.A63]/10^6" office:value-type="float" office:value="-0.0239134">
            <text:p>-0.0239134</text:p>
          </table:table-cell>
          <table:table-cell table:formula="of:=['6'.A63]/10^6" office:value-type="float" office:value="-0.0641768">
            <text:p>-0.0641768</text:p>
          </table:table-cell>
          <table:table-cell table:formula="of:=['8'.A63]/10^6" office:value-type="float" office:value="-0.0298777">
            <text:p>-0.0298777</text:p>
          </table:table-cell>
          <table:table-cell table:formula="of:=['10'.A63]/10^6" office:value-type="float" office:value="0.212104">
            <text:p>0.212104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table:formula="of:=['0'.A64]/10^6" office:value-type="float" office:value="0.019027">
            <text:p>0.019027</text:p>
          </table:table-cell>
          <table:table-cell table:formula="of:=['2'.A64]/10^6" office:value-type="float" office:value="0.168101">
            <text:p>0.168101</text:p>
          </table:table-cell>
          <table:table-cell table:formula="of:=['4'.A64]/10^6" office:value-type="float" office:value="-0.0216216">
            <text:p>-0.0216216</text:p>
          </table:table-cell>
          <table:table-cell table:formula="of:=['6'.A64]/10^6" office:value-type="float" office:value="-0.0600285">
            <text:p>-0.0600285</text:p>
          </table:table-cell>
          <table:table-cell table:formula="of:=['8'.A64]/10^6" office:value-type="float" office:value="-0.0280768">
            <text:p>-0.0280768</text:p>
          </table:table-cell>
          <table:table-cell table:formula="of:=['10'.A64]/10^6" office:value-type="float" office:value="0.205385">
            <text:p>0.205385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table:formula="of:=['0'.A65]/10^6" office:value-type="float" office:value="0.0192212">
            <text:p>0.0192212</text:p>
          </table:table-cell>
          <table:table-cell table:formula="of:=['2'.A65]/10^6" office:value-type="float" office:value="0.162083">
            <text:p>0.162083</text:p>
          </table:table-cell>
          <table:table-cell table:formula="of:=['4'.A65]/10^6" office:value-type="float" office:value="-0.0197403">
            <text:p>-0.0197403</text:p>
          </table:table-cell>
          <table:table-cell table:formula="of:=['6'.A65]/10^6" office:value-type="float" office:value="-0.0566258">
            <text:p>-0.0566258</text:p>
          </table:table-cell>
          <table:table-cell table:formula="of:=['8'.A65]/10^6" office:value-type="float" office:value="-0.0250379">
            <text:p>-0.0250379</text:p>
          </table:table-cell>
          <table:table-cell table:formula="of:=['10'.A65]/10^6" office:value-type="float" office:value="0.197521">
            <text:p>0.197521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table:formula="of:=['0'.A66]/10^6" office:value-type="float" office:value="0.0191284">
            <text:p>0.0191284</text:p>
          </table:table-cell>
          <table:table-cell table:formula="of:=['2'.A66]/10^6" office:value-type="float" office:value="0.151777">
            <text:p>0.151777</text:p>
          </table:table-cell>
          <table:table-cell table:formula="of:=['4'.A66]/10^6" office:value-type="float" office:value="-0.0169982">
            <text:p>-0.0169982</text:p>
          </table:table-cell>
          <table:table-cell table:formula="of:=['6'.A66]/10^6" office:value-type="float" office:value="-0.0518708">
            <text:p>-0.0518708</text:p>
          </table:table-cell>
          <table:table-cell table:formula="of:=['8'.A66]/10^6" office:value-type="float" office:value="-0.0227303">
            <text:p>-0.0227303</text:p>
          </table:table-cell>
          <table:table-cell table:formula="of:=['10'.A66]/10^6" office:value-type="float" office:value="0.187747">
            <text:p>0.187747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'0'.A67]/10^6" office:value-type="float" office:value="0.0191382">
            <text:p>0.0191382</text:p>
          </table:table-cell>
          <table:table-cell table:formula="of:=['2'.A67]/10^6" office:value-type="float" office:value="0.143599">
            <text:p>0.143599</text:p>
          </table:table-cell>
          <table:table-cell table:formula="of:=['4'.A67]/10^6" office:value-type="float" office:value="-0.0150199">
            <text:p>-0.0150199</text:p>
          </table:table-cell>
          <table:table-cell table:formula="of:=['6'.A67]/10^6" office:value-type="float" office:value="-0.0487834">
            <text:p>-0.0487834</text:p>
          </table:table-cell>
          <table:table-cell table:formula="of:=['8'.A67]/10^6" office:value-type="float" office:value="-0.019922">
            <text:p>-0.019922</text:p>
          </table:table-cell>
          <table:table-cell table:formula="of:=['10'.A67]/10^6" office:value-type="float" office:value="0.179027">
            <text:p>0.179027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table:formula="of:=['0'.A68]/10^6" office:value-type="float" office:value="0.0191378">
            <text:p>0.0191378</text:p>
          </table:table-cell>
          <table:table-cell table:formula="of:=['2'.A68]/10^6" office:value-type="float" office:value="0.136451">
            <text:p>0.136451</text:p>
          </table:table-cell>
          <table:table-cell table:formula="of:=['4'.A68]/10^6" office:value-type="float" office:value="-0.0125246">
            <text:p>-0.0125246</text:p>
          </table:table-cell>
          <table:table-cell table:formula="of:=['6'.A68]/10^6" office:value-type="float" office:value="-0.0444525">
            <text:p>-0.0444525</text:p>
          </table:table-cell>
          <table:table-cell table:formula="of:=['8'.A68]/10^6" office:value-type="float" office:value="-0.0178116">
            <text:p>-0.0178116</text:p>
          </table:table-cell>
          <table:table-cell table:formula="of:=['10'.A68]/10^6" office:value-type="float" office:value="0.167396">
            <text:p>0.167396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formula="of:=['0'.A69]/10^6" office:value-type="float" office:value="0.0189798">
            <text:p>0.0189798</text:p>
          </table:table-cell>
          <table:table-cell table:formula="of:=['2'.A69]/10^6" office:value-type="float" office:value="0.127073">
            <text:p>0.127073</text:p>
          </table:table-cell>
          <table:table-cell table:formula="of:=['4'.A69]/10^6" office:value-type="float" office:value="-0.00929572">
            <text:p>-0.00929572</text:p>
          </table:table-cell>
          <table:table-cell table:formula="of:=['6'.A69]/10^6" office:value-type="float" office:value="-0.040236">
            <text:p>-0.040236</text:p>
          </table:table-cell>
          <table:table-cell table:formula="of:=['8'.A69]/10^6" office:value-type="float" office:value="-0.0157763">
            <text:p>-0.0157763</text:p>
          </table:table-cell>
          <table:table-cell table:formula="of:=['10'.A69]/10^6" office:value-type="float" office:value="0.157942">
            <text:p>0.157942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formula="of:=['0'.A70]/10^6" office:value-type="float" office:value="0.0193195">
            <text:p>0.0193195</text:p>
          </table:table-cell>
          <table:table-cell table:formula="of:=['2'.A70]/10^6" office:value-type="float" office:value="0.122681">
            <text:p>0.122681</text:p>
          </table:table-cell>
          <table:table-cell table:formula="of:=['4'.A70]/10^6" office:value-type="float" office:value="-0.00747543">
            <text:p>-0.00747543</text:p>
          </table:table-cell>
          <table:table-cell table:formula="of:=['6'.A70]/10^6" office:value-type="float" office:value="-0.0376334">
            <text:p>-0.0376334</text:p>
          </table:table-cell>
          <table:table-cell table:formula="of:=['8'.A70]/10^6" office:value-type="float" office:value="-0.0130506">
            <text:p>-0.0130506</text:p>
          </table:table-cell>
          <table:table-cell table:formula="of:=['10'.A70]/10^6" office:value-type="float" office:value="0.151046">
            <text:p>0.151046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formula="of:=['0'.A71]/10^6" office:value-type="float" office:value="0.0190817">
            <text:p>0.0190817</text:p>
          </table:table-cell>
          <table:table-cell table:formula="of:=['2'.A71]/10^6" office:value-type="float" office:value="0.11443">
            <text:p>0.11443</text:p>
          </table:table-cell>
          <table:table-cell table:formula="of:=['4'.A71]/10^6" office:value-type="float" office:value="-0.00489114">
            <text:p>-0.00489114</text:p>
          </table:table-cell>
          <table:table-cell table:formula="of:=['6'.A71]/10^6" office:value-type="float" office:value="-0.0331048">
            <text:p>-0.0331048</text:p>
          </table:table-cell>
          <table:table-cell table:formula="of:=['8'.A71]/10^6" office:value-type="float" office:value="-0.0123051">
            <text:p>-0.0123051</text:p>
          </table:table-cell>
          <table:table-cell table:formula="of:=['10'.A71]/10^6" office:value-type="float" office:value="0.140435">
            <text:p>0.14043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'0'.A72]/10^6" office:value-type="float" office:value="0.0189716">
            <text:p>0.0189716</text:p>
          </table:table-cell>
          <table:table-cell table:formula="of:=['2'.A72]/10^6" office:value-type="float" office:value="0.108223">
            <text:p>0.108223</text:p>
          </table:table-cell>
          <table:table-cell table:formula="of:=['4'.A72]/10^6" office:value-type="float" office:value="-0.00331443">
            <text:p>-0.00331443</text:p>
          </table:table-cell>
          <table:table-cell table:formula="of:=['6'.A72]/10^6" office:value-type="float" office:value="-0.0308193">
            <text:p>-0.0308193</text:p>
          </table:table-cell>
          <table:table-cell table:formula="of:=['8'.A72]/10^6" office:value-type="float" office:value="-0.0104819">
            <text:p>-0.0104819</text:p>
          </table:table-cell>
          <table:table-cell table:formula="of:=['10'.A72]/10^6" office:value-type="float" office:value="0.133933">
            <text:p>0.133933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table:formula="of:=['0'.A73]/10^6" office:value-type="float" office:value="0.0189571">
            <text:p>0.0189571</text:p>
          </table:table-cell>
          <table:table-cell table:formula="of:=['2'.A73]/10^6" office:value-type="float" office:value="0.101518">
            <text:p>0.101518</text:p>
          </table:table-cell>
          <table:table-cell table:formula="of:=['4'.A73]/10^6" office:value-type="float" office:value="-0.00216671">
            <text:p>-0.00216671</text:p>
          </table:table-cell>
          <table:table-cell table:formula="of:=['6'.A73]/10^6" office:value-type="float" office:value="-0.0260177">
            <text:p>-0.0260177</text:p>
          </table:table-cell>
          <table:table-cell table:formula="of:=['8'.A73]/10^6" office:value-type="float" office:value="-0.00852881">
            <text:p>-0.00852881</text:p>
          </table:table-cell>
          <table:table-cell table:formula="of:=['10'.A73]/10^6" office:value-type="float" office:value="0.126008">
            <text:p>0.126008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table:formula="of:=['0'.A74]/10^6" office:value-type="float" office:value="0.0191123">
            <text:p>0.0191123</text:p>
          </table:table-cell>
          <table:table-cell table:formula="of:=['2'.A74]/10^6" office:value-type="float" office:value="0.0980471">
            <text:p>0.0980471</text:p>
          </table:table-cell>
          <table:table-cell table:formula="of:=['4'.A74]/10^6" office:value-type="float" office:value="-0.00227178">
            <text:p>-0.00227178</text:p>
          </table:table-cell>
          <table:table-cell table:formula="of:=['6'.A74]/10^6" office:value-type="float" office:value="-0.0230866">
            <text:p>-0.0230866</text:p>
          </table:table-cell>
          <table:table-cell table:formula="of:=['8'.A74]/10^6" office:value-type="float" office:value="-0.00753086">
            <text:p>-0.00753086</text:p>
          </table:table-cell>
          <table:table-cell table:formula="of:=['10'.A74]/10^6" office:value-type="float" office:value="0.120513">
            <text:p>0.120513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table:formula="of:=['0'.A75]/10^6" office:value-type="float" office:value="0.0191262">
            <text:p>0.0191262</text:p>
          </table:table-cell>
          <table:table-cell table:formula="of:=['2'.A75]/10^6" office:value-type="float" office:value="0.0926991">
            <text:p>0.0926991</text:p>
          </table:table-cell>
          <table:table-cell table:formula="of:=['4'.A75]/10^6" office:value-type="float" office:value="-0.000214527">
            <text:p>-0.000214527</text:p>
          </table:table-cell>
          <table:table-cell table:formula="of:=['6'.A75]/10^6" office:value-type="float" office:value="-0.0192248">
            <text:p>-0.0192248</text:p>
          </table:table-cell>
          <table:table-cell table:formula="of:=['8'.A75]/10^6" office:value-type="float" office:value="-0.00690721">
            <text:p>-0.00690721</text:p>
          </table:table-cell>
          <table:table-cell table:formula="of:=['10'.A75]/10^6" office:value-type="float" office:value="0.11352">
            <text:p>0.11352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table:formula="of:=['0'.A76]/10^6" office:value-type="float" office:value="0.0191087">
            <text:p>0.0191087</text:p>
          </table:table-cell>
          <table:table-cell table:formula="of:=['2'.A76]/10^6" office:value-type="float" office:value="0.0884506">
            <text:p>0.0884506</text:p>
          </table:table-cell>
          <table:table-cell table:formula="of:=['4'.A76]/10^6" office:value-type="float" office:value="0.0011107">
            <text:p>0.0011107</text:p>
          </table:table-cell>
          <table:table-cell table:formula="of:=['6'.A76]/10^6" office:value-type="float" office:value="-0.0170683">
            <text:p>-0.0170683</text:p>
          </table:table-cell>
          <table:table-cell table:formula="of:=['8'.A76]/10^6" office:value-type="float" office:value="-0.00578222">
            <text:p>-0.00578222</text:p>
          </table:table-cell>
          <table:table-cell table:formula="of:=['10'.A76]/10^6" office:value-type="float" office:value="0.107055">
            <text:p>0.10705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'0'.A77]/10^6" office:value-type="float" office:value="0.019135">
            <text:p>0.019135</text:p>
          </table:table-cell>
          <table:table-cell table:formula="of:=['2'.A77]/10^6" office:value-type="float" office:value="0.085371">
            <text:p>0.085371</text:p>
          </table:table-cell>
          <table:table-cell table:formula="of:=['4'.A77]/10^6" office:value-type="float" office:value="0.0016799">
            <text:p>0.0016799</text:p>
          </table:table-cell>
          <table:table-cell table:formula="of:=['6'.A77]/10^6" office:value-type="float" office:value="-0.0136578">
            <text:p>-0.0136578</text:p>
          </table:table-cell>
          <table:table-cell table:formula="of:=['8'.A77]/10^6" office:value-type="float" office:value="-0.00486524">
            <text:p>-0.00486524</text:p>
          </table:table-cell>
          <table:table-cell table:formula="of:=['10'.A77]/10^6" office:value-type="float" office:value="0.101452">
            <text:p>0.101452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table:formula="of:=['0'.A78]/10^6" office:value-type="float" office:value="0.0191919">
            <text:p>0.0191919</text:p>
          </table:table-cell>
          <table:table-cell table:formula="of:=['2'.A78]/10^6" office:value-type="float" office:value="0.0789034">
            <text:p>0.0789034</text:p>
          </table:table-cell>
          <table:table-cell table:formula="of:=['4'.A78]/10^6" office:value-type="float" office:value="0.0029157">
            <text:p>0.0029157</text:p>
          </table:table-cell>
          <table:table-cell table:formula="of:=['6'.A78]/10^6" office:value-type="float" office:value="-0.0113306">
            <text:p>-0.0113306</text:p>
          </table:table-cell>
          <table:table-cell table:formula="of:=['8'.A78]/10^6" office:value-type="float" office:value="-0.00284083">
            <text:p>-0.00284083</text:p>
          </table:table-cell>
          <table:table-cell table:formula="of:=['10'.A78]/10^6" office:value-type="float" office:value="0.096042">
            <text:p>0.096042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table:formula="of:=['0'.A79]/10^6" office:value-type="float" office:value="0.019209">
            <text:p>0.019209</text:p>
          </table:table-cell>
          <table:table-cell table:formula="of:=['2'.A79]/10^6" office:value-type="float" office:value="0.0741783">
            <text:p>0.0741783</text:p>
          </table:table-cell>
          <table:table-cell table:formula="of:=['4'.A79]/10^6" office:value-type="float" office:value="0.00314031">
            <text:p>0.00314031</text:p>
          </table:table-cell>
          <table:table-cell table:formula="of:=['6'.A79]/10^6" office:value-type="float" office:value="-0.00877041">
            <text:p>-0.00877041</text:p>
          </table:table-cell>
          <table:table-cell table:formula="of:=['8'.A79]/10^6" office:value-type="float" office:value="-0.00100205">
            <text:p>-0.00100205</text:p>
          </table:table-cell>
          <table:table-cell table:formula="of:=['10'.A79]/10^6" office:value-type="float" office:value="0.0912466">
            <text:p>0.0912466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table:formula="of:=['0'.A80]/10^6" office:value-type="float" office:value="0.0189294">
            <text:p>0.0189294</text:p>
          </table:table-cell>
          <table:table-cell table:formula="of:=['2'.A80]/10^6" office:value-type="float" office:value="0.0716679">
            <text:p>0.0716679</text:p>
          </table:table-cell>
          <table:table-cell table:formula="of:=['4'.A80]/10^6" office:value-type="float" office:value="0.00567314">
            <text:p>0.00567314</text:p>
          </table:table-cell>
          <table:table-cell table:formula="of:=['6'.A80]/10^6" office:value-type="float" office:value="-0.00766703">
            <text:p>-0.00766703</text:p>
          </table:table-cell>
          <table:table-cell table:formula="of:=['8'.A80]/10^6" office:value-type="float" office:value="-0.000354159">
            <text:p>-0.000354159</text:p>
          </table:table-cell>
          <table:table-cell table:formula="of:=['10'.A80]/10^6" office:value-type="float" office:value="0.0842169">
            <text:p>0.0842169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table:formula="of:=['0'.A81]/10^6" office:value-type="float" office:value="0.0192355">
            <text:p>0.0192355</text:p>
          </table:table-cell>
          <table:table-cell table:formula="of:=['2'.A81]/10^6" office:value-type="float" office:value="0.0674629">
            <text:p>0.0674629</text:p>
          </table:table-cell>
          <table:table-cell table:formula="of:=['4'.A81]/10^6" office:value-type="float" office:value="0.00666399">
            <text:p>0.00666399</text:p>
          </table:table-cell>
          <table:table-cell table:formula="of:=['6'.A81]/10^6" office:value-type="float" office:value="-0.00508779">
            <text:p>-0.00508779</text:p>
          </table:table-cell>
          <table:table-cell table:formula="of:=['8'.A81]/10^6" office:value-type="float" office:value="0.000584014">
            <text:p>0.000584014</text:p>
          </table:table-cell>
          <table:table-cell table:formula="of:=['10'.A81]/10^6" office:value-type="float" office:value="0.0802277">
            <text:p>0.080227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'0'.A82]/10^6" office:value-type="float" office:value="0.0191277">
            <text:p>0.0191277</text:p>
          </table:table-cell>
          <table:table-cell table:formula="of:=['2'.A82]/10^6" office:value-type="float" office:value="0.0645605">
            <text:p>0.0645605</text:p>
          </table:table-cell>
          <table:table-cell table:formula="of:=['4'.A82]/10^6" office:value-type="float" office:value="0.00693135">
            <text:p>0.00693135</text:p>
          </table:table-cell>
          <table:table-cell table:formula="of:=['6'.A82]/10^6" office:value-type="float" office:value="-0.00401207">
            <text:p>-0.00401207</text:p>
          </table:table-cell>
          <table:table-cell table:formula="of:=['8'.A82]/10^6" office:value-type="float" office:value="0.00160973">
            <text:p>0.00160973</text:p>
          </table:table-cell>
          <table:table-cell table:formula="of:=['10'.A82]/10^6" office:value-type="float" office:value="0.0777321">
            <text:p>0.0777321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table:formula="of:=['0'.A83]/10^6" office:value-type="float" office:value="0.0192708">
            <text:p>0.0192708</text:p>
          </table:table-cell>
          <table:table-cell table:formula="of:=['2'.A83]/10^6" office:value-type="float" office:value="0.0638526">
            <text:p>0.0638526</text:p>
          </table:table-cell>
          <table:table-cell table:formula="of:=['4'.A83]/10^6" office:value-type="float" office:value="0.00699867">
            <text:p>0.00699867</text:p>
          </table:table-cell>
          <table:table-cell table:formula="of:=['6'.A83]/10^6" office:value-type="float" office:value="-0.00294329">
            <text:p>-0.00294329</text:p>
          </table:table-cell>
          <table:table-cell table:formula="of:=['8'.A83]/10^6" office:value-type="float" office:value="0.00194623">
            <text:p>0.00194623</text:p>
          </table:table-cell>
          <table:table-cell table:formula="of:=['10'.A83]/10^6" office:value-type="float" office:value="0.0729026">
            <text:p>0.0729026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table:formula="of:=['0'.A84]/10^6" office:value-type="float" office:value="0.0192495">
            <text:p>0.0192495</text:p>
          </table:table-cell>
          <table:table-cell table:formula="of:=['2'.A84]/10^6" office:value-type="float" office:value="0.0597948">
            <text:p>0.0597948</text:p>
          </table:table-cell>
          <table:table-cell table:formula="of:=['4'.A84]/10^6" office:value-type="float" office:value="0.00767063">
            <text:p>0.00767063</text:p>
          </table:table-cell>
          <table:table-cell table:formula="of:=['6'.A84]/10^6" office:value-type="float" office:value="-0.00102577">
            <text:p>-0.00102577</text:p>
          </table:table-cell>
          <table:table-cell table:formula="of:=['8'.A84]/10^6" office:value-type="float" office:value="0.00343037">
            <text:p>0.00343037</text:p>
          </table:table-cell>
          <table:table-cell table:formula="of:=['10'.A84]/10^6" office:value-type="float" office:value="0.0696183">
            <text:p>0.0696183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table:formula="of:=['0'.A85]/10^6" office:value-type="float" office:value="0.0192605">
            <text:p>0.0192605</text:p>
          </table:table-cell>
          <table:table-cell table:formula="of:=['2'.A85]/10^6" office:value-type="float" office:value="0.0570258">
            <text:p>0.0570258</text:p>
          </table:table-cell>
          <table:table-cell table:formula="of:=['4'.A85]/10^6" office:value-type="float" office:value="0.00977252">
            <text:p>0.00977252</text:p>
          </table:table-cell>
          <table:table-cell table:formula="of:=['6'.A85]/10^6" office:value-type="float" office:value="0.000976182">
            <text:p>0.000976182</text:p>
          </table:table-cell>
          <table:table-cell table:formula="of:=['8'.A85]/10^6" office:value-type="float" office:value="0.00406296">
            <text:p>0.00406296</text:p>
          </table:table-cell>
          <table:table-cell table:formula="of:=['10'.A85]/10^6" office:value-type="float" office:value="0.0674753">
            <text:p>0.0674753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table:formula="of:=['0'.A86]/10^6" office:value-type="float" office:value="0.0193478">
            <text:p>0.0193478</text:p>
          </table:table-cell>
          <table:table-cell table:formula="of:=['2'.A86]/10^6" office:value-type="float" office:value="0.0559712">
            <text:p>0.0559712</text:p>
          </table:table-cell>
          <table:table-cell table:formula="of:=['4'.A86]/10^6" office:value-type="float" office:value="0.00953576">
            <text:p>0.00953576</text:p>
          </table:table-cell>
          <table:table-cell table:formula="of:=['6'.A86]/10^6" office:value-type="float" office:value="0.00282196">
            <text:p>0.00282196</text:p>
          </table:table-cell>
          <table:table-cell table:formula="of:=['8'.A86]/10^6" office:value-type="float" office:value="0.00325914">
            <text:p>0.00325914</text:p>
          </table:table-cell>
          <table:table-cell table:formula="of:=['10'.A86]/10^6" office:value-type="float" office:value="0.0656193">
            <text:p>0.065619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'0'.A87]/10^6" office:value-type="float" office:value="0.0194016">
            <text:p>0.0194016</text:p>
          </table:table-cell>
          <table:table-cell table:formula="of:=['2'.A87]/10^6" office:value-type="float" office:value="0.0538897">
            <text:p>0.0538897</text:p>
          </table:table-cell>
          <table:table-cell table:formula="of:=['4'.A87]/10^6" office:value-type="float" office:value="0.00972959">
            <text:p>0.00972959</text:p>
          </table:table-cell>
          <table:table-cell table:formula="of:=['6'.A87]/10^6" office:value-type="float" office:value="0.00352732">
            <text:p>0.00352732</text:p>
          </table:table-cell>
          <table:table-cell table:formula="of:=['8'.A87]/10^6" office:value-type="float" office:value="0.0043591">
            <text:p>0.0043591</text:p>
          </table:table-cell>
          <table:table-cell table:formula="of:=['10'.A87]/10^6" office:value-type="float" office:value="0.0632282">
            <text:p>0.0632282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table:formula="of:=['0'.A88]/10^6" office:value-type="float" office:value="0.0194052">
            <text:p>0.0194052</text:p>
          </table:table-cell>
          <table:table-cell table:formula="of:=['2'.A88]/10^6" office:value-type="float" office:value="0.0520196">
            <text:p>0.0520196</text:p>
          </table:table-cell>
          <table:table-cell table:formula="of:=['4'.A88]/10^6" office:value-type="float" office:value="0.00981933">
            <text:p>0.00981933</text:p>
          </table:table-cell>
          <table:table-cell table:formula="of:=['6'.A88]/10^6" office:value-type="float" office:value="0.00345686">
            <text:p>0.00345686</text:p>
          </table:table-cell>
          <table:table-cell table:formula="of:=['8'.A88]/10^6" office:value-type="float" office:value="0.00496026">
            <text:p>0.00496026</text:p>
          </table:table-cell>
          <table:table-cell table:formula="of:=['10'.A88]/10^6" office:value-type="float" office:value="0.0599549">
            <text:p>0.0599549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table:formula="of:=['0'.A89]/10^6" office:value-type="float" office:value="0.019338">
            <text:p>0.019338</text:p>
          </table:table-cell>
          <table:table-cell table:formula="of:=['2'.A89]/10^6" office:value-type="float" office:value="0.0492547">
            <text:p>0.0492547</text:p>
          </table:table-cell>
          <table:table-cell table:formula="of:=['4'.A89]/10^6" office:value-type="float" office:value="0.0110057">
            <text:p>0.0110057</text:p>
          </table:table-cell>
          <table:table-cell table:formula="of:=['6'.A89]/10^6" office:value-type="float" office:value="0.00597106">
            <text:p>0.00597106</text:p>
          </table:table-cell>
          <table:table-cell table:formula="of:=['8'.A89]/10^6" office:value-type="float" office:value="0.00629929">
            <text:p>0.00629929</text:p>
          </table:table-cell>
          <table:table-cell table:formula="of:=['10'.A89]/10^6" office:value-type="float" office:value="0.0569076">
            <text:p>0.0569076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table:formula="of:=['0'.A90]/10^6" office:value-type="float" office:value="0.0193349">
            <text:p>0.0193349</text:p>
          </table:table-cell>
          <table:table-cell table:formula="of:=['2'.A90]/10^6" office:value-type="float" office:value="0.0479904">
            <text:p>0.0479904</text:p>
          </table:table-cell>
          <table:table-cell table:formula="of:=['4'.A90]/10^6" office:value-type="float" office:value="0.0126463">
            <text:p>0.0126463</text:p>
          </table:table-cell>
          <table:table-cell table:formula="of:=['6'.A90]/10^6" office:value-type="float" office:value="0.00529196">
            <text:p>0.00529196</text:p>
          </table:table-cell>
          <table:table-cell table:formula="of:=['8'.A90]/10^6" office:value-type="float" office:value="0.00687735">
            <text:p>0.00687735</text:p>
          </table:table-cell>
          <table:table-cell table:formula="of:=['10'.A90]/10^6" office:value-type="float" office:value="0.0553992">
            <text:p>0.0553992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table:formula="of:=['0'.A91]/10^6" office:value-type="float" office:value="0.0190704">
            <text:p>0.0190704</text:p>
          </table:table-cell>
          <table:table-cell table:formula="of:=['2'.A91]/10^6" office:value-type="float" office:value="0.0445562">
            <text:p>0.0445562</text:p>
          </table:table-cell>
          <table:table-cell table:formula="of:=['4'.A91]/10^6" office:value-type="float" office:value="0.0127655">
            <text:p>0.0127655</text:p>
          </table:table-cell>
          <table:table-cell table:formula="of:=['6'.A91]/10^6" office:value-type="float" office:value="0.00671705">
            <text:p>0.00671705</text:p>
          </table:table-cell>
          <table:table-cell table:formula="of:=['8'.A91]/10^6" office:value-type="float" office:value="0.00789427">
            <text:p>0.00789427</text:p>
          </table:table-cell>
          <table:table-cell table:formula="of:=['10'.A91]/10^6" office:value-type="float" office:value="0.0509055">
            <text:p>0.050905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'0'.A92]/10^6" office:value-type="float" office:value="0.0191495">
            <text:p>0.0191495</text:p>
          </table:table-cell>
          <table:table-cell table:formula="of:=['2'.A92]/10^6" office:value-type="float" office:value="0.0443046">
            <text:p>0.0443046</text:p>
          </table:table-cell>
          <table:table-cell table:formula="of:=['4'.A92]/10^6" office:value-type="float" office:value="0.0143606">
            <text:p>0.0143606</text:p>
          </table:table-cell>
          <table:table-cell table:formula="of:=['6'.A92]/10^6" office:value-type="float" office:value="0.00834875">
            <text:p>0.00834875</text:p>
          </table:table-cell>
          <table:table-cell table:formula="of:=['8'.A92]/10^6" office:value-type="float" office:value="0.00971472">
            <text:p>0.00971472</text:p>
          </table:table-cell>
          <table:table-cell table:formula="of:=['10'.A92]/10^6" office:value-type="float" office:value="0.0488223">
            <text:p>0.0488223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table:formula="of:=['0'.A93]/10^6" office:value-type="float" office:value="0.0188242">
            <text:p>0.0188242</text:p>
          </table:table-cell>
          <table:table-cell table:formula="of:=['2'.A93]/10^6" office:value-type="float" office:value="0.0416069">
            <text:p>0.0416069</text:p>
          </table:table-cell>
          <table:table-cell table:formula="of:=['4'.A93]/10^6" office:value-type="float" office:value="0.0133875">
            <text:p>0.0133875</text:p>
          </table:table-cell>
          <table:table-cell table:formula="of:=['6'.A93]/10^6" office:value-type="float" office:value="0.0080498">
            <text:p>0.0080498</text:p>
          </table:table-cell>
          <table:table-cell table:formula="of:=['8'.A93]/10^6" office:value-type="float" office:value="0.00895724">
            <text:p>0.00895724</text:p>
          </table:table-cell>
          <table:table-cell table:formula="of:=['10'.A93]/10^6" office:value-type="float" office:value="0.0467638">
            <text:p>0.0467638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table:formula="of:=['0'.A94]/10^6" office:value-type="float" office:value="0.0189222">
            <text:p>0.0189222</text:p>
          </table:table-cell>
          <table:table-cell table:formula="of:=['2'.A94]/10^6" office:value-type="float" office:value="0.0407735">
            <text:p>0.0407735</text:p>
          </table:table-cell>
          <table:table-cell table:formula="of:=['4'.A94]/10^6" office:value-type="float" office:value="0.0133145">
            <text:p>0.0133145</text:p>
          </table:table-cell>
          <table:table-cell table:formula="of:=['6'.A94]/10^6" office:value-type="float" office:value="0.00914954">
            <text:p>0.00914954</text:p>
          </table:table-cell>
          <table:table-cell table:formula="of:=['8'.A94]/10^6" office:value-type="float" office:value="0.0103933">
            <text:p>0.0103933</text:p>
          </table:table-cell>
          <table:table-cell table:formula="of:=['10'.A94]/10^6" office:value-type="float" office:value="0.0447049">
            <text:p>0.0447049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table:formula="of:=['0'.A95]/10^6" office:value-type="float" office:value="0.0189124">
            <text:p>0.0189124</text:p>
          </table:table-cell>
          <table:table-cell table:formula="of:=['2'.A95]/10^6" office:value-type="float" office:value="0.0379962">
            <text:p>0.0379962</text:p>
          </table:table-cell>
          <table:table-cell table:formula="of:=['4'.A95]/10^6" office:value-type="float" office:value="0.0144856">
            <text:p>0.0144856</text:p>
          </table:table-cell>
          <table:table-cell table:formula="of:=['6'.A95]/10^6" office:value-type="float" office:value="0.00910937">
            <text:p>0.00910937</text:p>
          </table:table-cell>
          <table:table-cell table:formula="of:=['8'.A95]/10^6" office:value-type="float" office:value="0.0114604">
            <text:p>0.0114604</text:p>
          </table:table-cell>
          <table:table-cell table:formula="of:=['10'.A95]/10^6" office:value-type="float" office:value="0.0424279">
            <text:p>0.0424279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table:formula="of:=['0'.A96]/10^6" office:value-type="float" office:value="0.0188078">
            <text:p>0.0188078</text:p>
          </table:table-cell>
          <table:table-cell table:formula="of:=['2'.A96]/10^6" office:value-type="float" office:value="0.0374453">
            <text:p>0.0374453</text:p>
          </table:table-cell>
          <table:table-cell table:formula="of:=['4'.A96]/10^6" office:value-type="float" office:value="0.0145498">
            <text:p>0.0145498</text:p>
          </table:table-cell>
          <table:table-cell table:formula="of:=['6'.A96]/10^6" office:value-type="float" office:value="0.00940042">
            <text:p>0.00940042</text:p>
          </table:table-cell>
          <table:table-cell table:formula="of:=['8'.A96]/10^6" office:value-type="float" office:value="0.0106877">
            <text:p>0.0106877</text:p>
          </table:table-cell>
          <table:table-cell table:formula="of:=['10'.A96]/10^6" office:value-type="float" office:value="0.0406875">
            <text:p>0.040687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'0'.A97]/10^6" office:value-type="float" office:value="0.0188369">
            <text:p>0.0188369</text:p>
          </table:table-cell>
          <table:table-cell table:formula="of:=['2'.A97]/10^6" office:value-type="float" office:value="0.03709">
            <text:p>0.03709</text:p>
          </table:table-cell>
          <table:table-cell table:formula="of:=['4'.A97]/10^6" office:value-type="float" office:value="0.0152094">
            <text:p>0.0152094</text:p>
          </table:table-cell>
          <table:table-cell table:formula="of:=['6'.A97]/10^6" office:value-type="float" office:value="0.0102844">
            <text:p>0.0102844</text:p>
          </table:table-cell>
          <table:table-cell table:formula="of:=['8'.A97]/10^6" office:value-type="float" office:value="0.0117989">
            <text:p>0.0117989</text:p>
          </table:table-cell>
          <table:table-cell table:formula="of:=['10'.A97]/10^6" office:value-type="float" office:value="0.0397395">
            <text:p>0.0397395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table:formula="of:=['0'.A98]/10^6" office:value-type="float" office:value="0.0188681">
            <text:p>0.0188681</text:p>
          </table:table-cell>
          <table:table-cell table:formula="of:=['2'.A98]/10^6" office:value-type="float" office:value="0.0351553">
            <text:p>0.0351553</text:p>
          </table:table-cell>
          <table:table-cell table:formula="of:=['4'.A98]/10^6" office:value-type="float" office:value="0.0146589">
            <text:p>0.0146589</text:p>
          </table:table-cell>
          <table:table-cell table:formula="of:=['6'.A98]/10^6" office:value-type="float" office:value="0.009961">
            <text:p>0.009961</text:p>
          </table:table-cell>
          <table:table-cell table:formula="of:=['8'.A98]/10^6" office:value-type="float" office:value="0.0112881">
            <text:p>0.0112881</text:p>
          </table:table-cell>
          <table:table-cell table:formula="of:=['10'.A98]/10^6" office:value-type="float" office:value="0.0387886">
            <text:p>0.0387886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table:formula="of:=['0'.A99]/10^6" office:value-type="float" office:value="0.0188422">
            <text:p>0.0188422</text:p>
          </table:table-cell>
          <table:table-cell table:formula="of:=['2'.A99]/10^6" office:value-type="float" office:value="0.0340649">
            <text:p>0.0340649</text:p>
          </table:table-cell>
          <table:table-cell table:formula="of:=['4'.A99]/10^6" office:value-type="float" office:value="0.015441">
            <text:p>0.015441</text:p>
          </table:table-cell>
          <table:table-cell table:formula="of:=['6'.A99]/10^6" office:value-type="float" office:value="0.0115759">
            <text:p>0.0115759</text:p>
          </table:table-cell>
          <table:table-cell table:formula="of:=['8'.A99]/10^6" office:value-type="float" office:value="0.0113981">
            <text:p>0.0113981</text:p>
          </table:table-cell>
          <table:table-cell table:formula="of:=['10'.A99]/10^6" office:value-type="float" office:value="0.0380169">
            <text:p>0.0380169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table:formula="of:=['0'.A100]/10^6" office:value-type="float" office:value="0.0188825">
            <text:p>0.0188825</text:p>
          </table:table-cell>
          <table:table-cell table:formula="of:=['2'.A100]/10^6" office:value-type="float" office:value="0.0335302">
            <text:p>0.0335302</text:p>
          </table:table-cell>
          <table:table-cell table:formula="of:=['4'.A100]/10^6" office:value-type="float" office:value="0.0153866">
            <text:p>0.0153866</text:p>
          </table:table-cell>
          <table:table-cell table:formula="of:=['6'.A100]/10^6" office:value-type="float" office:value="0.012277">
            <text:p>0.012277</text:p>
          </table:table-cell>
          <table:table-cell table:formula="of:=['8'.A100]/10^6" office:value-type="float" office:value="0.0115714">
            <text:p>0.0115714</text:p>
          </table:table-cell>
          <table:table-cell table:formula="of:=['10'.A100]/10^6" office:value-type="float" office:value="0.0372138">
            <text:p>0.0372138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table:formula="of:=['0'.A101]/10^6" office:value-type="float" office:value="0.0185843">
            <text:p>0.0185843</text:p>
          </table:table-cell>
          <table:table-cell table:formula="of:=['2'.A101]/10^6" office:value-type="float" office:value="0.0326111">
            <text:p>0.0326111</text:p>
          </table:table-cell>
          <table:table-cell table:formula="of:=['4'.A101]/10^6" office:value-type="float" office:value="0.0154246">
            <text:p>0.0154246</text:p>
          </table:table-cell>
          <table:table-cell table:formula="of:=['6'.A101]/10^6" office:value-type="float" office:value="0.0117896">
            <text:p>0.0117896</text:p>
          </table:table-cell>
          <table:table-cell table:formula="of:=['8'.A101]/10^6" office:value-type="float" office:value="0.0114521">
            <text:p>0.0114521</text:p>
          </table:table-cell>
          <table:table-cell table:formula="of:=['10'.A101]/10^6" office:value-type="float" office:value="0.0358761">
            <text:p>0.035876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'0'.A102]/10^6" office:value-type="float" office:value="0.0186094">
            <text:p>0.0186094</text:p>
          </table:table-cell>
          <table:table-cell table:formula="of:=['2'.A102]/10^6" office:value-type="float" office:value="0.0308559">
            <text:p>0.0308559</text:p>
          </table:table-cell>
          <table:table-cell table:formula="of:=['4'.A102]/10^6" office:value-type="float" office:value="0.0159988">
            <text:p>0.0159988</text:p>
          </table:table-cell>
          <table:table-cell table:formula="of:=['6'.A102]/10^6" office:value-type="float" office:value="0.0131025">
            <text:p>0.0131025</text:p>
          </table:table-cell>
          <table:table-cell table:formula="of:=['8'.A102]/10^6" office:value-type="float" office:value="0.0117896">
            <text:p>0.0117896</text:p>
          </table:table-cell>
          <table:table-cell table:formula="of:=['10'.A102]/10^6" office:value-type="float" office:value="0.034045">
            <text:p>0.034045</text:p>
          </table:table-cell>
        </table:table-row>
      </table:table>
      <table:table table:name="Sheet1" table:style-name="ta1">
        <table:shapes>
          <draw:frame draw:z-index="0" draw:style-name="gr1" svg:width="9.7346in" svg:height="6.8185in" svg:x="0.1299in" svg:y="0.1988in">
            <draw:object draw:notify-on-update-of-ranges="'0'.C2:'0'.C102 '0'.A2:'0'.A102 '1'.C2:'1'.C102 Sheet1.P1:Sheet1.P1 '1'.A2:'1'.A102 '2'.C2:'2'.C102 Sheet1.P2:Sheet1.P2 '2'.A2:'2'.A102 '3'.C2:'3'.C102 Sheet1.P3:Sheet1.P3 '3'.A2:'3'.A102 '4'.C2:'4'.C102 '4'.A2:'4'.A102 '5'.C2:'5'.C102 '5'.A2:'5'.A102 '6'.C2:'6'.C102 '6'.A2:'6'.A102 '7'.C2:'7'.C102 '7'.A2:'7'.A102 '8'.C2:'8'.C102 '7'.A2:'7'.A102 '9'.C2:'9'.C102 '9'.A2:'9'.A102 '10'.C2:'10'.C102 '10'.A2:'10'.A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16" table:default-cell-style-name="Default"/>
        <table:table-row table:style-name="ro2">
          <table:table-cell table:number-columns-repeated="15"/>
          <table:table-cell/>
        </table:table-row>
        <table:table-row table:style-name="ro2">
          <table:table-cell table:number-columns-repeated="15"/>
          <table:table-cell/>
        </table:table-row>
        <table:table-row table:style-name="ro2">
          <table:table-cell table:number-columns-repeated="15"/>
          <table:table-cell/>
        </table:table-row>
      </table:table>
      <table:table table:name="0" table:style-name="ta1"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0.119384">
            <text:p>0.119384</text:p>
          </table:table-cell>
          <table:table-cell office:value-type="float" office:value="-0.0000000000361498">
            <text:p>-3.61498E-011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-5.77796">
            <text:p>-5.77796</text:p>
          </table:table-cell>
          <table:table-cell office:value-type="float" office:value="-0.0000000155249">
            <text:p>-1.55249E-008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-1.72361">
            <text:p>-1.72361</text:p>
          </table:table-cell>
          <table:table-cell office:value-type="float" office:value="-0.0000000304874">
            <text:p>-3.04874E-008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-287.659">
            <text:p>-287.659</text:p>
          </table:table-cell>
          <table:table-cell office:value-type="float" office:value="-0.0000000945766">
            <text:p>-9.45766E-00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69.958">
            <text:p>-169.958</text:p>
          </table:table-cell>
          <table:table-cell office:value-type="float" office:value="-0.000000197349">
            <text:p>-1.97349E-007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343.428">
            <text:p>343.428</text:p>
          </table:table-cell>
          <table:table-cell office:value-type="float" office:value="-0.000000536529">
            <text:p>-5.36529E-007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627.72">
            <text:p>627.72</text:p>
          </table:table-cell>
          <table:table-cell office:value-type="float" office:value="-0.000000367337">
            <text:p>-3.67337E-007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613.323">
            <text:p>613.323</text:p>
          </table:table-cell>
          <table:table-cell office:value-type="float" office:value="-0.0000000888656">
            <text:p>-8.88656E-008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725.627">
            <text:p>725.627</text:p>
          </table:table-cell>
          <table:table-cell office:value-type="float" office:value="-0.00000011218">
            <text:p>-1.1218E-007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1329.08">
            <text:p>1329.08</text:p>
          </table:table-cell>
          <table:table-cell office:value-type="float" office:value="-0.000000252913">
            <text:p>-2.52913E-007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2166.92">
            <text:p>2166.92</text:p>
          </table:table-cell>
          <table:table-cell office:value-type="float" office:value="-0.000000296039">
            <text:p>-0.000000296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2815.56">
            <text:p>2815.56</text:p>
          </table:table-cell>
          <table:table-cell office:value-type="float" office:value="-0.000000109381">
            <text:p>-1.09381E-007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4270.39">
            <text:p>4270.39</text:p>
          </table:table-cell>
          <table:table-cell office:value-type="float" office:value="-0.000000159276">
            <text:p>-1.59276E-007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5156.41">
            <text:p>5156.41</text:p>
          </table:table-cell>
          <table:table-cell office:value-type="float" office:value="-0.000000124193">
            <text:p>-1.24193E-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75.31">
            <text:p>6975.31</text:p>
          </table:table-cell>
          <table:table-cell office:value-type="float" office:value="-0.0000000283942">
            <text:p>-2.83942E-00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7982.2">
            <text:p>7982.2</text:p>
          </table:table-cell>
          <table:table-cell office:value-type="float" office:value="0.0000000342863">
            <text:p>3.42863E-00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10027">
            <text:p>10027</text:p>
          </table:table-cell>
          <table:table-cell office:value-type="float" office:value="0.000000156544">
            <text:p>1.56544E-007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12009.3">
            <text:p>12009.3</text:p>
          </table:table-cell>
          <table:table-cell office:value-type="float" office:value="0.000000221088">
            <text:p>2.21088E-00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13014.6">
            <text:p>13014.6</text:p>
          </table:table-cell>
          <table:table-cell office:value-type="float" office:value="0.000000260183">
            <text:p>2.60183E-007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14405.9">
            <text:p>14405.9</text:p>
          </table:table-cell>
          <table:table-cell office:value-type="float" office:value="0.000000301759">
            <text:p>3.01759E-007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15584.1">
            <text:p>15584.1</text:p>
          </table:table-cell>
          <table:table-cell office:value-type="float" office:value="0.000000361109">
            <text:p>3.61109E-007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16583">
            <text:p>16583</text:p>
          </table:table-cell>
          <table:table-cell office:value-type="float" office:value="0.000000409047">
            <text:p>0.000000409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16951">
            <text:p>16951</text:p>
          </table:table-cell>
          <table:table-cell office:value-type="float" office:value="0.000000429333">
            <text:p>4.29333E-007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17235">
            <text:p>17235</text:p>
          </table:table-cell>
          <table:table-cell office:value-type="float" office:value="0.000000430477">
            <text:p>4.30477E-00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7358.4">
            <text:p>17358.4</text:p>
          </table:table-cell>
          <table:table-cell office:value-type="float" office:value="0.000000427423">
            <text:p>4.27423E-00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7536.1">
            <text:p>17536.1</text:p>
          </table:table-cell>
          <table:table-cell office:value-type="float" office:value="0.000000435878">
            <text:p>4.35878E-00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7751.9">
            <text:p>17751.9</text:p>
          </table:table-cell>
          <table:table-cell office:value-type="float" office:value="0.000000445154">
            <text:p>4.45154E-007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17810.7">
            <text:p>17810.7</text:p>
          </table:table-cell>
          <table:table-cell office:value-type="float" office:value="0.000000450085">
            <text:p>4.50085E-007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17679.1">
            <text:p>17679.1</text:p>
          </table:table-cell>
          <table:table-cell office:value-type="float" office:value="0.000000453654">
            <text:p>4.53654E-007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17835.7">
            <text:p>17835.7</text:p>
          </table:table-cell>
          <table:table-cell office:value-type="float" office:value="0.000000452345">
            <text:p>4.52345E-007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17812.2">
            <text:p>17812.2</text:p>
          </table:table-cell>
          <table:table-cell office:value-type="float" office:value="0.000000446281">
            <text:p>4.46281E-007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17976.7">
            <text:p>17976.7</text:p>
          </table:table-cell>
          <table:table-cell office:value-type="float" office:value="0.000000398434">
            <text:p>3.98434E-007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18117.3">
            <text:p>18117.3</text:p>
          </table:table-cell>
          <table:table-cell office:value-type="float" office:value="0.000000432712">
            <text:p>4.32712E-007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17951">
            <text:p>17951</text:p>
          </table:table-cell>
          <table:table-cell office:value-type="float" office:value="0.000000421675">
            <text:p>4.21675E-007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18227.3">
            <text:p>18227.3</text:p>
          </table:table-cell>
          <table:table-cell office:value-type="float" office:value="0.000000439433">
            <text:p>4.39433E-007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18154.5">
            <text:p>18154.5</text:p>
          </table:table-cell>
          <table:table-cell office:value-type="float" office:value="0.000000478845">
            <text:p>4.78845E-007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18155.9">
            <text:p>18155.9</text:p>
          </table:table-cell>
          <table:table-cell office:value-type="float" office:value="0.000000474944">
            <text:p>4.74944E-007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18092.2">
            <text:p>18092.2</text:p>
          </table:table-cell>
          <table:table-cell office:value-type="float" office:value="0.000000456765">
            <text:p>4.56765E-007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18050.5">
            <text:p>18050.5</text:p>
          </table:table-cell>
          <table:table-cell office:value-type="float" office:value="0.000000397222">
            <text:p>3.97222E-007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18121.5">
            <text:p>18121.5</text:p>
          </table:table-cell>
          <table:table-cell office:value-type="float" office:value="0.000000405751">
            <text:p>4.05751E-007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18119.8">
            <text:p>18119.8</text:p>
          </table:table-cell>
          <table:table-cell office:value-type="float" office:value="0.000000425485">
            <text:p>4.25485E-007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18275.8">
            <text:p>18275.8</text:p>
          </table:table-cell>
          <table:table-cell office:value-type="float" office:value="0.00000046836">
            <text:p>4.6836E-007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18345.1">
            <text:p>18345.1</text:p>
          </table:table-cell>
          <table:table-cell office:value-type="float" office:value="0.000000479816">
            <text:p>4.79816E-007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18328.4">
            <text:p>18328.4</text:p>
          </table:table-cell>
          <table:table-cell office:value-type="float" office:value="0.000000460848">
            <text:p>4.60848E-007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18593.6">
            <text:p>18593.6</text:p>
          </table:table-cell>
          <table:table-cell office:value-type="float" office:value="0.000000431507">
            <text:p>4.31507E-007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18309.5">
            <text:p>18309.5</text:p>
          </table:table-cell>
          <table:table-cell office:value-type="float" office:value="0.000000460613">
            <text:p>4.60613E-007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18481.2">
            <text:p>18481.2</text:p>
          </table:table-cell>
          <table:table-cell office:value-type="float" office:value="0.000000474857">
            <text:p>4.74857E-007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18578.8">
            <text:p>18578.8</text:p>
          </table:table-cell>
          <table:table-cell office:value-type="float" office:value="0.000000503432">
            <text:p>5.03432E-007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18868.5">
            <text:p>18868.5</text:p>
          </table:table-cell>
          <table:table-cell office:value-type="float" office:value="0.000000443529">
            <text:p>4.43529E-007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18809.6">
            <text:p>18809.6</text:p>
          </table:table-cell>
          <table:table-cell office:value-type="float" office:value="0.000000451626">
            <text:p>4.51626E-007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18806.4">
            <text:p>18806.4</text:p>
          </table:table-cell>
          <table:table-cell office:value-type="float" office:value="0.000000431263">
            <text:p>4.31263E-007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18934.7">
            <text:p>18934.7</text:p>
          </table:table-cell>
          <table:table-cell office:value-type="float" office:value="0.000000426808">
            <text:p>4.26808E-007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18892">
            <text:p>18892</text:p>
          </table:table-cell>
          <table:table-cell office:value-type="float" office:value="0.000000414779">
            <text:p>4.14779E-007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18832.1">
            <text:p>18832.1</text:p>
          </table:table-cell>
          <table:table-cell office:value-type="float" office:value="0.000000439928">
            <text:p>4.39928E-007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8816.8">
            <text:p>18816.8</text:p>
          </table:table-cell>
          <table:table-cell office:value-type="float" office:value="0.000000529689">
            <text:p>5.29689E-007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19027">
            <text:p>19027</text:p>
          </table:table-cell>
          <table:table-cell office:value-type="float" office:value="0.000000532963">
            <text:p>0.000000533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19221.2">
            <text:p>19221.2</text:p>
          </table:table-cell>
          <table:table-cell office:value-type="float" office:value="0.000000533797">
            <text:p>5.33797E-007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19128.4">
            <text:p>19128.4</text:p>
          </table:table-cell>
          <table:table-cell office:value-type="float" office:value="0.000000530192">
            <text:p>5.30192E-007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19138.2">
            <text:p>19138.2</text:p>
          </table:table-cell>
          <table:table-cell office:value-type="float" office:value="0.000000438098">
            <text:p>4.38098E-007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19137.8">
            <text:p>19137.8</text:p>
          </table:table-cell>
          <table:table-cell office:value-type="float" office:value="0.000000396624">
            <text:p>3.96624E-007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18979.8">
            <text:p>18979.8</text:p>
          </table:table-cell>
          <table:table-cell office:value-type="float" office:value="0.000000452122">
            <text:p>4.52122E-007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19319.5">
            <text:p>19319.5</text:p>
          </table:table-cell>
          <table:table-cell office:value-type="float" office:value="0.00000045534">
            <text:p>4.5534E-007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19081.7">
            <text:p>19081.7</text:p>
          </table:table-cell>
          <table:table-cell office:value-type="float" office:value="0.000000447322">
            <text:p>4.47322E-007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18971.6">
            <text:p>18971.6</text:p>
          </table:table-cell>
          <table:table-cell office:value-type="float" office:value="0.000000167699">
            <text:p>1.67699E-00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8957.1">
            <text:p>18957.1</text:p>
          </table:table-cell>
          <table:table-cell office:value-type="float" office:value="0.000000323988">
            <text:p>0.000000324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19112.3">
            <text:p>19112.3</text:p>
          </table:table-cell>
          <table:table-cell office:value-type="float" office:value="0.00000044549">
            <text:p>4.4549E-007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19126.2">
            <text:p>19126.2</text:p>
          </table:table-cell>
          <table:table-cell office:value-type="float" office:value="0.000000518945">
            <text:p>5.18945E-007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19108.7">
            <text:p>19108.7</text:p>
          </table:table-cell>
          <table:table-cell office:value-type="float" office:value="0.000000516959">
            <text:p>0.000000517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19135">
            <text:p>19135</text:p>
          </table:table-cell>
          <table:table-cell office:value-type="float" office:value="0.000000417215">
            <text:p>4.17215E-007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19191.9">
            <text:p>19191.9</text:p>
          </table:table-cell>
          <table:table-cell office:value-type="float" office:value="0.000000400955">
            <text:p>0.0000004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19209">
            <text:p>19209</text:p>
          </table:table-cell>
          <table:table-cell office:value-type="float" office:value="0.000000457421">
            <text:p>4.57421E-007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18929.4">
            <text:p>18929.4</text:p>
          </table:table-cell>
          <table:table-cell office:value-type="float" office:value="0.000000507284">
            <text:p>5.07284E-007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19235.5">
            <text:p>19235.5</text:p>
          </table:table-cell>
          <table:table-cell office:value-type="float" office:value="0.000000482147">
            <text:p>4.82147E-007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19127.7">
            <text:p>19127.7</text:p>
          </table:table-cell>
          <table:table-cell office:value-type="float" office:value="0.000000514038">
            <text:p>0.000000514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19270.8">
            <text:p>19270.8</text:p>
          </table:table-cell>
          <table:table-cell office:value-type="float" office:value="0.000000502391">
            <text:p>5.02391E-007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19249.5">
            <text:p>19249.5</text:p>
          </table:table-cell>
          <table:table-cell office:value-type="float" office:value="0.000000508698">
            <text:p>5.08698E-007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19260.5">
            <text:p>19260.5</text:p>
          </table:table-cell>
          <table:table-cell office:value-type="float" office:value="0.000000496904">
            <text:p>4.96904E-007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19347.8">
            <text:p>19347.8</text:p>
          </table:table-cell>
          <table:table-cell office:value-type="float" office:value="0.000000484043">
            <text:p>0.000000484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19401.6">
            <text:p>19401.6</text:p>
          </table:table-cell>
          <table:table-cell office:value-type="float" office:value="0.00000034992">
            <text:p>3.4992E-007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19405.2">
            <text:p>19405.2</text:p>
          </table:table-cell>
          <table:table-cell office:value-type="float" office:value="0.000000440738">
            <text:p>4.40738E-007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19338">
            <text:p>19338</text:p>
          </table:table-cell>
          <table:table-cell office:value-type="float" office:value="0.000000360868">
            <text:p>3.60868E-007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19334.9">
            <text:p>19334.9</text:p>
          </table:table-cell>
          <table:table-cell office:value-type="float" office:value="0.000000436598">
            <text:p>4.36598E-007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19070.4">
            <text:p>19070.4</text:p>
          </table:table-cell>
          <table:table-cell office:value-type="float" office:value="0.000000349743">
            <text:p>3.49743E-007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19149.5">
            <text:p>19149.5</text:p>
          </table:table-cell>
          <table:table-cell office:value-type="float" office:value="0.00000047248">
            <text:p>4.7248E-007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18824.2">
            <text:p>18824.2</text:p>
          </table:table-cell>
          <table:table-cell office:value-type="float" office:value="0.000000482096">
            <text:p>4.82096E-007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18922.2">
            <text:p>18922.2</text:p>
          </table:table-cell>
          <table:table-cell office:value-type="float" office:value="0.000000445168">
            <text:p>4.45168E-007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8912.4">
            <text:p>18912.4</text:p>
          </table:table-cell>
          <table:table-cell office:value-type="float" office:value="0.000000469732">
            <text:p>4.69732E-007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18807.8">
            <text:p>18807.8</text:p>
          </table:table-cell>
          <table:table-cell office:value-type="float" office:value="0.000000467129">
            <text:p>4.67129E-007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18836.9">
            <text:p>18836.9</text:p>
          </table:table-cell>
          <table:table-cell office:value-type="float" office:value="0.000000463106">
            <text:p>4.63106E-007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18868.1">
            <text:p>18868.1</text:p>
          </table:table-cell>
          <table:table-cell office:value-type="float" office:value="0.000000427895">
            <text:p>4.27895E-007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18842.2">
            <text:p>18842.2</text:p>
          </table:table-cell>
          <table:table-cell office:value-type="float" office:value="0.000000442584">
            <text:p>4.42584E-007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18882.5">
            <text:p>18882.5</text:p>
          </table:table-cell>
          <table:table-cell office:value-type="float" office:value="0.000000417606">
            <text:p>4.17606E-007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18584.3">
            <text:p>18584.3</text:p>
          </table:table-cell>
          <table:table-cell office:value-type="float" office:value="0.000000407594">
            <text:p>4.07594E-007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18609.4">
            <text:p>18609.4</text:p>
          </table:table-cell>
          <table:table-cell office:value-type="float" office:value="0.000000339802">
            <text:p>3.39802E-007</text:p>
          </table:table-cell>
          <table:table-cell office:value-type="float" office:value="0.8">
            <text:p>0.8</text:p>
          </table:table-cell>
        </table:table-row>
      </table:table>
      <table:table table:name="1" table:style-name="ta1"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-102.814">
            <text:p>-102.814</text:p>
          </table:table-cell>
          <table:table-cell office:value-type="float" office:value="0.122264">
            <text:p>0.122264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13708.5">
            <text:p>13708.5</text:p>
          </table:table-cell>
          <table:table-cell office:value-type="float" office:value="4.11794">
            <text:p>4.11794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76291.2">
            <text:p>76291.2</text:p>
          </table:table-cell>
          <table:table-cell office:value-type="float" office:value="38.6608">
            <text:p>38.6608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67419">
            <text:p>167419</text:p>
          </table:table-cell>
          <table:table-cell office:value-type="float" office:value="86.1551">
            <text:p>86.155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642040">
            <text:p>642040</text:p>
          </table:table-cell>
          <table:table-cell office:value-type="float" office:value="89.3378">
            <text:p>89.3378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925344">
            <text:p>925344</text:p>
          </table:table-cell>
          <table:table-cell office:value-type="float" office:value="99.3357">
            <text:p>99.3357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1427310">
            <text:p>1427310</text:p>
          </table:table-cell>
          <table:table-cell office:value-type="float" office:value="100.156">
            <text:p>100.156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1848540">
            <text:p>1848540</text:p>
          </table:table-cell>
          <table:table-cell office:value-type="float" office:value="102.115">
            <text:p>102.115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2013660">
            <text:p>2013660</text:p>
          </table:table-cell>
          <table:table-cell office:value-type="float" office:value="105.408">
            <text:p>105.408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2036760">
            <text:p>2036760</text:p>
          </table:table-cell>
          <table:table-cell office:value-type="float" office:value="107.489">
            <text:p>107.489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2045080">
            <text:p>2045080</text:p>
          </table:table-cell>
          <table:table-cell office:value-type="float" office:value="108.578">
            <text:p>108.578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2031320">
            <text:p>2031320</text:p>
          </table:table-cell>
          <table:table-cell office:value-type="float" office:value="108.497">
            <text:p>108.497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1948570">
            <text:p>1948570</text:p>
          </table:table-cell>
          <table:table-cell office:value-type="float" office:value="104.709">
            <text:p>104.709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1960210">
            <text:p>1960210</text:p>
          </table:table-cell>
          <table:table-cell office:value-type="float" office:value="104.267">
            <text:p>104.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7330">
            <text:p>1887330</text:p>
          </table:table-cell>
          <table:table-cell office:value-type="float" office:value="101.419">
            <text:p>101.41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1835530">
            <text:p>1835530</text:p>
          </table:table-cell>
          <table:table-cell office:value-type="float" office:value="97.9063">
            <text:p>97.906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1732900">
            <text:p>1732900</text:p>
          </table:table-cell>
          <table:table-cell office:value-type="float" office:value="92.0781">
            <text:p>92.0781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1699300">
            <text:p>1699300</text:p>
          </table:table-cell>
          <table:table-cell office:value-type="float" office:value="89.6364">
            <text:p>89.6364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1611710">
            <text:p>1611710</text:p>
          </table:table-cell>
          <table:table-cell office:value-type="float" office:value="84.4221">
            <text:p>84.4221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1554950">
            <text:p>1554950</text:p>
          </table:table-cell>
          <table:table-cell office:value-type="float" office:value="81.5255">
            <text:p>81.5255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1485810">
            <text:p>1485810</text:p>
          </table:table-cell>
          <table:table-cell office:value-type="float" office:value="77.1749">
            <text:p>77.1749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1419280">
            <text:p>1419280</text:p>
          </table:table-cell>
          <table:table-cell office:value-type="float" office:value="73.2019">
            <text:p>73.2019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1332040">
            <text:p>1332040</text:p>
          </table:table-cell>
          <table:table-cell office:value-type="float" office:value="68.6635">
            <text:p>68.6635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1261270">
            <text:p>1261270</text:p>
          </table:table-cell>
          <table:table-cell office:value-type="float" office:value="64.9073">
            <text:p>64.9073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187600">
            <text:p>1187600</text:p>
          </table:table-cell>
          <table:table-cell office:value-type="float" office:value="60.9479">
            <text:p>60.9479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122320">
            <text:p>1122320</text:p>
          </table:table-cell>
          <table:table-cell office:value-type="float" office:value="57.4487">
            <text:p>57.448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062900">
            <text:p>1062900</text:p>
          </table:table-cell>
          <table:table-cell office:value-type="float" office:value="54.1542">
            <text:p>54.1542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997522">
            <text:p>997522</text:p>
          </table:table-cell>
          <table:table-cell office:value-type="float" office:value="51.0772">
            <text:p>51.0772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930100">
            <text:p>930100</text:p>
          </table:table-cell>
          <table:table-cell office:value-type="float" office:value="47.587">
            <text:p>47.587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881906">
            <text:p>881906</text:p>
          </table:table-cell>
          <table:table-cell office:value-type="float" office:value="44.7142">
            <text:p>44.7142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827103">
            <text:p>827103</text:p>
          </table:table-cell>
          <table:table-cell office:value-type="float" office:value="41.8179">
            <text:p>41.8179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781631">
            <text:p>781631</text:p>
          </table:table-cell>
          <table:table-cell office:value-type="float" office:value="39.3552">
            <text:p>39.3552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736999">
            <text:p>736999</text:p>
          </table:table-cell>
          <table:table-cell office:value-type="float" office:value="37.4449">
            <text:p>37.4449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685337">
            <text:p>685337</text:p>
          </table:table-cell>
          <table:table-cell office:value-type="float" office:value="34.6043">
            <text:p>34.6043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653264">
            <text:p>653264</text:p>
          </table:table-cell>
          <table:table-cell office:value-type="float" office:value="32.8574">
            <text:p>32.8574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613463">
            <text:p>613463</text:p>
          </table:table-cell>
          <table:table-cell office:value-type="float" office:value="30.7787">
            <text:p>30.7787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577353">
            <text:p>577353</text:p>
          </table:table-cell>
          <table:table-cell office:value-type="float" office:value="28.8165">
            <text:p>28.8165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541016">
            <text:p>541016</text:p>
          </table:table-cell>
          <table:table-cell office:value-type="float" office:value="27.0597">
            <text:p>27.0597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507436">
            <text:p>507436</text:p>
          </table:table-cell>
          <table:table-cell office:value-type="float" office:value="25.3565">
            <text:p>25.356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477918">
            <text:p>477918</text:p>
          </table:table-cell>
          <table:table-cell office:value-type="float" office:value="23.7595">
            <text:p>23.7595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447620">
            <text:p>447620</text:p>
          </table:table-cell>
          <table:table-cell office:value-type="float" office:value="22.3242">
            <text:p>22.3242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423553">
            <text:p>423553</text:p>
          </table:table-cell>
          <table:table-cell office:value-type="float" office:value="21.0773">
            <text:p>21.0773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399258">
            <text:p>399258</text:p>
          </table:table-cell>
          <table:table-cell office:value-type="float" office:value="19.7741">
            <text:p>19.774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375107">
            <text:p>375107</text:p>
          </table:table-cell>
          <table:table-cell office:value-type="float" office:value="18.3477">
            <text:p>18.3477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357170">
            <text:p>357170</text:p>
          </table:table-cell>
          <table:table-cell office:value-type="float" office:value="17.4299">
            <text:p>17.4299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329351">
            <text:p>329351</text:p>
          </table:table-cell>
          <table:table-cell office:value-type="float" office:value="16.2508">
            <text:p>16.2508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311483">
            <text:p>311483</text:p>
          </table:table-cell>
          <table:table-cell office:value-type="float" office:value="15.2651">
            <text:p>15.265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294532">
            <text:p>294532</text:p>
          </table:table-cell>
          <table:table-cell office:value-type="float" office:value="14.3608">
            <text:p>14.3608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280678">
            <text:p>280678</text:p>
          </table:table-cell>
          <table:table-cell office:value-type="float" office:value="13.5312">
            <text:p>13.5312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262638">
            <text:p>262638</text:p>
          </table:table-cell>
          <table:table-cell office:value-type="float" office:value="12.5894">
            <text:p>12.5894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246097">
            <text:p>246097</text:p>
          </table:table-cell>
          <table:table-cell office:value-type="float" office:value="11.7877">
            <text:p>11.7877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233227">
            <text:p>233227</text:p>
          </table:table-cell>
          <table:table-cell office:value-type="float" office:value="11.0741">
            <text:p>11.074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219837">
            <text:p>219837</text:p>
          </table:table-cell>
          <table:table-cell office:value-type="float" office:value="10.3658">
            <text:p>10.3658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206367">
            <text:p>206367</text:p>
          </table:table-cell>
          <table:table-cell office:value-type="float" office:value="9.65418">
            <text:p>9.65418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93831">
            <text:p>193831</text:p>
          </table:table-cell>
          <table:table-cell office:value-type="float" office:value="9.01101">
            <text:p>9.011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184311">
            <text:p>184311</text:p>
          </table:table-cell>
          <table:table-cell office:value-type="float" office:value="8.50026">
            <text:p>8.50026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175464">
            <text:p>175464</text:p>
          </table:table-cell>
          <table:table-cell office:value-type="float" office:value="8.00571">
            <text:p>8.00571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164680">
            <text:p>164680</text:p>
          </table:table-cell>
          <table:table-cell office:value-type="float" office:value="7.44015">
            <text:p>7.44015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155418">
            <text:p>155418</text:p>
          </table:table-cell>
          <table:table-cell office:value-type="float" office:value="7.009">
            <text:p>7.009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147356">
            <text:p>147356</text:p>
          </table:table-cell>
          <table:table-cell office:value-type="float" office:value="6.5514">
            <text:p>6.5514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137871">
            <text:p>137871</text:p>
          </table:table-cell>
          <table:table-cell office:value-type="float" office:value="6.10704">
            <text:p>6.10704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132811">
            <text:p>132811</text:p>
          </table:table-cell>
          <table:table-cell office:value-type="float" office:value="5.8093">
            <text:p>5.8093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123732">
            <text:p>123732</text:p>
          </table:table-cell>
          <table:table-cell office:value-type="float" office:value="5.4897">
            <text:p>5.4897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117081">
            <text:p>117081</text:p>
          </table:table-cell>
          <table:table-cell office:value-type="float" office:value="5.13891">
            <text:p>5.1389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10659">
            <text:p>110659</text:p>
          </table:table-cell>
          <table:table-cell office:value-type="float" office:value="4.75143">
            <text:p>4.75143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106983">
            <text:p>106983</text:p>
          </table:table-cell>
          <table:table-cell office:value-type="float" office:value="4.47245">
            <text:p>4.47245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100669">
            <text:p>100669</text:p>
          </table:table-cell>
          <table:table-cell office:value-type="float" office:value="4.21743">
            <text:p>4.21743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95867.5">
            <text:p>95867.5</text:p>
          </table:table-cell>
          <table:table-cell office:value-type="float" office:value="3.95902">
            <text:p>3.95902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91189.6">
            <text:p>91189.6</text:p>
          </table:table-cell>
          <table:table-cell office:value-type="float" office:value="3.73413">
            <text:p>3.73413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86674.9">
            <text:p>86674.9</text:p>
          </table:table-cell>
          <table:table-cell office:value-type="float" office:value="3.49981">
            <text:p>3.4998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82102.5">
            <text:p>82102.5</text:p>
          </table:table-cell>
          <table:table-cell office:value-type="float" office:value="3.29057">
            <text:p>3.29057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77317">
            <text:p>77317</text:p>
          </table:table-cell>
          <table:table-cell office:value-type="float" office:value="3.05867">
            <text:p>3.05867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74594.1">
            <text:p>74594.1</text:p>
          </table:table-cell>
          <table:table-cell office:value-type="float" office:value="2.91438">
            <text:p>2.91438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70581.2">
            <text:p>70581.2</text:p>
          </table:table-cell>
          <table:table-cell office:value-type="float" office:value="2.69574">
            <text:p>2.69574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68028.1">
            <text:p>68028.1</text:p>
          </table:table-cell>
          <table:table-cell office:value-type="float" office:value="2.54665">
            <text:p>2.54665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64830.1">
            <text:p>64830.1</text:p>
          </table:table-cell>
          <table:table-cell office:value-type="float" office:value="2.38868">
            <text:p>2.38868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61543.1">
            <text:p>61543.1</text:p>
          </table:table-cell>
          <table:table-cell office:value-type="float" office:value="2.22961">
            <text:p>2.22961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59689.4">
            <text:p>59689.4</text:p>
          </table:table-cell>
          <table:table-cell office:value-type="float" office:value="2.08972">
            <text:p>2.08972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57502.4">
            <text:p>57502.4</text:p>
          </table:table-cell>
          <table:table-cell office:value-type="float" office:value="1.95821">
            <text:p>1.9582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53662.1">
            <text:p>53662.1</text:p>
          </table:table-cell>
          <table:table-cell office:value-type="float" office:value="1.83845">
            <text:p>1.83845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52672.6">
            <text:p>52672.6</text:p>
          </table:table-cell>
          <table:table-cell office:value-type="float" office:value="1.71791">
            <text:p>1.71791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50611.4">
            <text:p>50611.4</text:p>
          </table:table-cell>
          <table:table-cell office:value-type="float" office:value="1.63297">
            <text:p>1.63297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47744.4">
            <text:p>47744.4</text:p>
          </table:table-cell>
          <table:table-cell office:value-type="float" office:value="1.5298">
            <text:p>1.5298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45940.8">
            <text:p>45940.8</text:p>
          </table:table-cell>
          <table:table-cell office:value-type="float" office:value="1.44224">
            <text:p>1.4422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44064.4">
            <text:p>44064.4</text:p>
          </table:table-cell>
          <table:table-cell office:value-type="float" office:value="1.33465">
            <text:p>1.33465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42965.6">
            <text:p>42965.6</text:p>
          </table:table-cell>
          <table:table-cell office:value-type="float" office:value="1.266">
            <text:p>1.266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41069.3">
            <text:p>41069.3</text:p>
          </table:table-cell>
          <table:table-cell office:value-type="float" office:value="1.18085">
            <text:p>1.18085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39532.4">
            <text:p>39532.4</text:p>
          </table:table-cell>
          <table:table-cell office:value-type="float" office:value="1.09833">
            <text:p>1.09833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38719.2">
            <text:p>38719.2</text:p>
          </table:table-cell>
          <table:table-cell office:value-type="float" office:value="1.02947">
            <text:p>1.02947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37037.2">
            <text:p>37037.2</text:p>
          </table:table-cell>
          <table:table-cell office:value-type="float" office:value="0.97019">
            <text:p>0.97019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35909.7">
            <text:p>35909.7</text:p>
          </table:table-cell>
          <table:table-cell office:value-type="float" office:value="0.909324">
            <text:p>0.909324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35112.4">
            <text:p>35112.4</text:p>
          </table:table-cell>
          <table:table-cell office:value-type="float" office:value="0.858049">
            <text:p>0.858049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33801.5">
            <text:p>33801.5</text:p>
          </table:table-cell>
          <table:table-cell office:value-type="float" office:value="0.793672">
            <text:p>0.793672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32451.2">
            <text:p>32451.2</text:p>
          </table:table-cell>
          <table:table-cell office:value-type="float" office:value="0.746833">
            <text:p>0.746833</text:p>
          </table:table-cell>
          <table:table-cell office:value-type="float" office:value="0.8">
            <text:p>0.8</text:p>
          </table:table-cell>
        </table:table-row>
      </table:table>
      <table:table table:name="2" table:style-name="ta1"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300.135">
            <text:p>300.135</text:p>
          </table:table-cell>
          <table:table-cell office:value-type="float" office:value="0.240363">
            <text:p>0.240363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-1016.69">
            <text:p>-1016.69</text:p>
          </table:table-cell>
          <table:table-cell office:value-type="float" office:value="8.28891">
            <text:p>8.28891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48262.6">
            <text:p>48262.6</text:p>
          </table:table-cell>
          <table:table-cell office:value-type="float" office:value="77.1501">
            <text:p>77.1501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06297">
            <text:p>106297</text:p>
          </table:table-cell>
          <table:table-cell office:value-type="float" office:value="172.348">
            <text:p>172.34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2493.3">
            <text:p>-12493.3</text:p>
          </table:table-cell>
          <table:table-cell office:value-type="float" office:value="178.482">
            <text:p>178.482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-104863">
            <text:p>-104863</text:p>
          </table:table-cell>
          <table:table-cell office:value-type="float" office:value="198.807">
            <text:p>198.807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92018.7">
            <text:p>92018.7</text:p>
          </table:table-cell>
          <table:table-cell office:value-type="float" office:value="200.254">
            <text:p>200.254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293965">
            <text:p>293965</text:p>
          </table:table-cell>
          <table:table-cell office:value-type="float" office:value="204.175">
            <text:p>204.175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668563">
            <text:p>668563</text:p>
          </table:table-cell>
          <table:table-cell office:value-type="float" office:value="210.83">
            <text:p>210.83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885418">
            <text:p>885418</text:p>
          </table:table-cell>
          <table:table-cell office:value-type="float" office:value="214.911">
            <text:p>214.911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1241470">
            <text:p>1241470</text:p>
          </table:table-cell>
          <table:table-cell office:value-type="float" office:value="217.019">
            <text:p>217.019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1465240">
            <text:p>1465240</text:p>
          </table:table-cell>
          <table:table-cell office:value-type="float" office:value="217.018">
            <text:p>217.018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1588080">
            <text:p>1588080</text:p>
          </table:table-cell>
          <table:table-cell office:value-type="float" office:value="209.346">
            <text:p>209.346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1654200">
            <text:p>1654200</text:p>
          </table:table-cell>
          <table:table-cell office:value-type="float" office:value="208.558">
            <text:p>208.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9460">
            <text:p>1609460</text:p>
          </table:table-cell>
          <table:table-cell office:value-type="float" office:value="202.767">
            <text:p>202.767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1561960">
            <text:p>1561960</text:p>
          </table:table-cell>
          <table:table-cell office:value-type="float" office:value="195.729">
            <text:p>195.729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1448030">
            <text:p>1448030</text:p>
          </table:table-cell>
          <table:table-cell office:value-type="float" office:value="184.079">
            <text:p>184.079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1398480">
            <text:p>1398480</text:p>
          </table:table-cell>
          <table:table-cell office:value-type="float" office:value="179.241">
            <text:p>179.241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1331420">
            <text:p>1331420</text:p>
          </table:table-cell>
          <table:table-cell office:value-type="float" office:value="168.815">
            <text:p>168.815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1283670">
            <text:p>1283670</text:p>
          </table:table-cell>
          <table:table-cell office:value-type="float" office:value="163.023">
            <text:p>163.023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1236570">
            <text:p>1236570</text:p>
          </table:table-cell>
          <table:table-cell office:value-type="float" office:value="154.326">
            <text:p>154.326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1196790">
            <text:p>1196790</text:p>
          </table:table-cell>
          <table:table-cell office:value-type="float" office:value="146.346">
            <text:p>146.34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1130110">
            <text:p>1130110</text:p>
          </table:table-cell>
          <table:table-cell office:value-type="float" office:value="137.281">
            <text:p>137.281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1082310">
            <text:p>1082310</text:p>
          </table:table-cell>
          <table:table-cell office:value-type="float" office:value="129.802">
            <text:p>129.802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023420">
            <text:p>1023420</text:p>
          </table:table-cell>
          <table:table-cell office:value-type="float" office:value="121.878">
            <text:p>121.878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975122">
            <text:p>975122</text:p>
          </table:table-cell>
          <table:table-cell office:value-type="float" office:value="114.87">
            <text:p>114.8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926279">
            <text:p>926279</text:p>
          </table:table-cell>
          <table:table-cell office:value-type="float" office:value="108.306">
            <text:p>108.306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872807">
            <text:p>872807</text:p>
          </table:table-cell>
          <table:table-cell office:value-type="float" office:value="102.13">
            <text:p>102.13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816622">
            <text:p>816622</text:p>
          </table:table-cell>
          <table:table-cell office:value-type="float" office:value="95.1675">
            <text:p>95.1675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773765">
            <text:p>773765</text:p>
          </table:table-cell>
          <table:table-cell office:value-type="float" office:value="89.415">
            <text:p>89.415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727653">
            <text:p>727653</text:p>
          </table:table-cell>
          <table:table-cell office:value-type="float" office:value="83.6295">
            <text:p>83.6295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691634">
            <text:p>691634</text:p>
          </table:table-cell>
          <table:table-cell office:value-type="float" office:value="78.6982">
            <text:p>78.6982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654921">
            <text:p>654921</text:p>
          </table:table-cell>
          <table:table-cell office:value-type="float" office:value="74.8711">
            <text:p>74.8711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610550">
            <text:p>610550</text:p>
          </table:table-cell>
          <table:table-cell office:value-type="float" office:value="69.205">
            <text:p>69.205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582008">
            <text:p>582008</text:p>
          </table:table-cell>
          <table:table-cell office:value-type="float" office:value="65.7068">
            <text:p>65.7068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545407">
            <text:p>545407</text:p>
          </table:table-cell>
          <table:table-cell office:value-type="float" office:value="61.5469">
            <text:p>61.5469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514433">
            <text:p>514433</text:p>
          </table:table-cell>
          <table:table-cell office:value-type="float" office:value="57.6347">
            <text:p>57.6347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482043">
            <text:p>482043</text:p>
          </table:table-cell>
          <table:table-cell office:value-type="float" office:value="54.12">
            <text:p>54.12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448610">
            <text:p>448610</text:p>
          </table:table-cell>
          <table:table-cell office:value-type="float" office:value="50.7068">
            <text:p>50.7068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425158">
            <text:p>425158</text:p>
          </table:table-cell>
          <table:table-cell office:value-type="float" office:value="47.518">
            <text:p>47.518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397238">
            <text:p>397238</text:p>
          </table:table-cell>
          <table:table-cell office:value-type="float" office:value="44.6413">
            <text:p>44.6413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376826">
            <text:p>376826</text:p>
          </table:table-cell>
          <table:table-cell office:value-type="float" office:value="42.1465">
            <text:p>42.1465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358631">
            <text:p>358631</text:p>
          </table:table-cell>
          <table:table-cell office:value-type="float" office:value="39.5344">
            <text:p>39.5344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332413">
            <text:p>332413</text:p>
          </table:table-cell>
          <table:table-cell office:value-type="float" office:value="36.6865">
            <text:p>36.686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318204">
            <text:p>318204</text:p>
          </table:table-cell>
          <table:table-cell office:value-type="float" office:value="34.8571">
            <text:p>34.8571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295295">
            <text:p>295295</text:p>
          </table:table-cell>
          <table:table-cell office:value-type="float" office:value="32.5001">
            <text:p>32.50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277529">
            <text:p>277529</text:p>
          </table:table-cell>
          <table:table-cell office:value-type="float" office:value="30.5314">
            <text:p>30.5314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261307">
            <text:p>261307</text:p>
          </table:table-cell>
          <table:table-cell office:value-type="float" office:value="28.7171">
            <text:p>28.717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248918">
            <text:p>248918</text:p>
          </table:table-cell>
          <table:table-cell office:value-type="float" office:value="27.0621">
            <text:p>27.062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235082">
            <text:p>235082</text:p>
          </table:table-cell>
          <table:table-cell office:value-type="float" office:value="25.1796">
            <text:p>25.1796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219821">
            <text:p>219821</text:p>
          </table:table-cell>
          <table:table-cell office:value-type="float" office:value="23.5728">
            <text:p>23.5728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210591">
            <text:p>210591</text:p>
          </table:table-cell>
          <table:table-cell office:value-type="float" office:value="22.1468">
            <text:p>22.1468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198407">
            <text:p>198407</text:p>
          </table:table-cell>
          <table:table-cell office:value-type="float" office:value="20.7305">
            <text:p>20.7305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186850">
            <text:p>186850</text:p>
          </table:table-cell>
          <table:table-cell office:value-type="float" office:value="19.3094">
            <text:p>19.3094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76744">
            <text:p>176744</text:p>
          </table:table-cell>
          <table:table-cell office:value-type="float" office:value="18.02">
            <text:p>18.02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168101">
            <text:p>168101</text:p>
          </table:table-cell>
          <table:table-cell office:value-type="float" office:value="17.0012">
            <text:p>17.0012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162083">
            <text:p>162083</text:p>
          </table:table-cell>
          <table:table-cell office:value-type="float" office:value="16.01">
            <text:p>16.01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151777">
            <text:p>151777</text:p>
          </table:table-cell>
          <table:table-cell office:value-type="float" office:value="14.8797">
            <text:p>14.8797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143599">
            <text:p>143599</text:p>
          </table:table-cell>
          <table:table-cell office:value-type="float" office:value="14.0166">
            <text:p>14.0166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136451">
            <text:p>136451</text:p>
          </table:table-cell>
          <table:table-cell office:value-type="float" office:value="13.0985">
            <text:p>13.098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127073">
            <text:p>127073</text:p>
          </table:table-cell>
          <table:table-cell office:value-type="float" office:value="12.2123">
            <text:p>12.2123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122681">
            <text:p>122681</text:p>
          </table:table-cell>
          <table:table-cell office:value-type="float" office:value="11.614">
            <text:p>11.614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114430">
            <text:p>114430</text:p>
          </table:table-cell>
          <table:table-cell office:value-type="float" office:value="10.9774">
            <text:p>10.9774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108223">
            <text:p>108223</text:p>
          </table:table-cell>
          <table:table-cell office:value-type="float" office:value="10.2776">
            <text:p>10.277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01518">
            <text:p>101518</text:p>
          </table:table-cell>
          <table:table-cell office:value-type="float" office:value="9.50256">
            <text:p>9.50256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98047.1">
            <text:p>98047.1</text:p>
          </table:table-cell>
          <table:table-cell office:value-type="float" office:value="8.94576">
            <text:p>8.94576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92699.1">
            <text:p>92699.1</text:p>
          </table:table-cell>
          <table:table-cell office:value-type="float" office:value="8.43383">
            <text:p>8.43383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88450.6">
            <text:p>88450.6</text:p>
          </table:table-cell>
          <table:table-cell office:value-type="float" office:value="7.9179">
            <text:p>7.9179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85371">
            <text:p>85371</text:p>
          </table:table-cell>
          <table:table-cell office:value-type="float" office:value="7.46639">
            <text:p>7.46639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78903.4">
            <text:p>78903.4</text:p>
          </table:table-cell>
          <table:table-cell office:value-type="float" office:value="6.99872">
            <text:p>6.99872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74178.3">
            <text:p>74178.3</text:p>
          </table:table-cell>
          <table:table-cell office:value-type="float" office:value="6.58149">
            <text:p>6.58149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71667.9">
            <text:p>71667.9</text:p>
          </table:table-cell>
          <table:table-cell office:value-type="float" office:value="6.11676">
            <text:p>6.11676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67462.9">
            <text:p>67462.9</text:p>
          </table:table-cell>
          <table:table-cell office:value-type="float" office:value="5.82809">
            <text:p>5.82809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64560.5">
            <text:p>64560.5</text:p>
          </table:table-cell>
          <table:table-cell office:value-type="float" office:value="5.39201">
            <text:p>5.39201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63852.6">
            <text:p>63852.6</text:p>
          </table:table-cell>
          <table:table-cell office:value-type="float" office:value="5.09244">
            <text:p>5.09244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59794.8">
            <text:p>59794.8</text:p>
          </table:table-cell>
          <table:table-cell office:value-type="float" office:value="4.77727">
            <text:p>4.77727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57025.8">
            <text:p>57025.8</text:p>
          </table:table-cell>
          <table:table-cell office:value-type="float" office:value="4.45818">
            <text:p>4.45818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55971.2">
            <text:p>55971.2</text:p>
          </table:table-cell>
          <table:table-cell office:value-type="float" office:value="4.17947">
            <text:p>4.17947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53889.7">
            <text:p>53889.7</text:p>
          </table:table-cell>
          <table:table-cell office:value-type="float" office:value="3.91547">
            <text:p>3.91547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52019.6">
            <text:p>52019.6</text:p>
          </table:table-cell>
          <table:table-cell office:value-type="float" office:value="3.67656">
            <text:p>3.67656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49254.7">
            <text:p>49254.7</text:p>
          </table:table-cell>
          <table:table-cell office:value-type="float" office:value="3.43531">
            <text:p>3.43531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47990.4">
            <text:p>47990.4</text:p>
          </table:table-cell>
          <table:table-cell office:value-type="float" office:value="3.26638">
            <text:p>3.26638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44556.2">
            <text:p>44556.2</text:p>
          </table:table-cell>
          <table:table-cell office:value-type="float" office:value="3.05968">
            <text:p>3.05968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44304.6">
            <text:p>44304.6</text:p>
          </table:table-cell>
          <table:table-cell office:value-type="float" office:value="2.88374">
            <text:p>2.8837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41606.9">
            <text:p>41606.9</text:p>
          </table:table-cell>
          <table:table-cell office:value-type="float" office:value="2.66866">
            <text:p>2.66866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40773.5">
            <text:p>40773.5</text:p>
          </table:table-cell>
          <table:table-cell office:value-type="float" office:value="2.53183">
            <text:p>2.53183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37996.2">
            <text:p>37996.2</text:p>
          </table:table-cell>
          <table:table-cell office:value-type="float" office:value="2.36122">
            <text:p>2.36122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37445.3">
            <text:p>37445.3</text:p>
          </table:table-cell>
          <table:table-cell office:value-type="float" office:value="2.19668">
            <text:p>2.19668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37090">
            <text:p>37090</text:p>
          </table:table-cell>
          <table:table-cell office:value-type="float" office:value="2.05843">
            <text:p>2.05843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35155.3">
            <text:p>35155.3</text:p>
          </table:table-cell>
          <table:table-cell office:value-type="float" office:value="1.94044">
            <text:p>1.94044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34064.9">
            <text:p>34064.9</text:p>
          </table:table-cell>
          <table:table-cell office:value-type="float" office:value="1.81824">
            <text:p>1.81824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33530.2">
            <text:p>33530.2</text:p>
          </table:table-cell>
          <table:table-cell office:value-type="float" office:value="1.71583">
            <text:p>1.71583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32611.1">
            <text:p>32611.1</text:p>
          </table:table-cell>
          <table:table-cell office:value-type="float" office:value="1.58723">
            <text:p>1.58723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30855.9">
            <text:p>30855.9</text:p>
          </table:table-cell>
          <table:table-cell office:value-type="float" office:value="1.49352">
            <text:p>1.49352</text:p>
          </table:table-cell>
          <table:table-cell office:value-type="float" office:value="0.8">
            <text:p>0.8</text:p>
          </table:table-cell>
        </table:table-row>
      </table:table>
      <table:table table:name="3" table:style-name="ta1"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-21.7605">
            <text:p>-21.7605</text:p>
          </table:table-cell>
          <table:table-cell office:value-type="float" office:value="0.354424">
            <text:p>0.354424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-6338.12">
            <text:p>-6338.12</text:p>
          </table:table-cell>
          <table:table-cell office:value-type="float" office:value="12.5143">
            <text:p>12.5143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-6615.68">
            <text:p>-6615.68</text:p>
          </table:table-cell>
          <table:table-cell office:value-type="float" office:value="115.469">
            <text:p>115.469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9566.1">
            <text:p>19566.1</text:p>
          </table:table-cell>
          <table:table-cell office:value-type="float" office:value="258.556">
            <text:p>258.55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03349">
            <text:p>-103349</text:p>
          </table:table-cell>
          <table:table-cell office:value-type="float" office:value="267.478">
            <text:p>267.478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-83410.8">
            <text:p>-83410.8</text:p>
          </table:table-cell>
          <table:table-cell office:value-type="float" office:value="298.479">
            <text:p>298.479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-177006">
            <text:p>-177006</text:p>
          </table:table-cell>
          <table:table-cell office:value-type="float" office:value="300.344">
            <text:p>300.344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-267882">
            <text:p>-267882</text:p>
          </table:table-cell>
          <table:table-cell office:value-type="float" office:value="306.238">
            <text:p>306.238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-361598">
            <text:p>-361598</text:p>
          </table:table-cell>
          <table:table-cell office:value-type="float" office:value="316.287">
            <text:p>316.287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-424994">
            <text:p>-424994</text:p>
          </table:table-cell>
          <table:table-cell office:value-type="float" office:value="322.31">
            <text:p>322.31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-449493">
            <text:p>-449493</text:p>
          </table:table-cell>
          <table:table-cell office:value-type="float" office:value="325.338">
            <text:p>325.338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-491206">
            <text:p>-491206</text:p>
          </table:table-cell>
          <table:table-cell office:value-type="float" office:value="325.571">
            <text:p>325.571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-295013">
            <text:p>-295013</text:p>
          </table:table-cell>
          <table:table-cell office:value-type="float" office:value="313.919">
            <text:p>313.919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-152338">
            <text:p>-152338</text:p>
          </table:table-cell>
          <table:table-cell office:value-type="float" office:value="312.862">
            <text:p>312.8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96.7">
            <text:p>19996.7</text:p>
          </table:table-cell>
          <table:table-cell office:value-type="float" office:value="304.043">
            <text:p>304.043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121694">
            <text:p>121694</text:p>
          </table:table-cell>
          <table:table-cell office:value-type="float" office:value="293.468">
            <text:p>293.46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145506">
            <text:p>145506</text:p>
          </table:table-cell>
          <table:table-cell office:value-type="float" office:value="276.01">
            <text:p>276.01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135356">
            <text:p>135356</text:p>
          </table:table-cell>
          <table:table-cell office:value-type="float" office:value="268.817">
            <text:p>268.81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127178">
            <text:p>127178</text:p>
          </table:table-cell>
          <table:table-cell office:value-type="float" office:value="253.187">
            <text:p>253.187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111324">
            <text:p>111324</text:p>
          </table:table-cell>
          <table:table-cell office:value-type="float" office:value="244.498">
            <text:p>244.498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103892">
            <text:p>103892</text:p>
          </table:table-cell>
          <table:table-cell office:value-type="float" office:value="231.455">
            <text:p>231.455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106530">
            <text:p>106530</text:p>
          </table:table-cell>
          <table:table-cell office:value-type="float" office:value="219.436">
            <text:p>219.43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105885">
            <text:p>105885</text:p>
          </table:table-cell>
          <table:table-cell office:value-type="float" office:value="205.856">
            <text:p>205.856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118062">
            <text:p>118062</text:p>
          </table:table-cell>
          <table:table-cell office:value-type="float" office:value="194.689">
            <text:p>194.689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17883">
            <text:p>117883</text:p>
          </table:table-cell>
          <table:table-cell office:value-type="float" office:value="182.792">
            <text:p>182.792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27438">
            <text:p>127438</text:p>
          </table:table-cell>
          <table:table-cell office:value-type="float" office:value="172.265">
            <text:p>172.265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29978">
            <text:p>129978</text:p>
          </table:table-cell>
          <table:table-cell office:value-type="float" office:value="162.454">
            <text:p>162.454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133700">
            <text:p>133700</text:p>
          </table:table-cell>
          <table:table-cell office:value-type="float" office:value="153.161">
            <text:p>153.161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129150">
            <text:p>129150</text:p>
          </table:table-cell>
          <table:table-cell office:value-type="float" office:value="142.743">
            <text:p>142.743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125448">
            <text:p>125448</text:p>
          </table:table-cell>
          <table:table-cell office:value-type="float" office:value="134.104">
            <text:p>134.104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121992">
            <text:p>121992</text:p>
          </table:table-cell>
          <table:table-cell office:value-type="float" office:value="125.436">
            <text:p>125.436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120390">
            <text:p>120390</text:p>
          </table:table-cell>
          <table:table-cell office:value-type="float" office:value="118.032">
            <text:p>118.032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116318">
            <text:p>116318</text:p>
          </table:table-cell>
          <table:table-cell office:value-type="float" office:value="112.277">
            <text:p>112.277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115287">
            <text:p>115287</text:p>
          </table:table-cell>
          <table:table-cell office:value-type="float" office:value="103.804">
            <text:p>103.80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110328">
            <text:p>110328</text:p>
          </table:table-cell>
          <table:table-cell office:value-type="float" office:value="98.5493">
            <text:p>98.5493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102576">
            <text:p>102576</text:p>
          </table:table-cell>
          <table:table-cell office:value-type="float" office:value="92.3044">
            <text:p>92.3044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102072">
            <text:p>102072</text:p>
          </table:table-cell>
          <table:table-cell office:value-type="float" office:value="86.4561">
            <text:p>86.456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96513.3">
            <text:p>96513.3</text:p>
          </table:table-cell>
          <table:table-cell office:value-type="float" office:value="81.1812">
            <text:p>81.1812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87654.5">
            <text:p>87654.5</text:p>
          </table:table-cell>
          <table:table-cell office:value-type="float" office:value="76.0524">
            <text:p>76.0524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89303">
            <text:p>89303</text:p>
          </table:table-cell>
          <table:table-cell office:value-type="float" office:value="71.2757">
            <text:p>71.2757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84606.9">
            <text:p>84606.9</text:p>
          </table:table-cell>
          <table:table-cell office:value-type="float" office:value="66.9512">
            <text:p>66.9512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79227.1">
            <text:p>79227.1</text:p>
          </table:table-cell>
          <table:table-cell office:value-type="float" office:value="63.2069">
            <text:p>63.2069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79358.3">
            <text:p>79358.3</text:p>
          </table:table-cell>
          <table:table-cell office:value-type="float" office:value="59.2814">
            <text:p>59.2814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72165.6">
            <text:p>72165.6</text:p>
          </table:table-cell>
          <table:table-cell office:value-type="float" office:value="55.0174">
            <text:p>55.0174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70632.9">
            <text:p>70632.9</text:p>
          </table:table-cell>
          <table:table-cell office:value-type="float" office:value="52.2815">
            <text:p>52.2815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67555">
            <text:p>67555</text:p>
          </table:table-cell>
          <table:table-cell office:value-type="float" office:value="48.7483">
            <text:p>48.7483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63613.9">
            <text:p>63613.9</text:p>
          </table:table-cell>
          <table:table-cell office:value-type="float" office:value="45.7992">
            <text:p>45.7992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61259">
            <text:p>61259</text:p>
          </table:table-cell>
          <table:table-cell office:value-type="float" office:value="43.069">
            <text:p>43.069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59364.1">
            <text:p>59364.1</text:p>
          </table:table-cell>
          <table:table-cell office:value-type="float" office:value="40.5924">
            <text:p>40.5924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57866.4">
            <text:p>57866.4</text:p>
          </table:table-cell>
          <table:table-cell office:value-type="float" office:value="37.771">
            <text:p>37.77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54781">
            <text:p>54781</text:p>
          </table:table-cell>
          <table:table-cell office:value-type="float" office:value="35.3553">
            <text:p>35.3553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55288.6">
            <text:p>55288.6</text:p>
          </table:table-cell>
          <table:table-cell office:value-type="float" office:value="33.2179">
            <text:p>33.2179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53358.8">
            <text:p>53358.8</text:p>
          </table:table-cell>
          <table:table-cell office:value-type="float" office:value="31.0941">
            <text:p>31.0941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51639.5">
            <text:p>51639.5</text:p>
          </table:table-cell>
          <table:table-cell office:value-type="float" office:value="28.9656">
            <text:p>28.9656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51430.2">
            <text:p>51430.2</text:p>
          </table:table-cell>
          <table:table-cell office:value-type="float" office:value="27.0274">
            <text:p>27.0274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50344.6">
            <text:p>50344.6</text:p>
          </table:table-cell>
          <table:table-cell office:value-type="float" office:value="25.5026">
            <text:p>25.5026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49678.7">
            <text:p>49678.7</text:p>
          </table:table-cell>
          <table:table-cell office:value-type="float" office:value="24.0129">
            <text:p>24.0129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48583.7">
            <text:p>48583.7</text:p>
          </table:table-cell>
          <table:table-cell office:value-type="float" office:value="22.3186">
            <text:p>22.3186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45510.8">
            <text:p>45510.8</text:p>
          </table:table-cell>
          <table:table-cell office:value-type="float" office:value="21.0227">
            <text:p>21.0227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44624">
            <text:p>44624</text:p>
          </table:table-cell>
          <table:table-cell office:value-type="float" office:value="19.6414">
            <text:p>19.6414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43132.2">
            <text:p>43132.2</text:p>
          </table:table-cell>
          <table:table-cell office:value-type="float" office:value="18.3158">
            <text:p>18.3158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41537.1">
            <text:p>41537.1</text:p>
          </table:table-cell>
          <table:table-cell office:value-type="float" office:value="17.4139">
            <text:p>17.4139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40486.7">
            <text:p>40486.7</text:p>
          </table:table-cell>
          <table:table-cell office:value-type="float" office:value="16.4631">
            <text:p>16.4631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39189.7">
            <text:p>39189.7</text:p>
          </table:table-cell>
          <table:table-cell office:value-type="float" office:value="15.4162">
            <text:p>15.4162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36545.4">
            <text:p>36545.4</text:p>
          </table:table-cell>
          <table:table-cell office:value-type="float" office:value="14.2535">
            <text:p>14.2535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34847.8">
            <text:p>34847.8</text:p>
          </table:table-cell>
          <table:table-cell office:value-type="float" office:value="13.4201">
            <text:p>13.4201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34776.6">
            <text:p>34776.6</text:p>
          </table:table-cell>
          <table:table-cell office:value-type="float" office:value="12.6491">
            <text:p>12.649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32105">
            <text:p>32105</text:p>
          </table:table-cell>
          <table:table-cell office:value-type="float" office:value="11.8767">
            <text:p>11.8767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31925.4">
            <text:p>31925.4</text:p>
          </table:table-cell>
          <table:table-cell office:value-type="float" office:value="11.1967">
            <text:p>11.1967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30874.2">
            <text:p>30874.2</text:p>
          </table:table-cell>
          <table:table-cell office:value-type="float" office:value="10.4967">
            <text:p>10.4967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28341.2">
            <text:p>28341.2</text:p>
          </table:table-cell>
          <table:table-cell office:value-type="float" office:value="9.87278">
            <text:p>9.87278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29555.4">
            <text:p>29555.4</text:p>
          </table:table-cell>
          <table:table-cell office:value-type="float" office:value="9.1743">
            <text:p>9.1743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28582.2">
            <text:p>28582.2</text:p>
          </table:table-cell>
          <table:table-cell office:value-type="float" office:value="8.74108">
            <text:p>8.74108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27710.6">
            <text:p>27710.6</text:p>
          </table:table-cell>
          <table:table-cell office:value-type="float" office:value="8.08881">
            <text:p>8.08881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27614">
            <text:p>27614</text:p>
          </table:table-cell>
          <table:table-cell office:value-type="float" office:value="7.63731">
            <text:p>7.63731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27398.7">
            <text:p>27398.7</text:p>
          </table:table-cell>
          <table:table-cell office:value-type="float" office:value="7.16576">
            <text:p>7.16576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26970.9">
            <text:p>26970.9</text:p>
          </table:table-cell>
          <table:table-cell office:value-type="float" office:value="6.68574">
            <text:p>6.68574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26732.6">
            <text:p>26732.6</text:p>
          </table:table-cell>
          <table:table-cell office:value-type="float" office:value="6.26921">
            <text:p>6.26921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26150.8">
            <text:p>26150.8</text:p>
          </table:table-cell>
          <table:table-cell office:value-type="float" office:value="5.87179">
            <text:p>5.87179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24897.6">
            <text:p>24897.6</text:p>
          </table:table-cell>
          <table:table-cell office:value-type="float" office:value="5.51429">
            <text:p>5.51429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24748.2">
            <text:p>24748.2</text:p>
          </table:table-cell>
          <table:table-cell office:value-type="float" office:value="5.15225">
            <text:p>5.15225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26870.9">
            <text:p>26870.9</text:p>
          </table:table-cell>
          <table:table-cell office:value-type="float" office:value="4.90019">
            <text:p>4.90019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22641.1">
            <text:p>22641.1</text:p>
          </table:table-cell>
          <table:table-cell office:value-type="float" office:value="4.58964">
            <text:p>4.58964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24829.3">
            <text:p>24829.3</text:p>
          </table:table-cell>
          <table:table-cell office:value-type="float" office:value="4.32449">
            <text:p>4.32449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22345.8">
            <text:p>22345.8</text:p>
          </table:table-cell>
          <table:table-cell office:value-type="float" office:value="4.00204">
            <text:p>4.00204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22430.6">
            <text:p>22430.6</text:p>
          </table:table-cell>
          <table:table-cell office:value-type="float" office:value="3.79749">
            <text:p>3.79749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22590.2">
            <text:p>22590.2</text:p>
          </table:table-cell>
          <table:table-cell office:value-type="float" office:value="3.54114">
            <text:p>3.54114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21508.6">
            <text:p>21508.6</text:p>
          </table:table-cell>
          <table:table-cell office:value-type="float" office:value="3.29503">
            <text:p>3.29503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21623.9">
            <text:p>21623.9</text:p>
          </table:table-cell>
          <table:table-cell office:value-type="float" office:value="3.08692">
            <text:p>3.08692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22573">
            <text:p>22573</text:p>
          </table:table-cell>
          <table:table-cell office:value-type="float" office:value="2.91073">
            <text:p>2.91073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22343.4">
            <text:p>22343.4</text:p>
          </table:table-cell>
          <table:table-cell office:value-type="float" office:value="2.72678">
            <text:p>2.72678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21698.5">
            <text:p>21698.5</text:p>
          </table:table-cell>
          <table:table-cell office:value-type="float" office:value="2.57333">
            <text:p>2.57333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21792.8">
            <text:p>21792.8</text:p>
          </table:table-cell>
          <table:table-cell office:value-type="float" office:value="2.3807">
            <text:p>2.3807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20755">
            <text:p>20755</text:p>
          </table:table-cell>
          <table:table-cell office:value-type="float" office:value="2.24008">
            <text:p>2.24008</text:p>
          </table:table-cell>
          <table:table-cell office:value-type="float" office:value="0.8">
            <text:p>0.8</text:p>
          </table:table-cell>
        </table:table-row>
      </table:table>
      <table:table table:name="4" table:style-name="ta1"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-83.4499">
            <text:p>-83.4499</text:p>
          </table:table-cell>
          <table:table-cell office:value-type="float" office:value="0.464173">
            <text:p>0.464173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9041.21">
            <text:p>9041.21</text:p>
          </table:table-cell>
          <table:table-cell office:value-type="float" office:value="16.7926">
            <text:p>16.7926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-47893.3">
            <text:p>-47893.3</text:p>
          </table:table-cell>
          <table:table-cell office:value-type="float" office:value="153.593">
            <text:p>153.593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-110359">
            <text:p>-110359</text:p>
          </table:table-cell>
          <table:table-cell office:value-type="float" office:value="344.745">
            <text:p>344.74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51658.2">
            <text:p>-51658.2</text:p>
          </table:table-cell>
          <table:table-cell office:value-type="float" office:value="356.315">
            <text:p>356.315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-220899">
            <text:p>-220899</text:p>
          </table:table-cell>
          <table:table-cell office:value-type="float" office:value="398.321">
            <text:p>398.321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-444182">
            <text:p>-444182</text:p>
          </table:table-cell>
          <table:table-cell office:value-type="float" office:value="400.402">
            <text:p>400.402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-662849">
            <text:p>-662849</text:p>
          </table:table-cell>
          <table:table-cell office:value-type="float" office:value="408.303">
            <text:p>408.303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-961520">
            <text:p>-961520</text:p>
          </table:table-cell>
          <table:table-cell office:value-type="float" office:value="421.8">
            <text:p>421.8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-1240140">
            <text:p>-1240140</text:p>
          </table:table-cell>
          <table:table-cell office:value-type="float" office:value="429.676">
            <text:p>429.676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-1485110">
            <text:p>-1485110</text:p>
          </table:table-cell>
          <table:table-cell office:value-type="float" office:value="433.55">
            <text:p>433.55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-1729670">
            <text:p>-1729670</text:p>
          </table:table-cell>
          <table:table-cell office:value-type="float" office:value="434.214">
            <text:p>434.214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-1761510">
            <text:p>-1761510</text:p>
          </table:table-cell>
          <table:table-cell office:value-type="float" office:value="418.476">
            <text:p>418.476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-1783340">
            <text:p>-1783340</text:p>
          </table:table-cell>
          <table:table-cell office:value-type="float" office:value="417.216">
            <text:p>417.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43290">
            <text:p>-1543290</text:p>
          </table:table-cell>
          <table:table-cell office:value-type="float" office:value="405.266">
            <text:p>405.26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-1264780">
            <text:p>-1264780</text:p>
          </table:table-cell>
          <table:table-cell office:value-type="float" office:value="391.141">
            <text:p>391.141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-926456">
            <text:p>-926456</text:p>
          </table:table-cell>
          <table:table-cell office:value-type="float" office:value="367.896">
            <text:p>367.896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-671141">
            <text:p>-671141</text:p>
          </table:table-cell>
          <table:table-cell office:value-type="float" office:value="358.387">
            <text:p>358.38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-480585">
            <text:p>-480585</text:p>
          </table:table-cell>
          <table:table-cell office:value-type="float" office:value="337.56">
            <text:p>337.56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-385167">
            <text:p>-385167</text:p>
          </table:table-cell>
          <table:table-cell office:value-type="float" office:value="325.971">
            <text:p>325.971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-333670">
            <text:p>-333670</text:p>
          </table:table-cell>
          <table:table-cell office:value-type="float" office:value="308.576">
            <text:p>308.576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-323662">
            <text:p>-323662</text:p>
          </table:table-cell>
          <table:table-cell office:value-type="float" office:value="292.486">
            <text:p>292.48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-318373">
            <text:p>-318373</text:p>
          </table:table-cell>
          <table:table-cell office:value-type="float" office:value="274.407">
            <text:p>274.407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-306031">
            <text:p>-306031</text:p>
          </table:table-cell>
          <table:table-cell office:value-type="float" office:value="259.579">
            <text:p>259.579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-295787">
            <text:p>-295787</text:p>
          </table:table-cell>
          <table:table-cell office:value-type="float" office:value="243.705">
            <text:p>243.705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-276615">
            <text:p>-276615</text:p>
          </table:table-cell>
          <table:table-cell office:value-type="float" office:value="229.642">
            <text:p>229.64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-245752">
            <text:p>-245752</text:p>
          </table:table-cell>
          <table:table-cell office:value-type="float" office:value="216.612">
            <text:p>216.612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-226218">
            <text:p>-226218</text:p>
          </table:table-cell>
          <table:table-cell office:value-type="float" office:value="204.177">
            <text:p>204.177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-214097">
            <text:p>-214097</text:p>
          </table:table-cell>
          <table:table-cell office:value-type="float" office:value="190.322">
            <text:p>190.322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-197350">
            <text:p>-197350</text:p>
          </table:table-cell>
          <table:table-cell office:value-type="float" office:value="178.788">
            <text:p>178.788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-185846">
            <text:p>-185846</text:p>
          </table:table-cell>
          <table:table-cell office:value-type="float" office:value="167.245">
            <text:p>167.245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-172547">
            <text:p>-172547</text:p>
          </table:table-cell>
          <table:table-cell office:value-type="float" office:value="157.362">
            <text:p>157.362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-159653">
            <text:p>-159653</text:p>
          </table:table-cell>
          <table:table-cell office:value-type="float" office:value="149.668">
            <text:p>149.668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-149954">
            <text:p>-149954</text:p>
          </table:table-cell>
          <table:table-cell office:value-type="float" office:value="138.404">
            <text:p>138.40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-140213">
            <text:p>-140213</text:p>
          </table:table-cell>
          <table:table-cell office:value-type="float" office:value="131.387">
            <text:p>131.387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-129851">
            <text:p>-129851</text:p>
          </table:table-cell>
          <table:table-cell office:value-type="float" office:value="123.055">
            <text:p>123.055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-117991">
            <text:p>-117991</text:p>
          </table:table-cell>
          <table:table-cell office:value-type="float" office:value="115.283">
            <text:p>115.283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-105515">
            <text:p>-105515</text:p>
          </table:table-cell>
          <table:table-cell office:value-type="float" office:value="108.245">
            <text:p>108.245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-103674">
            <text:p>-103674</text:p>
          </table:table-cell>
          <table:table-cell office:value-type="float" office:value="101.394">
            <text:p>101.394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-88635.2">
            <text:p>-88635.2</text:p>
          </table:table-cell>
          <table:table-cell office:value-type="float" office:value="95.0348">
            <text:p>95.0348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-82070.2">
            <text:p>-82070.2</text:p>
          </table:table-cell>
          <table:table-cell office:value-type="float" office:value="89.2568">
            <text:p>89.2568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-80014.8">
            <text:p>-80014.8</text:p>
          </table:table-cell>
          <table:table-cell office:value-type="float" office:value="84.2604">
            <text:p>84.2604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-69589">
            <text:p>-69589</text:p>
          </table:table-cell>
          <table:table-cell office:value-type="float" office:value="79.0165">
            <text:p>79.0165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-65965.6">
            <text:p>-65965.6</text:p>
          </table:table-cell>
          <table:table-cell office:value-type="float" office:value="73.3412">
            <text:p>73.3412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-61382.1">
            <text:p>-61382.1</text:p>
          </table:table-cell>
          <table:table-cell office:value-type="float" office:value="69.7041">
            <text:p>69.7041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-51506.2">
            <text:p>-51506.2</text:p>
          </table:table-cell>
          <table:table-cell office:value-type="float" office:value="64.9959">
            <text:p>64.9959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-48498.7">
            <text:p>-48498.7</text:p>
          </table:table-cell>
          <table:table-cell office:value-type="float" office:value="61.0694">
            <text:p>61.0694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-44580.2">
            <text:p>-44580.2</text:p>
          </table:table-cell>
          <table:table-cell office:value-type="float" office:value="57.4168">
            <text:p>57.4168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-40533.5">
            <text:p>-40533.5</text:p>
          </table:table-cell>
          <table:table-cell office:value-type="float" office:value="54.1232">
            <text:p>54.1232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-37159.6">
            <text:p>-37159.6</text:p>
          </table:table-cell>
          <table:table-cell office:value-type="float" office:value="50.3637">
            <text:p>50.3637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-34835">
            <text:p>-34835</text:p>
          </table:table-cell>
          <table:table-cell office:value-type="float" office:value="47.1362">
            <text:p>47.1362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-29573.6">
            <text:p>-29573.6</text:p>
          </table:table-cell>
          <table:table-cell office:value-type="float" office:value="44.2885">
            <text:p>44.2885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-29545">
            <text:p>-29545</text:p>
          </table:table-cell>
          <table:table-cell office:value-type="float" office:value="41.457">
            <text:p>41.457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-27529.3">
            <text:p>-27529.3</text:p>
          </table:table-cell>
          <table:table-cell office:value-type="float" office:value="38.6235">
            <text:p>38.623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-23913.4">
            <text:p>-23913.4</text:p>
          </table:table-cell>
          <table:table-cell office:value-type="float" office:value="36.0335">
            <text:p>36.0335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-21621.6">
            <text:p>-21621.6</text:p>
          </table:table-cell>
          <table:table-cell office:value-type="float" office:value="34.0049">
            <text:p>34.0049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-19740.3">
            <text:p>-19740.3</text:p>
          </table:table-cell>
          <table:table-cell office:value-type="float" office:value="32.0145">
            <text:p>32.0145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-16998.2">
            <text:p>-16998.2</text:p>
          </table:table-cell>
          <table:table-cell office:value-type="float" office:value="29.7573">
            <text:p>29.7573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-15019.9">
            <text:p>-15019.9</text:p>
          </table:table-cell>
          <table:table-cell office:value-type="float" office:value="28.0274">
            <text:p>28.0274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12524.6">
            <text:p>-12524.6</text:p>
          </table:table-cell>
          <table:table-cell office:value-type="float" office:value="26.1803">
            <text:p>26.1803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9295.72">
            <text:p>-9295.72</text:p>
          </table:table-cell>
          <table:table-cell office:value-type="float" office:value="24.4179">
            <text:p>24.4179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-7475.43">
            <text:p>-7475.43</text:p>
          </table:table-cell>
          <table:table-cell office:value-type="float" office:value="23.2094">
            <text:p>23.2094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-4891.14">
            <text:p>-4891.14</text:p>
          </table:table-cell>
          <table:table-cell office:value-type="float" office:value="21.9468">
            <text:p>21.9468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-3314.43">
            <text:p>-3314.43</text:p>
          </table:table-cell>
          <table:table-cell office:value-type="float" office:value="20.5546">
            <text:p>20.554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-2166.71">
            <text:p>-2166.71</text:p>
          </table:table-cell>
          <table:table-cell office:value-type="float" office:value="19.0044">
            <text:p>19.0044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-2271.78">
            <text:p>-2271.78</text:p>
          </table:table-cell>
          <table:table-cell office:value-type="float" office:value="17.8956">
            <text:p>17.8956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-214.527">
            <text:p>-214.527</text:p>
          </table:table-cell>
          <table:table-cell office:value-type="float" office:value="16.8633">
            <text:p>16.8633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1110.7">
            <text:p>1110.7</text:p>
          </table:table-cell>
          <table:table-cell office:value-type="float" office:value="15.8353">
            <text:p>15.8353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1679.9">
            <text:p>1679.9</text:p>
          </table:table-cell>
          <table:table-cell office:value-type="float" office:value="14.9252">
            <text:p>14.9252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2915.7">
            <text:p>2915.7</text:p>
          </table:table-cell>
          <table:table-cell office:value-type="float" office:value="13.9937">
            <text:p>13.9937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3140.31">
            <text:p>3140.31</text:p>
          </table:table-cell>
          <table:table-cell office:value-type="float" office:value="13.1646">
            <text:p>13.1646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5673.14">
            <text:p>5673.14</text:p>
          </table:table-cell>
          <table:table-cell office:value-type="float" office:value="12.2314">
            <text:p>12.2314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6663.99">
            <text:p>6663.99</text:p>
          </table:table-cell>
          <table:table-cell office:value-type="float" office:value="11.6533">
            <text:p>11.6533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6931.35">
            <text:p>6931.35</text:p>
          </table:table-cell>
          <table:table-cell office:value-type="float" office:value="10.7862">
            <text:p>10.7862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6998.67">
            <text:p>6998.67</text:p>
          </table:table-cell>
          <table:table-cell office:value-type="float" office:value="10.1813">
            <text:p>10.1813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7670.63">
            <text:p>7670.63</text:p>
          </table:table-cell>
          <table:table-cell office:value-type="float" office:value="9.5542">
            <text:p>9.5542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9772.52">
            <text:p>9772.52</text:p>
          </table:table-cell>
          <table:table-cell office:value-type="float" office:value="8.91226">
            <text:p>8.91226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9535.76">
            <text:p>9535.76</text:p>
          </table:table-cell>
          <table:table-cell office:value-type="float" office:value="8.35889">
            <text:p>8.35889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9729.59">
            <text:p>9729.59</text:p>
          </table:table-cell>
          <table:table-cell office:value-type="float" office:value="7.82719">
            <text:p>7.82719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9819.33">
            <text:p>9819.33</text:p>
          </table:table-cell>
          <table:table-cell office:value-type="float" office:value="7.35162">
            <text:p>7.35162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11005.7">
            <text:p>11005.7</text:p>
          </table:table-cell>
          <table:table-cell office:value-type="float" office:value="6.86876">
            <text:p>6.86876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12646.3">
            <text:p>12646.3</text:p>
          </table:table-cell>
          <table:table-cell office:value-type="float" office:value="6.5344">
            <text:p>6.5344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12765.5">
            <text:p>12765.5</text:p>
          </table:table-cell>
          <table:table-cell office:value-type="float" office:value="6.11967">
            <text:p>6.11967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14360.6">
            <text:p>14360.6</text:p>
          </table:table-cell>
          <table:table-cell office:value-type="float" office:value="5.76443">
            <text:p>5.76443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13387.5">
            <text:p>13387.5</text:p>
          </table:table-cell>
          <table:table-cell office:value-type="float" office:value="5.3348">
            <text:p>5.3348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13314.5">
            <text:p>13314.5</text:p>
          </table:table-cell>
          <table:table-cell office:value-type="float" office:value="5.06292">
            <text:p>5.06292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4485.6">
            <text:p>14485.6</text:p>
          </table:table-cell>
          <table:table-cell office:value-type="float" office:value="4.72059">
            <text:p>4.72059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14549.8">
            <text:p>14549.8</text:p>
          </table:table-cell>
          <table:table-cell office:value-type="float" office:value="4.3934">
            <text:p>4.3934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15209.4">
            <text:p>15209.4</text:p>
          </table:table-cell>
          <table:table-cell office:value-type="float" office:value="4.11494">
            <text:p>4.11494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14658.9">
            <text:p>14658.9</text:p>
          </table:table-cell>
          <table:table-cell office:value-type="float" office:value="3.88108">
            <text:p>3.88108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15441">
            <text:p>15441</text:p>
          </table:table-cell>
          <table:table-cell office:value-type="float" office:value="3.63497">
            <text:p>3.63497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15386.6">
            <text:p>15386.6</text:p>
          </table:table-cell>
          <table:table-cell office:value-type="float" office:value="3.43054">
            <text:p>3.43054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15424.6">
            <text:p>15424.6</text:p>
          </table:table-cell>
          <table:table-cell office:value-type="float" office:value="3.17406">
            <text:p>3.17406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15998.8">
            <text:p>15998.8</text:p>
          </table:table-cell>
          <table:table-cell office:value-type="float" office:value="2.9865">
            <text:p>2.9865</text:p>
          </table:table-cell>
          <table:table-cell office:value-type="float" office:value="0.8">
            <text:p>0.8</text:p>
          </table:table-cell>
        </table:table-row>
      </table:table>
      <table:table table:name="5" table:style-name="ta1"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-170.54">
            <text:p>-170.54</text:p>
          </table:table-cell>
          <table:table-cell office:value-type="float" office:value="0.569307">
            <text:p>0.569307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-14526.2">
            <text:p>-14526.2</text:p>
          </table:table-cell>
          <table:table-cell office:value-type="float" office:value="21.1197">
            <text:p>21.1197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-69923">
            <text:p>-69923</text:p>
          </table:table-cell>
          <table:table-cell office:value-type="float" office:value="191.496">
            <text:p>191.496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-209979">
            <text:p>-209979</text:p>
          </table:table-cell>
          <table:table-cell office:value-type="float" office:value="430.879">
            <text:p>430.87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418496">
            <text:p>-418496</text:p>
          </table:table-cell>
          <table:table-cell office:value-type="float" office:value="444.973">
            <text:p>444.973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-606769">
            <text:p>-606769</text:p>
          </table:table-cell>
          <table:table-cell office:value-type="float" office:value="498.333">
            <text:p>498.333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-815330">
            <text:p>-815330</text:p>
          </table:table-cell>
          <table:table-cell office:value-type="float" office:value="500.43">
            <text:p>500.43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-1156280">
            <text:p>-1156280</text:p>
          </table:table-cell>
          <table:table-cell office:value-type="float" office:value="510.391">
            <text:p>510.391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-1186070">
            <text:p>-1186070</text:p>
          </table:table-cell>
          <table:table-cell office:value-type="float" office:value="527.387">
            <text:p>527.387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-1110030">
            <text:p>-1110030</text:p>
          </table:table-cell>
          <table:table-cell office:value-type="float" office:value="537.009">
            <text:p>537.009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-1055260">
            <text:p>-1055260</text:p>
          </table:table-cell>
          <table:table-cell office:value-type="float" office:value="541.666">
            <text:p>541.666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-956331">
            <text:p>-956331</text:p>
          </table:table-cell>
          <table:table-cell office:value-type="float" office:value="542.952">
            <text:p>542.952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-1014380">
            <text:p>-1014380</text:p>
          </table:table-cell>
          <table:table-cell office:value-type="float" office:value="523.06">
            <text:p>523.06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-1132750">
            <text:p>-1132750</text:p>
          </table:table-cell>
          <table:table-cell office:value-type="float" office:value="521.66">
            <text:p>521.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210130">
            <text:p>-1210130</text:p>
          </table:table-cell>
          <table:table-cell office:value-type="float" office:value="506.454">
            <text:p>506.45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-1337410">
            <text:p>-1337410</text:p>
          </table:table-cell>
          <table:table-cell office:value-type="float" office:value="488.756">
            <text:p>488.756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-1298660">
            <text:p>-1298660</text:p>
          </table:table-cell>
          <table:table-cell office:value-type="float" office:value="459.738">
            <text:p>459.738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-1189230">
            <text:p>-1189230</text:p>
          </table:table-cell>
          <table:table-cell office:value-type="float" office:value="447.941">
            <text:p>447.941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-941346">
            <text:p>-941346</text:p>
          </table:table-cell>
          <table:table-cell office:value-type="float" office:value="421.923">
            <text:p>421.923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-673804">
            <text:p>-673804</text:p>
          </table:table-cell>
          <table:table-cell office:value-type="float" office:value="407.431">
            <text:p>407.431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-457822">
            <text:p>-457822</text:p>
          </table:table-cell>
          <table:table-cell office:value-type="float" office:value="385.675">
            <text:p>385.675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-330056">
            <text:p>-330056</text:p>
          </table:table-cell>
          <table:table-cell office:value-type="float" office:value="365.485">
            <text:p>365.485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-270504">
            <text:p>-270504</text:p>
          </table:table-cell>
          <table:table-cell office:value-type="float" office:value="342.927">
            <text:p>342.927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-244737">
            <text:p>-244737</text:p>
          </table:table-cell>
          <table:table-cell office:value-type="float" office:value="324.47">
            <text:p>324.4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-240299">
            <text:p>-240299</text:p>
          </table:table-cell>
          <table:table-cell office:value-type="float" office:value="304.609">
            <text:p>304.609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-239217">
            <text:p>-239217</text:p>
          </table:table-cell>
          <table:table-cell office:value-type="float" office:value="287">
            <text:p>28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-220965">
            <text:p>-220965</text:p>
          </table:table-cell>
          <table:table-cell office:value-type="float" office:value="270.774">
            <text:p>270.774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-211787">
            <text:p>-211787</text:p>
          </table:table-cell>
          <table:table-cell office:value-type="float" office:value="255.175">
            <text:p>255.175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-201946">
            <text:p>-201946</text:p>
          </table:table-cell>
          <table:table-cell office:value-type="float" office:value="237.902">
            <text:p>237.902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-187936">
            <text:p>-187936</text:p>
          </table:table-cell>
          <table:table-cell office:value-type="float" office:value="223.464">
            <text:p>223.464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-173546">
            <text:p>-173546</text:p>
          </table:table-cell>
          <table:table-cell office:value-type="float" office:value="209.054">
            <text:p>209.054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-166387">
            <text:p>-166387</text:p>
          </table:table-cell>
          <table:table-cell office:value-type="float" office:value="196.686">
            <text:p>196.686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-154617">
            <text:p>-154617</text:p>
          </table:table-cell>
          <table:table-cell office:value-type="float" office:value="187.042">
            <text:p>187.042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-144257">
            <text:p>-144257</text:p>
          </table:table-cell>
          <table:table-cell office:value-type="float" office:value="173.007">
            <text:p>173.007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-133616">
            <text:p>-133616</text:p>
          </table:table-cell>
          <table:table-cell office:value-type="float" office:value="164.219">
            <text:p>164.219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-125272">
            <text:p>-125272</text:p>
          </table:table-cell>
          <table:table-cell office:value-type="float" office:value="153.796">
            <text:p>153.796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-117883">
            <text:p>-117883</text:p>
          </table:table-cell>
          <table:table-cell office:value-type="float" office:value="144.116">
            <text:p>144.116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-104520">
            <text:p>-104520</text:p>
          </table:table-cell>
          <table:table-cell office:value-type="float" office:value="135.31">
            <text:p>135.31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-103101">
            <text:p>-103101</text:p>
          </table:table-cell>
          <table:table-cell office:value-type="float" office:value="126.733">
            <text:p>126.73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-92227.9">
            <text:p>-92227.9</text:p>
          </table:table-cell>
          <table:table-cell office:value-type="float" office:value="118.794">
            <text:p>118.794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-85211.9">
            <text:p>-85211.9</text:p>
          </table:table-cell>
          <table:table-cell office:value-type="float" office:value="111.555">
            <text:p>111.555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-80610.9">
            <text:p>-80610.9</text:p>
          </table:table-cell>
          <table:table-cell office:value-type="float" office:value="105.307">
            <text:p>105.307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-75470.5">
            <text:p>-75470.5</text:p>
          </table:table-cell>
          <table:table-cell office:value-type="float" office:value="98.7386">
            <text:p>98.7386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-66952.5">
            <text:p>-66952.5</text:p>
          </table:table-cell>
          <table:table-cell office:value-type="float" office:value="91.6571">
            <text:p>91.657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-62661.9">
            <text:p>-62661.9</text:p>
          </table:table-cell>
          <table:table-cell office:value-type="float" office:value="87.1245">
            <text:p>87.1245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-55609.1">
            <text:p>-55609.1</text:p>
          </table:table-cell>
          <table:table-cell office:value-type="float" office:value="81.2431">
            <text:p>81.243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-50680.4">
            <text:p>-50680.4</text:p>
          </table:table-cell>
          <table:table-cell office:value-type="float" office:value="76.3418">
            <text:p>76.3418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-45544.4">
            <text:p>-45544.4</text:p>
          </table:table-cell>
          <table:table-cell office:value-type="float" office:value="71.7609">
            <text:p>71.7609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-42038.5">
            <text:p>-42038.5</text:p>
          </table:table-cell>
          <table:table-cell office:value-type="float" office:value="67.6537">
            <text:p>67.6537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-39339.3">
            <text:p>-39339.3</text:p>
          </table:table-cell>
          <table:table-cell office:value-type="float" office:value="62.9575">
            <text:p>62.9575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-34549.7">
            <text:p>-34549.7</text:p>
          </table:table-cell>
          <table:table-cell office:value-type="float" office:value="58.9148">
            <text:p>58.9148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-31696.2">
            <text:p>-31696.2</text:p>
          </table:table-cell>
          <table:table-cell office:value-type="float" office:value="55.3581">
            <text:p>55.358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-29483.7">
            <text:p>-29483.7</text:p>
          </table:table-cell>
          <table:table-cell office:value-type="float" office:value="51.8196">
            <text:p>51.8196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-27786.7">
            <text:p>-27786.7</text:p>
          </table:table-cell>
          <table:table-cell office:value-type="float" office:value="48.283">
            <text:p>48.28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-25128.1">
            <text:p>-25128.1</text:p>
          </table:table-cell>
          <table:table-cell office:value-type="float" office:value="45.0383">
            <text:p>45.0383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-22587.7">
            <text:p>-22587.7</text:p>
          </table:table-cell>
          <table:table-cell office:value-type="float" office:value="42.5081">
            <text:p>42.5081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-22629.8">
            <text:p>-22629.8</text:p>
          </table:table-cell>
          <table:table-cell office:value-type="float" office:value="40.0147">
            <text:p>40.0147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-18927.3">
            <text:p>-18927.3</text:p>
          </table:table-cell>
          <table:table-cell office:value-type="float" office:value="37.1954">
            <text:p>37.1954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-16848.2">
            <text:p>-16848.2</text:p>
          </table:table-cell>
          <table:table-cell office:value-type="float" office:value="35.0308">
            <text:p>35.0308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14564.1">
            <text:p>-14564.1</text:p>
          </table:table-cell>
          <table:table-cell office:value-type="float" office:value="32.7155">
            <text:p>32.715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10743.8">
            <text:p>-10743.8</text:p>
          </table:table-cell>
          <table:table-cell office:value-type="float" office:value="30.5183">
            <text:p>30.5183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-10702">
            <text:p>-10702</text:p>
          </table:table-cell>
          <table:table-cell office:value-type="float" office:value="29.0003">
            <text:p>29.0003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-7228.33">
            <text:p>-7228.33</text:p>
          </table:table-cell>
          <table:table-cell office:value-type="float" office:value="27.4285">
            <text:p>27.4285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-5993.2">
            <text:p>-5993.2</text:p>
          </table:table-cell>
          <table:table-cell office:value-type="float" office:value="25.6927">
            <text:p>25.692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-3285.52">
            <text:p>-3285.52</text:p>
          </table:table-cell>
          <table:table-cell office:value-type="float" office:value="23.7554">
            <text:p>23.7554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-2416.09">
            <text:p>-2416.09</text:p>
          </table:table-cell>
          <table:table-cell office:value-type="float" office:value="22.3722">
            <text:p>22.3722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500.812">
            <text:p>500.812</text:p>
          </table:table-cell>
          <table:table-cell office:value-type="float" office:value="21.0763">
            <text:p>21.0763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763.189">
            <text:p>763.189</text:p>
          </table:table-cell>
          <table:table-cell office:value-type="float" office:value="19.7936">
            <text:p>19.7936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1367.56">
            <text:p>1367.56</text:p>
          </table:table-cell>
          <table:table-cell office:value-type="float" office:value="18.6518">
            <text:p>18.6518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3941.56">
            <text:p>3941.56</text:p>
          </table:table-cell>
          <table:table-cell office:value-type="float" office:value="17.4898">
            <text:p>17.4898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5272.44">
            <text:p>5272.44</text:p>
          </table:table-cell>
          <table:table-cell office:value-type="float" office:value="16.4568">
            <text:p>16.4568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6198.07">
            <text:p>6198.07</text:p>
          </table:table-cell>
          <table:table-cell office:value-type="float" office:value="15.2882">
            <text:p>15.2882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6385.77">
            <text:p>6385.77</text:p>
          </table:table-cell>
          <table:table-cell office:value-type="float" office:value="14.5648">
            <text:p>14.5648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7153.19">
            <text:p>7153.19</text:p>
          </table:table-cell>
          <table:table-cell office:value-type="float" office:value="13.4841">
            <text:p>13.4841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7824.03">
            <text:p>7824.03</text:p>
          </table:table-cell>
          <table:table-cell office:value-type="float" office:value="12.7243">
            <text:p>12.7243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8541.03">
            <text:p>8541.03</text:p>
          </table:table-cell>
          <table:table-cell office:value-type="float" office:value="11.9426">
            <text:p>11.9426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10384.2">
            <text:p>10384.2</text:p>
          </table:table-cell>
          <table:table-cell office:value-type="float" office:value="11.1378">
            <text:p>11.1378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11457.7">
            <text:p>11457.7</text:p>
          </table:table-cell>
          <table:table-cell office:value-type="float" office:value="10.4485">
            <text:p>10.4485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11231.8">
            <text:p>11231.8</text:p>
          </table:table-cell>
          <table:table-cell office:value-type="float" office:value="9.78172">
            <text:p>9.78172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10546.3">
            <text:p>10546.3</text:p>
          </table:table-cell>
          <table:table-cell office:value-type="float" office:value="9.18855">
            <text:p>9.18855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12000.8">
            <text:p>12000.8</text:p>
          </table:table-cell>
          <table:table-cell office:value-type="float" office:value="8.58484">
            <text:p>8.58484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12618.5">
            <text:p>12618.5</text:p>
          </table:table-cell>
          <table:table-cell office:value-type="float" office:value="8.16898">
            <text:p>8.16898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12988.1">
            <text:p>12988.1</text:p>
          </table:table-cell>
          <table:table-cell office:value-type="float" office:value="7.64976">
            <text:p>7.64976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12644.1">
            <text:p>12644.1</text:p>
          </table:table-cell>
          <table:table-cell office:value-type="float" office:value="7.20361">
            <text:p>7.2036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13656.2">
            <text:p>13656.2</text:p>
          </table:table-cell>
          <table:table-cell office:value-type="float" office:value="6.66698">
            <text:p>6.66698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13175.6">
            <text:p>13175.6</text:p>
          </table:table-cell>
          <table:table-cell office:value-type="float" office:value="6.32818">
            <text:p>6.32818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4964.7">
            <text:p>14964.7</text:p>
          </table:table-cell>
          <table:table-cell office:value-type="float" office:value="5.89955">
            <text:p>5.89955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14888.8">
            <text:p>14888.8</text:p>
          </table:table-cell>
          <table:table-cell office:value-type="float" office:value="5.49178">
            <text:p>5.49178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14879">
            <text:p>14879</text:p>
          </table:table-cell>
          <table:table-cell office:value-type="float" office:value="5.14249">
            <text:p>5.14249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15018.9">
            <text:p>15018.9</text:p>
          </table:table-cell>
          <table:table-cell office:value-type="float" office:value="4.85146">
            <text:p>4.85146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16279">
            <text:p>16279</text:p>
          </table:table-cell>
          <table:table-cell office:value-type="float" office:value="4.5428">
            <text:p>4.5428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15594.2">
            <text:p>15594.2</text:p>
          </table:table-cell>
          <table:table-cell office:value-type="float" office:value="4.28744">
            <text:p>4.28744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15874.5">
            <text:p>15874.5</text:p>
          </table:table-cell>
          <table:table-cell office:value-type="float" office:value="3.96735">
            <text:p>3.96735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16740.6">
            <text:p>16740.6</text:p>
          </table:table-cell>
          <table:table-cell office:value-type="float" office:value="3.7328">
            <text:p>3.7328</text:p>
          </table:table-cell>
          <table:table-cell office:value-type="float" office:value="0.8">
            <text:p>0.8</text:p>
          </table:table-cell>
        </table:table-row>
      </table:table>
      <table:table table:name="6" table:style-name="ta1"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-137.514">
            <text:p>-137.514</text:p>
          </table:table-cell>
          <table:table-cell office:value-type="float" office:value="0.668395">
            <text:p>0.668395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-116.549">
            <text:p>-116.549</text:p>
          </table:table-cell>
          <table:table-cell office:value-type="float" office:value="25.461">
            <text:p>25.461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28946.6">
            <text:p>28946.6</text:p>
          </table:table-cell>
          <table:table-cell office:value-type="float" office:value="229.068">
            <text:p>229.068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78751.1">
            <text:p>78751.1</text:p>
          </table:table-cell>
          <table:table-cell office:value-type="float" office:value="516.893">
            <text:p>516.89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4389.9">
            <text:p>34389.9</text:p>
          </table:table-cell>
          <table:table-cell office:value-type="float" office:value="533.465">
            <text:p>533.465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323388">
            <text:p>323388</text:p>
          </table:table-cell>
          <table:table-cell office:value-type="float" office:value="598.552">
            <text:p>598.552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327911">
            <text:p>327911</text:p>
          </table:table-cell>
          <table:table-cell office:value-type="float" office:value="600.471">
            <text:p>600.471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564528">
            <text:p>564528</text:p>
          </table:table-cell>
          <table:table-cell office:value-type="float" office:value="612.612">
            <text:p>612.612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576522">
            <text:p>576522</text:p>
          </table:table-cell>
          <table:table-cell office:value-type="float" office:value="633.131">
            <text:p>633.131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717614">
            <text:p>717614</text:p>
          </table:table-cell>
          <table:table-cell office:value-type="float" office:value="644.36">
            <text:p>644.36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653163">
            <text:p>653163</text:p>
          </table:table-cell>
          <table:table-cell office:value-type="float" office:value="649.705">
            <text:p>649.705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641859">
            <text:p>641859</text:p>
          </table:table-cell>
          <table:table-cell office:value-type="float" office:value="651.739">
            <text:p>651.739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399484">
            <text:p>399484</text:p>
          </table:table-cell>
          <table:table-cell office:value-type="float" office:value="627.644">
            <text:p>627.644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284440">
            <text:p>284440</text:p>
          </table:table-cell>
          <table:table-cell office:value-type="float" office:value="626.162">
            <text:p>626.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453.4">
            <text:p>95453.4</text:p>
          </table:table-cell>
          <table:table-cell office:value-type="float" office:value="607.591">
            <text:p>607.591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-139968">
            <text:p>-139968</text:p>
          </table:table-cell>
          <table:table-cell office:value-type="float" office:value="586.316">
            <text:p>586.316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-369977">
            <text:p>-369977</text:p>
          </table:table-cell>
          <table:table-cell office:value-type="float" office:value="551.547">
            <text:p>551.547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-661543">
            <text:p>-661543</text:p>
          </table:table-cell>
          <table:table-cell office:value-type="float" office:value="537.49">
            <text:p>537.49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-898930">
            <text:p>-898930</text:p>
          </table:table-cell>
          <table:table-cell office:value-type="float" office:value="506.279">
            <text:p>506.279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-995248">
            <text:p>-995248</text:p>
          </table:table-cell>
          <table:table-cell office:value-type="float" office:value="488.871">
            <text:p>488.871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-909395">
            <text:p>-909395</text:p>
          </table:table-cell>
          <table:table-cell office:value-type="float" office:value="462.741">
            <text:p>462.741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-720501">
            <text:p>-720501</text:p>
          </table:table-cell>
          <table:table-cell office:value-type="float" office:value="438.416">
            <text:p>438.41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-519834">
            <text:p>-519834</text:p>
          </table:table-cell>
          <table:table-cell office:value-type="float" office:value="411.403">
            <text:p>411.403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-379186">
            <text:p>-379186</text:p>
          </table:table-cell>
          <table:table-cell office:value-type="float" office:value="389.349">
            <text:p>389.349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-303711">
            <text:p>-303711</text:p>
          </table:table-cell>
          <table:table-cell office:value-type="float" office:value="365.499">
            <text:p>365.499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-275485">
            <text:p>-275485</text:p>
          </table:table-cell>
          <table:table-cell office:value-type="float" office:value="344.33">
            <text:p>344.33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-265617">
            <text:p>-265617</text:p>
          </table:table-cell>
          <table:table-cell office:value-type="float" office:value="324.931">
            <text:p>324.931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-260020">
            <text:p>-260020</text:p>
          </table:table-cell>
          <table:table-cell office:value-type="float" office:value="306.145">
            <text:p>306.145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-256495">
            <text:p>-256495</text:p>
          </table:table-cell>
          <table:table-cell office:value-type="float" office:value="285.485">
            <text:p>285.485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-252609">
            <text:p>-252609</text:p>
          </table:table-cell>
          <table:table-cell office:value-type="float" office:value="268.128">
            <text:p>268.128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-240967">
            <text:p>-240967</text:p>
          </table:table-cell>
          <table:table-cell office:value-type="float" office:value="250.861">
            <text:p>250.861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-229299">
            <text:p>-229299</text:p>
          </table:table-cell>
          <table:table-cell office:value-type="float" office:value="236.003">
            <text:p>236.003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-217804">
            <text:p>-217804</text:p>
          </table:table-cell>
          <table:table-cell office:value-type="float" office:value="224.395">
            <text:p>224.395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-207266">
            <text:p>-207266</text:p>
          </table:table-cell>
          <table:table-cell office:value-type="float" office:value="207.606">
            <text:p>207.606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-197968">
            <text:p>-197968</text:p>
          </table:table-cell>
          <table:table-cell office:value-type="float" office:value="197.041">
            <text:p>197.041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-184659">
            <text:p>-184659</text:p>
          </table:table-cell>
          <table:table-cell office:value-type="float" office:value="184.528">
            <text:p>184.528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-177836">
            <text:p>-177836</text:p>
          </table:table-cell>
          <table:table-cell office:value-type="float" office:value="172.953">
            <text:p>172.953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-165163">
            <text:p>-165163</text:p>
          </table:table-cell>
          <table:table-cell office:value-type="float" office:value="162.374">
            <text:p>162.374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-159093">
            <text:p>-159093</text:p>
          </table:table-cell>
          <table:table-cell office:value-type="float" office:value="152.068">
            <text:p>152.068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-153088">
            <text:p>-153088</text:p>
          </table:table-cell>
          <table:table-cell office:value-type="float" office:value="142.551">
            <text:p>142.551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-143886">
            <text:p>-143886</text:p>
          </table:table-cell>
          <table:table-cell office:value-type="float" office:value="133.849">
            <text:p>133.849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-136688">
            <text:p>-136688</text:p>
          </table:table-cell>
          <table:table-cell office:value-type="float" office:value="126.343">
            <text:p>126.343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-131056">
            <text:p>-131056</text:p>
          </table:table-cell>
          <table:table-cell office:value-type="float" office:value="118.446">
            <text:p>118.446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-123022">
            <text:p>-123022</text:p>
          </table:table-cell>
          <table:table-cell office:value-type="float" office:value="109.964">
            <text:p>109.964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-119160">
            <text:p>-119160</text:p>
          </table:table-cell>
          <table:table-cell office:value-type="float" office:value="104.541">
            <text:p>104.541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-110716">
            <text:p>-110716</text:p>
          </table:table-cell>
          <table:table-cell office:value-type="float" office:value="97.4901">
            <text:p>97.49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-106902">
            <text:p>-106902</text:p>
          </table:table-cell>
          <table:table-cell office:value-type="float" office:value="91.6158">
            <text:p>91.6158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-102469">
            <text:p>-102469</text:p>
          </table:table-cell>
          <table:table-cell office:value-type="float" office:value="86.1002">
            <text:p>86.1002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-96439.5">
            <text:p>-96439.5</text:p>
          </table:table-cell>
          <table:table-cell office:value-type="float" office:value="81.1833">
            <text:p>81.1833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-93235.8">
            <text:p>-93235.8</text:p>
          </table:table-cell>
          <table:table-cell office:value-type="float" office:value="75.5521">
            <text:p>75.552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-85980.4">
            <text:p>-85980.4</text:p>
          </table:table-cell>
          <table:table-cell office:value-type="float" office:value="70.6909">
            <text:p>70.6909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-81861.3">
            <text:p>-81861.3</text:p>
          </table:table-cell>
          <table:table-cell office:value-type="float" office:value="66.4266">
            <text:p>66.4266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-74603.6">
            <text:p>-74603.6</text:p>
          </table:table-cell>
          <table:table-cell office:value-type="float" office:value="62.1807">
            <text:p>62.1807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-69857.9">
            <text:p>-69857.9</text:p>
          </table:table-cell>
          <table:table-cell office:value-type="float" office:value="57.9435">
            <text:p>57.943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-64176.8">
            <text:p>-64176.8</text:p>
          </table:table-cell>
          <table:table-cell office:value-type="float" office:value="54.0419">
            <text:p>54.0419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-60028.5">
            <text:p>-60028.5</text:p>
          </table:table-cell>
          <table:table-cell office:value-type="float" office:value="51.0118">
            <text:p>51.0118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-56625.8">
            <text:p>-56625.8</text:p>
          </table:table-cell>
          <table:table-cell office:value-type="float" office:value="48.0134">
            <text:p>48.0134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-51870.8">
            <text:p>-51870.8</text:p>
          </table:table-cell>
          <table:table-cell office:value-type="float" office:value="44.6328">
            <text:p>44.6328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-48783.4">
            <text:p>-48783.4</text:p>
          </table:table-cell>
          <table:table-cell office:value-type="float" office:value="42.0327">
            <text:p>42.0327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44452.5">
            <text:p>-44452.5</text:p>
          </table:table-cell>
          <table:table-cell office:value-type="float" office:value="39.2468">
            <text:p>39.2468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40236">
            <text:p>-40236</text:p>
          </table:table-cell>
          <table:table-cell office:value-type="float" office:value="36.6173">
            <text:p>36.6173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-37633.4">
            <text:p>-37633.4</text:p>
          </table:table-cell>
          <table:table-cell office:value-type="float" office:value="34.7866">
            <text:p>34.7866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-33104.8">
            <text:p>-33104.8</text:p>
          </table:table-cell>
          <table:table-cell office:value-type="float" office:value="32.9081">
            <text:p>32.9081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-30819.3">
            <text:p>-30819.3</text:p>
          </table:table-cell>
          <table:table-cell office:value-type="float" office:value="30.8306">
            <text:p>30.830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-26017.7">
            <text:p>-26017.7</text:p>
          </table:table-cell>
          <table:table-cell office:value-type="float" office:value="28.5065">
            <text:p>28.5065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-23086.6">
            <text:p>-23086.6</text:p>
          </table:table-cell>
          <table:table-cell office:value-type="float" office:value="26.8501">
            <text:p>26.8501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-19224.8">
            <text:p>-19224.8</text:p>
          </table:table-cell>
          <table:table-cell office:value-type="float" office:value="25.2883">
            <text:p>25.2883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-17068.3">
            <text:p>-17068.3</text:p>
          </table:table-cell>
          <table:table-cell office:value-type="float" office:value="23.7516">
            <text:p>23.7516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-13657.8">
            <text:p>-13657.8</text:p>
          </table:table-cell>
          <table:table-cell office:value-type="float" office:value="22.3765">
            <text:p>22.3765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-11330.6">
            <text:p>-11330.6</text:p>
          </table:table-cell>
          <table:table-cell office:value-type="float" office:value="20.9848">
            <text:p>20.9848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-8770.41">
            <text:p>-8770.41</text:p>
          </table:table-cell>
          <table:table-cell office:value-type="float" office:value="19.7496">
            <text:p>19.7496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-7667.03">
            <text:p>-7667.03</text:p>
          </table:table-cell>
          <table:table-cell office:value-type="float" office:value="18.3445">
            <text:p>18.3445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-5087.79">
            <text:p>-5087.79</text:p>
          </table:table-cell>
          <table:table-cell office:value-type="float" office:value="17.4754">
            <text:p>17.4754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-4012.07">
            <text:p>-4012.07</text:p>
          </table:table-cell>
          <table:table-cell office:value-type="float" office:value="16.1825">
            <text:p>16.1825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-2943.29">
            <text:p>-2943.29</text:p>
          </table:table-cell>
          <table:table-cell office:value-type="float" office:value="15.2663">
            <text:p>15.2663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-1025.77">
            <text:p>-1025.77</text:p>
          </table:table-cell>
          <table:table-cell office:value-type="float" office:value="14.331">
            <text:p>14.331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976.182">
            <text:p>976.182</text:p>
          </table:table-cell>
          <table:table-cell office:value-type="float" office:value="13.3623">
            <text:p>13.3623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2821.96">
            <text:p>2821.96</text:p>
          </table:table-cell>
          <table:table-cell office:value-type="float" office:value="12.538">
            <text:p>12.538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3527.32">
            <text:p>3527.32</text:p>
          </table:table-cell>
          <table:table-cell office:value-type="float" office:value="11.7352">
            <text:p>11.7352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3456.86">
            <text:p>3456.86</text:p>
          </table:table-cell>
          <table:table-cell office:value-type="float" office:value="11.025">
            <text:p>11.025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5971.06">
            <text:p>5971.06</text:p>
          </table:table-cell>
          <table:table-cell office:value-type="float" office:value="10.3005">
            <text:p>10.3005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5291.96">
            <text:p>5291.96</text:p>
          </table:table-cell>
          <table:table-cell office:value-type="float" office:value="9.80387">
            <text:p>9.80387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6717.05">
            <text:p>6717.05</text:p>
          </table:table-cell>
          <table:table-cell office:value-type="float" office:value="9.17994">
            <text:p>9.17994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8348.75">
            <text:p>8348.75</text:p>
          </table:table-cell>
          <table:table-cell office:value-type="float" office:value="8.64198">
            <text:p>8.64198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8049.8">
            <text:p>8049.8</text:p>
          </table:table-cell>
          <table:table-cell office:value-type="float" office:value="7.99857">
            <text:p>7.99857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9149.54">
            <text:p>9149.54</text:p>
          </table:table-cell>
          <table:table-cell office:value-type="float" office:value="7.59322">
            <text:p>7.59322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9109.37">
            <text:p>9109.37</text:p>
          </table:table-cell>
          <table:table-cell office:value-type="float" office:value="7.07807">
            <text:p>7.07807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9400.42">
            <text:p>9400.42</text:p>
          </table:table-cell>
          <table:table-cell office:value-type="float" office:value="6.59018">
            <text:p>6.59018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10284.4">
            <text:p>10284.4</text:p>
          </table:table-cell>
          <table:table-cell office:value-type="float" office:value="6.16963">
            <text:p>6.16963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9961">
            <text:p>9961</text:p>
          </table:table-cell>
          <table:table-cell office:value-type="float" office:value="5.82186">
            <text:p>5.82186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11575.9">
            <text:p>11575.9</text:p>
          </table:table-cell>
          <table:table-cell office:value-type="float" office:value="5.45031">
            <text:p>5.4503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12277">
            <text:p>12277</text:p>
          </table:table-cell>
          <table:table-cell office:value-type="float" office:value="5.14404">
            <text:p>5.14404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11789.6">
            <text:p>11789.6</text:p>
          </table:table-cell>
          <table:table-cell office:value-type="float" office:value="4.76059">
            <text:p>4.76059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13102.5">
            <text:p>13102.5</text:p>
          </table:table-cell>
          <table:table-cell office:value-type="float" office:value="4.47899">
            <text:p>4.47899</text:p>
          </table:table-cell>
          <table:table-cell office:value-type="float" office:value="0.8">
            <text:p>0.8</text:p>
          </table:table-cell>
        </table:table-row>
      </table:table>
      <table:table table:name="7" table:style-name="ta1"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493.864">
            <text:p>493.864</text:p>
          </table:table-cell>
          <table:table-cell office:value-type="float" office:value="0.761846">
            <text:p>0.761846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25752.1">
            <text:p>25752.1</text:p>
          </table:table-cell>
          <table:table-cell office:value-type="float" office:value="29.8449">
            <text:p>29.8449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114405">
            <text:p>114405</text:p>
          </table:table-cell>
          <table:table-cell office:value-type="float" office:value="266.389">
            <text:p>266.389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331611">
            <text:p>331611</text:p>
          </table:table-cell>
          <table:table-cell office:value-type="float" office:value="602.798">
            <text:p>602.79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752171">
            <text:p>752171</text:p>
          </table:table-cell>
          <table:table-cell office:value-type="float" office:value="621.82">
            <text:p>621.82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997668">
            <text:p>997668</text:p>
          </table:table-cell>
          <table:table-cell office:value-type="float" office:value="698.909">
            <text:p>698.909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1327010">
            <text:p>1327010</text:p>
          </table:table-cell>
          <table:table-cell office:value-type="float" office:value="700.54">
            <text:p>700.54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1612350">
            <text:p>1612350</text:p>
          </table:table-cell>
          <table:table-cell office:value-type="float" office:value="714.817">
            <text:p>714.817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1660900">
            <text:p>1660900</text:p>
          </table:table-cell>
          <table:table-cell office:value-type="float" office:value="738.923">
            <text:p>738.923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1568640">
            <text:p>1568640</text:p>
          </table:table-cell>
          <table:table-cell office:value-type="float" office:value="751.633">
            <text:p>751.633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1491580">
            <text:p>1491580</text:p>
          </table:table-cell>
          <table:table-cell office:value-type="float" office:value="757.588">
            <text:p>757.588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1492150">
            <text:p>1492150</text:p>
          </table:table-cell>
          <table:table-cell office:value-type="float" office:value="760.489">
            <text:p>760.489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1351520">
            <text:p>1351520</text:p>
          </table:table-cell>
          <table:table-cell office:value-type="float" office:value="732.169">
            <text:p>732.169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1244730">
            <text:p>1244730</text:p>
          </table:table-cell>
          <table:table-cell office:value-type="float" office:value="730.663">
            <text:p>730.6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2820">
            <text:p>1002820</text:p>
          </table:table-cell>
          <table:table-cell office:value-type="float" office:value="708.643">
            <text:p>708.643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794503">
            <text:p>794503</text:p>
          </table:table-cell>
          <table:table-cell office:value-type="float" office:value="683.798">
            <text:p>683.79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533069">
            <text:p>533069</text:p>
          </table:table-cell>
          <table:table-cell office:value-type="float" office:value="643.3">
            <text:p>643.3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322816">
            <text:p>322816</text:p>
          </table:table-cell>
          <table:table-cell office:value-type="float" office:value="627.026">
            <text:p>627.026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32763.6">
            <text:p>32763.6</text:p>
          </table:table-cell>
          <table:table-cell office:value-type="float" office:value="590.639">
            <text:p>590.639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-310429">
            <text:p>-310429</text:p>
          </table:table-cell>
          <table:table-cell office:value-type="float" office:value="570.311">
            <text:p>570.311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-677268">
            <text:p>-677268</text:p>
          </table:table-cell>
          <table:table-cell office:value-type="float" office:value="539.789">
            <text:p>539.789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-953427">
            <text:p>-953427</text:p>
          </table:table-cell>
          <table:table-cell office:value-type="float" office:value="511.284">
            <text:p>511.284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-1031740">
            <text:p>-1031740</text:p>
          </table:table-cell>
          <table:table-cell office:value-type="float" office:value="479.83">
            <text:p>479.83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-952037">
            <text:p>-952037</text:p>
          </table:table-cell>
          <table:table-cell office:value-type="float" office:value="454.213">
            <text:p>454.213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-799498">
            <text:p>-799498</text:p>
          </table:table-cell>
          <table:table-cell office:value-type="float" office:value="426.369">
            <text:p>426.369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-647031">
            <text:p>-647031</text:p>
          </table:table-cell>
          <table:table-cell office:value-type="float" office:value="401.625">
            <text:p>401.625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-551040">
            <text:p>-551040</text:p>
          </table:table-cell>
          <table:table-cell office:value-type="float" office:value="379.079">
            <text:p>379.079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-480775">
            <text:p>-480775</text:p>
          </table:table-cell>
          <table:table-cell office:value-type="float" office:value="357.09">
            <text:p>357.09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-450384">
            <text:p>-450384</text:p>
          </table:table-cell>
          <table:table-cell office:value-type="float" office:value="333.056">
            <text:p>333.056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-432141">
            <text:p>-432141</text:p>
          </table:table-cell>
          <table:table-cell office:value-type="float" office:value="312.781">
            <text:p>312.781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-415112">
            <text:p>-415112</text:p>
          </table:table-cell>
          <table:table-cell office:value-type="float" office:value="292.66">
            <text:p>292.66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-400324">
            <text:p>-400324</text:p>
          </table:table-cell>
          <table:table-cell office:value-type="float" office:value="275.308">
            <text:p>275.308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-381050">
            <text:p>-381050</text:p>
          </table:table-cell>
          <table:table-cell office:value-type="float" office:value="261.725">
            <text:p>261.725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-358322">
            <text:p>-358322</text:p>
          </table:table-cell>
          <table:table-cell office:value-type="float" office:value="242.204">
            <text:p>242.20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-345044">
            <text:p>-345044</text:p>
          </table:table-cell>
          <table:table-cell office:value-type="float" office:value="229.852">
            <text:p>229.852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-323449">
            <text:p>-323449</text:p>
          </table:table-cell>
          <table:table-cell office:value-type="float" office:value="215.248">
            <text:p>215.248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-306729">
            <text:p>-306729</text:p>
          </table:table-cell>
          <table:table-cell office:value-type="float" office:value="201.795">
            <text:p>201.795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-287929">
            <text:p>-287929</text:p>
          </table:table-cell>
          <table:table-cell office:value-type="float" office:value="189.435">
            <text:p>189.435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-270611">
            <text:p>-270611</text:p>
          </table:table-cell>
          <table:table-cell office:value-type="float" office:value="177.396">
            <text:p>177.396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-256732">
            <text:p>-256732</text:p>
          </table:table-cell>
          <table:table-cell office:value-type="float" office:value="166.308">
            <text:p>166.308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-243750">
            <text:p>-243750</text:p>
          </table:table-cell>
          <table:table-cell office:value-type="float" office:value="156.137">
            <text:p>156.137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-231814">
            <text:p>-231814</text:p>
          </table:table-cell>
          <table:table-cell office:value-type="float" office:value="147.371">
            <text:p>147.37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-223191">
            <text:p>-223191</text:p>
          </table:table-cell>
          <table:table-cell office:value-type="float" office:value="138.14">
            <text:p>138.14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-208839">
            <text:p>-208839</text:p>
          </table:table-cell>
          <table:table-cell office:value-type="float" office:value="128.262">
            <text:p>128.262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-199565">
            <text:p>-199565</text:p>
          </table:table-cell>
          <table:table-cell office:value-type="float" office:value="121.954">
            <text:p>121.954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-188857">
            <text:p>-188857</text:p>
          </table:table-cell>
          <table:table-cell office:value-type="float" office:value="113.736">
            <text:p>113.736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-179817">
            <text:p>-179817</text:p>
          </table:table-cell>
          <table:table-cell office:value-type="float" office:value="106.891">
            <text:p>106.89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-172458">
            <text:p>-172458</text:p>
          </table:table-cell>
          <table:table-cell office:value-type="float" office:value="100.435">
            <text:p>100.435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-166215">
            <text:p>-166215</text:p>
          </table:table-cell>
          <table:table-cell office:value-type="float" office:value="94.7118">
            <text:p>94.7118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-158179">
            <text:p>-158179</text:p>
          </table:table-cell>
          <table:table-cell office:value-type="float" office:value="88.1474">
            <text:p>88.1474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-147522">
            <text:p>-147522</text:p>
          </table:table-cell>
          <table:table-cell office:value-type="float" office:value="82.4649">
            <text:p>82.4649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-141078">
            <text:p>-141078</text:p>
          </table:table-cell>
          <table:table-cell office:value-type="float" office:value="77.4942">
            <text:p>77.4942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-132060">
            <text:p>-132060</text:p>
          </table:table-cell>
          <table:table-cell office:value-type="float" office:value="72.5406">
            <text:p>72.5406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-123456">
            <text:p>-123456</text:p>
          </table:table-cell>
          <table:table-cell office:value-type="float" office:value="67.6061">
            <text:p>67.6061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-113497">
            <text:p>-113497</text:p>
          </table:table-cell>
          <table:table-cell office:value-type="float" office:value="63.0445">
            <text:p>63.0445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-106475">
            <text:p>-106475</text:p>
          </table:table-cell>
          <table:table-cell office:value-type="float" office:value="59.516">
            <text:p>59.516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-98157.7">
            <text:p>-98157.7</text:p>
          </table:table-cell>
          <table:table-cell office:value-type="float" office:value="56.0105">
            <text:p>56.0105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-90764.3">
            <text:p>-90764.3</text:p>
          </table:table-cell>
          <table:table-cell office:value-type="float" office:value="52.0696">
            <text:p>52.0696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-84801.9">
            <text:p>-84801.9</text:p>
          </table:table-cell>
          <table:table-cell office:value-type="float" office:value="49.033">
            <text:p>49.033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78583">
            <text:p>-78583</text:p>
          </table:table-cell>
          <table:table-cell office:value-type="float" office:value="45.7745">
            <text:p>45.774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73669.2">
            <text:p>-73669.2</text:p>
          </table:table-cell>
          <table:table-cell office:value-type="float" office:value="42.7148">
            <text:p>42.7148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-69639.4">
            <text:p>-69639.4</text:p>
          </table:table-cell>
          <table:table-cell office:value-type="float" office:value="40.5683">
            <text:p>40.5683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-63410.9">
            <text:p>-63410.9</text:p>
          </table:table-cell>
          <table:table-cell office:value-type="float" office:value="38.3855">
            <text:p>38.3855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-58959.6">
            <text:p>-58959.6</text:p>
          </table:table-cell>
          <table:table-cell office:value-type="float" office:value="35.9677">
            <text:p>35.967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-53786.2">
            <text:p>-53786.2</text:p>
          </table:table-cell>
          <table:table-cell office:value-type="float" office:value="33.2576">
            <text:p>33.2576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-49880.3">
            <text:p>-49880.3</text:p>
          </table:table-cell>
          <table:table-cell office:value-type="float" office:value="31.329">
            <text:p>31.329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-45808.3">
            <text:p>-45808.3</text:p>
          </table:table-cell>
          <table:table-cell office:value-type="float" office:value="29.4991">
            <text:p>29.499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-40603">
            <text:p>-40603</text:p>
          </table:table-cell>
          <table:table-cell office:value-type="float" office:value="27.7092">
            <text:p>27.7092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-37151.1">
            <text:p>-37151.1</text:p>
          </table:table-cell>
          <table:table-cell office:value-type="float" office:value="26.0992">
            <text:p>26.0992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-33130.1">
            <text:p>-33130.1</text:p>
          </table:table-cell>
          <table:table-cell office:value-type="float" office:value="24.4787">
            <text:p>24.4787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-27681.2">
            <text:p>-27681.2</text:p>
          </table:table-cell>
          <table:table-cell office:value-type="float" office:value="23.0426">
            <text:p>23.0426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-24836.2">
            <text:p>-24836.2</text:p>
          </table:table-cell>
          <table:table-cell office:value-type="float" office:value="21.4006">
            <text:p>21.4006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-22311.2">
            <text:p>-22311.2</text:p>
          </table:table-cell>
          <table:table-cell office:value-type="float" office:value="20.3851">
            <text:p>20.3851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-20314.9">
            <text:p>-20314.9</text:p>
          </table:table-cell>
          <table:table-cell office:value-type="float" office:value="18.8814">
            <text:p>18.8814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-18450.6">
            <text:p>-18450.6</text:p>
          </table:table-cell>
          <table:table-cell office:value-type="float" office:value="17.8073">
            <text:p>17.8073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-16472.9">
            <text:p>-16472.9</text:p>
          </table:table-cell>
          <table:table-cell office:value-type="float" office:value="16.7191">
            <text:p>16.7191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-13342">
            <text:p>-13342</text:p>
          </table:table-cell>
          <table:table-cell office:value-type="float" office:value="15.5858">
            <text:p>15.5858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-12544.8">
            <text:p>-12544.8</text:p>
          </table:table-cell>
          <table:table-cell office:value-type="float" office:value="14.6271">
            <text:p>14.6271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-10016.8">
            <text:p>-10016.8</text:p>
          </table:table-cell>
          <table:table-cell office:value-type="float" office:value="13.6879">
            <text:p>13.6879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-8806.6">
            <text:p>-8806.6</text:p>
          </table:table-cell>
          <table:table-cell office:value-type="float" office:value="12.8609">
            <text:p>12.8609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-5544.5">
            <text:p>-5544.5</text:p>
          </table:table-cell>
          <table:table-cell office:value-type="float" office:value="12.0158">
            <text:p>12.0158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-5332.08">
            <text:p>-5332.08</text:p>
          </table:table-cell>
          <table:table-cell office:value-type="float" office:value="11.439">
            <text:p>11.439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-1108.1">
            <text:p>-1108.1</text:p>
          </table:table-cell>
          <table:table-cell office:value-type="float" office:value="10.7102">
            <text:p>10.7102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-333.994">
            <text:p>-333.994</text:p>
          </table:table-cell>
          <table:table-cell office:value-type="float" office:value="10.0795">
            <text:p>10.0795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466.795">
            <text:p>466.795</text:p>
          </table:table-cell>
          <table:table-cell office:value-type="float" office:value="9.32955">
            <text:p>9.32955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1953.62">
            <text:p>1953.62</text:p>
          </table:table-cell>
          <table:table-cell office:value-type="float" office:value="8.85798">
            <text:p>8.85798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514.68">
            <text:p>1514.68</text:p>
          </table:table-cell>
          <table:table-cell office:value-type="float" office:value="8.25605">
            <text:p>8.25605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3155.19">
            <text:p>3155.19</text:p>
          </table:table-cell>
          <table:table-cell office:value-type="float" office:value="7.68865">
            <text:p>7.68865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3602.33">
            <text:p>3602.33</text:p>
          </table:table-cell>
          <table:table-cell office:value-type="float" office:value="7.19636">
            <text:p>7.19636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5137.71">
            <text:p>5137.71</text:p>
          </table:table-cell>
          <table:table-cell office:value-type="float" office:value="6.7923">
            <text:p>6.7923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6020.42">
            <text:p>6020.42</text:p>
          </table:table-cell>
          <table:table-cell office:value-type="float" office:value="6.35747">
            <text:p>6.35747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6916.63">
            <text:p>6916.63</text:p>
          </table:table-cell>
          <table:table-cell office:value-type="float" office:value="6.0003">
            <text:p>6.0003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7198.2">
            <text:p>7198.2</text:p>
          </table:table-cell>
          <table:table-cell office:value-type="float" office:value="5.55376">
            <text:p>5.55376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7908.55">
            <text:p>7908.55</text:p>
          </table:table-cell>
          <table:table-cell office:value-type="float" office:value="5.22506">
            <text:p>5.22506</text:p>
          </table:table-cell>
          <table:table-cell office:value-type="float" office:value="0.8">
            <text:p>0.8</text:p>
          </table:table-cell>
        </table:table-row>
      </table:table>
      <table:table table:name="8" table:style-name="ta1"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-68.5375">
            <text:p>-68.5375</text:p>
          </table:table-cell>
          <table:table-cell office:value-type="float" office:value="0.853963">
            <text:p>0.853963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-26172.3">
            <text:p>-26172.3</text:p>
          </table:table-cell>
          <table:table-cell office:value-type="float" office:value="34.3446">
            <text:p>34.3446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-79655.2">
            <text:p>-79655.2</text:p>
          </table:table-cell>
          <table:table-cell office:value-type="float" office:value="303.777">
            <text:p>303.777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-245918">
            <text:p>-245918</text:p>
          </table:table-cell>
          <table:table-cell office:value-type="float" office:value="688.737">
            <text:p>688.73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72466">
            <text:p>-372466</text:p>
          </table:table-cell>
          <table:table-cell office:value-type="float" office:value="709.959">
            <text:p>709.959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-511333">
            <text:p>-511333</text:p>
          </table:table-cell>
          <table:table-cell office:value-type="float" office:value="799.358">
            <text:p>799.358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-348471">
            <text:p>-348471</text:p>
          </table:table-cell>
          <table:table-cell office:value-type="float" office:value="800.394">
            <text:p>800.394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-278835">
            <text:p>-278835</text:p>
          </table:table-cell>
          <table:table-cell office:value-type="float" office:value="816.829">
            <text:p>816.829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-42397.1">
            <text:p>-42397.1</text:p>
          </table:table-cell>
          <table:table-cell office:value-type="float" office:value="844.548">
            <text:p>844.548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105012">
            <text:p>105012</text:p>
          </table:table-cell>
          <table:table-cell office:value-type="float" office:value="858.757">
            <text:p>858.757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305052">
            <text:p>305052</text:p>
          </table:table-cell>
          <table:table-cell office:value-type="float" office:value="865.24">
            <text:p>865.24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448993">
            <text:p>448993</text:p>
          </table:table-cell>
          <table:table-cell office:value-type="float" office:value="869.167">
            <text:p>869.167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623301">
            <text:p>623301</text:p>
          </table:table-cell>
          <table:table-cell office:value-type="float" office:value="836.584">
            <text:p>836.584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745450">
            <text:p>745450</text:p>
          </table:table-cell>
          <table:table-cell office:value-type="float" office:value="835.121">
            <text:p>835.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9689">
            <text:p>819689</text:p>
          </table:table-cell>
          <table:table-cell office:value-type="float" office:value="809.588">
            <text:p>809.58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888564">
            <text:p>888564</text:p>
          </table:table-cell>
          <table:table-cell office:value-type="float" office:value="781.174">
            <text:p>781.17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801455">
            <text:p>801455</text:p>
          </table:table-cell>
          <table:table-cell office:value-type="float" office:value="734.994">
            <text:p>734.99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720831">
            <text:p>720831</text:p>
          </table:table-cell>
          <table:table-cell office:value-type="float" office:value="716.526">
            <text:p>716.526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578369">
            <text:p>578369</text:p>
          </table:table-cell>
          <table:table-cell office:value-type="float" office:value="674.989">
            <text:p>674.989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446874">
            <text:p>446874</text:p>
          </table:table-cell>
          <table:table-cell office:value-type="float" office:value="651.736">
            <text:p>651.736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284113">
            <text:p>284113</text:p>
          </table:table-cell>
          <table:table-cell office:value-type="float" office:value="616.82">
            <text:p>616.82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54157.1">
            <text:p>54157.1</text:p>
          </table:table-cell>
          <table:table-cell office:value-type="float" office:value="584.111">
            <text:p>584.111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-269480">
            <text:p>-269480</text:p>
          </table:table-cell>
          <table:table-cell office:value-type="float" office:value="548.235">
            <text:p>548.235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-577166">
            <text:p>-577166</text:p>
          </table:table-cell>
          <table:table-cell office:value-type="float" office:value="519.08">
            <text:p>519.08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-772417">
            <text:p>-772417</text:p>
          </table:table-cell>
          <table:table-cell office:value-type="float" office:value="487.233">
            <text:p>487.233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-794484">
            <text:p>-794484</text:p>
          </table:table-cell>
          <table:table-cell office:value-type="float" office:value="458.891">
            <text:p>458.89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-712682">
            <text:p>-712682</text:p>
          </table:table-cell>
          <table:table-cell office:value-type="float" office:value="433.22">
            <text:p>433.22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-578834">
            <text:p>-578834</text:p>
          </table:table-cell>
          <table:table-cell office:value-type="float" office:value="408.007">
            <text:p>408.007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-469799">
            <text:p>-469799</text:p>
          </table:table-cell>
          <table:table-cell office:value-type="float" office:value="380.631">
            <text:p>380.631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-394766">
            <text:p>-394766</text:p>
          </table:table-cell>
          <table:table-cell office:value-type="float" office:value="357.424">
            <text:p>357.424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-346406">
            <text:p>-346406</text:p>
          </table:table-cell>
          <table:table-cell office:value-type="float" office:value="334.463">
            <text:p>334.463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-322322">
            <text:p>-322322</text:p>
          </table:table-cell>
          <table:table-cell office:value-type="float" office:value="314.607">
            <text:p>314.607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-300870">
            <text:p>-300870</text:p>
          </table:table-cell>
          <table:table-cell office:value-type="float" office:value="299.028">
            <text:p>299.028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-278319">
            <text:p>-278319</text:p>
          </table:table-cell>
          <table:table-cell office:value-type="float" office:value="276.799">
            <text:p>276.799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-269732">
            <text:p>-269732</text:p>
          </table:table-cell>
          <table:table-cell office:value-type="float" office:value="262.656">
            <text:p>262.656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-250998">
            <text:p>-250998</text:p>
          </table:table-cell>
          <table:table-cell office:value-type="float" office:value="245.957">
            <text:p>245.957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-231946">
            <text:p>-231946</text:p>
          </table:table-cell>
          <table:table-cell office:value-type="float" office:value="230.643">
            <text:p>230.643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-217260">
            <text:p>-217260</text:p>
          </table:table-cell>
          <table:table-cell office:value-type="float" office:value="216.496">
            <text:p>216.496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-198039">
            <text:p>-198039</text:p>
          </table:table-cell>
          <table:table-cell office:value-type="float" office:value="202.716">
            <text:p>202.716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-182886">
            <text:p>-182886</text:p>
          </table:table-cell>
          <table:table-cell office:value-type="float" office:value="190.065">
            <text:p>190.065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-170701">
            <text:p>-170701</text:p>
          </table:table-cell>
          <table:table-cell office:value-type="float" office:value="178.421">
            <text:p>178.421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-156207">
            <text:p>-156207</text:p>
          </table:table-cell>
          <table:table-cell office:value-type="float" office:value="168.392">
            <text:p>168.392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-144628">
            <text:p>-144628</text:p>
          </table:table-cell>
          <table:table-cell office:value-type="float" office:value="157.823">
            <text:p>157.823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-128960">
            <text:p>-128960</text:p>
          </table:table-cell>
          <table:table-cell office:value-type="float" office:value="146.549">
            <text:p>146.549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-118392">
            <text:p>-118392</text:p>
          </table:table-cell>
          <table:table-cell office:value-type="float" office:value="139.364">
            <text:p>139.364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-104055">
            <text:p>-104055</text:p>
          </table:table-cell>
          <table:table-cell office:value-type="float" office:value="129.981">
            <text:p>129.98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-87663.2">
            <text:p>-87663.2</text:p>
          </table:table-cell>
          <table:table-cell office:value-type="float" office:value="122.169">
            <text:p>122.169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-74189.9">
            <text:p>-74189.9</text:p>
          </table:table-cell>
          <table:table-cell office:value-type="float" office:value="114.765">
            <text:p>114.765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-64343.3">
            <text:p>-64343.3</text:p>
          </table:table-cell>
          <table:table-cell office:value-type="float" office:value="108.24">
            <text:p>108.24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-51401.1">
            <text:p>-51401.1</text:p>
          </table:table-cell>
          <table:table-cell office:value-type="float" office:value="100.744">
            <text:p>100.744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-45021.7">
            <text:p>-45021.7</text:p>
          </table:table-cell>
          <table:table-cell office:value-type="float" office:value="94.2374">
            <text:p>94.2374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-38634.4">
            <text:p>-38634.4</text:p>
          </table:table-cell>
          <table:table-cell office:value-type="float" office:value="88.5616">
            <text:p>88.5616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-35498.7">
            <text:p>-35498.7</text:p>
          </table:table-cell>
          <table:table-cell office:value-type="float" office:value="82.8998">
            <text:p>82.8998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-32347.5">
            <text:p>-32347.5</text:p>
          </table:table-cell>
          <table:table-cell office:value-type="float" office:value="77.2706">
            <text:p>77.2706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-29877.7">
            <text:p>-29877.7</text:p>
          </table:table-cell>
          <table:table-cell office:value-type="float" office:value="72.0466">
            <text:p>72.0466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-28076.8">
            <text:p>-28076.8</text:p>
          </table:table-cell>
          <table:table-cell office:value-type="float" office:value="68.0213">
            <text:p>68.0213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-25037.9">
            <text:p>-25037.9</text:p>
          </table:table-cell>
          <table:table-cell office:value-type="float" office:value="64.0067">
            <text:p>64.0067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-22730.3">
            <text:p>-22730.3</text:p>
          </table:table-cell>
          <table:table-cell office:value-type="float" office:value="59.5058">
            <text:p>59.5058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-19922">
            <text:p>-19922</text:p>
          </table:table-cell>
          <table:table-cell office:value-type="float" office:value="56.032">
            <text:p>56.032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17811.6">
            <text:p>-17811.6</text:p>
          </table:table-cell>
          <table:table-cell office:value-type="float" office:value="52.2987">
            <text:p>52.2987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15776.3">
            <text:p>-15776.3</text:p>
          </table:table-cell>
          <table:table-cell office:value-type="float" office:value="48.8111">
            <text:p>48.811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-13050.6">
            <text:p>-13050.6</text:p>
          </table:table-cell>
          <table:table-cell office:value-type="float" office:value="46.3458">
            <text:p>46.3458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-12305.1">
            <text:p>-12305.1</text:p>
          </table:table-cell>
          <table:table-cell office:value-type="float" office:value="43.8609">
            <text:p>43.8609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-10481.9">
            <text:p>-10481.9</text:p>
          </table:table-cell>
          <table:table-cell office:value-type="float" office:value="41.1047">
            <text:p>41.104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-8528.81">
            <text:p>-8528.81</text:p>
          </table:table-cell>
          <table:table-cell office:value-type="float" office:value="38.0091">
            <text:p>38.009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-7530.86">
            <text:p>-7530.86</text:p>
          </table:table-cell>
          <table:table-cell office:value-type="float" office:value="35.8095">
            <text:p>35.8095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-6907.21">
            <text:p>-6907.21</text:p>
          </table:table-cell>
          <table:table-cell office:value-type="float" office:value="33.709">
            <text:p>33.709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-5782.22">
            <text:p>-5782.22</text:p>
          </table:table-cell>
          <table:table-cell office:value-type="float" office:value="31.6664">
            <text:p>31.6664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-4865.24">
            <text:p>-4865.24</text:p>
          </table:table-cell>
          <table:table-cell office:value-type="float" office:value="29.8202">
            <text:p>29.8202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-2840.83">
            <text:p>-2840.83</text:p>
          </table:table-cell>
          <table:table-cell office:value-type="float" office:value="27.9716">
            <text:p>27.9716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-1002.05">
            <text:p>-1002.05</text:p>
          </table:table-cell>
          <table:table-cell office:value-type="float" office:value="26.3363">
            <text:p>26.3363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-354.159">
            <text:p>-354.159</text:p>
          </table:table-cell>
          <table:table-cell office:value-type="float" office:value="24.4564">
            <text:p>24.4564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584.014">
            <text:p>584.014</text:p>
          </table:table-cell>
          <table:table-cell office:value-type="float" office:value="23.294">
            <text:p>23.294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1609.73">
            <text:p>1609.73</text:p>
          </table:table-cell>
          <table:table-cell office:value-type="float" office:value="21.581">
            <text:p>21.581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1946.23">
            <text:p>1946.23</text:p>
          </table:table-cell>
          <table:table-cell office:value-type="float" office:value="20.3473">
            <text:p>20.3473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3430.37">
            <text:p>3430.37</text:p>
          </table:table-cell>
          <table:table-cell office:value-type="float" office:value="19.1072">
            <text:p>19.1072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4062.96">
            <text:p>4062.96</text:p>
          </table:table-cell>
          <table:table-cell office:value-type="float" office:value="17.8083">
            <text:p>17.8083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3259.14">
            <text:p>3259.14</text:p>
          </table:table-cell>
          <table:table-cell office:value-type="float" office:value="16.7159">
            <text:p>16.7159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4359.1">
            <text:p>4359.1</text:p>
          </table:table-cell>
          <table:table-cell office:value-type="float" office:value="15.6398">
            <text:p>15.6398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4960.26">
            <text:p>4960.26</text:p>
          </table:table-cell>
          <table:table-cell office:value-type="float" office:value="14.6963">
            <text:p>14.6963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6299.29">
            <text:p>6299.29</text:p>
          </table:table-cell>
          <table:table-cell office:value-type="float" office:value="13.7308">
            <text:p>13.7308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6877.35">
            <text:p>6877.35</text:p>
          </table:table-cell>
          <table:table-cell office:value-type="float" office:value="13.0743">
            <text:p>13.0743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7894.27">
            <text:p>7894.27</text:p>
          </table:table-cell>
          <table:table-cell office:value-type="float" office:value="12.2406">
            <text:p>12.2406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9714.72">
            <text:p>9714.72</text:p>
          </table:table-cell>
          <table:table-cell office:value-type="float" office:value="11.5162">
            <text:p>11.5162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8957.24">
            <text:p>8957.24</text:p>
          </table:table-cell>
          <table:table-cell office:value-type="float" office:value="10.66">
            <text:p>10.66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10393.3">
            <text:p>10393.3</text:p>
          </table:table-cell>
          <table:table-cell office:value-type="float" office:value="10.1225">
            <text:p>10.1225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1460.4">
            <text:p>11460.4</text:p>
          </table:table-cell>
          <table:table-cell office:value-type="float" office:value="9.4336">
            <text:p>9.4336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10687.7">
            <text:p>10687.7</text:p>
          </table:table-cell>
          <table:table-cell office:value-type="float" office:value="8.78709">
            <text:p>8.78709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11798.9">
            <text:p>11798.9</text:p>
          </table:table-cell>
          <table:table-cell office:value-type="float" office:value="8.22269">
            <text:p>8.22269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11288.1">
            <text:p>11288.1</text:p>
          </table:table-cell>
          <table:table-cell office:value-type="float" office:value="7.76274">
            <text:p>7.76274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11398.1">
            <text:p>11398.1</text:p>
          </table:table-cell>
          <table:table-cell office:value-type="float" office:value="7.26432">
            <text:p>7.26432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11571.4">
            <text:p>11571.4</text:p>
          </table:table-cell>
          <table:table-cell office:value-type="float" office:value="6.85626">
            <text:p>6.85626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11452.1">
            <text:p>11452.1</text:p>
          </table:table-cell>
          <table:table-cell office:value-type="float" office:value="6.3469">
            <text:p>6.3469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11789.6">
            <text:p>11789.6</text:p>
          </table:table-cell>
          <table:table-cell office:value-type="float" office:value="5.971">
            <text:p>5.971</text:p>
          </table:table-cell>
          <table:table-cell office:value-type="float" office:value="0.8">
            <text:p>0.8</text:p>
          </table:table-cell>
        </table:table-row>
      </table:table>
      <table:table table:name="9" table:style-name="ta1"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-265.119">
            <text:p>-265.119</text:p>
          </table:table-cell>
          <table:table-cell office:value-type="float" office:value="0.941283">
            <text:p>0.941283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15715.8">
            <text:p>15715.8</text:p>
          </table:table-cell>
          <table:table-cell office:value-type="float" office:value="38.8762">
            <text:p>38.8762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41124.9">
            <text:p>41124.9</text:p>
          </table:table-cell>
          <table:table-cell office:value-type="float" office:value="340.894">
            <text:p>340.894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84685.8">
            <text:p>84685.8</text:p>
          </table:table-cell>
          <table:table-cell office:value-type="float" office:value="774.549">
            <text:p>774.54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82168.4">
            <text:p>82168.4</text:p>
          </table:table-cell>
          <table:table-cell office:value-type="float" office:value="798.135">
            <text:p>798.135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-145807">
            <text:p>-145807</text:p>
          </table:table-cell>
          <table:table-cell office:value-type="float" office:value="900.19">
            <text:p>900.19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-412472">
            <text:p>-412472</text:p>
          </table:table-cell>
          <table:table-cell office:value-type="float" office:value="900.245">
            <text:p>900.245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-634163">
            <text:p>-634163</text:p>
          </table:table-cell>
          <table:table-cell office:value-type="float" office:value="918.905">
            <text:p>918.905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-737361">
            <text:p>-737361</text:p>
          </table:table-cell>
          <table:table-cell office:value-type="float" office:value="950.198">
            <text:p>950.198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-825553">
            <text:p>-825553</text:p>
          </table:table-cell>
          <table:table-cell office:value-type="float" office:value="965.839">
            <text:p>965.839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-786826">
            <text:p>-786826</text:p>
          </table:table-cell>
          <table:table-cell office:value-type="float" office:value="972.753">
            <text:p>972.753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-768198">
            <text:p>-768198</text:p>
          </table:table-cell>
          <table:table-cell office:value-type="float" office:value="977.887">
            <text:p>977.887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-485661">
            <text:p>-485661</text:p>
          </table:table-cell>
          <table:table-cell office:value-type="float" office:value="940.96">
            <text:p>940.96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-273579">
            <text:p>-273579</text:p>
          </table:table-cell>
          <table:table-cell office:value-type="float" office:value="939.574">
            <text:p>939.5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8312.4">
            <text:p>-48312.4</text:p>
          </table:table-cell>
          <table:table-cell office:value-type="float" office:value="910.439">
            <text:p>910.43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228876">
            <text:p>228876</text:p>
          </table:table-cell>
          <table:table-cell office:value-type="float" office:value="878.443">
            <text:p>878.44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485915">
            <text:p>485915</text:p>
          </table:table-cell>
          <table:table-cell office:value-type="float" office:value="826.644">
            <text:p>826.64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763355">
            <text:p>763355</text:p>
          </table:table-cell>
          <table:table-cell office:value-type="float" office:value="805.998">
            <text:p>805.998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979956">
            <text:p>979956</text:p>
          </table:table-cell>
          <table:table-cell office:value-type="float" office:value="759.351">
            <text:p>759.351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1064090">
            <text:p>1064090</text:p>
          </table:table-cell>
          <table:table-cell office:value-type="float" office:value="733.151">
            <text:p>733.151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1072930">
            <text:p>1072930</text:p>
          </table:table-cell>
          <table:table-cell office:value-type="float" office:value="693.82">
            <text:p>693.82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1079810">
            <text:p>1079810</text:p>
          </table:table-cell>
          <table:table-cell office:value-type="float" office:value="656.887">
            <text:p>656.887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1052410">
            <text:p>1052410</text:p>
          </table:table-cell>
          <table:table-cell office:value-type="float" office:value="616.627">
            <text:p>616.627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968928">
            <text:p>968928</text:p>
          </table:table-cell>
          <table:table-cell office:value-type="float" office:value="583.968">
            <text:p>583.968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26444">
            <text:p>726444</text:p>
          </table:table-cell>
          <table:table-cell office:value-type="float" office:value="548.112">
            <text:p>548.112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19313">
            <text:p>419313</text:p>
          </table:table-cell>
          <table:table-cell office:value-type="float" office:value="516.147">
            <text:p>516.14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52191">
            <text:p>152191</text:p>
          </table:table-cell>
          <table:table-cell office:value-type="float" office:value="487.373">
            <text:p>487.373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2458.39">
            <text:p>2458.39</text:p>
          </table:table-cell>
          <table:table-cell office:value-type="float" office:value="458.905">
            <text:p>458.905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-21293.8">
            <text:p>-21293.8</text:p>
          </table:table-cell>
          <table:table-cell office:value-type="float" office:value="428.211">
            <text:p>428.211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31449.9">
            <text:p>31449.9</text:p>
          </table:table-cell>
          <table:table-cell office:value-type="float" office:value="402.065">
            <text:p>402.065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90894.5">
            <text:p>90894.5</text:p>
          </table:table-cell>
          <table:table-cell office:value-type="float" office:value="376.269">
            <text:p>376.269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132658">
            <text:p>132658</text:p>
          </table:table-cell>
          <table:table-cell office:value-type="float" office:value="353.907">
            <text:p>353.907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169284">
            <text:p>169284</text:p>
          </table:table-cell>
          <table:table-cell office:value-type="float" office:value="336.318">
            <text:p>336.318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172230">
            <text:p>172230</text:p>
          </table:table-cell>
          <table:table-cell office:value-type="float" office:value="311.399">
            <text:p>311.399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176554">
            <text:p>176554</text:p>
          </table:table-cell>
          <table:table-cell office:value-type="float" office:value="295.456">
            <text:p>295.456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181846">
            <text:p>181846</text:p>
          </table:table-cell>
          <table:table-cell office:value-type="float" office:value="276.661">
            <text:p>276.661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170332">
            <text:p>170332</text:p>
          </table:table-cell>
          <table:table-cell office:value-type="float" office:value="259.501">
            <text:p>259.50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165821">
            <text:p>165821</text:p>
          </table:table-cell>
          <table:table-cell office:value-type="float" office:value="243.56">
            <text:p>243.56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167649">
            <text:p>167649</text:p>
          </table:table-cell>
          <table:table-cell office:value-type="float" office:value="228.035">
            <text:p>228.03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162408">
            <text:p>162408</text:p>
          </table:table-cell>
          <table:table-cell office:value-type="float" office:value="213.822">
            <text:p>213.822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159880">
            <text:p>159880</text:p>
          </table:table-cell>
          <table:table-cell office:value-type="float" office:value="200.702">
            <text:p>200.702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165096">
            <text:p>165096</text:p>
          </table:table-cell>
          <table:table-cell office:value-type="float" office:value="189.406">
            <text:p>189.406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165331">
            <text:p>165331</text:p>
          </table:table-cell>
          <table:table-cell office:value-type="float" office:value="177.495">
            <text:p>177.495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168047">
            <text:p>168047</text:p>
          </table:table-cell>
          <table:table-cell office:value-type="float" office:value="164.829">
            <text:p>164.829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170683">
            <text:p>170683</text:p>
          </table:table-cell>
          <table:table-cell office:value-type="float" office:value="156.769">
            <text:p>156.769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164654">
            <text:p>164654</text:p>
          </table:table-cell>
          <table:table-cell office:value-type="float" office:value="146.229">
            <text:p>146.229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163115">
            <text:p>163115</text:p>
          </table:table-cell>
          <table:table-cell office:value-type="float" office:value="137.45">
            <text:p>137.45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159231">
            <text:p>159231</text:p>
          </table:table-cell>
          <table:table-cell office:value-type="float" office:value="129.093">
            <text:p>129.093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157632">
            <text:p>157632</text:p>
          </table:table-cell>
          <table:table-cell office:value-type="float" office:value="121.768">
            <text:p>121.768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152892">
            <text:p>152892</text:p>
          </table:table-cell>
          <table:table-cell office:value-type="float" office:value="113.342">
            <text:p>113.342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147608">
            <text:p>147608</text:p>
          </table:table-cell>
          <table:table-cell office:value-type="float" office:value="106.009">
            <text:p>106.009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142467">
            <text:p>142467</text:p>
          </table:table-cell>
          <table:table-cell office:value-type="float" office:value="99.6285">
            <text:p>99.6285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139160">
            <text:p>139160</text:p>
          </table:table-cell>
          <table:table-cell office:value-type="float" office:value="93.2584">
            <text:p>93.2584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133928">
            <text:p>133928</text:p>
          </table:table-cell>
          <table:table-cell office:value-type="float" office:value="86.9374">
            <text:p>86.9374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26364">
            <text:p>126364</text:p>
          </table:table-cell>
          <table:table-cell office:value-type="float" office:value="81.0481">
            <text:p>81.048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121467">
            <text:p>121467</text:p>
          </table:table-cell>
          <table:table-cell office:value-type="float" office:value="76.5273">
            <text:p>76.5273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114896">
            <text:p>114896</text:p>
          </table:table-cell>
          <table:table-cell office:value-type="float" office:value="72.0011">
            <text:p>72.0011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107397">
            <text:p>107397</text:p>
          </table:table-cell>
          <table:table-cell office:value-type="float" office:value="66.9417">
            <text:p>66.9417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102799">
            <text:p>102799</text:p>
          </table:table-cell>
          <table:table-cell office:value-type="float" office:value="63.0296">
            <text:p>63.0296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95881.7">
            <text:p>95881.7</text:p>
          </table:table-cell>
          <table:table-cell office:value-type="float" office:value="58.8198">
            <text:p>58.8198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91296.7">
            <text:p>91296.7</text:p>
          </table:table-cell>
          <table:table-cell office:value-type="float" office:value="54.9063">
            <text:p>54.9063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88607.9">
            <text:p>88607.9</text:p>
          </table:table-cell>
          <table:table-cell office:value-type="float" office:value="52.1189">
            <text:p>52.1189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83018.1">
            <text:p>83018.1</text:p>
          </table:table-cell>
          <table:table-cell office:value-type="float" office:value="49.3341">
            <text:p>49.3341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78248.7">
            <text:p>78248.7</text:p>
          </table:table-cell>
          <table:table-cell office:value-type="float" office:value="46.2413">
            <text:p>46.2413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74770.3">
            <text:p>74770.3</text:p>
          </table:table-cell>
          <table:table-cell office:value-type="float" office:value="42.7606">
            <text:p>42.7606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71454.4">
            <text:p>71454.4</text:p>
          </table:table-cell>
          <table:table-cell office:value-type="float" office:value="40.2913">
            <text:p>40.2913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67881.1">
            <text:p>67881.1</text:p>
          </table:table-cell>
          <table:table-cell office:value-type="float" office:value="37.9176">
            <text:p>37.9176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63479.8">
            <text:p>63479.8</text:p>
          </table:table-cell>
          <table:table-cell office:value-type="float" office:value="35.6233">
            <text:p>35.6233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60694.9">
            <text:p>60694.9</text:p>
          </table:table-cell>
          <table:table-cell office:value-type="float" office:value="33.5394">
            <text:p>33.5394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56233.7">
            <text:p>56233.7</text:p>
          </table:table-cell>
          <table:table-cell office:value-type="float" office:value="31.4634">
            <text:p>31.4634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54223.7">
            <text:p>54223.7</text:p>
          </table:table-cell>
          <table:table-cell office:value-type="float" office:value="29.6305">
            <text:p>29.6305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50686.2">
            <text:p>50686.2</text:p>
          </table:table-cell>
          <table:table-cell office:value-type="float" office:value="27.5121">
            <text:p>27.5121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47734.1">
            <text:p>47734.1</text:p>
          </table:table-cell>
          <table:table-cell office:value-type="float" office:value="26.202">
            <text:p>26.202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46440.1">
            <text:p>46440.1</text:p>
          </table:table-cell>
          <table:table-cell office:value-type="float" office:value="24.2812">
            <text:p>24.2812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44836.7">
            <text:p>44836.7</text:p>
          </table:table-cell>
          <table:table-cell office:value-type="float" office:value="22.8862">
            <text:p>22.8862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43563">
            <text:p>43563</text:p>
          </table:table-cell>
          <table:table-cell office:value-type="float" office:value="21.4952">
            <text:p>21.4952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42016.6">
            <text:p>42016.6</text:p>
          </table:table-cell>
          <table:table-cell office:value-type="float" office:value="20.0297">
            <text:p>20.0297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40435.8">
            <text:p>40435.8</text:p>
          </table:table-cell>
          <table:table-cell office:value-type="float" office:value="18.8044">
            <text:p>18.8044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38656.3">
            <text:p>38656.3</text:p>
          </table:table-cell>
          <table:table-cell office:value-type="float" office:value="17.5908">
            <text:p>17.5908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37948.8">
            <text:p>37948.8</text:p>
          </table:table-cell>
          <table:table-cell office:value-type="float" office:value="16.5312">
            <text:p>16.5312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35702.4">
            <text:p>35702.4</text:p>
          </table:table-cell>
          <table:table-cell office:value-type="float" office:value="15.4455">
            <text:p>15.4455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33818.2">
            <text:p>33818.2</text:p>
          </table:table-cell>
          <table:table-cell office:value-type="float" office:value="14.7097">
            <text:p>14.7097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31774.5">
            <text:p>31774.5</text:p>
          </table:table-cell>
          <table:table-cell office:value-type="float" office:value="13.7711">
            <text:p>13.771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32164.4">
            <text:p>32164.4</text:p>
          </table:table-cell>
          <table:table-cell office:value-type="float" office:value="12.9521">
            <text:p>12.952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29525.7">
            <text:p>29525.7</text:p>
          </table:table-cell>
          <table:table-cell office:value-type="float" office:value="11.9899">
            <text:p>11.9899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29304">
            <text:p>29304</text:p>
          </table:table-cell>
          <table:table-cell office:value-type="float" office:value="11.3867">
            <text:p>11.3867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28948.4">
            <text:p>28948.4</text:p>
          </table:table-cell>
          <table:table-cell office:value-type="float" office:value="10.6106">
            <text:p>10.6106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28356.2">
            <text:p>28356.2</text:p>
          </table:table-cell>
          <table:table-cell office:value-type="float" office:value="9.88555">
            <text:p>9.88555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27834.4">
            <text:p>27834.4</text:p>
          </table:table-cell>
          <table:table-cell office:value-type="float" office:value="9.2487">
            <text:p>9.2487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27381.5">
            <text:p>27381.5</text:p>
          </table:table-cell>
          <table:table-cell office:value-type="float" office:value="8.7332">
            <text:p>8.7332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26768.4">
            <text:p>26768.4</text:p>
          </table:table-cell>
          <table:table-cell office:value-type="float" office:value="8.1709">
            <text:p>8.1709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26715.2">
            <text:p>26715.2</text:p>
          </table:table-cell>
          <table:table-cell office:value-type="float" office:value="7.71186">
            <text:p>7.71186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26212.9">
            <text:p>26212.9</text:p>
          </table:table-cell>
          <table:table-cell office:value-type="float" office:value="7.14004">
            <text:p>7.14004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26941.4">
            <text:p>26941.4</text:p>
          </table:table-cell>
          <table:table-cell office:value-type="float" office:value="6.71682">
            <text:p>6.71682</text:p>
          </table:table-cell>
          <table:table-cell office:value-type="float" office:value="0.8">
            <text:p>0.8</text:p>
          </table:table-cell>
        </table:table-row>
      </table:table>
      <table:table table:name="10" table:style-name="ta1"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energy</text:p>
          </table:table-cell>
          <table:table-cell office:value-type="string">
            <text:p>Points: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6">
            <text:p>-0.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111.846">
            <text:p>111.846</text:p>
          </table:table-cell>
          <table:table-cell office:value-type="float" office:value="1.02341">
            <text:p>1.02341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-14533.7">
            <text:p>-14533.7</text:p>
          </table:table-cell>
          <table:table-cell office:value-type="float" office:value="43.4617">
            <text:p>43.4617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-54197.2">
            <text:p>-54197.2</text:p>
          </table:table-cell>
          <table:table-cell office:value-type="float" office:value="377.732">
            <text:p>377.732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-73316.2">
            <text:p>-73316.2</text:p>
          </table:table-cell>
          <table:table-cell office:value-type="float" office:value="860.151">
            <text:p>860.15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16335">
            <text:p>-316335</text:p>
          </table:table-cell>
          <table:table-cell office:value-type="float" office:value="886.07">
            <text:p>886.07</text:p>
          </table:table-cell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-239779">
            <text:p>-239779</text:p>
          </table:table-cell>
          <table:table-cell office:value-type="float" office:value="1001.19">
            <text:p>1001.19</text:p>
          </table:table-cell>
          <table:table-cell office:value-type="float" office:value="-0.08">
            <text:p>-0.08</text:p>
          </table:table-cell>
        </table:table-row>
        <table:table-row table:style-name="ro1">
          <table:table-cell office:value-type="float" office:value="-326623">
            <text:p>-326623</text:p>
          </table:table-cell>
          <table:table-cell office:value-type="float" office:value="1000.05">
            <text:p>1000.05</text:p>
          </table:table-cell>
          <table:table-cell office:value-type="float" office:value="-0.07">
            <text:p>-0.07</text:p>
          </table:table-cell>
        </table:table-row>
        <table:table-row table:style-name="ro1">
          <table:table-cell office:value-type="float" office:value="-398055">
            <text:p>-398055</text:p>
          </table:table-cell>
          <table:table-cell office:value-type="float" office:value="1021.11">
            <text:p>1021.11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-526094">
            <text:p>-526094</text:p>
          </table:table-cell>
          <table:table-cell office:value-type="float" office:value="1056.01">
            <text:p>1056.01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float" office:value="-624575">
            <text:p>-624575</text:p>
          </table:table-cell>
          <table:table-cell office:value-type="float" office:value="1072.89">
            <text:p>1072.89</text:p>
          </table:table-cell>
          <table:table-cell office:value-type="float" office:value="-0.04">
            <text:p>-0.04</text:p>
          </table:table-cell>
        </table:table-row>
        <table:table-row table:style-name="ro1">
          <table:table-cell office:value-type="float" office:value="-778948">
            <text:p>-778948</text:p>
          </table:table-cell>
          <table:table-cell office:value-type="float" office:value="1080.19">
            <text:p>1080.19</text:p>
          </table:table-cell>
          <table:table-cell office:value-type="float" office:value="-0.03">
            <text:p>-0.03</text:p>
          </table:table-cell>
        </table:table-row>
        <table:table-row table:style-name="ro1">
          <table:table-cell office:value-type="float" office:value="-970239">
            <text:p>-970239</text:p>
          </table:table-cell>
          <table:table-cell office:value-type="float" office:value="1086.71">
            <text:p>1086.71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-986482">
            <text:p>-986482</text:p>
          </table:table-cell>
          <table:table-cell office:value-type="float" office:value="1045.36">
            <text:p>1045.36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-954402">
            <text:p>-954402</text:p>
          </table:table-cell>
          <table:table-cell office:value-type="float" office:value="1044.06">
            <text:p>1044.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46153">
            <text:p>-746153</text:p>
          </table:table-cell>
          <table:table-cell office:value-type="float" office:value="1011.22">
            <text:p>1011.2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-494494">
            <text:p>-494494</text:p>
          </table:table-cell>
          <table:table-cell office:value-type="float" office:value="975.62">
            <text:p>975.62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-142860">
            <text:p>-142860</text:p>
          </table:table-cell>
          <table:table-cell office:value-type="float" office:value="918.251">
            <text:p>918.251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172826">
            <text:p>172826</text:p>
          </table:table-cell>
          <table:table-cell office:value-type="float" office:value="895.416">
            <text:p>895.416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536251">
            <text:p>536251</text:p>
          </table:table-cell>
          <table:table-cell office:value-type="float" office:value="843.672">
            <text:p>843.672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928316">
            <text:p>928316</text:p>
          </table:table-cell>
          <table:table-cell office:value-type="float" office:value="814.537">
            <text:p>814.537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1252960">
            <text:p>1252960</text:p>
          </table:table-cell>
          <table:table-cell office:value-type="float" office:value="770.774">
            <text:p>770.774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1465830">
            <text:p>1465830</text:p>
          </table:table-cell>
          <table:table-cell office:value-type="float" office:value="729.596">
            <text:p>729.59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1557180">
            <text:p>1557180</text:p>
          </table:table-cell>
          <table:table-cell office:value-type="float" office:value="684.976">
            <text:p>684.976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1617670">
            <text:p>1617670</text:p>
          </table:table-cell>
          <table:table-cell office:value-type="float" office:value="648.832">
            <text:p>648.832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661340">
            <text:p>1661340</text:p>
          </table:table-cell>
          <table:table-cell office:value-type="float" office:value="608.981">
            <text:p>608.981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655220">
            <text:p>1655220</text:p>
          </table:table-cell>
          <table:table-cell office:value-type="float" office:value="573.399">
            <text:p>573.399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551530">
            <text:p>1551530</text:p>
          </table:table-cell>
          <table:table-cell office:value-type="float" office:value="541.545">
            <text:p>541.545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1292350">
            <text:p>1292350</text:p>
          </table:table-cell>
          <table:table-cell office:value-type="float" office:value="509.803">
            <text:p>509.803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1005420">
            <text:p>1005420</text:p>
          </table:table-cell>
          <table:table-cell office:value-type="float" office:value="475.812">
            <text:p>475.812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772007">
            <text:p>772007</text:p>
          </table:table-cell>
          <table:table-cell office:value-type="float" office:value="446.704">
            <text:p>446.704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643327">
            <text:p>643327</text:p>
          </table:table-cell>
          <table:table-cell office:value-type="float" office:value="418.084">
            <text:p>418.084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615906">
            <text:p>615906</text:p>
          </table:table-cell>
          <table:table-cell office:value-type="float" office:value="393.21">
            <text:p>393.21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607994">
            <text:p>607994</text:p>
          </table:table-cell>
          <table:table-cell office:value-type="float" office:value="373.583">
            <text:p>373.583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602477">
            <text:p>602477</text:p>
          </table:table-cell>
          <table:table-cell office:value-type="float" office:value="346.002">
            <text:p>346.002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605854">
            <text:p>605854</text:p>
          </table:table-cell>
          <table:table-cell office:value-type="float" office:value="328.249">
            <text:p>328.249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586313">
            <text:p>586313</text:p>
          </table:table-cell>
          <table:table-cell office:value-type="float" office:value="307.356">
            <text:p>307.356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559567">
            <text:p>559567</text:p>
          </table:table-cell>
          <table:table-cell office:value-type="float" office:value="288.367">
            <text:p>288.367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531340">
            <text:p>531340</text:p>
          </table:table-cell>
          <table:table-cell office:value-type="float" office:value="270.624">
            <text:p>270.624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502909">
            <text:p>502909</text:p>
          </table:table-cell>
          <table:table-cell office:value-type="float" office:value="253.35">
            <text:p>253.3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470663">
            <text:p>470663</text:p>
          </table:table-cell>
          <table:table-cell office:value-type="float" office:value="237.58">
            <text:p>237.58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452549">
            <text:p>452549</text:p>
          </table:table-cell>
          <table:table-cell office:value-type="float" office:value="222.98">
            <text:p>222.98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427796">
            <text:p>427796</text:p>
          </table:table-cell>
          <table:table-cell office:value-type="float" office:value="210.411">
            <text:p>210.41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405765">
            <text:p>405765</text:p>
          </table:table-cell>
          <table:table-cell office:value-type="float" office:value="197.156">
            <text:p>197.156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380536">
            <text:p>380536</text:p>
          </table:table-cell>
          <table:table-cell office:value-type="float" office:value="183.1">
            <text:p>183.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358178">
            <text:p>358178</text:p>
          </table:table-cell>
          <table:table-cell office:value-type="float" office:value="174.169">
            <text:p>174.169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float" office:value="334525">
            <text:p>334525</text:p>
          </table:table-cell>
          <table:table-cell office:value-type="float" office:value="162.475">
            <text:p>162.475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315050">
            <text:p>315050</text:p>
          </table:table-cell>
          <table:table-cell office:value-type="float" office:value="152.732">
            <text:p>152.732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297770">
            <text:p>297770</text:p>
          </table:table-cell>
          <table:table-cell office:value-type="float" office:value="143.415">
            <text:p>143.415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283782">
            <text:p>283782</text:p>
          </table:table-cell>
          <table:table-cell office:value-type="float" office:value="135.294">
            <text:p>135.294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270989">
            <text:p>270989</text:p>
          </table:table-cell>
          <table:table-cell office:value-type="float" office:value="125.94">
            <text:p>125.94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256572">
            <text:p>256572</text:p>
          </table:table-cell>
          <table:table-cell office:value-type="float" office:value="117.777">
            <text:p>117.777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244301">
            <text:p>244301</text:p>
          </table:table-cell>
          <table:table-cell office:value-type="float" office:value="110.695">
            <text:p>110.695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233555">
            <text:p>233555</text:p>
          </table:table-cell>
          <table:table-cell office:value-type="float" office:value="103.616">
            <text:p>103.616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223381">
            <text:p>223381</text:p>
          </table:table-cell>
          <table:table-cell office:value-type="float" office:value="96.6055">
            <text:p>96.605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212104">
            <text:p>212104</text:p>
          </table:table-cell>
          <table:table-cell office:value-type="float" office:value="90.0494">
            <text:p>90.0494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205385">
            <text:p>205385</text:p>
          </table:table-cell>
          <table:table-cell office:value-type="float" office:value="85.0337">
            <text:p>85.0337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197521">
            <text:p>197521</text:p>
          </table:table-cell>
          <table:table-cell office:value-type="float" office:value="79.9938">
            <text:p>79.9938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187747">
            <text:p>187747</text:p>
          </table:table-cell>
          <table:table-cell office:value-type="float" office:value="74.377">
            <text:p>74.377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179027">
            <text:p>179027</text:p>
          </table:table-cell>
          <table:table-cell office:value-type="float" office:value="70.0254">
            <text:p>70.0254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167396">
            <text:p>167396</text:p>
          </table:table-cell>
          <table:table-cell office:value-type="float" office:value="65.3378">
            <text:p>65.3378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157942">
            <text:p>157942</text:p>
          </table:table-cell>
          <table:table-cell office:value-type="float" office:value="61.0002">
            <text:p>61.0002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151046">
            <text:p>151046</text:p>
          </table:table-cell>
          <table:table-cell office:value-type="float" office:value="57.8875">
            <text:p>57.8875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140435">
            <text:p>140435</text:p>
          </table:table-cell>
          <table:table-cell office:value-type="float" office:value="54.805">
            <text:p>54.805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float" office:value="133933">
            <text:p>133933</text:p>
          </table:table-cell>
          <table:table-cell office:value-type="float" office:value="51.3775">
            <text:p>51.3775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26008">
            <text:p>126008</text:p>
          </table:table-cell>
          <table:table-cell office:value-type="float" office:value="47.5127">
            <text:p>47.5127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float" office:value="120513">
            <text:p>120513</text:p>
          </table:table-cell>
          <table:table-cell office:value-type="float" office:value="44.7746">
            <text:p>44.7746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113520">
            <text:p>113520</text:p>
          </table:table-cell>
          <table:table-cell office:value-type="float" office:value="42.1253">
            <text:p>42.1253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float" office:value="107055">
            <text:p>107055</text:p>
          </table:table-cell>
          <table:table-cell office:value-type="float" office:value="39.5796">
            <text:p>39.5796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101452">
            <text:p>101452</text:p>
          </table:table-cell>
          <table:table-cell office:value-type="float" office:value="37.2564">
            <text:p>37.2564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96042">
            <text:p>96042</text:p>
          </table:table-cell>
          <table:table-cell office:value-type="float" office:value="34.9541">
            <text:p>34.954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91246.6">
            <text:p>91246.6</text:p>
          </table:table-cell>
          <table:table-cell office:value-type="float" office:value="32.9253">
            <text:p>32.9253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84216.9">
            <text:p>84216.9</text:p>
          </table:table-cell>
          <table:table-cell office:value-type="float" office:value="30.5676">
            <text:p>30.5676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80227.7">
            <text:p>80227.7</text:p>
          </table:table-cell>
          <table:table-cell office:value-type="float" office:value="29.109">
            <text:p>29.109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77732.1">
            <text:p>77732.1</text:p>
          </table:table-cell>
          <table:table-cell office:value-type="float" office:value="26.9818">
            <text:p>26.9818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72902.6">
            <text:p>72902.6</text:p>
          </table:table-cell>
          <table:table-cell office:value-type="float" office:value="25.4242">
            <text:p>25.4242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69618.3">
            <text:p>69618.3</text:p>
          </table:table-cell>
          <table:table-cell office:value-type="float" office:value="23.883">
            <text:p>23.883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67475.3">
            <text:p>67475.3</text:p>
          </table:table-cell>
          <table:table-cell office:value-type="float" office:value="22.2503">
            <text:p>22.2503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65619.3">
            <text:p>65619.3</text:p>
          </table:table-cell>
          <table:table-cell office:value-type="float" office:value="20.8924">
            <text:p>20.8924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63228.2">
            <text:p>63228.2</text:p>
          </table:table-cell>
          <table:table-cell office:value-type="float" office:value="19.541">
            <text:p>19.54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59954.9">
            <text:p>59954.9</text:p>
          </table:table-cell>
          <table:table-cell office:value-type="float" office:value="18.3655">
            <text:p>18.3655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56907.6">
            <text:p>56907.6</text:p>
          </table:table-cell>
          <table:table-cell office:value-type="float" office:value="17.16">
            <text:p>17.16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55399.2">
            <text:p>55399.2</text:p>
          </table:table-cell>
          <table:table-cell office:value-type="float" office:value="16.3453">
            <text:p>16.3453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50905.5">
            <text:p>50905.5</text:p>
          </table:table-cell>
          <table:table-cell office:value-type="float" office:value="15.3017">
            <text:p>15.3017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48822.3">
            <text:p>48822.3</text:p>
          </table:table-cell>
          <table:table-cell office:value-type="float" office:value="14.3869">
            <text:p>14.3869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46763.8">
            <text:p>46763.8</text:p>
          </table:table-cell>
          <table:table-cell office:value-type="float" office:value="13.3194">
            <text:p>13.3194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44704.9">
            <text:p>44704.9</text:p>
          </table:table-cell>
          <table:table-cell office:value-type="float" office:value="12.6505">
            <text:p>12.6505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42427.9">
            <text:p>42427.9</text:p>
          </table:table-cell>
          <table:table-cell office:value-type="float" office:value="11.7872">
            <text:p>11.7872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40687.5">
            <text:p>40687.5</text:p>
          </table:table-cell>
          <table:table-cell office:value-type="float" office:value="10.984">
            <text:p>10.984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float" office:value="39739.5">
            <text:p>39739.5</text:p>
          </table:table-cell>
          <table:table-cell office:value-type="float" office:value="10.2743">
            <text:p>10.2743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float" office:value="38788.6">
            <text:p>38788.6</text:p>
          </table:table-cell>
          <table:table-cell office:value-type="float" office:value="9.7036">
            <text:p>9.7036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38016.9">
            <text:p>38016.9</text:p>
          </table:table-cell>
          <table:table-cell office:value-type="float" office:value="9.07722">
            <text:p>9.07722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float" office:value="37213.8">
            <text:p>37213.8</text:p>
          </table:table-cell>
          <table:table-cell office:value-type="float" office:value="8.56709">
            <text:p>8.56709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35876.1">
            <text:p>35876.1</text:p>
          </table:table-cell>
          <table:table-cell office:value-type="float" office:value="7.93315">
            <text:p>7.93315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34045">
            <text:p>34045</text:p>
          </table:table-cell>
          <table:table-cell office:value-type="float" office:value="7.46255">
            <text:p>7.46255</text:p>
          </table:table-cell>
          <table:table-cell office:value-type="float" office:value="0.8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Massidda</meta:initial-creator>
    <meta:creation-date>2013-01-30T12:42:01</meta:creation-date>
    <dc:date>2013-01-30T17:40:38</dc:date>
    <dc:creator>Luca Massidda</dc:creator>
    <meta:editing-duration>PT2H28M6S</meta:editing-duration>
    <meta:editing-cycles>3</meta:editing-cycles>
    <meta:generator>LibreOffice/3.6$Linux_X86_64 LibreOffice_project/360m1$Build-2</meta:generator>
    <meta:document-statistic meta:table-count="13" meta:cell-count="40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27cm" svg:height="17.32cm" xlink:href=".." xlink:type="simple" chart:class="chart:scatter" chart:style-name="ch1">
        <chart:legend chart:legend-position="end" svg:x="21.875cm" svg:y="5.871cm" style:legend-expansion="high" chart:style-name="ch2"/>
        <chart:plot-area chart:style-name="ch3" table:cell-range-address="'0'.C2:'0'.C102 '0'.A2:'0'.A102 Sheet1.P1:Sheet1.P3 '1'.A2:'1'.A102 '2'.A2:'2'.A102 '3'.A2:'3'.A102 '4'.A2:'4'.A102 '5'.A2:'5'.A102 '6'.A2:'6'.A102 '7'.A2:'7'.A102 '9'.A2:'9'.A102 '10'.A2:'10'.A102" chart:data-source-has-labels="row" svg:x="0.944cm" svg:y="1.519cm" svg:width="19.943cm" svg:height="15.035cm">
          <chartooo:coordinate-region svg:x="1.235cm" svg:y="1.718cm" svg:width="19.558cm" svg:height="14.6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'.A2:'0'.A102" chart:class="chart:scatter">
            <chart:domain table:cell-range-address="'0'.C2:'0'.C102"/>
            <chart:data-point chart:repeated="101"/>
          </chart:series>
          <chart:series chart:style-name="ch7" chart:values-cell-range-address="'1'.A2:'1'.A102" chart:label-cell-address="Sheet1.P1:Sheet1.P1" chart:class="chart:scatter">
            <chart:domain table:cell-range-address="'1'.C2:'1'.C102"/>
            <chart:data-point chart:repeated="101"/>
          </chart:series>
          <chart:series chart:style-name="ch8" chart:values-cell-range-address="'2'.A2:'2'.A102" chart:label-cell-address="Sheet1.P2:Sheet1.P2" chart:class="chart:scatter">
            <chart:domain table:cell-range-address="'2'.C2:'2'.C102"/>
            <chart:data-point chart:repeated="101"/>
          </chart:series>
          <chart:series chart:style-name="ch9" chart:values-cell-range-address="'3'.A2:'3'.A102" chart:label-cell-address="Sheet1.P3:Sheet1.P3" chart:class="chart:scatter">
            <chart:domain table:cell-range-address="'3'.C2:'3'.C102"/>
            <chart:data-point chart:repeated="101"/>
          </chart:series>
          <chart:series chart:style-name="ch10" chart:values-cell-range-address="'4'.A2:'4'.A102" chart:class="chart:scatter">
            <chart:domain table:cell-range-address="'4'.C2:'4'.C102"/>
            <chart:data-point chart:repeated="101"/>
          </chart:series>
          <chart:series chart:style-name="ch11" chart:values-cell-range-address="'5'.A2:'5'.A102" chart:class="chart:scatter">
            <chart:domain table:cell-range-address="'5'.C2:'5'.C102"/>
            <chart:data-point chart:repeated="101"/>
          </chart:series>
          <chart:series chart:style-name="ch12" chart:values-cell-range-address="'6'.A2:'6'.A102" chart:class="chart:scatter">
            <chart:domain table:cell-range-address="'6'.C2:'6'.C102"/>
            <chart:data-point chart:repeated="101"/>
          </chart:series>
          <chart:series chart:style-name="ch13" chart:values-cell-range-address="'7'.A2:'7'.A102" chart:class="chart:scatter">
            <chart:domain table:cell-range-address="'7'.C2:'7'.C102"/>
            <chart:data-point chart:repeated="101"/>
          </chart:series>
          <chart:series chart:style-name="ch14" chart:values-cell-range-address="'7'.A2:'7'.A102" chart:class="chart:scatter">
            <chart:domain table:cell-range-address="'8'.C2:'8'.C102"/>
            <chart:data-point chart:repeated="101"/>
          </chart:series>
          <chart:series chart:style-name="ch15" chart:values-cell-range-address="'9'.A2:'9'.A102" chart:class="chart:scatter">
            <chart:domain table:cell-range-address="'9'.C2:'9'.C102"/>
            <chart:data-point chart:repeated="101"/>
          </chart:series>
          <chart:series chart:style-name="ch16" chart:values-cell-range-address="'10'.A2:'10'.A102" chart:class="chart:scatter">
            <chart:domain table:cell-range-address="'10'.C2:'10'.C102"/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Sheet1.P1:Sheet1.P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Sheet1.P2:Sheet1.P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Sheet1.P3:Sheet1.P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'0'.C2:'0'.C102</svg:desc>
                </draw:g>
              </table:table-cell>
              <table:table-cell office:value-type="float" office:value="0">
                <text:p>0</text:p>
                <draw:g>
                  <svg:desc>'0'.A2:'0'.A102</svg:desc>
                </draw:g>
              </table:table-cell>
              <table:table-cell office:value-type="float" office:value="-0.2">
                <text:p>-0.2</text:p>
                <draw:g>
                  <svg:desc>'1'.C2:'1'.C102</svg:desc>
                </draw:g>
              </table:table-cell>
              <table:table-cell office:value-type="float" office:value="0">
                <text:p>0</text:p>
                <draw:g>
                  <svg:desc>'1'.A2:'1'.A102</svg:desc>
                </draw:g>
              </table:table-cell>
              <table:table-cell office:value-type="float" office:value="-0.2">
                <text:p>-0.2</text:p>
                <draw:g>
                  <svg:desc>'2'.C2:'2'.C102</svg:desc>
                </draw:g>
              </table:table-cell>
              <table:table-cell office:value-type="float" office:value="0">
                <text:p>0</text:p>
                <draw:g>
                  <svg:desc>'2'.A2:'2'.A102</svg:desc>
                </draw:g>
              </table:table-cell>
              <table:table-cell office:value-type="float" office:value="-0.2">
                <text:p>-0.2</text:p>
                <draw:g>
                  <svg:desc>'3'.C2:'3'.C102</svg:desc>
                </draw:g>
              </table:table-cell>
              <table:table-cell office:value-type="float" office:value="0">
                <text:p>0</text:p>
                <draw:g>
                  <svg:desc>'3'.A2:'3'.A102</svg:desc>
                </draw:g>
              </table:table-cell>
              <table:table-cell office:value-type="float" office:value="-0.2">
                <text:p>-0.2</text:p>
                <draw:g>
                  <svg:desc>'4'.C2:'4'.C102</svg:desc>
                </draw:g>
              </table:table-cell>
              <table:table-cell office:value-type="float" office:value="0">
                <text:p>0</text:p>
                <draw:g>
                  <svg:desc>'4'.A2:'4'.A102</svg:desc>
                </draw:g>
              </table:table-cell>
              <table:table-cell office:value-type="float" office:value="-0.2">
                <text:p>-0.2</text:p>
                <draw:g>
                  <svg:desc>'5'.C2:'5'.C102</svg:desc>
                </draw:g>
              </table:table-cell>
              <table:table-cell office:value-type="float" office:value="0">
                <text:p>0</text:p>
                <draw:g>
                  <svg:desc>'5'.A2:'5'.A102</svg:desc>
                </draw:g>
              </table:table-cell>
              <table:table-cell office:value-type="float" office:value="-0.2">
                <text:p>-0.2</text:p>
                <draw:g>
                  <svg:desc>'6'.C2:'6'.C102</svg:desc>
                </draw:g>
              </table:table-cell>
              <table:table-cell office:value-type="float" office:value="0">
                <text:p>0</text:p>
                <draw:g>
                  <svg:desc>'6'.A2:'6'.A102</svg:desc>
                </draw:g>
              </table:table-cell>
              <table:table-cell office:value-type="float" office:value="-0.2">
                <text:p>-0.2</text:p>
                <draw:g>
                  <svg:desc>'7'.C2:'7'.C102</svg:desc>
                </draw:g>
              </table:table-cell>
              <table:table-cell office:value-type="float" office:value="0">
                <text:p>0</text:p>
                <draw:g>
                  <svg:desc>'7'.A2:'7'.A102</svg:desc>
                </draw:g>
              </table:table-cell>
              <table:table-cell office:value-type="float" office:value="-0.2">
                <text:p>-0.2</text:p>
                <draw:g>
                  <svg:desc>'8'.C2:'8'.C102</svg:desc>
                </draw:g>
              </table:table-cell>
              <table:table-cell office:value-type="float" office:value="0">
                <text:p>0</text:p>
                <draw:g>
                  <svg:desc>'7'.A2:'7'.A102</svg:desc>
                </draw:g>
              </table:table-cell>
              <table:table-cell office:value-type="float" office:value="-0.2">
                <text:p>-0.2</text:p>
                <draw:g>
                  <svg:desc>'9'.C2:'9'.C102</svg:desc>
                </draw:g>
              </table:table-cell>
              <table:table-cell office:value-type="float" office:value="0">
                <text:p>0</text:p>
                <draw:g>
                  <svg:desc>'9'.A2:'9'.A102</svg:desc>
                </draw:g>
              </table:table-cell>
              <table:table-cell office:value-type="float" office:value="-0.2">
                <text:p>-0.2</text:p>
                <draw:g>
                  <svg:desc>'10'.C2:'10'.C102</svg:desc>
                </draw:g>
              </table:table-cell>
              <table:table-cell office:value-type="float" office:value="0">
                <text:p>0</text:p>
                <draw:g>
                  <svg:desc>'10'.A2:'1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3">
                <text:p>-0.13</text:p>
              </table:table-cell>
              <table:table-cell office:value-type="float" office:value="0.119384">
                <text:p>0.119384</text:p>
              </table:table-cell>
              <table:table-cell office:value-type="float" office:value="-0.13">
                <text:p>-0.13</text:p>
              </table:table-cell>
              <table:table-cell office:value-type="float" office:value="-102.814">
                <text:p>-102.814</text:p>
              </table:table-cell>
              <table:table-cell office:value-type="float" office:value="-0.13">
                <text:p>-0.13</text:p>
              </table:table-cell>
              <table:table-cell office:value-type="float" office:value="300.135">
                <text:p>300.135</text:p>
              </table:table-cell>
              <table:table-cell office:value-type="float" office:value="-0.13">
                <text:p>-0.13</text:p>
              </table:table-cell>
              <table:table-cell office:value-type="float" office:value="-21.7605">
                <text:p>-21.7605</text:p>
              </table:table-cell>
              <table:table-cell office:value-type="float" office:value="-0.13">
                <text:p>-0.13</text:p>
              </table:table-cell>
              <table:table-cell office:value-type="float" office:value="-83.4499">
                <text:p>-83.4499</text:p>
              </table:table-cell>
              <table:table-cell office:value-type="float" office:value="-0.13">
                <text:p>-0.13</text:p>
              </table:table-cell>
              <table:table-cell office:value-type="float" office:value="-170.54">
                <text:p>-170.54</text:p>
              </table:table-cell>
              <table:table-cell office:value-type="float" office:value="-0.13">
                <text:p>-0.13</text:p>
              </table:table-cell>
              <table:table-cell office:value-type="float" office:value="-137.514">
                <text:p>-137.514</text:p>
              </table:table-cell>
              <table:table-cell office:value-type="float" office:value="-0.13">
                <text:p>-0.13</text:p>
              </table:table-cell>
              <table:table-cell office:value-type="float" office:value="493.864">
                <text:p>493.864</text:p>
              </table:table-cell>
              <table:table-cell office:value-type="float" office:value="-0.13">
                <text:p>-0.13</text:p>
              </table:table-cell>
              <table:table-cell office:value-type="float" office:value="493.864">
                <text:p>493.864</text:p>
              </table:table-cell>
              <table:table-cell office:value-type="float" office:value="-0.13">
                <text:p>-0.13</text:p>
              </table:table-cell>
              <table:table-cell office:value-type="float" office:value="-265.119">
                <text:p>-265.119</text:p>
              </table:table-cell>
              <table:table-cell office:value-type="float" office:value="-0.13">
                <text:p>-0.13</text:p>
              </table:table-cell>
              <table:table-cell office:value-type="float" office:value="111.846">
                <text:p>111.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">
                <text:p>-0.12</text:p>
              </table:table-cell>
              <table:table-cell office:value-type="float" office:value="-5.77796">
                <text:p>-5.77796</text:p>
              </table:table-cell>
              <table:table-cell office:value-type="float" office:value="-0.12">
                <text:p>-0.12</text:p>
              </table:table-cell>
              <table:table-cell office:value-type="float" office:value="13708.5">
                <text:p>13708.5</text:p>
              </table:table-cell>
              <table:table-cell office:value-type="float" office:value="-0.12">
                <text:p>-0.12</text:p>
              </table:table-cell>
              <table:table-cell office:value-type="float" office:value="-1016.69">
                <text:p>-1016.69</text:p>
              </table:table-cell>
              <table:table-cell office:value-type="float" office:value="-0.12">
                <text:p>-0.12</text:p>
              </table:table-cell>
              <table:table-cell office:value-type="float" office:value="-6338.12">
                <text:p>-6338.12</text:p>
              </table:table-cell>
              <table:table-cell office:value-type="float" office:value="-0.12">
                <text:p>-0.12</text:p>
              </table:table-cell>
              <table:table-cell office:value-type="float" office:value="9041.21">
                <text:p>9041.21</text:p>
              </table:table-cell>
              <table:table-cell office:value-type="float" office:value="-0.12">
                <text:p>-0.12</text:p>
              </table:table-cell>
              <table:table-cell office:value-type="float" office:value="-14526.2">
                <text:p>-14526.2</text:p>
              </table:table-cell>
              <table:table-cell office:value-type="float" office:value="-0.12">
                <text:p>-0.12</text:p>
              </table:table-cell>
              <table:table-cell office:value-type="float" office:value="-116.549">
                <text:p>-116.549</text:p>
              </table:table-cell>
              <table:table-cell office:value-type="float" office:value="-0.12">
                <text:p>-0.12</text:p>
              </table:table-cell>
              <table:table-cell office:value-type="float" office:value="25752.1">
                <text:p>25752.1</text:p>
              </table:table-cell>
              <table:table-cell office:value-type="float" office:value="-0.12">
                <text:p>-0.12</text:p>
              </table:table-cell>
              <table:table-cell office:value-type="float" office:value="25752.1">
                <text:p>25752.1</text:p>
              </table:table-cell>
              <table:table-cell office:value-type="float" office:value="-0.12">
                <text:p>-0.12</text:p>
              </table:table-cell>
              <table:table-cell office:value-type="float" office:value="15715.8">
                <text:p>15715.8</text:p>
              </table:table-cell>
              <table:table-cell office:value-type="float" office:value="-0.12">
                <text:p>-0.12</text:p>
              </table:table-cell>
              <table:table-cell office:value-type="float" office:value="-14533.7">
                <text:p>-1453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1">
                <text:p>-0.11</text:p>
              </table:table-cell>
              <table:table-cell office:value-type="float" office:value="-1.72361">
                <text:p>-1.72361</text:p>
              </table:table-cell>
              <table:table-cell office:value-type="float" office:value="-0.11">
                <text:p>-0.11</text:p>
              </table:table-cell>
              <table:table-cell office:value-type="float" office:value="76291.2">
                <text:p>76291.2</text:p>
              </table:table-cell>
              <table:table-cell office:value-type="float" office:value="-0.11">
                <text:p>-0.11</text:p>
              </table:table-cell>
              <table:table-cell office:value-type="float" office:value="48262.6">
                <text:p>48262.6</text:p>
              </table:table-cell>
              <table:table-cell office:value-type="float" office:value="-0.11">
                <text:p>-0.11</text:p>
              </table:table-cell>
              <table:table-cell office:value-type="float" office:value="-6615.68">
                <text:p>-6615.68</text:p>
              </table:table-cell>
              <table:table-cell office:value-type="float" office:value="-0.11">
                <text:p>-0.11</text:p>
              </table:table-cell>
              <table:table-cell office:value-type="float" office:value="-47893.3">
                <text:p>-47893.3</text:p>
              </table:table-cell>
              <table:table-cell office:value-type="float" office:value="-0.11">
                <text:p>-0.11</text:p>
              </table:table-cell>
              <table:table-cell office:value-type="float" office:value="-69923">
                <text:p>-69923</text:p>
              </table:table-cell>
              <table:table-cell office:value-type="float" office:value="-0.11">
                <text:p>-0.11</text:p>
              </table:table-cell>
              <table:table-cell office:value-type="float" office:value="28946.6">
                <text:p>28946.6</text:p>
              </table:table-cell>
              <table:table-cell office:value-type="float" office:value="-0.11">
                <text:p>-0.11</text:p>
              </table:table-cell>
              <table:table-cell office:value-type="float" office:value="114405">
                <text:p>114405</text:p>
              </table:table-cell>
              <table:table-cell office:value-type="float" office:value="-0.11">
                <text:p>-0.11</text:p>
              </table:table-cell>
              <table:table-cell office:value-type="float" office:value="114405">
                <text:p>114405</text:p>
              </table:table-cell>
              <table:table-cell office:value-type="float" office:value="-0.11">
                <text:p>-0.11</text:p>
              </table:table-cell>
              <table:table-cell office:value-type="float" office:value="41124.9">
                <text:p>41124.9</text:p>
              </table:table-cell>
              <table:table-cell office:value-type="float" office:value="-0.11">
                <text:p>-0.11</text:p>
              </table:table-cell>
              <table:table-cell office:value-type="float" office:value="-54197.2">
                <text:p>-5419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">
                <text:p>-0.1</text:p>
              </table:table-cell>
              <table:table-cell office:value-type="float" office:value="-287.659">
                <text:p>-287.659</text:p>
              </table:table-cell>
              <table:table-cell office:value-type="float" office:value="-0.1">
                <text:p>-0.1</text:p>
              </table:table-cell>
              <table:table-cell office:value-type="float" office:value="167419">
                <text:p>167419</text:p>
              </table:table-cell>
              <table:table-cell office:value-type="float" office:value="-0.1">
                <text:p>-0.1</text:p>
              </table:table-cell>
              <table:table-cell office:value-type="float" office:value="106297">
                <text:p>106297</text:p>
              </table:table-cell>
              <table:table-cell office:value-type="float" office:value="-0.1">
                <text:p>-0.1</text:p>
              </table:table-cell>
              <table:table-cell office:value-type="float" office:value="19566.1">
                <text:p>19566.1</text:p>
              </table:table-cell>
              <table:table-cell office:value-type="float" office:value="-0.1">
                <text:p>-0.1</text:p>
              </table:table-cell>
              <table:table-cell office:value-type="float" office:value="-110359">
                <text:p>-110359</text:p>
              </table:table-cell>
              <table:table-cell office:value-type="float" office:value="-0.1">
                <text:p>-0.1</text:p>
              </table:table-cell>
              <table:table-cell office:value-type="float" office:value="-209979">
                <text:p>-209979</text:p>
              </table:table-cell>
              <table:table-cell office:value-type="float" office:value="-0.1">
                <text:p>-0.1</text:p>
              </table:table-cell>
              <table:table-cell office:value-type="float" office:value="78751.1">
                <text:p>78751.1</text:p>
              </table:table-cell>
              <table:table-cell office:value-type="float" office:value="-0.1">
                <text:p>-0.1</text:p>
              </table:table-cell>
              <table:table-cell office:value-type="float" office:value="331611">
                <text:p>331611</text:p>
              </table:table-cell>
              <table:table-cell office:value-type="float" office:value="-0.1">
                <text:p>-0.1</text:p>
              </table:table-cell>
              <table:table-cell office:value-type="float" office:value="331611">
                <text:p>331611</text:p>
              </table:table-cell>
              <table:table-cell office:value-type="float" office:value="-0.1">
                <text:p>-0.1</text:p>
              </table:table-cell>
              <table:table-cell office:value-type="float" office:value="84685.8">
                <text:p>84685.8</text:p>
              </table:table-cell>
              <table:table-cell office:value-type="float" office:value="-0.1">
                <text:p>-0.1</text:p>
              </table:table-cell>
              <table:table-cell office:value-type="float" office:value="-73316.2">
                <text:p>-7331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9">
                <text:p>-0.09</text:p>
              </table:table-cell>
              <table:table-cell office:value-type="float" office:value="-169.958">
                <text:p>-169.958</text:p>
              </table:table-cell>
              <table:table-cell office:value-type="float" office:value="-0.09">
                <text:p>-0.09</text:p>
              </table:table-cell>
              <table:table-cell office:value-type="float" office:value="642040">
                <text:p>642040</text:p>
              </table:table-cell>
              <table:table-cell office:value-type="float" office:value="-0.09">
                <text:p>-0.09</text:p>
              </table:table-cell>
              <table:table-cell office:value-type="float" office:value="-12493.3">
                <text:p>-12493.3</text:p>
              </table:table-cell>
              <table:table-cell office:value-type="float" office:value="-0.09">
                <text:p>-0.09</text:p>
              </table:table-cell>
              <table:table-cell office:value-type="float" office:value="-103349">
                <text:p>-103349</text:p>
              </table:table-cell>
              <table:table-cell office:value-type="float" office:value="-0.09">
                <text:p>-0.09</text:p>
              </table:table-cell>
              <table:table-cell office:value-type="float" office:value="-51658.2">
                <text:p>-51658.2</text:p>
              </table:table-cell>
              <table:table-cell office:value-type="float" office:value="-0.09">
                <text:p>-0.09</text:p>
              </table:table-cell>
              <table:table-cell office:value-type="float" office:value="-418496">
                <text:p>-418496</text:p>
              </table:table-cell>
              <table:table-cell office:value-type="float" office:value="-0.09">
                <text:p>-0.09</text:p>
              </table:table-cell>
              <table:table-cell office:value-type="float" office:value="34389.9">
                <text:p>34389.9</text:p>
              </table:table-cell>
              <table:table-cell office:value-type="float" office:value="-0.09">
                <text:p>-0.09</text:p>
              </table:table-cell>
              <table:table-cell office:value-type="float" office:value="752171">
                <text:p>752171</text:p>
              </table:table-cell>
              <table:table-cell office:value-type="float" office:value="-0.09">
                <text:p>-0.09</text:p>
              </table:table-cell>
              <table:table-cell office:value-type="float" office:value="752171">
                <text:p>752171</text:p>
              </table:table-cell>
              <table:table-cell office:value-type="float" office:value="-0.09">
                <text:p>-0.09</text:p>
              </table:table-cell>
              <table:table-cell office:value-type="float" office:value="82168.4">
                <text:p>82168.4</text:p>
              </table:table-cell>
              <table:table-cell office:value-type="float" office:value="-0.09">
                <text:p>-0.09</text:p>
              </table:table-cell>
              <table:table-cell office:value-type="float" office:value="-316335">
                <text:p>-316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8">
                <text:p>-0.08</text:p>
              </table:table-cell>
              <table:table-cell office:value-type="float" office:value="343.428">
                <text:p>343.428</text:p>
              </table:table-cell>
              <table:table-cell office:value-type="float" office:value="-0.08">
                <text:p>-0.08</text:p>
              </table:table-cell>
              <table:table-cell office:value-type="float" office:value="925344">
                <text:p>925344</text:p>
              </table:table-cell>
              <table:table-cell office:value-type="float" office:value="-0.08">
                <text:p>-0.08</text:p>
              </table:table-cell>
              <table:table-cell office:value-type="float" office:value="-104863">
                <text:p>-104863</text:p>
              </table:table-cell>
              <table:table-cell office:value-type="float" office:value="-0.08">
                <text:p>-0.08</text:p>
              </table:table-cell>
              <table:table-cell office:value-type="float" office:value="-83410.8">
                <text:p>-83410.8</text:p>
              </table:table-cell>
              <table:table-cell office:value-type="float" office:value="-0.08">
                <text:p>-0.08</text:p>
              </table:table-cell>
              <table:table-cell office:value-type="float" office:value="-220899">
                <text:p>-220899</text:p>
              </table:table-cell>
              <table:table-cell office:value-type="float" office:value="-0.08">
                <text:p>-0.08</text:p>
              </table:table-cell>
              <table:table-cell office:value-type="float" office:value="-606769">
                <text:p>-606769</text:p>
              </table:table-cell>
              <table:table-cell office:value-type="float" office:value="-0.08">
                <text:p>-0.08</text:p>
              </table:table-cell>
              <table:table-cell office:value-type="float" office:value="323388">
                <text:p>323388</text:p>
              </table:table-cell>
              <table:table-cell office:value-type="float" office:value="-0.08">
                <text:p>-0.08</text:p>
              </table:table-cell>
              <table:table-cell office:value-type="float" office:value="997668">
                <text:p>997668</text:p>
              </table:table-cell>
              <table:table-cell office:value-type="float" office:value="-0.08">
                <text:p>-0.08</text:p>
              </table:table-cell>
              <table:table-cell office:value-type="float" office:value="997668">
                <text:p>997668</text:p>
              </table:table-cell>
              <table:table-cell office:value-type="float" office:value="-0.08">
                <text:p>-0.08</text:p>
              </table:table-cell>
              <table:table-cell office:value-type="float" office:value="-145807">
                <text:p>-145807</text:p>
              </table:table-cell>
              <table:table-cell office:value-type="float" office:value="-0.08">
                <text:p>-0.08</text:p>
              </table:table-cell>
              <table:table-cell office:value-type="float" office:value="-239779">
                <text:p>-239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">
                <text:p>-0.07</text:p>
              </table:table-cell>
              <table:table-cell office:value-type="float" office:value="627.72">
                <text:p>627.72</text:p>
              </table:table-cell>
              <table:table-cell office:value-type="float" office:value="-0.07">
                <text:p>-0.07</text:p>
              </table:table-cell>
              <table:table-cell office:value-type="float" office:value="1427310">
                <text:p>1427310</text:p>
              </table:table-cell>
              <table:table-cell office:value-type="float" office:value="-0.07">
                <text:p>-0.07</text:p>
              </table:table-cell>
              <table:table-cell office:value-type="float" office:value="92018.7">
                <text:p>92018.7</text:p>
              </table:table-cell>
              <table:table-cell office:value-type="float" office:value="-0.07">
                <text:p>-0.07</text:p>
              </table:table-cell>
              <table:table-cell office:value-type="float" office:value="-177006">
                <text:p>-177006</text:p>
              </table:table-cell>
              <table:table-cell office:value-type="float" office:value="-0.07">
                <text:p>-0.07</text:p>
              </table:table-cell>
              <table:table-cell office:value-type="float" office:value="-444182">
                <text:p>-444182</text:p>
              </table:table-cell>
              <table:table-cell office:value-type="float" office:value="-0.07">
                <text:p>-0.07</text:p>
              </table:table-cell>
              <table:table-cell office:value-type="float" office:value="-815330">
                <text:p>-815330</text:p>
              </table:table-cell>
              <table:table-cell office:value-type="float" office:value="-0.07">
                <text:p>-0.07</text:p>
              </table:table-cell>
              <table:table-cell office:value-type="float" office:value="327911">
                <text:p>327911</text:p>
              </table:table-cell>
              <table:table-cell office:value-type="float" office:value="-0.07">
                <text:p>-0.07</text:p>
              </table:table-cell>
              <table:table-cell office:value-type="float" office:value="1327010">
                <text:p>1327010</text:p>
              </table:table-cell>
              <table:table-cell office:value-type="float" office:value="-0.07">
                <text:p>-0.07</text:p>
              </table:table-cell>
              <table:table-cell office:value-type="float" office:value="1327010">
                <text:p>1327010</text:p>
              </table:table-cell>
              <table:table-cell office:value-type="float" office:value="-0.07">
                <text:p>-0.07</text:p>
              </table:table-cell>
              <table:table-cell office:value-type="float" office:value="-412472">
                <text:p>-412472</text:p>
              </table:table-cell>
              <table:table-cell office:value-type="float" office:value="-0.07">
                <text:p>-0.07</text:p>
              </table:table-cell>
              <table:table-cell office:value-type="float" office:value="-326623">
                <text:p>-326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6">
                <text:p>-0.06</text:p>
              </table:table-cell>
              <table:table-cell office:value-type="float" office:value="613.323">
                <text:p>613.323</text:p>
              </table:table-cell>
              <table:table-cell office:value-type="float" office:value="-0.06">
                <text:p>-0.06</text:p>
              </table:table-cell>
              <table:table-cell office:value-type="float" office:value="1848540">
                <text:p>1848540</text:p>
              </table:table-cell>
              <table:table-cell office:value-type="float" office:value="-0.06">
                <text:p>-0.06</text:p>
              </table:table-cell>
              <table:table-cell office:value-type="float" office:value="293965">
                <text:p>293965</text:p>
              </table:table-cell>
              <table:table-cell office:value-type="float" office:value="-0.06">
                <text:p>-0.06</text:p>
              </table:table-cell>
              <table:table-cell office:value-type="float" office:value="-267882">
                <text:p>-267882</text:p>
              </table:table-cell>
              <table:table-cell office:value-type="float" office:value="-0.06">
                <text:p>-0.06</text:p>
              </table:table-cell>
              <table:table-cell office:value-type="float" office:value="-662849">
                <text:p>-662849</text:p>
              </table:table-cell>
              <table:table-cell office:value-type="float" office:value="-0.06">
                <text:p>-0.06</text:p>
              </table:table-cell>
              <table:table-cell office:value-type="float" office:value="-1156280">
                <text:p>-1156280</text:p>
              </table:table-cell>
              <table:table-cell office:value-type="float" office:value="-0.06">
                <text:p>-0.06</text:p>
              </table:table-cell>
              <table:table-cell office:value-type="float" office:value="564528">
                <text:p>564528</text:p>
              </table:table-cell>
              <table:table-cell office:value-type="float" office:value="-0.06">
                <text:p>-0.06</text:p>
              </table:table-cell>
              <table:table-cell office:value-type="float" office:value="1612350">
                <text:p>1612350</text:p>
              </table:table-cell>
              <table:table-cell office:value-type="float" office:value="-0.06">
                <text:p>-0.06</text:p>
              </table:table-cell>
              <table:table-cell office:value-type="float" office:value="1612350">
                <text:p>1612350</text:p>
              </table:table-cell>
              <table:table-cell office:value-type="float" office:value="-0.06">
                <text:p>-0.06</text:p>
              </table:table-cell>
              <table:table-cell office:value-type="float" office:value="-634163">
                <text:p>-634163</text:p>
              </table:table-cell>
              <table:table-cell office:value-type="float" office:value="-0.06">
                <text:p>-0.06</text:p>
              </table:table-cell>
              <table:table-cell office:value-type="float" office:value="-398055">
                <text:p>-398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725.627">
                <text:p>725.627</text:p>
              </table:table-cell>
              <table:table-cell office:value-type="float" office:value="-0.05">
                <text:p>-0.05</text:p>
              </table:table-cell>
              <table:table-cell office:value-type="float" office:value="2013660">
                <text:p>2013660</text:p>
              </table:table-cell>
              <table:table-cell office:value-type="float" office:value="-0.05">
                <text:p>-0.05</text:p>
              </table:table-cell>
              <table:table-cell office:value-type="float" office:value="668563">
                <text:p>668563</text:p>
              </table:table-cell>
              <table:table-cell office:value-type="float" office:value="-0.05">
                <text:p>-0.05</text:p>
              </table:table-cell>
              <table:table-cell office:value-type="float" office:value="-361598">
                <text:p>-361598</text:p>
              </table:table-cell>
              <table:table-cell office:value-type="float" office:value="-0.05">
                <text:p>-0.05</text:p>
              </table:table-cell>
              <table:table-cell office:value-type="float" office:value="-961520">
                <text:p>-961520</text:p>
              </table:table-cell>
              <table:table-cell office:value-type="float" office:value="-0.05">
                <text:p>-0.05</text:p>
              </table:table-cell>
              <table:table-cell office:value-type="float" office:value="-1186070">
                <text:p>-1186070</text:p>
              </table:table-cell>
              <table:table-cell office:value-type="float" office:value="-0.05">
                <text:p>-0.05</text:p>
              </table:table-cell>
              <table:table-cell office:value-type="float" office:value="576522">
                <text:p>576522</text:p>
              </table:table-cell>
              <table:table-cell office:value-type="float" office:value="-0.05">
                <text:p>-0.05</text:p>
              </table:table-cell>
              <table:table-cell office:value-type="float" office:value="1660900">
                <text:p>1660900</text:p>
              </table:table-cell>
              <table:table-cell office:value-type="float" office:value="-0.05">
                <text:p>-0.05</text:p>
              </table:table-cell>
              <table:table-cell office:value-type="float" office:value="1660900">
                <text:p>1660900</text:p>
              </table:table-cell>
              <table:table-cell office:value-type="float" office:value="-0.05">
                <text:p>-0.05</text:p>
              </table:table-cell>
              <table:table-cell office:value-type="float" office:value="-737361">
                <text:p>-737361</text:p>
              </table:table-cell>
              <table:table-cell office:value-type="float" office:value="-0.05">
                <text:p>-0.05</text:p>
              </table:table-cell>
              <table:table-cell office:value-type="float" office:value="-526094">
                <text:p>-526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">
                <text:p>-0.04</text:p>
              </table:table-cell>
              <table:table-cell office:value-type="float" office:value="1329.08">
                <text:p>1329.08</text:p>
              </table:table-cell>
              <table:table-cell office:value-type="float" office:value="-0.04">
                <text:p>-0.04</text:p>
              </table:table-cell>
              <table:table-cell office:value-type="float" office:value="2036760">
                <text:p>2036760</text:p>
              </table:table-cell>
              <table:table-cell office:value-type="float" office:value="-0.04">
                <text:p>-0.04</text:p>
              </table:table-cell>
              <table:table-cell office:value-type="float" office:value="885418">
                <text:p>885418</text:p>
              </table:table-cell>
              <table:table-cell office:value-type="float" office:value="-0.04">
                <text:p>-0.04</text:p>
              </table:table-cell>
              <table:table-cell office:value-type="float" office:value="-424994">
                <text:p>-424994</text:p>
              </table:table-cell>
              <table:table-cell office:value-type="float" office:value="-0.04">
                <text:p>-0.04</text:p>
              </table:table-cell>
              <table:table-cell office:value-type="float" office:value="-1240140">
                <text:p>-1240140</text:p>
              </table:table-cell>
              <table:table-cell office:value-type="float" office:value="-0.04">
                <text:p>-0.04</text:p>
              </table:table-cell>
              <table:table-cell office:value-type="float" office:value="-1110030">
                <text:p>-1110030</text:p>
              </table:table-cell>
              <table:table-cell office:value-type="float" office:value="-0.04">
                <text:p>-0.04</text:p>
              </table:table-cell>
              <table:table-cell office:value-type="float" office:value="717614">
                <text:p>717614</text:p>
              </table:table-cell>
              <table:table-cell office:value-type="float" office:value="-0.04">
                <text:p>-0.04</text:p>
              </table:table-cell>
              <table:table-cell office:value-type="float" office:value="1568640">
                <text:p>1568640</text:p>
              </table:table-cell>
              <table:table-cell office:value-type="float" office:value="-0.04">
                <text:p>-0.04</text:p>
              </table:table-cell>
              <table:table-cell office:value-type="float" office:value="1568640">
                <text:p>1568640</text:p>
              </table:table-cell>
              <table:table-cell office:value-type="float" office:value="-0.04">
                <text:p>-0.04</text:p>
              </table:table-cell>
              <table:table-cell office:value-type="float" office:value="-825553">
                <text:p>-825553</text:p>
              </table:table-cell>
              <table:table-cell office:value-type="float" office:value="-0.04">
                <text:p>-0.04</text:p>
              </table:table-cell>
              <table:table-cell office:value-type="float" office:value="-624575">
                <text:p>-624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3">
                <text:p>-0.03</text:p>
              </table:table-cell>
              <table:table-cell office:value-type="float" office:value="2166.92">
                <text:p>2166.92</text:p>
              </table:table-cell>
              <table:table-cell office:value-type="float" office:value="-0.03">
                <text:p>-0.03</text:p>
              </table:table-cell>
              <table:table-cell office:value-type="float" office:value="2045080">
                <text:p>2045080</text:p>
              </table:table-cell>
              <table:table-cell office:value-type="float" office:value="-0.03">
                <text:p>-0.03</text:p>
              </table:table-cell>
              <table:table-cell office:value-type="float" office:value="1241470">
                <text:p>1241470</text:p>
              </table:table-cell>
              <table:table-cell office:value-type="float" office:value="-0.03">
                <text:p>-0.03</text:p>
              </table:table-cell>
              <table:table-cell office:value-type="float" office:value="-449493">
                <text:p>-449493</text:p>
              </table:table-cell>
              <table:table-cell office:value-type="float" office:value="-0.03">
                <text:p>-0.03</text:p>
              </table:table-cell>
              <table:table-cell office:value-type="float" office:value="-1485110">
                <text:p>-1485110</text:p>
              </table:table-cell>
              <table:table-cell office:value-type="float" office:value="-0.03">
                <text:p>-0.03</text:p>
              </table:table-cell>
              <table:table-cell office:value-type="float" office:value="-1055260">
                <text:p>-1055260</text:p>
              </table:table-cell>
              <table:table-cell office:value-type="float" office:value="-0.03">
                <text:p>-0.03</text:p>
              </table:table-cell>
              <table:table-cell office:value-type="float" office:value="653163">
                <text:p>653163</text:p>
              </table:table-cell>
              <table:table-cell office:value-type="float" office:value="-0.03">
                <text:p>-0.03</text:p>
              </table:table-cell>
              <table:table-cell office:value-type="float" office:value="1491580">
                <text:p>1491580</text:p>
              </table:table-cell>
              <table:table-cell office:value-type="float" office:value="-0.03">
                <text:p>-0.03</text:p>
              </table:table-cell>
              <table:table-cell office:value-type="float" office:value="1491580">
                <text:p>1491580</text:p>
              </table:table-cell>
              <table:table-cell office:value-type="float" office:value="-0.03">
                <text:p>-0.03</text:p>
              </table:table-cell>
              <table:table-cell office:value-type="float" office:value="-786826">
                <text:p>-786826</text:p>
              </table:table-cell>
              <table:table-cell office:value-type="float" office:value="-0.03">
                <text:p>-0.03</text:p>
              </table:table-cell>
              <table:table-cell office:value-type="float" office:value="-778948">
                <text:p>-778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">
                <text:p>-0.02</text:p>
              </table:table-cell>
              <table:table-cell office:value-type="float" office:value="2815.56">
                <text:p>2815.56</text:p>
              </table:table-cell>
              <table:table-cell office:value-type="float" office:value="-0.02">
                <text:p>-0.02</text:p>
              </table:table-cell>
              <table:table-cell office:value-type="float" office:value="2031320">
                <text:p>2031320</text:p>
              </table:table-cell>
              <table:table-cell office:value-type="float" office:value="-0.02">
                <text:p>-0.02</text:p>
              </table:table-cell>
              <table:table-cell office:value-type="float" office:value="1465240">
                <text:p>1465240</text:p>
              </table:table-cell>
              <table:table-cell office:value-type="float" office:value="-0.02">
                <text:p>-0.02</text:p>
              </table:table-cell>
              <table:table-cell office:value-type="float" office:value="-491206">
                <text:p>-491206</text:p>
              </table:table-cell>
              <table:table-cell office:value-type="float" office:value="-0.02">
                <text:p>-0.02</text:p>
              </table:table-cell>
              <table:table-cell office:value-type="float" office:value="-1729670">
                <text:p>-1729670</text:p>
              </table:table-cell>
              <table:table-cell office:value-type="float" office:value="-0.02">
                <text:p>-0.02</text:p>
              </table:table-cell>
              <table:table-cell office:value-type="float" office:value="-956331">
                <text:p>-956331</text:p>
              </table:table-cell>
              <table:table-cell office:value-type="float" office:value="-0.02">
                <text:p>-0.02</text:p>
              </table:table-cell>
              <table:table-cell office:value-type="float" office:value="641859">
                <text:p>641859</text:p>
              </table:table-cell>
              <table:table-cell office:value-type="float" office:value="-0.02">
                <text:p>-0.02</text:p>
              </table:table-cell>
              <table:table-cell office:value-type="float" office:value="1492150">
                <text:p>1492150</text:p>
              </table:table-cell>
              <table:table-cell office:value-type="float" office:value="-0.02">
                <text:p>-0.02</text:p>
              </table:table-cell>
              <table:table-cell office:value-type="float" office:value="1492150">
                <text:p>1492150</text:p>
              </table:table-cell>
              <table:table-cell office:value-type="float" office:value="-0.02">
                <text:p>-0.02</text:p>
              </table:table-cell>
              <table:table-cell office:value-type="float" office:value="-768198">
                <text:p>-768198</text:p>
              </table:table-cell>
              <table:table-cell office:value-type="float" office:value="-0.02">
                <text:p>-0.02</text:p>
              </table:table-cell>
              <table:table-cell office:value-type="float" office:value="-970239">
                <text:p>-970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">
                <text:p>-0.01</text:p>
              </table:table-cell>
              <table:table-cell office:value-type="float" office:value="4270.39">
                <text:p>4270.39</text:p>
              </table:table-cell>
              <table:table-cell office:value-type="float" office:value="-0.01">
                <text:p>-0.01</text:p>
              </table:table-cell>
              <table:table-cell office:value-type="float" office:value="1948570">
                <text:p>1948570</text:p>
              </table:table-cell>
              <table:table-cell office:value-type="float" office:value="-0.01">
                <text:p>-0.01</text:p>
              </table:table-cell>
              <table:table-cell office:value-type="float" office:value="1588080">
                <text:p>1588080</text:p>
              </table:table-cell>
              <table:table-cell office:value-type="float" office:value="-0.01">
                <text:p>-0.01</text:p>
              </table:table-cell>
              <table:table-cell office:value-type="float" office:value="-295013">
                <text:p>-295013</text:p>
              </table:table-cell>
              <table:table-cell office:value-type="float" office:value="-0.01">
                <text:p>-0.01</text:p>
              </table:table-cell>
              <table:table-cell office:value-type="float" office:value="-1761510">
                <text:p>-1761510</text:p>
              </table:table-cell>
              <table:table-cell office:value-type="float" office:value="-0.01">
                <text:p>-0.01</text:p>
              </table:table-cell>
              <table:table-cell office:value-type="float" office:value="-1014380">
                <text:p>-1014380</text:p>
              </table:table-cell>
              <table:table-cell office:value-type="float" office:value="-0.01">
                <text:p>-0.01</text:p>
              </table:table-cell>
              <table:table-cell office:value-type="float" office:value="399484">
                <text:p>399484</text:p>
              </table:table-cell>
              <table:table-cell office:value-type="float" office:value="-0.01">
                <text:p>-0.01</text:p>
              </table:table-cell>
              <table:table-cell office:value-type="float" office:value="1351520">
                <text:p>1351520</text:p>
              </table:table-cell>
              <table:table-cell office:value-type="float" office:value="-0.01">
                <text:p>-0.01</text:p>
              </table:table-cell>
              <table:table-cell office:value-type="float" office:value="1351520">
                <text:p>1351520</text:p>
              </table:table-cell>
              <table:table-cell office:value-type="float" office:value="-0.01">
                <text:p>-0.01</text:p>
              </table:table-cell>
              <table:table-cell office:value-type="float" office:value="-485661">
                <text:p>-485661</text:p>
              </table:table-cell>
              <table:table-cell office:value-type="float" office:value="-0.01">
                <text:p>-0.01</text:p>
              </table:table-cell>
              <table:table-cell office:value-type="float" office:value="-986482">
                <text:p>-986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156.41">
                <text:p>5156.41</text:p>
              </table:table-cell>
              <table:table-cell office:value-type="float" office:value="0">
                <text:p>0</text:p>
              </table:table-cell>
              <table:table-cell office:value-type="float" office:value="1960210">
                <text:p>1960210</text:p>
              </table:table-cell>
              <table:table-cell office:value-type="float" office:value="0">
                <text:p>0</text:p>
              </table:table-cell>
              <table:table-cell office:value-type="float" office:value="1654200">
                <text:p>1654200</text:p>
              </table:table-cell>
              <table:table-cell office:value-type="float" office:value="0">
                <text:p>0</text:p>
              </table:table-cell>
              <table:table-cell office:value-type="float" office:value="-152338">
                <text:p>-152338</text:p>
              </table:table-cell>
              <table:table-cell office:value-type="float" office:value="0">
                <text:p>0</text:p>
              </table:table-cell>
              <table:table-cell office:value-type="float" office:value="-1783340">
                <text:p>-1783340</text:p>
              </table:table-cell>
              <table:table-cell office:value-type="float" office:value="0">
                <text:p>0</text:p>
              </table:table-cell>
              <table:table-cell office:value-type="float" office:value="-1132750">
                <text:p>-1132750</text:p>
              </table:table-cell>
              <table:table-cell office:value-type="float" office:value="0">
                <text:p>0</text:p>
              </table:table-cell>
              <table:table-cell office:value-type="float" office:value="284440">
                <text:p>284440</text:p>
              </table:table-cell>
              <table:table-cell office:value-type="float" office:value="0">
                <text:p>0</text:p>
              </table:table-cell>
              <table:table-cell office:value-type="float" office:value="1244730">
                <text:p>1244730</text:p>
              </table:table-cell>
              <table:table-cell office:value-type="float" office:value="0">
                <text:p>0</text:p>
              </table:table-cell>
              <table:table-cell office:value-type="float" office:value="1244730">
                <text:p>1244730</text:p>
              </table:table-cell>
              <table:table-cell office:value-type="float" office:value="0">
                <text:p>0</text:p>
              </table:table-cell>
              <table:table-cell office:value-type="float" office:value="-273579">
                <text:p>-273579</text:p>
              </table:table-cell>
              <table:table-cell office:value-type="float" office:value="0">
                <text:p>0</text:p>
              </table:table-cell>
              <table:table-cell office:value-type="float" office:value="-954402">
                <text:p>-954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">
                <text:p>0.01</text:p>
              </table:table-cell>
              <table:table-cell office:value-type="float" office:value="6975.31">
                <text:p>6975.31</text:p>
              </table:table-cell>
              <table:table-cell office:value-type="float" office:value="0.01">
                <text:p>0.01</text:p>
              </table:table-cell>
              <table:table-cell office:value-type="float" office:value="1887330">
                <text:p>1887330</text:p>
              </table:table-cell>
              <table:table-cell office:value-type="float" office:value="0.01">
                <text:p>0.01</text:p>
              </table:table-cell>
              <table:table-cell office:value-type="float" office:value="1609460">
                <text:p>1609460</text:p>
              </table:table-cell>
              <table:table-cell office:value-type="float" office:value="0.01">
                <text:p>0.01</text:p>
              </table:table-cell>
              <table:table-cell office:value-type="float" office:value="19996.7">
                <text:p>19996.7</text:p>
              </table:table-cell>
              <table:table-cell office:value-type="float" office:value="0.01">
                <text:p>0.01</text:p>
              </table:table-cell>
              <table:table-cell office:value-type="float" office:value="-1543290">
                <text:p>-1543290</text:p>
              </table:table-cell>
              <table:table-cell office:value-type="float" office:value="0.01">
                <text:p>0.01</text:p>
              </table:table-cell>
              <table:table-cell office:value-type="float" office:value="-1210130">
                <text:p>-1210130</text:p>
              </table:table-cell>
              <table:table-cell office:value-type="float" office:value="0.01">
                <text:p>0.01</text:p>
              </table:table-cell>
              <table:table-cell office:value-type="float" office:value="95453.4">
                <text:p>95453.4</text:p>
              </table:table-cell>
              <table:table-cell office:value-type="float" office:value="0.01">
                <text:p>0.01</text:p>
              </table:table-cell>
              <table:table-cell office:value-type="float" office:value="1002820">
                <text:p>1002820</text:p>
              </table:table-cell>
              <table:table-cell office:value-type="float" office:value="0.01">
                <text:p>0.01</text:p>
              </table:table-cell>
              <table:table-cell office:value-type="float" office:value="1002820">
                <text:p>1002820</text:p>
              </table:table-cell>
              <table:table-cell office:value-type="float" office:value="0.01">
                <text:p>0.01</text:p>
              </table:table-cell>
              <table:table-cell office:value-type="float" office:value="-48312.4">
                <text:p>-48312.4</text:p>
              </table:table-cell>
              <table:table-cell office:value-type="float" office:value="0.01">
                <text:p>0.01</text:p>
              </table:table-cell>
              <table:table-cell office:value-type="float" office:value="-746153">
                <text:p>-746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">
                <text:p>0.02</text:p>
              </table:table-cell>
              <table:table-cell office:value-type="float" office:value="7982.2">
                <text:p>7982.2</text:p>
              </table:table-cell>
              <table:table-cell office:value-type="float" office:value="0.02">
                <text:p>0.02</text:p>
              </table:table-cell>
              <table:table-cell office:value-type="float" office:value="1835530">
                <text:p>1835530</text:p>
              </table:table-cell>
              <table:table-cell office:value-type="float" office:value="0.02">
                <text:p>0.02</text:p>
              </table:table-cell>
              <table:table-cell office:value-type="float" office:value="1561960">
                <text:p>1561960</text:p>
              </table:table-cell>
              <table:table-cell office:value-type="float" office:value="0.02">
                <text:p>0.02</text:p>
              </table:table-cell>
              <table:table-cell office:value-type="float" office:value="121694">
                <text:p>121694</text:p>
              </table:table-cell>
              <table:table-cell office:value-type="float" office:value="0.02">
                <text:p>0.02</text:p>
              </table:table-cell>
              <table:table-cell office:value-type="float" office:value="-1264780">
                <text:p>-1264780</text:p>
              </table:table-cell>
              <table:table-cell office:value-type="float" office:value="0.02">
                <text:p>0.02</text:p>
              </table:table-cell>
              <table:table-cell office:value-type="float" office:value="-1337410">
                <text:p>-1337410</text:p>
              </table:table-cell>
              <table:table-cell office:value-type="float" office:value="0.02">
                <text:p>0.02</text:p>
              </table:table-cell>
              <table:table-cell office:value-type="float" office:value="-139968">
                <text:p>-139968</text:p>
              </table:table-cell>
              <table:table-cell office:value-type="float" office:value="0.02">
                <text:p>0.02</text:p>
              </table:table-cell>
              <table:table-cell office:value-type="float" office:value="794503">
                <text:p>794503</text:p>
              </table:table-cell>
              <table:table-cell office:value-type="float" office:value="0.02">
                <text:p>0.02</text:p>
              </table:table-cell>
              <table:table-cell office:value-type="float" office:value="794503">
                <text:p>794503</text:p>
              </table:table-cell>
              <table:table-cell office:value-type="float" office:value="0.02">
                <text:p>0.02</text:p>
              </table:table-cell>
              <table:table-cell office:value-type="float" office:value="228876">
                <text:p>228876</text:p>
              </table:table-cell>
              <table:table-cell office:value-type="float" office:value="0.02">
                <text:p>0.02</text:p>
              </table:table-cell>
              <table:table-cell office:value-type="float" office:value="-494494">
                <text:p>-494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">
                <text:p>0.03</text:p>
              </table:table-cell>
              <table:table-cell office:value-type="float" office:value="10027">
                <text:p>10027</text:p>
              </table:table-cell>
              <table:table-cell office:value-type="float" office:value="0.03">
                <text:p>0.03</text:p>
              </table:table-cell>
              <table:table-cell office:value-type="float" office:value="1732900">
                <text:p>1732900</text:p>
              </table:table-cell>
              <table:table-cell office:value-type="float" office:value="0.03">
                <text:p>0.03</text:p>
              </table:table-cell>
              <table:table-cell office:value-type="float" office:value="1448030">
                <text:p>1448030</text:p>
              </table:table-cell>
              <table:table-cell office:value-type="float" office:value="0.03">
                <text:p>0.03</text:p>
              </table:table-cell>
              <table:table-cell office:value-type="float" office:value="145506">
                <text:p>145506</text:p>
              </table:table-cell>
              <table:table-cell office:value-type="float" office:value="0.03">
                <text:p>0.03</text:p>
              </table:table-cell>
              <table:table-cell office:value-type="float" office:value="-926456">
                <text:p>-926456</text:p>
              </table:table-cell>
              <table:table-cell office:value-type="float" office:value="0.03">
                <text:p>0.03</text:p>
              </table:table-cell>
              <table:table-cell office:value-type="float" office:value="-1298660">
                <text:p>-1298660</text:p>
              </table:table-cell>
              <table:table-cell office:value-type="float" office:value="0.03">
                <text:p>0.03</text:p>
              </table:table-cell>
              <table:table-cell office:value-type="float" office:value="-369977">
                <text:p>-369977</text:p>
              </table:table-cell>
              <table:table-cell office:value-type="float" office:value="0.03">
                <text:p>0.03</text:p>
              </table:table-cell>
              <table:table-cell office:value-type="float" office:value="533069">
                <text:p>533069</text:p>
              </table:table-cell>
              <table:table-cell office:value-type="float" office:value="0.03">
                <text:p>0.03</text:p>
              </table:table-cell>
              <table:table-cell office:value-type="float" office:value="533069">
                <text:p>533069</text:p>
              </table:table-cell>
              <table:table-cell office:value-type="float" office:value="0.03">
                <text:p>0.03</text:p>
              </table:table-cell>
              <table:table-cell office:value-type="float" office:value="485915">
                <text:p>485915</text:p>
              </table:table-cell>
              <table:table-cell office:value-type="float" office:value="0.03">
                <text:p>0.03</text:p>
              </table:table-cell>
              <table:table-cell office:value-type="float" office:value="-142860">
                <text:p>-1428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">
                <text:p>0.04</text:p>
              </table:table-cell>
              <table:table-cell office:value-type="float" office:value="12009.3">
                <text:p>12009.3</text:p>
              </table:table-cell>
              <table:table-cell office:value-type="float" office:value="0.04">
                <text:p>0.04</text:p>
              </table:table-cell>
              <table:table-cell office:value-type="float" office:value="1699300">
                <text:p>1699300</text:p>
              </table:table-cell>
              <table:table-cell office:value-type="float" office:value="0.04">
                <text:p>0.04</text:p>
              </table:table-cell>
              <table:table-cell office:value-type="float" office:value="1398480">
                <text:p>1398480</text:p>
              </table:table-cell>
              <table:table-cell office:value-type="float" office:value="0.04">
                <text:p>0.04</text:p>
              </table:table-cell>
              <table:table-cell office:value-type="float" office:value="135356">
                <text:p>135356</text:p>
              </table:table-cell>
              <table:table-cell office:value-type="float" office:value="0.04">
                <text:p>0.04</text:p>
              </table:table-cell>
              <table:table-cell office:value-type="float" office:value="-671141">
                <text:p>-671141</text:p>
              </table:table-cell>
              <table:table-cell office:value-type="float" office:value="0.04">
                <text:p>0.04</text:p>
              </table:table-cell>
              <table:table-cell office:value-type="float" office:value="-1189230">
                <text:p>-1189230</text:p>
              </table:table-cell>
              <table:table-cell office:value-type="float" office:value="0.04">
                <text:p>0.04</text:p>
              </table:table-cell>
              <table:table-cell office:value-type="float" office:value="-661543">
                <text:p>-661543</text:p>
              </table:table-cell>
              <table:table-cell office:value-type="float" office:value="0.04">
                <text:p>0.04</text:p>
              </table:table-cell>
              <table:table-cell office:value-type="float" office:value="322816">
                <text:p>322816</text:p>
              </table:table-cell>
              <table:table-cell office:value-type="float" office:value="0.04">
                <text:p>0.04</text:p>
              </table:table-cell>
              <table:table-cell office:value-type="float" office:value="322816">
                <text:p>322816</text:p>
              </table:table-cell>
              <table:table-cell office:value-type="float" office:value="0.04">
                <text:p>0.04</text:p>
              </table:table-cell>
              <table:table-cell office:value-type="float" office:value="763355">
                <text:p>763355</text:p>
              </table:table-cell>
              <table:table-cell office:value-type="float" office:value="0.04">
                <text:p>0.04</text:p>
              </table:table-cell>
              <table:table-cell office:value-type="float" office:value="172826">
                <text:p>172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13014.6">
                <text:p>13014.6</text:p>
              </table:table-cell>
              <table:table-cell office:value-type="float" office:value="0.05">
                <text:p>0.05</text:p>
              </table:table-cell>
              <table:table-cell office:value-type="float" office:value="1611710">
                <text:p>1611710</text:p>
              </table:table-cell>
              <table:table-cell office:value-type="float" office:value="0.05">
                <text:p>0.05</text:p>
              </table:table-cell>
              <table:table-cell office:value-type="float" office:value="1331420">
                <text:p>1331420</text:p>
              </table:table-cell>
              <table:table-cell office:value-type="float" office:value="0.05">
                <text:p>0.05</text:p>
              </table:table-cell>
              <table:table-cell office:value-type="float" office:value="127178">
                <text:p>127178</text:p>
              </table:table-cell>
              <table:table-cell office:value-type="float" office:value="0.05">
                <text:p>0.05</text:p>
              </table:table-cell>
              <table:table-cell office:value-type="float" office:value="-480585">
                <text:p>-480585</text:p>
              </table:table-cell>
              <table:table-cell office:value-type="float" office:value="0.05">
                <text:p>0.05</text:p>
              </table:table-cell>
              <table:table-cell office:value-type="float" office:value="-941346">
                <text:p>-941346</text:p>
              </table:table-cell>
              <table:table-cell office:value-type="float" office:value="0.05">
                <text:p>0.05</text:p>
              </table:table-cell>
              <table:table-cell office:value-type="float" office:value="-898930">
                <text:p>-898930</text:p>
              </table:table-cell>
              <table:table-cell office:value-type="float" office:value="0.05">
                <text:p>0.05</text:p>
              </table:table-cell>
              <table:table-cell office:value-type="float" office:value="32763.6">
                <text:p>32763.6</text:p>
              </table:table-cell>
              <table:table-cell office:value-type="float" office:value="0.05">
                <text:p>0.05</text:p>
              </table:table-cell>
              <table:table-cell office:value-type="float" office:value="32763.6">
                <text:p>32763.6</text:p>
              </table:table-cell>
              <table:table-cell office:value-type="float" office:value="0.05">
                <text:p>0.05</text:p>
              </table:table-cell>
              <table:table-cell office:value-type="float" office:value="979956">
                <text:p>979956</text:p>
              </table:table-cell>
              <table:table-cell office:value-type="float" office:value="0.05">
                <text:p>0.05</text:p>
              </table:table-cell>
              <table:table-cell office:value-type="float" office:value="536251">
                <text:p>536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">
                <text:p>0.06</text:p>
              </table:table-cell>
              <table:table-cell office:value-type="float" office:value="14405.9">
                <text:p>14405.9</text:p>
              </table:table-cell>
              <table:table-cell office:value-type="float" office:value="0.06">
                <text:p>0.06</text:p>
              </table:table-cell>
              <table:table-cell office:value-type="float" office:value="1554950">
                <text:p>1554950</text:p>
              </table:table-cell>
              <table:table-cell office:value-type="float" office:value="0.06">
                <text:p>0.06</text:p>
              </table:table-cell>
              <table:table-cell office:value-type="float" office:value="1283670">
                <text:p>1283670</text:p>
              </table:table-cell>
              <table:table-cell office:value-type="float" office:value="0.06">
                <text:p>0.06</text:p>
              </table:table-cell>
              <table:table-cell office:value-type="float" office:value="111324">
                <text:p>111324</text:p>
              </table:table-cell>
              <table:table-cell office:value-type="float" office:value="0.06">
                <text:p>0.06</text:p>
              </table:table-cell>
              <table:table-cell office:value-type="float" office:value="-385167">
                <text:p>-385167</text:p>
              </table:table-cell>
              <table:table-cell office:value-type="float" office:value="0.06">
                <text:p>0.06</text:p>
              </table:table-cell>
              <table:table-cell office:value-type="float" office:value="-673804">
                <text:p>-673804</text:p>
              </table:table-cell>
              <table:table-cell office:value-type="float" office:value="0.06">
                <text:p>0.06</text:p>
              </table:table-cell>
              <table:table-cell office:value-type="float" office:value="-995248">
                <text:p>-995248</text:p>
              </table:table-cell>
              <table:table-cell office:value-type="float" office:value="0.06">
                <text:p>0.06</text:p>
              </table:table-cell>
              <table:table-cell office:value-type="float" office:value="-310429">
                <text:p>-310429</text:p>
              </table:table-cell>
              <table:table-cell office:value-type="float" office:value="0.06">
                <text:p>0.06</text:p>
              </table:table-cell>
              <table:table-cell office:value-type="float" office:value="-310429">
                <text:p>-310429</text:p>
              </table:table-cell>
              <table:table-cell office:value-type="float" office:value="0.06">
                <text:p>0.06</text:p>
              </table:table-cell>
              <table:table-cell office:value-type="float" office:value="1064090">
                <text:p>1064090</text:p>
              </table:table-cell>
              <table:table-cell office:value-type="float" office:value="0.06">
                <text:p>0.06</text:p>
              </table:table-cell>
              <table:table-cell office:value-type="float" office:value="928316">
                <text:p>928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">
                <text:p>0.07</text:p>
              </table:table-cell>
              <table:table-cell office:value-type="float" office:value="15584.1">
                <text:p>15584.1</text:p>
              </table:table-cell>
              <table:table-cell office:value-type="float" office:value="0.07">
                <text:p>0.07</text:p>
              </table:table-cell>
              <table:table-cell office:value-type="float" office:value="1485810">
                <text:p>1485810</text:p>
              </table:table-cell>
              <table:table-cell office:value-type="float" office:value="0.07">
                <text:p>0.07</text:p>
              </table:table-cell>
              <table:table-cell office:value-type="float" office:value="1236570">
                <text:p>1236570</text:p>
              </table:table-cell>
              <table:table-cell office:value-type="float" office:value="0.07">
                <text:p>0.07</text:p>
              </table:table-cell>
              <table:table-cell office:value-type="float" office:value="103892">
                <text:p>103892</text:p>
              </table:table-cell>
              <table:table-cell office:value-type="float" office:value="0.07">
                <text:p>0.07</text:p>
              </table:table-cell>
              <table:table-cell office:value-type="float" office:value="-333670">
                <text:p>-333670</text:p>
              </table:table-cell>
              <table:table-cell office:value-type="float" office:value="0.07">
                <text:p>0.07</text:p>
              </table:table-cell>
              <table:table-cell office:value-type="float" office:value="-457822">
                <text:p>-457822</text:p>
              </table:table-cell>
              <table:table-cell office:value-type="float" office:value="0.07">
                <text:p>0.07</text:p>
              </table:table-cell>
              <table:table-cell office:value-type="float" office:value="-909395">
                <text:p>-909395</text:p>
              </table:table-cell>
              <table:table-cell office:value-type="float" office:value="0.07">
                <text:p>0.07</text:p>
              </table:table-cell>
              <table:table-cell office:value-type="float" office:value="-677268">
                <text:p>-677268</text:p>
              </table:table-cell>
              <table:table-cell office:value-type="float" office:value="0.07">
                <text:p>0.07</text:p>
              </table:table-cell>
              <table:table-cell office:value-type="float" office:value="-677268">
                <text:p>-677268</text:p>
              </table:table-cell>
              <table:table-cell office:value-type="float" office:value="0.07">
                <text:p>0.07</text:p>
              </table:table-cell>
              <table:table-cell office:value-type="float" office:value="1072930">
                <text:p>1072930</text:p>
              </table:table-cell>
              <table:table-cell office:value-type="float" office:value="0.07">
                <text:p>0.07</text:p>
              </table:table-cell>
              <table:table-cell office:value-type="float" office:value="1252960">
                <text:p>12529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16583">
                <text:p>16583</text:p>
              </table:table-cell>
              <table:table-cell office:value-type="float" office:value="0.08">
                <text:p>0.08</text:p>
              </table:table-cell>
              <table:table-cell office:value-type="float" office:value="1419280">
                <text:p>1419280</text:p>
              </table:table-cell>
              <table:table-cell office:value-type="float" office:value="0.08">
                <text:p>0.08</text:p>
              </table:table-cell>
              <table:table-cell office:value-type="float" office:value="1196790">
                <text:p>1196790</text:p>
              </table:table-cell>
              <table:table-cell office:value-type="float" office:value="0.08">
                <text:p>0.08</text:p>
              </table:table-cell>
              <table:table-cell office:value-type="float" office:value="106530">
                <text:p>106530</text:p>
              </table:table-cell>
              <table:table-cell office:value-type="float" office:value="0.08">
                <text:p>0.08</text:p>
              </table:table-cell>
              <table:table-cell office:value-type="float" office:value="-323662">
                <text:p>-323662</text:p>
              </table:table-cell>
              <table:table-cell office:value-type="float" office:value="0.08">
                <text:p>0.08</text:p>
              </table:table-cell>
              <table:table-cell office:value-type="float" office:value="-330056">
                <text:p>-330056</text:p>
              </table:table-cell>
              <table:table-cell office:value-type="float" office:value="0.08">
                <text:p>0.08</text:p>
              </table:table-cell>
              <table:table-cell office:value-type="float" office:value="-720501">
                <text:p>-720501</text:p>
              </table:table-cell>
              <table:table-cell office:value-type="float" office:value="0.08">
                <text:p>0.08</text:p>
              </table:table-cell>
              <table:table-cell office:value-type="float" office:value="-953427">
                <text:p>-953427</text:p>
              </table:table-cell>
              <table:table-cell office:value-type="float" office:value="0.08">
                <text:p>0.08</text:p>
              </table:table-cell>
              <table:table-cell office:value-type="float" office:value="-953427">
                <text:p>-953427</text:p>
              </table:table-cell>
              <table:table-cell office:value-type="float" office:value="0.08">
                <text:p>0.08</text:p>
              </table:table-cell>
              <table:table-cell office:value-type="float" office:value="1079810">
                <text:p>1079810</text:p>
              </table:table-cell>
              <table:table-cell office:value-type="float" office:value="0.08">
                <text:p>0.08</text:p>
              </table:table-cell>
              <table:table-cell office:value-type="float" office:value="1465830">
                <text:p>14658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">
                <text:p>0.09</text:p>
              </table:table-cell>
              <table:table-cell office:value-type="float" office:value="16951">
                <text:p>16951</text:p>
              </table:table-cell>
              <table:table-cell office:value-type="float" office:value="0.09">
                <text:p>0.09</text:p>
              </table:table-cell>
              <table:table-cell office:value-type="float" office:value="1332040">
                <text:p>1332040</text:p>
              </table:table-cell>
              <table:table-cell office:value-type="float" office:value="0.09">
                <text:p>0.09</text:p>
              </table:table-cell>
              <table:table-cell office:value-type="float" office:value="1130110">
                <text:p>1130110</text:p>
              </table:table-cell>
              <table:table-cell office:value-type="float" office:value="0.09">
                <text:p>0.09</text:p>
              </table:table-cell>
              <table:table-cell office:value-type="float" office:value="105885">
                <text:p>105885</text:p>
              </table:table-cell>
              <table:table-cell office:value-type="float" office:value="0.09">
                <text:p>0.09</text:p>
              </table:table-cell>
              <table:table-cell office:value-type="float" office:value="-318373">
                <text:p>-318373</text:p>
              </table:table-cell>
              <table:table-cell office:value-type="float" office:value="0.09">
                <text:p>0.09</text:p>
              </table:table-cell>
              <table:table-cell office:value-type="float" office:value="-270504">
                <text:p>-270504</text:p>
              </table:table-cell>
              <table:table-cell office:value-type="float" office:value="0.09">
                <text:p>0.09</text:p>
              </table:table-cell>
              <table:table-cell office:value-type="float" office:value="-519834">
                <text:p>-519834</text:p>
              </table:table-cell>
              <table:table-cell office:value-type="float" office:value="0.09">
                <text:p>0.09</text:p>
              </table:table-cell>
              <table:table-cell office:value-type="float" office:value="-1031740">
                <text:p>-1031740</text:p>
              </table:table-cell>
              <table:table-cell office:value-type="float" office:value="0.09">
                <text:p>0.09</text:p>
              </table:table-cell>
              <table:table-cell office:value-type="float" office:value="-1031740">
                <text:p>-1031740</text:p>
              </table:table-cell>
              <table:table-cell office:value-type="float" office:value="0.09">
                <text:p>0.09</text:p>
              </table:table-cell>
              <table:table-cell office:value-type="float" office:value="1052410">
                <text:p>1052410</text:p>
              </table:table-cell>
              <table:table-cell office:value-type="float" office:value="0.09">
                <text:p>0.09</text:p>
              </table:table-cell>
              <table:table-cell office:value-type="float" office:value="1557180">
                <text:p>1557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">
                <text:p>0.1</text:p>
              </table:table-cell>
              <table:table-cell office:value-type="float" office:value="17235">
                <text:p>17235</text:p>
              </table:table-cell>
              <table:table-cell office:value-type="float" office:value="0.1">
                <text:p>0.1</text:p>
              </table:table-cell>
              <table:table-cell office:value-type="float" office:value="1261270">
                <text:p>1261270</text:p>
              </table:table-cell>
              <table:table-cell office:value-type="float" office:value="0.1">
                <text:p>0.1</text:p>
              </table:table-cell>
              <table:table-cell office:value-type="float" office:value="1082310">
                <text:p>1082310</text:p>
              </table:table-cell>
              <table:table-cell office:value-type="float" office:value="0.1">
                <text:p>0.1</text:p>
              </table:table-cell>
              <table:table-cell office:value-type="float" office:value="118062">
                <text:p>118062</text:p>
              </table:table-cell>
              <table:table-cell office:value-type="float" office:value="0.1">
                <text:p>0.1</text:p>
              </table:table-cell>
              <table:table-cell office:value-type="float" office:value="-306031">
                <text:p>-306031</text:p>
              </table:table-cell>
              <table:table-cell office:value-type="float" office:value="0.1">
                <text:p>0.1</text:p>
              </table:table-cell>
              <table:table-cell office:value-type="float" office:value="-244737">
                <text:p>-244737</text:p>
              </table:table-cell>
              <table:table-cell office:value-type="float" office:value="0.1">
                <text:p>0.1</text:p>
              </table:table-cell>
              <table:table-cell office:value-type="float" office:value="-379186">
                <text:p>-379186</text:p>
              </table:table-cell>
              <table:table-cell office:value-type="float" office:value="0.1">
                <text:p>0.1</text:p>
              </table:table-cell>
              <table:table-cell office:value-type="float" office:value="-952037">
                <text:p>-952037</text:p>
              </table:table-cell>
              <table:table-cell office:value-type="float" office:value="0.1">
                <text:p>0.1</text:p>
              </table:table-cell>
              <table:table-cell office:value-type="float" office:value="-952037">
                <text:p>-952037</text:p>
              </table:table-cell>
              <table:table-cell office:value-type="float" office:value="0.1">
                <text:p>0.1</text:p>
              </table:table-cell>
              <table:table-cell office:value-type="float" office:value="968928">
                <text:p>968928</text:p>
              </table:table-cell>
              <table:table-cell office:value-type="float" office:value="0.1">
                <text:p>0.1</text:p>
              </table:table-cell>
              <table:table-cell office:value-type="float" office:value="1617670">
                <text:p>16176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">
                <text:p>0.11</text:p>
              </table:table-cell>
              <table:table-cell office:value-type="float" office:value="17358.4">
                <text:p>17358.4</text:p>
              </table:table-cell>
              <table:table-cell office:value-type="float" office:value="0.11">
                <text:p>0.11</text:p>
              </table:table-cell>
              <table:table-cell office:value-type="float" office:value="1187600">
                <text:p>1187600</text:p>
              </table:table-cell>
              <table:table-cell office:value-type="float" office:value="0.11">
                <text:p>0.11</text:p>
              </table:table-cell>
              <table:table-cell office:value-type="float" office:value="1023420">
                <text:p>1023420</text:p>
              </table:table-cell>
              <table:table-cell office:value-type="float" office:value="0.11">
                <text:p>0.11</text:p>
              </table:table-cell>
              <table:table-cell office:value-type="float" office:value="117883">
                <text:p>117883</text:p>
              </table:table-cell>
              <table:table-cell office:value-type="float" office:value="0.11">
                <text:p>0.11</text:p>
              </table:table-cell>
              <table:table-cell office:value-type="float" office:value="-295787">
                <text:p>-295787</text:p>
              </table:table-cell>
              <table:table-cell office:value-type="float" office:value="0.11">
                <text:p>0.11</text:p>
              </table:table-cell>
              <table:table-cell office:value-type="float" office:value="-240299">
                <text:p>-240299</text:p>
              </table:table-cell>
              <table:table-cell office:value-type="float" office:value="0.11">
                <text:p>0.11</text:p>
              </table:table-cell>
              <table:table-cell office:value-type="float" office:value="-303711">
                <text:p>-303711</text:p>
              </table:table-cell>
              <table:table-cell office:value-type="float" office:value="0.11">
                <text:p>0.11</text:p>
              </table:table-cell>
              <table:table-cell office:value-type="float" office:value="-799498">
                <text:p>-799498</text:p>
              </table:table-cell>
              <table:table-cell office:value-type="float" office:value="0.11">
                <text:p>0.11</text:p>
              </table:table-cell>
              <table:table-cell office:value-type="float" office:value="-799498">
                <text:p>-799498</text:p>
              </table:table-cell>
              <table:table-cell office:value-type="float" office:value="0.11">
                <text:p>0.11</text:p>
              </table:table-cell>
              <table:table-cell office:value-type="float" office:value="726444">
                <text:p>726444</text:p>
              </table:table-cell>
              <table:table-cell office:value-type="float" office:value="0.11">
                <text:p>0.11</text:p>
              </table:table-cell>
              <table:table-cell office:value-type="float" office:value="1661340">
                <text:p>16613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17536.1">
                <text:p>17536.1</text:p>
              </table:table-cell>
              <table:table-cell office:value-type="float" office:value="0.12">
                <text:p>0.12</text:p>
              </table:table-cell>
              <table:table-cell office:value-type="float" office:value="1122320">
                <text:p>1122320</text:p>
              </table:table-cell>
              <table:table-cell office:value-type="float" office:value="0.12">
                <text:p>0.12</text:p>
              </table:table-cell>
              <table:table-cell office:value-type="float" office:value="975122">
                <text:p>975122</text:p>
              </table:table-cell>
              <table:table-cell office:value-type="float" office:value="0.12">
                <text:p>0.12</text:p>
              </table:table-cell>
              <table:table-cell office:value-type="float" office:value="127438">
                <text:p>127438</text:p>
              </table:table-cell>
              <table:table-cell office:value-type="float" office:value="0.12">
                <text:p>0.12</text:p>
              </table:table-cell>
              <table:table-cell office:value-type="float" office:value="-276615">
                <text:p>-276615</text:p>
              </table:table-cell>
              <table:table-cell office:value-type="float" office:value="0.12">
                <text:p>0.12</text:p>
              </table:table-cell>
              <table:table-cell office:value-type="float" office:value="-239217">
                <text:p>-239217</text:p>
              </table:table-cell>
              <table:table-cell office:value-type="float" office:value="0.12">
                <text:p>0.12</text:p>
              </table:table-cell>
              <table:table-cell office:value-type="float" office:value="-275485">
                <text:p>-275485</text:p>
              </table:table-cell>
              <table:table-cell office:value-type="float" office:value="0.12">
                <text:p>0.12</text:p>
              </table:table-cell>
              <table:table-cell office:value-type="float" office:value="-647031">
                <text:p>-647031</text:p>
              </table:table-cell>
              <table:table-cell office:value-type="float" office:value="0.12">
                <text:p>0.12</text:p>
              </table:table-cell>
              <table:table-cell office:value-type="float" office:value="-647031">
                <text:p>-647031</text:p>
              </table:table-cell>
              <table:table-cell office:value-type="float" office:value="0.12">
                <text:p>0.12</text:p>
              </table:table-cell>
              <table:table-cell office:value-type="float" office:value="419313">
                <text:p>419313</text:p>
              </table:table-cell>
              <table:table-cell office:value-type="float" office:value="0.12">
                <text:p>0.12</text:p>
              </table:table-cell>
              <table:table-cell office:value-type="float" office:value="1655220">
                <text:p>16552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">
                <text:p>0.13</text:p>
              </table:table-cell>
              <table:table-cell office:value-type="float" office:value="17751.9">
                <text:p>17751.9</text:p>
              </table:table-cell>
              <table:table-cell office:value-type="float" office:value="0.13">
                <text:p>0.13</text:p>
              </table:table-cell>
              <table:table-cell office:value-type="float" office:value="1062900">
                <text:p>1062900</text:p>
              </table:table-cell>
              <table:table-cell office:value-type="float" office:value="0.13">
                <text:p>0.13</text:p>
              </table:table-cell>
              <table:table-cell office:value-type="float" office:value="926279">
                <text:p>926279</text:p>
              </table:table-cell>
              <table:table-cell office:value-type="float" office:value="0.13">
                <text:p>0.13</text:p>
              </table:table-cell>
              <table:table-cell office:value-type="float" office:value="129978">
                <text:p>129978</text:p>
              </table:table-cell>
              <table:table-cell office:value-type="float" office:value="0.13">
                <text:p>0.13</text:p>
              </table:table-cell>
              <table:table-cell office:value-type="float" office:value="-245752">
                <text:p>-245752</text:p>
              </table:table-cell>
              <table:table-cell office:value-type="float" office:value="0.13">
                <text:p>0.13</text:p>
              </table:table-cell>
              <table:table-cell office:value-type="float" office:value="-220965">
                <text:p>-220965</text:p>
              </table:table-cell>
              <table:table-cell office:value-type="float" office:value="0.13">
                <text:p>0.13</text:p>
              </table:table-cell>
              <table:table-cell office:value-type="float" office:value="-265617">
                <text:p>-265617</text:p>
              </table:table-cell>
              <table:table-cell office:value-type="float" office:value="0.13">
                <text:p>0.13</text:p>
              </table:table-cell>
              <table:table-cell office:value-type="float" office:value="-551040">
                <text:p>-551040</text:p>
              </table:table-cell>
              <table:table-cell office:value-type="float" office:value="0.13">
                <text:p>0.13</text:p>
              </table:table-cell>
              <table:table-cell office:value-type="float" office:value="-551040">
                <text:p>-551040</text:p>
              </table:table-cell>
              <table:table-cell office:value-type="float" office:value="0.13">
                <text:p>0.13</text:p>
              </table:table-cell>
              <table:table-cell office:value-type="float" office:value="152191">
                <text:p>152191</text:p>
              </table:table-cell>
              <table:table-cell office:value-type="float" office:value="0.13">
                <text:p>0.13</text:p>
              </table:table-cell>
              <table:table-cell office:value-type="float" office:value="1551530">
                <text:p>15515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">
                <text:p>0.14</text:p>
              </table:table-cell>
              <table:table-cell office:value-type="float" office:value="17810.7">
                <text:p>17810.7</text:p>
              </table:table-cell>
              <table:table-cell office:value-type="float" office:value="0.14">
                <text:p>0.14</text:p>
              </table:table-cell>
              <table:table-cell office:value-type="float" office:value="997522">
                <text:p>997522</text:p>
              </table:table-cell>
              <table:table-cell office:value-type="float" office:value="0.14">
                <text:p>0.14</text:p>
              </table:table-cell>
              <table:table-cell office:value-type="float" office:value="872807">
                <text:p>872807</text:p>
              </table:table-cell>
              <table:table-cell office:value-type="float" office:value="0.14">
                <text:p>0.14</text:p>
              </table:table-cell>
              <table:table-cell office:value-type="float" office:value="133700">
                <text:p>133700</text:p>
              </table:table-cell>
              <table:table-cell office:value-type="float" office:value="0.14">
                <text:p>0.14</text:p>
              </table:table-cell>
              <table:table-cell office:value-type="float" office:value="-226218">
                <text:p>-226218</text:p>
              </table:table-cell>
              <table:table-cell office:value-type="float" office:value="0.14">
                <text:p>0.14</text:p>
              </table:table-cell>
              <table:table-cell office:value-type="float" office:value="-211787">
                <text:p>-211787</text:p>
              </table:table-cell>
              <table:table-cell office:value-type="float" office:value="0.14">
                <text:p>0.14</text:p>
              </table:table-cell>
              <table:table-cell office:value-type="float" office:value="-260020">
                <text:p>-260020</text:p>
              </table:table-cell>
              <table:table-cell office:value-type="float" office:value="0.14">
                <text:p>0.14</text:p>
              </table:table-cell>
              <table:table-cell office:value-type="float" office:value="-480775">
                <text:p>-480775</text:p>
              </table:table-cell>
              <table:table-cell office:value-type="float" office:value="0.14">
                <text:p>0.14</text:p>
              </table:table-cell>
              <table:table-cell office:value-type="float" office:value="-480775">
                <text:p>-480775</text:p>
              </table:table-cell>
              <table:table-cell office:value-type="float" office:value="0.14">
                <text:p>0.14</text:p>
              </table:table-cell>
              <table:table-cell office:value-type="float" office:value="2458.39">
                <text:p>2458.39</text:p>
              </table:table-cell>
              <table:table-cell office:value-type="float" office:value="0.14">
                <text:p>0.14</text:p>
              </table:table-cell>
              <table:table-cell office:value-type="float" office:value="1292350">
                <text:p>1292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17679.1">
                <text:p>17679.1</text:p>
              </table:table-cell>
              <table:table-cell office:value-type="float" office:value="0.15">
                <text:p>0.15</text:p>
              </table:table-cell>
              <table:table-cell office:value-type="float" office:value="930100">
                <text:p>930100</text:p>
              </table:table-cell>
              <table:table-cell office:value-type="float" office:value="0.15">
                <text:p>0.15</text:p>
              </table:table-cell>
              <table:table-cell office:value-type="float" office:value="816622">
                <text:p>816622</text:p>
              </table:table-cell>
              <table:table-cell office:value-type="float" office:value="0.15">
                <text:p>0.15</text:p>
              </table:table-cell>
              <table:table-cell office:value-type="float" office:value="129150">
                <text:p>129150</text:p>
              </table:table-cell>
              <table:table-cell office:value-type="float" office:value="0.15">
                <text:p>0.15</text:p>
              </table:table-cell>
              <table:table-cell office:value-type="float" office:value="-214097">
                <text:p>-214097</text:p>
              </table:table-cell>
              <table:table-cell office:value-type="float" office:value="0.15">
                <text:p>0.15</text:p>
              </table:table-cell>
              <table:table-cell office:value-type="float" office:value="-201946">
                <text:p>-201946</text:p>
              </table:table-cell>
              <table:table-cell office:value-type="float" office:value="0.15">
                <text:p>0.15</text:p>
              </table:table-cell>
              <table:table-cell office:value-type="float" office:value="-256495">
                <text:p>-256495</text:p>
              </table:table-cell>
              <table:table-cell office:value-type="float" office:value="0.15">
                <text:p>0.15</text:p>
              </table:table-cell>
              <table:table-cell office:value-type="float" office:value="-450384">
                <text:p>-450384</text:p>
              </table:table-cell>
              <table:table-cell office:value-type="float" office:value="0.15">
                <text:p>0.15</text:p>
              </table:table-cell>
              <table:table-cell office:value-type="float" office:value="-450384">
                <text:p>-450384</text:p>
              </table:table-cell>
              <table:table-cell office:value-type="float" office:value="0.15">
                <text:p>0.15</text:p>
              </table:table-cell>
              <table:table-cell office:value-type="float" office:value="-21293.8">
                <text:p>-21293.8</text:p>
              </table:table-cell>
              <table:table-cell office:value-type="float" office:value="0.15">
                <text:p>0.15</text:p>
              </table:table-cell>
              <table:table-cell office:value-type="float" office:value="1005420">
                <text:p>10054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">
                <text:p>0.16</text:p>
              </table:table-cell>
              <table:table-cell office:value-type="float" office:value="17835.7">
                <text:p>17835.7</text:p>
              </table:table-cell>
              <table:table-cell office:value-type="float" office:value="0.16">
                <text:p>0.16</text:p>
              </table:table-cell>
              <table:table-cell office:value-type="float" office:value="881906">
                <text:p>881906</text:p>
              </table:table-cell>
              <table:table-cell office:value-type="float" office:value="0.16">
                <text:p>0.16</text:p>
              </table:table-cell>
              <table:table-cell office:value-type="float" office:value="773765">
                <text:p>773765</text:p>
              </table:table-cell>
              <table:table-cell office:value-type="float" office:value="0.16">
                <text:p>0.16</text:p>
              </table:table-cell>
              <table:table-cell office:value-type="float" office:value="125448">
                <text:p>125448</text:p>
              </table:table-cell>
              <table:table-cell office:value-type="float" office:value="0.16">
                <text:p>0.16</text:p>
              </table:table-cell>
              <table:table-cell office:value-type="float" office:value="-197350">
                <text:p>-197350</text:p>
              </table:table-cell>
              <table:table-cell office:value-type="float" office:value="0.16">
                <text:p>0.16</text:p>
              </table:table-cell>
              <table:table-cell office:value-type="float" office:value="-187936">
                <text:p>-187936</text:p>
              </table:table-cell>
              <table:table-cell office:value-type="float" office:value="0.16">
                <text:p>0.16</text:p>
              </table:table-cell>
              <table:table-cell office:value-type="float" office:value="-252609">
                <text:p>-252609</text:p>
              </table:table-cell>
              <table:table-cell office:value-type="float" office:value="0.16">
                <text:p>0.16</text:p>
              </table:table-cell>
              <table:table-cell office:value-type="float" office:value="-432141">
                <text:p>-432141</text:p>
              </table:table-cell>
              <table:table-cell office:value-type="float" office:value="0.16">
                <text:p>0.16</text:p>
              </table:table-cell>
              <table:table-cell office:value-type="float" office:value="-432141">
                <text:p>-432141</text:p>
              </table:table-cell>
              <table:table-cell office:value-type="float" office:value="0.16">
                <text:p>0.16</text:p>
              </table:table-cell>
              <table:table-cell office:value-type="float" office:value="31449.9">
                <text:p>31449.9</text:p>
              </table:table-cell>
              <table:table-cell office:value-type="float" office:value="0.16">
                <text:p>0.16</text:p>
              </table:table-cell>
              <table:table-cell office:value-type="float" office:value="772007">
                <text:p>772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">
                <text:p>0.17</text:p>
              </table:table-cell>
              <table:table-cell office:value-type="float" office:value="17812.2">
                <text:p>17812.2</text:p>
              </table:table-cell>
              <table:table-cell office:value-type="float" office:value="0.17">
                <text:p>0.17</text:p>
              </table:table-cell>
              <table:table-cell office:value-type="float" office:value="827103">
                <text:p>827103</text:p>
              </table:table-cell>
              <table:table-cell office:value-type="float" office:value="0.17">
                <text:p>0.17</text:p>
              </table:table-cell>
              <table:table-cell office:value-type="float" office:value="727653">
                <text:p>727653</text:p>
              </table:table-cell>
              <table:table-cell office:value-type="float" office:value="0.17">
                <text:p>0.17</text:p>
              </table:table-cell>
              <table:table-cell office:value-type="float" office:value="121992">
                <text:p>121992</text:p>
              </table:table-cell>
              <table:table-cell office:value-type="float" office:value="0.17">
                <text:p>0.17</text:p>
              </table:table-cell>
              <table:table-cell office:value-type="float" office:value="-185846">
                <text:p>-185846</text:p>
              </table:table-cell>
              <table:table-cell office:value-type="float" office:value="0.17">
                <text:p>0.17</text:p>
              </table:table-cell>
              <table:table-cell office:value-type="float" office:value="-173546">
                <text:p>-173546</text:p>
              </table:table-cell>
              <table:table-cell office:value-type="float" office:value="0.17">
                <text:p>0.17</text:p>
              </table:table-cell>
              <table:table-cell office:value-type="float" office:value="-240967">
                <text:p>-240967</text:p>
              </table:table-cell>
              <table:table-cell office:value-type="float" office:value="0.17">
                <text:p>0.17</text:p>
              </table:table-cell>
              <table:table-cell office:value-type="float" office:value="-415112">
                <text:p>-415112</text:p>
              </table:table-cell>
              <table:table-cell office:value-type="float" office:value="0.17">
                <text:p>0.17</text:p>
              </table:table-cell>
              <table:table-cell office:value-type="float" office:value="-415112">
                <text:p>-415112</text:p>
              </table:table-cell>
              <table:table-cell office:value-type="float" office:value="0.17">
                <text:p>0.17</text:p>
              </table:table-cell>
              <table:table-cell office:value-type="float" office:value="90894.5">
                <text:p>90894.5</text:p>
              </table:table-cell>
              <table:table-cell office:value-type="float" office:value="0.17">
                <text:p>0.17</text:p>
              </table:table-cell>
              <table:table-cell office:value-type="float" office:value="643327">
                <text:p>643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17976.7">
                <text:p>17976.7</text:p>
              </table:table-cell>
              <table:table-cell office:value-type="float" office:value="0.18">
                <text:p>0.18</text:p>
              </table:table-cell>
              <table:table-cell office:value-type="float" office:value="781631">
                <text:p>781631</text:p>
              </table:table-cell>
              <table:table-cell office:value-type="float" office:value="0.18">
                <text:p>0.18</text:p>
              </table:table-cell>
              <table:table-cell office:value-type="float" office:value="691634">
                <text:p>691634</text:p>
              </table:table-cell>
              <table:table-cell office:value-type="float" office:value="0.18">
                <text:p>0.18</text:p>
              </table:table-cell>
              <table:table-cell office:value-type="float" office:value="120390">
                <text:p>120390</text:p>
              </table:table-cell>
              <table:table-cell office:value-type="float" office:value="0.18">
                <text:p>0.18</text:p>
              </table:table-cell>
              <table:table-cell office:value-type="float" office:value="-172547">
                <text:p>-172547</text:p>
              </table:table-cell>
              <table:table-cell office:value-type="float" office:value="0.18">
                <text:p>0.18</text:p>
              </table:table-cell>
              <table:table-cell office:value-type="float" office:value="-166387">
                <text:p>-166387</text:p>
              </table:table-cell>
              <table:table-cell office:value-type="float" office:value="0.18">
                <text:p>0.18</text:p>
              </table:table-cell>
              <table:table-cell office:value-type="float" office:value="-229299">
                <text:p>-229299</text:p>
              </table:table-cell>
              <table:table-cell office:value-type="float" office:value="0.18">
                <text:p>0.18</text:p>
              </table:table-cell>
              <table:table-cell office:value-type="float" office:value="-400324">
                <text:p>-400324</text:p>
              </table:table-cell>
              <table:table-cell office:value-type="float" office:value="0.18">
                <text:p>0.18</text:p>
              </table:table-cell>
              <table:table-cell office:value-type="float" office:value="-400324">
                <text:p>-400324</text:p>
              </table:table-cell>
              <table:table-cell office:value-type="float" office:value="0.18">
                <text:p>0.18</text:p>
              </table:table-cell>
              <table:table-cell office:value-type="float" office:value="132658">
                <text:p>132658</text:p>
              </table:table-cell>
              <table:table-cell office:value-type="float" office:value="0.18">
                <text:p>0.18</text:p>
              </table:table-cell>
              <table:table-cell office:value-type="float" office:value="615906">
                <text:p>615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">
                <text:p>0.19</text:p>
              </table:table-cell>
              <table:table-cell office:value-type="float" office:value="18117.3">
                <text:p>18117.3</text:p>
              </table:table-cell>
              <table:table-cell office:value-type="float" office:value="0.19">
                <text:p>0.19</text:p>
              </table:table-cell>
              <table:table-cell office:value-type="float" office:value="736999">
                <text:p>736999</text:p>
              </table:table-cell>
              <table:table-cell office:value-type="float" office:value="0.19">
                <text:p>0.19</text:p>
              </table:table-cell>
              <table:table-cell office:value-type="float" office:value="654921">
                <text:p>654921</text:p>
              </table:table-cell>
              <table:table-cell office:value-type="float" office:value="0.19">
                <text:p>0.19</text:p>
              </table:table-cell>
              <table:table-cell office:value-type="float" office:value="116318">
                <text:p>116318</text:p>
              </table:table-cell>
              <table:table-cell office:value-type="float" office:value="0.19">
                <text:p>0.19</text:p>
              </table:table-cell>
              <table:table-cell office:value-type="float" office:value="-159653">
                <text:p>-159653</text:p>
              </table:table-cell>
              <table:table-cell office:value-type="float" office:value="0.19">
                <text:p>0.19</text:p>
              </table:table-cell>
              <table:table-cell office:value-type="float" office:value="-154617">
                <text:p>-154617</text:p>
              </table:table-cell>
              <table:table-cell office:value-type="float" office:value="0.19">
                <text:p>0.19</text:p>
              </table:table-cell>
              <table:table-cell office:value-type="float" office:value="-217804">
                <text:p>-217804</text:p>
              </table:table-cell>
              <table:table-cell office:value-type="float" office:value="0.19">
                <text:p>0.19</text:p>
              </table:table-cell>
              <table:table-cell office:value-type="float" office:value="-381050">
                <text:p>-381050</text:p>
              </table:table-cell>
              <table:table-cell office:value-type="float" office:value="0.19">
                <text:p>0.19</text:p>
              </table:table-cell>
              <table:table-cell office:value-type="float" office:value="-381050">
                <text:p>-381050</text:p>
              </table:table-cell>
              <table:table-cell office:value-type="float" office:value="0.19">
                <text:p>0.19</text:p>
              </table:table-cell>
              <table:table-cell office:value-type="float" office:value="169284">
                <text:p>169284</text:p>
              </table:table-cell>
              <table:table-cell office:value-type="float" office:value="0.19">
                <text:p>0.19</text:p>
              </table:table-cell>
              <table:table-cell office:value-type="float" office:value="607994">
                <text:p>607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17951">
                <text:p>17951</text:p>
              </table:table-cell>
              <table:table-cell office:value-type="float" office:value="0.2">
                <text:p>0.2</text:p>
              </table:table-cell>
              <table:table-cell office:value-type="float" office:value="685337">
                <text:p>685337</text:p>
              </table:table-cell>
              <table:table-cell office:value-type="float" office:value="0.2">
                <text:p>0.2</text:p>
              </table:table-cell>
              <table:table-cell office:value-type="float" office:value="610550">
                <text:p>610550</text:p>
              </table:table-cell>
              <table:table-cell office:value-type="float" office:value="0.2">
                <text:p>0.2</text:p>
              </table:table-cell>
              <table:table-cell office:value-type="float" office:value="115287">
                <text:p>115287</text:p>
              </table:table-cell>
              <table:table-cell office:value-type="float" office:value="0.2">
                <text:p>0.2</text:p>
              </table:table-cell>
              <table:table-cell office:value-type="float" office:value="-149954">
                <text:p>-149954</text:p>
              </table:table-cell>
              <table:table-cell office:value-type="float" office:value="0.2">
                <text:p>0.2</text:p>
              </table:table-cell>
              <table:table-cell office:value-type="float" office:value="-144257">
                <text:p>-144257</text:p>
              </table:table-cell>
              <table:table-cell office:value-type="float" office:value="0.2">
                <text:p>0.2</text:p>
              </table:table-cell>
              <table:table-cell office:value-type="float" office:value="-207266">
                <text:p>-207266</text:p>
              </table:table-cell>
              <table:table-cell office:value-type="float" office:value="0.2">
                <text:p>0.2</text:p>
              </table:table-cell>
              <table:table-cell office:value-type="float" office:value="-358322">
                <text:p>-358322</text:p>
              </table:table-cell>
              <table:table-cell office:value-type="float" office:value="0.2">
                <text:p>0.2</text:p>
              </table:table-cell>
              <table:table-cell office:value-type="float" office:value="-358322">
                <text:p>-358322</text:p>
              </table:table-cell>
              <table:table-cell office:value-type="float" office:value="0.2">
                <text:p>0.2</text:p>
              </table:table-cell>
              <table:table-cell office:value-type="float" office:value="172230">
                <text:p>172230</text:p>
              </table:table-cell>
              <table:table-cell office:value-type="float" office:value="0.2">
                <text:p>0.2</text:p>
              </table:table-cell>
              <table:table-cell office:value-type="float" office:value="602477">
                <text:p>602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">
                <text:p>0.21</text:p>
              </table:table-cell>
              <table:table-cell office:value-type="float" office:value="18227.3">
                <text:p>18227.3</text:p>
              </table:table-cell>
              <table:table-cell office:value-type="float" office:value="0.21">
                <text:p>0.21</text:p>
              </table:table-cell>
              <table:table-cell office:value-type="float" office:value="653264">
                <text:p>653264</text:p>
              </table:table-cell>
              <table:table-cell office:value-type="float" office:value="0.21">
                <text:p>0.21</text:p>
              </table:table-cell>
              <table:table-cell office:value-type="float" office:value="582008">
                <text:p>582008</text:p>
              </table:table-cell>
              <table:table-cell office:value-type="float" office:value="0.21">
                <text:p>0.21</text:p>
              </table:table-cell>
              <table:table-cell office:value-type="float" office:value="110328">
                <text:p>110328</text:p>
              </table:table-cell>
              <table:table-cell office:value-type="float" office:value="0.21">
                <text:p>0.21</text:p>
              </table:table-cell>
              <table:table-cell office:value-type="float" office:value="-140213">
                <text:p>-140213</text:p>
              </table:table-cell>
              <table:table-cell office:value-type="float" office:value="0.21">
                <text:p>0.21</text:p>
              </table:table-cell>
              <table:table-cell office:value-type="float" office:value="-133616">
                <text:p>-133616</text:p>
              </table:table-cell>
              <table:table-cell office:value-type="float" office:value="0.21">
                <text:p>0.21</text:p>
              </table:table-cell>
              <table:table-cell office:value-type="float" office:value="-197968">
                <text:p>-197968</text:p>
              </table:table-cell>
              <table:table-cell office:value-type="float" office:value="0.21">
                <text:p>0.21</text:p>
              </table:table-cell>
              <table:table-cell office:value-type="float" office:value="-345044">
                <text:p>-345044</text:p>
              </table:table-cell>
              <table:table-cell office:value-type="float" office:value="0.21">
                <text:p>0.21</text:p>
              </table:table-cell>
              <table:table-cell office:value-type="float" office:value="-345044">
                <text:p>-345044</text:p>
              </table:table-cell>
              <table:table-cell office:value-type="float" office:value="0.21">
                <text:p>0.21</text:p>
              </table:table-cell>
              <table:table-cell office:value-type="float" office:value="176554">
                <text:p>176554</text:p>
              </table:table-cell>
              <table:table-cell office:value-type="float" office:value="0.21">
                <text:p>0.21</text:p>
              </table:table-cell>
              <table:table-cell office:value-type="float" office:value="605854">
                <text:p>605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">
                <text:p>0.22</text:p>
              </table:table-cell>
              <table:table-cell office:value-type="float" office:value="18154.5">
                <text:p>18154.5</text:p>
              </table:table-cell>
              <table:table-cell office:value-type="float" office:value="0.22">
                <text:p>0.22</text:p>
              </table:table-cell>
              <table:table-cell office:value-type="float" office:value="613463">
                <text:p>613463</text:p>
              </table:table-cell>
              <table:table-cell office:value-type="float" office:value="0.22">
                <text:p>0.22</text:p>
              </table:table-cell>
              <table:table-cell office:value-type="float" office:value="545407">
                <text:p>545407</text:p>
              </table:table-cell>
              <table:table-cell office:value-type="float" office:value="0.22">
                <text:p>0.22</text:p>
              </table:table-cell>
              <table:table-cell office:value-type="float" office:value="102576">
                <text:p>102576</text:p>
              </table:table-cell>
              <table:table-cell office:value-type="float" office:value="0.22">
                <text:p>0.22</text:p>
              </table:table-cell>
              <table:table-cell office:value-type="float" office:value="-129851">
                <text:p>-129851</text:p>
              </table:table-cell>
              <table:table-cell office:value-type="float" office:value="0.22">
                <text:p>0.22</text:p>
              </table:table-cell>
              <table:table-cell office:value-type="float" office:value="-125272">
                <text:p>-125272</text:p>
              </table:table-cell>
              <table:table-cell office:value-type="float" office:value="0.22">
                <text:p>0.22</text:p>
              </table:table-cell>
              <table:table-cell office:value-type="float" office:value="-184659">
                <text:p>-184659</text:p>
              </table:table-cell>
              <table:table-cell office:value-type="float" office:value="0.22">
                <text:p>0.22</text:p>
              </table:table-cell>
              <table:table-cell office:value-type="float" office:value="-323449">
                <text:p>-323449</text:p>
              </table:table-cell>
              <table:table-cell office:value-type="float" office:value="0.22">
                <text:p>0.22</text:p>
              </table:table-cell>
              <table:table-cell office:value-type="float" office:value="-323449">
                <text:p>-323449</text:p>
              </table:table-cell>
              <table:table-cell office:value-type="float" office:value="0.22">
                <text:p>0.22</text:p>
              </table:table-cell>
              <table:table-cell office:value-type="float" office:value="181846">
                <text:p>181846</text:p>
              </table:table-cell>
              <table:table-cell office:value-type="float" office:value="0.22">
                <text:p>0.22</text:p>
              </table:table-cell>
              <table:table-cell office:value-type="float" office:value="586313">
                <text:p>5863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">
                <text:p>0.23</text:p>
              </table:table-cell>
              <table:table-cell office:value-type="float" office:value="18155.9">
                <text:p>18155.9</text:p>
              </table:table-cell>
              <table:table-cell office:value-type="float" office:value="0.23">
                <text:p>0.23</text:p>
              </table:table-cell>
              <table:table-cell office:value-type="float" office:value="577353">
                <text:p>577353</text:p>
              </table:table-cell>
              <table:table-cell office:value-type="float" office:value="0.23">
                <text:p>0.23</text:p>
              </table:table-cell>
              <table:table-cell office:value-type="float" office:value="514433">
                <text:p>514433</text:p>
              </table:table-cell>
              <table:table-cell office:value-type="float" office:value="0.23">
                <text:p>0.23</text:p>
              </table:table-cell>
              <table:table-cell office:value-type="float" office:value="102072">
                <text:p>102072</text:p>
              </table:table-cell>
              <table:table-cell office:value-type="float" office:value="0.23">
                <text:p>0.23</text:p>
              </table:table-cell>
              <table:table-cell office:value-type="float" office:value="-117991">
                <text:p>-117991</text:p>
              </table:table-cell>
              <table:table-cell office:value-type="float" office:value="0.23">
                <text:p>0.23</text:p>
              </table:table-cell>
              <table:table-cell office:value-type="float" office:value="-117883">
                <text:p>-117883</text:p>
              </table:table-cell>
              <table:table-cell office:value-type="float" office:value="0.23">
                <text:p>0.23</text:p>
              </table:table-cell>
              <table:table-cell office:value-type="float" office:value="-177836">
                <text:p>-177836</text:p>
              </table:table-cell>
              <table:table-cell office:value-type="float" office:value="0.23">
                <text:p>0.23</text:p>
              </table:table-cell>
              <table:table-cell office:value-type="float" office:value="-306729">
                <text:p>-306729</text:p>
              </table:table-cell>
              <table:table-cell office:value-type="float" office:value="0.23">
                <text:p>0.23</text:p>
              </table:table-cell>
              <table:table-cell office:value-type="float" office:value="-306729">
                <text:p>-306729</text:p>
              </table:table-cell>
              <table:table-cell office:value-type="float" office:value="0.23">
                <text:p>0.23</text:p>
              </table:table-cell>
              <table:table-cell office:value-type="float" office:value="170332">
                <text:p>170332</text:p>
              </table:table-cell>
              <table:table-cell office:value-type="float" office:value="0.23">
                <text:p>0.23</text:p>
              </table:table-cell>
              <table:table-cell office:value-type="float" office:value="559567">
                <text:p>559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">
                <text:p>0.24</text:p>
              </table:table-cell>
              <table:table-cell office:value-type="float" office:value="18092.2">
                <text:p>18092.2</text:p>
              </table:table-cell>
              <table:table-cell office:value-type="float" office:value="0.24">
                <text:p>0.24</text:p>
              </table:table-cell>
              <table:table-cell office:value-type="float" office:value="541016">
                <text:p>541016</text:p>
              </table:table-cell>
              <table:table-cell office:value-type="float" office:value="0.24">
                <text:p>0.24</text:p>
              </table:table-cell>
              <table:table-cell office:value-type="float" office:value="482043">
                <text:p>482043</text:p>
              </table:table-cell>
              <table:table-cell office:value-type="float" office:value="0.24">
                <text:p>0.24</text:p>
              </table:table-cell>
              <table:table-cell office:value-type="float" office:value="96513.3">
                <text:p>96513.3</text:p>
              </table:table-cell>
              <table:table-cell office:value-type="float" office:value="0.24">
                <text:p>0.24</text:p>
              </table:table-cell>
              <table:table-cell office:value-type="float" office:value="-105515">
                <text:p>-105515</text:p>
              </table:table-cell>
              <table:table-cell office:value-type="float" office:value="0.24">
                <text:p>0.24</text:p>
              </table:table-cell>
              <table:table-cell office:value-type="float" office:value="-104520">
                <text:p>-104520</text:p>
              </table:table-cell>
              <table:table-cell office:value-type="float" office:value="0.24">
                <text:p>0.24</text:p>
              </table:table-cell>
              <table:table-cell office:value-type="float" office:value="-165163">
                <text:p>-165163</text:p>
              </table:table-cell>
              <table:table-cell office:value-type="float" office:value="0.24">
                <text:p>0.24</text:p>
              </table:table-cell>
              <table:table-cell office:value-type="float" office:value="-287929">
                <text:p>-287929</text:p>
              </table:table-cell>
              <table:table-cell office:value-type="float" office:value="0.24">
                <text:p>0.24</text:p>
              </table:table-cell>
              <table:table-cell office:value-type="float" office:value="-287929">
                <text:p>-287929</text:p>
              </table:table-cell>
              <table:table-cell office:value-type="float" office:value="0.24">
                <text:p>0.24</text:p>
              </table:table-cell>
              <table:table-cell office:value-type="float" office:value="165821">
                <text:p>165821</text:p>
              </table:table-cell>
              <table:table-cell office:value-type="float" office:value="0.24">
                <text:p>0.24</text:p>
              </table:table-cell>
              <table:table-cell office:value-type="float" office:value="531340">
                <text:p>5313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">
                <text:p>0.25</text:p>
              </table:table-cell>
              <table:table-cell office:value-type="float" office:value="18050.5">
                <text:p>18050.5</text:p>
              </table:table-cell>
              <table:table-cell office:value-type="float" office:value="0.25">
                <text:p>0.25</text:p>
              </table:table-cell>
              <table:table-cell office:value-type="float" office:value="507436">
                <text:p>507436</text:p>
              </table:table-cell>
              <table:table-cell office:value-type="float" office:value="0.25">
                <text:p>0.25</text:p>
              </table:table-cell>
              <table:table-cell office:value-type="float" office:value="448610">
                <text:p>448610</text:p>
              </table:table-cell>
              <table:table-cell office:value-type="float" office:value="0.25">
                <text:p>0.25</text:p>
              </table:table-cell>
              <table:table-cell office:value-type="float" office:value="87654.5">
                <text:p>87654.5</text:p>
              </table:table-cell>
              <table:table-cell office:value-type="float" office:value="0.25">
                <text:p>0.25</text:p>
              </table:table-cell>
              <table:table-cell office:value-type="float" office:value="-103674">
                <text:p>-103674</text:p>
              </table:table-cell>
              <table:table-cell office:value-type="float" office:value="0.25">
                <text:p>0.25</text:p>
              </table:table-cell>
              <table:table-cell office:value-type="float" office:value="-103101">
                <text:p>-103101</text:p>
              </table:table-cell>
              <table:table-cell office:value-type="float" office:value="0.25">
                <text:p>0.25</text:p>
              </table:table-cell>
              <table:table-cell office:value-type="float" office:value="-159093">
                <text:p>-159093</text:p>
              </table:table-cell>
              <table:table-cell office:value-type="float" office:value="0.25">
                <text:p>0.25</text:p>
              </table:table-cell>
              <table:table-cell office:value-type="float" office:value="-270611">
                <text:p>-270611</text:p>
              </table:table-cell>
              <table:table-cell office:value-type="float" office:value="0.25">
                <text:p>0.25</text:p>
              </table:table-cell>
              <table:table-cell office:value-type="float" office:value="-270611">
                <text:p>-270611</text:p>
              </table:table-cell>
              <table:table-cell office:value-type="float" office:value="0.25">
                <text:p>0.25</text:p>
              </table:table-cell>
              <table:table-cell office:value-type="float" office:value="167649">
                <text:p>167649</text:p>
              </table:table-cell>
              <table:table-cell office:value-type="float" office:value="0.25">
                <text:p>0.25</text:p>
              </table:table-cell>
              <table:table-cell office:value-type="float" office:value="502909">
                <text:p>502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">
                <text:p>0.26</text:p>
              </table:table-cell>
              <table:table-cell office:value-type="float" office:value="18121.5">
                <text:p>18121.5</text:p>
              </table:table-cell>
              <table:table-cell office:value-type="float" office:value="0.26">
                <text:p>0.26</text:p>
              </table:table-cell>
              <table:table-cell office:value-type="float" office:value="477918">
                <text:p>477918</text:p>
              </table:table-cell>
              <table:table-cell office:value-type="float" office:value="0.26">
                <text:p>0.26</text:p>
              </table:table-cell>
              <table:table-cell office:value-type="float" office:value="425158">
                <text:p>425158</text:p>
              </table:table-cell>
              <table:table-cell office:value-type="float" office:value="0.26">
                <text:p>0.26</text:p>
              </table:table-cell>
              <table:table-cell office:value-type="float" office:value="89303">
                <text:p>89303</text:p>
              </table:table-cell>
              <table:table-cell office:value-type="float" office:value="0.26">
                <text:p>0.26</text:p>
              </table:table-cell>
              <table:table-cell office:value-type="float" office:value="-88635.2">
                <text:p>-88635.2</text:p>
              </table:table-cell>
              <table:table-cell office:value-type="float" office:value="0.26">
                <text:p>0.26</text:p>
              </table:table-cell>
              <table:table-cell office:value-type="float" office:value="-92227.9">
                <text:p>-92227.9</text:p>
              </table:table-cell>
              <table:table-cell office:value-type="float" office:value="0.26">
                <text:p>0.26</text:p>
              </table:table-cell>
              <table:table-cell office:value-type="float" office:value="-153088">
                <text:p>-153088</text:p>
              </table:table-cell>
              <table:table-cell office:value-type="float" office:value="0.26">
                <text:p>0.26</text:p>
              </table:table-cell>
              <table:table-cell office:value-type="float" office:value="-256732">
                <text:p>-256732</text:p>
              </table:table-cell>
              <table:table-cell office:value-type="float" office:value="0.26">
                <text:p>0.26</text:p>
              </table:table-cell>
              <table:table-cell office:value-type="float" office:value="-256732">
                <text:p>-256732</text:p>
              </table:table-cell>
              <table:table-cell office:value-type="float" office:value="0.26">
                <text:p>0.26</text:p>
              </table:table-cell>
              <table:table-cell office:value-type="float" office:value="162408">
                <text:p>162408</text:p>
              </table:table-cell>
              <table:table-cell office:value-type="float" office:value="0.26">
                <text:p>0.26</text:p>
              </table:table-cell>
              <table:table-cell office:value-type="float" office:value="470663">
                <text:p>470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">
                <text:p>0.27</text:p>
              </table:table-cell>
              <table:table-cell office:value-type="float" office:value="18119.8">
                <text:p>18119.8</text:p>
              </table:table-cell>
              <table:table-cell office:value-type="float" office:value="0.27">
                <text:p>0.27</text:p>
              </table:table-cell>
              <table:table-cell office:value-type="float" office:value="447620">
                <text:p>447620</text:p>
              </table:table-cell>
              <table:table-cell office:value-type="float" office:value="0.27">
                <text:p>0.27</text:p>
              </table:table-cell>
              <table:table-cell office:value-type="float" office:value="397238">
                <text:p>397238</text:p>
              </table:table-cell>
              <table:table-cell office:value-type="float" office:value="0.27">
                <text:p>0.27</text:p>
              </table:table-cell>
              <table:table-cell office:value-type="float" office:value="84606.9">
                <text:p>84606.9</text:p>
              </table:table-cell>
              <table:table-cell office:value-type="float" office:value="0.27">
                <text:p>0.27</text:p>
              </table:table-cell>
              <table:table-cell office:value-type="float" office:value="-82070.2">
                <text:p>-82070.2</text:p>
              </table:table-cell>
              <table:table-cell office:value-type="float" office:value="0.27">
                <text:p>0.27</text:p>
              </table:table-cell>
              <table:table-cell office:value-type="float" office:value="-85211.9">
                <text:p>-85211.9</text:p>
              </table:table-cell>
              <table:table-cell office:value-type="float" office:value="0.27">
                <text:p>0.27</text:p>
              </table:table-cell>
              <table:table-cell office:value-type="float" office:value="-143886">
                <text:p>-143886</text:p>
              </table:table-cell>
              <table:table-cell office:value-type="float" office:value="0.27">
                <text:p>0.27</text:p>
              </table:table-cell>
              <table:table-cell office:value-type="float" office:value="-243750">
                <text:p>-243750</text:p>
              </table:table-cell>
              <table:table-cell office:value-type="float" office:value="0.27">
                <text:p>0.27</text:p>
              </table:table-cell>
              <table:table-cell office:value-type="float" office:value="-243750">
                <text:p>-243750</text:p>
              </table:table-cell>
              <table:table-cell office:value-type="float" office:value="0.27">
                <text:p>0.27</text:p>
              </table:table-cell>
              <table:table-cell office:value-type="float" office:value="159880">
                <text:p>159880</text:p>
              </table:table-cell>
              <table:table-cell office:value-type="float" office:value="0.27">
                <text:p>0.27</text:p>
              </table:table-cell>
              <table:table-cell office:value-type="float" office:value="452549">
                <text:p>4525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">
                <text:p>0.28</text:p>
              </table:table-cell>
              <table:table-cell office:value-type="float" office:value="18275.8">
                <text:p>18275.8</text:p>
              </table:table-cell>
              <table:table-cell office:value-type="float" office:value="0.28">
                <text:p>0.28</text:p>
              </table:table-cell>
              <table:table-cell office:value-type="float" office:value="423553">
                <text:p>423553</text:p>
              </table:table-cell>
              <table:table-cell office:value-type="float" office:value="0.28">
                <text:p>0.28</text:p>
              </table:table-cell>
              <table:table-cell office:value-type="float" office:value="376826">
                <text:p>376826</text:p>
              </table:table-cell>
              <table:table-cell office:value-type="float" office:value="0.28">
                <text:p>0.28</text:p>
              </table:table-cell>
              <table:table-cell office:value-type="float" office:value="79227.1">
                <text:p>79227.1</text:p>
              </table:table-cell>
              <table:table-cell office:value-type="float" office:value="0.28">
                <text:p>0.28</text:p>
              </table:table-cell>
              <table:table-cell office:value-type="float" office:value="-80014.8">
                <text:p>-80014.8</text:p>
              </table:table-cell>
              <table:table-cell office:value-type="float" office:value="0.28">
                <text:p>0.28</text:p>
              </table:table-cell>
              <table:table-cell office:value-type="float" office:value="-80610.9">
                <text:p>-80610.9</text:p>
              </table:table-cell>
              <table:table-cell office:value-type="float" office:value="0.28">
                <text:p>0.28</text:p>
              </table:table-cell>
              <table:table-cell office:value-type="float" office:value="-136688">
                <text:p>-136688</text:p>
              </table:table-cell>
              <table:table-cell office:value-type="float" office:value="0.28">
                <text:p>0.28</text:p>
              </table:table-cell>
              <table:table-cell office:value-type="float" office:value="-231814">
                <text:p>-231814</text:p>
              </table:table-cell>
              <table:table-cell office:value-type="float" office:value="0.28">
                <text:p>0.28</text:p>
              </table:table-cell>
              <table:table-cell office:value-type="float" office:value="-231814">
                <text:p>-231814</text:p>
              </table:table-cell>
              <table:table-cell office:value-type="float" office:value="0.28">
                <text:p>0.28</text:p>
              </table:table-cell>
              <table:table-cell office:value-type="float" office:value="165096">
                <text:p>165096</text:p>
              </table:table-cell>
              <table:table-cell office:value-type="float" office:value="0.28">
                <text:p>0.28</text:p>
              </table:table-cell>
              <table:table-cell office:value-type="float" office:value="427796">
                <text:p>427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">
                <text:p>0.29</text:p>
              </table:table-cell>
              <table:table-cell office:value-type="float" office:value="18345.1">
                <text:p>18345.1</text:p>
              </table:table-cell>
              <table:table-cell office:value-type="float" office:value="0.29">
                <text:p>0.29</text:p>
              </table:table-cell>
              <table:table-cell office:value-type="float" office:value="399258">
                <text:p>399258</text:p>
              </table:table-cell>
              <table:table-cell office:value-type="float" office:value="0.29">
                <text:p>0.29</text:p>
              </table:table-cell>
              <table:table-cell office:value-type="float" office:value="358631">
                <text:p>358631</text:p>
              </table:table-cell>
              <table:table-cell office:value-type="float" office:value="0.29">
                <text:p>0.29</text:p>
              </table:table-cell>
              <table:table-cell office:value-type="float" office:value="79358.3">
                <text:p>79358.3</text:p>
              </table:table-cell>
              <table:table-cell office:value-type="float" office:value="0.29">
                <text:p>0.29</text:p>
              </table:table-cell>
              <table:table-cell office:value-type="float" office:value="-69589">
                <text:p>-69589</text:p>
              </table:table-cell>
              <table:table-cell office:value-type="float" office:value="0.29">
                <text:p>0.29</text:p>
              </table:table-cell>
              <table:table-cell office:value-type="float" office:value="-75470.5">
                <text:p>-75470.5</text:p>
              </table:table-cell>
              <table:table-cell office:value-type="float" office:value="0.29">
                <text:p>0.29</text:p>
              </table:table-cell>
              <table:table-cell office:value-type="float" office:value="-131056">
                <text:p>-131056</text:p>
              </table:table-cell>
              <table:table-cell office:value-type="float" office:value="0.29">
                <text:p>0.29</text:p>
              </table:table-cell>
              <table:table-cell office:value-type="float" office:value="-223191">
                <text:p>-223191</text:p>
              </table:table-cell>
              <table:table-cell office:value-type="float" office:value="0.29">
                <text:p>0.29</text:p>
              </table:table-cell>
              <table:table-cell office:value-type="float" office:value="-223191">
                <text:p>-223191</text:p>
              </table:table-cell>
              <table:table-cell office:value-type="float" office:value="0.29">
                <text:p>0.29</text:p>
              </table:table-cell>
              <table:table-cell office:value-type="float" office:value="165331">
                <text:p>165331</text:p>
              </table:table-cell>
              <table:table-cell office:value-type="float" office:value="0.29">
                <text:p>0.29</text:p>
              </table:table-cell>
              <table:table-cell office:value-type="float" office:value="405765">
                <text:p>405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18328.4">
                <text:p>18328.4</text:p>
              </table:table-cell>
              <table:table-cell office:value-type="float" office:value="0.3">
                <text:p>0.3</text:p>
              </table:table-cell>
              <table:table-cell office:value-type="float" office:value="375107">
                <text:p>375107</text:p>
              </table:table-cell>
              <table:table-cell office:value-type="float" office:value="0.3">
                <text:p>0.3</text:p>
              </table:table-cell>
              <table:table-cell office:value-type="float" office:value="332413">
                <text:p>332413</text:p>
              </table:table-cell>
              <table:table-cell office:value-type="float" office:value="0.3">
                <text:p>0.3</text:p>
              </table:table-cell>
              <table:table-cell office:value-type="float" office:value="72165.6">
                <text:p>72165.6</text:p>
              </table:table-cell>
              <table:table-cell office:value-type="float" office:value="0.3">
                <text:p>0.3</text:p>
              </table:table-cell>
              <table:table-cell office:value-type="float" office:value="-65965.6">
                <text:p>-65965.6</text:p>
              </table:table-cell>
              <table:table-cell office:value-type="float" office:value="0.3">
                <text:p>0.3</text:p>
              </table:table-cell>
              <table:table-cell office:value-type="float" office:value="-66952.5">
                <text:p>-66952.5</text:p>
              </table:table-cell>
              <table:table-cell office:value-type="float" office:value="0.3">
                <text:p>0.3</text:p>
              </table:table-cell>
              <table:table-cell office:value-type="float" office:value="-123022">
                <text:p>-123022</text:p>
              </table:table-cell>
              <table:table-cell office:value-type="float" office:value="0.3">
                <text:p>0.3</text:p>
              </table:table-cell>
              <table:table-cell office:value-type="float" office:value="-208839">
                <text:p>-208839</text:p>
              </table:table-cell>
              <table:table-cell office:value-type="float" office:value="0.3">
                <text:p>0.3</text:p>
              </table:table-cell>
              <table:table-cell office:value-type="float" office:value="-208839">
                <text:p>-208839</text:p>
              </table:table-cell>
              <table:table-cell office:value-type="float" office:value="0.3">
                <text:p>0.3</text:p>
              </table:table-cell>
              <table:table-cell office:value-type="float" office:value="168047">
                <text:p>168047</text:p>
              </table:table-cell>
              <table:table-cell office:value-type="float" office:value="0.3">
                <text:p>0.3</text:p>
              </table:table-cell>
              <table:table-cell office:value-type="float" office:value="380536">
                <text:p>380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">
                <text:p>0.31</text:p>
              </table:table-cell>
              <table:table-cell office:value-type="float" office:value="18593.6">
                <text:p>18593.6</text:p>
              </table:table-cell>
              <table:table-cell office:value-type="float" office:value="0.31">
                <text:p>0.31</text:p>
              </table:table-cell>
              <table:table-cell office:value-type="float" office:value="357170">
                <text:p>357170</text:p>
              </table:table-cell>
              <table:table-cell office:value-type="float" office:value="0.31">
                <text:p>0.31</text:p>
              </table:table-cell>
              <table:table-cell office:value-type="float" office:value="318204">
                <text:p>318204</text:p>
              </table:table-cell>
              <table:table-cell office:value-type="float" office:value="0.31">
                <text:p>0.31</text:p>
              </table:table-cell>
              <table:table-cell office:value-type="float" office:value="70632.9">
                <text:p>70632.9</text:p>
              </table:table-cell>
              <table:table-cell office:value-type="float" office:value="0.31">
                <text:p>0.31</text:p>
              </table:table-cell>
              <table:table-cell office:value-type="float" office:value="-61382.1">
                <text:p>-61382.1</text:p>
              </table:table-cell>
              <table:table-cell office:value-type="float" office:value="0.31">
                <text:p>0.31</text:p>
              </table:table-cell>
              <table:table-cell office:value-type="float" office:value="-62661.9">
                <text:p>-62661.9</text:p>
              </table:table-cell>
              <table:table-cell office:value-type="float" office:value="0.31">
                <text:p>0.31</text:p>
              </table:table-cell>
              <table:table-cell office:value-type="float" office:value="-119160">
                <text:p>-119160</text:p>
              </table:table-cell>
              <table:table-cell office:value-type="float" office:value="0.31">
                <text:p>0.31</text:p>
              </table:table-cell>
              <table:table-cell office:value-type="float" office:value="-199565">
                <text:p>-199565</text:p>
              </table:table-cell>
              <table:table-cell office:value-type="float" office:value="0.31">
                <text:p>0.31</text:p>
              </table:table-cell>
              <table:table-cell office:value-type="float" office:value="-199565">
                <text:p>-199565</text:p>
              </table:table-cell>
              <table:table-cell office:value-type="float" office:value="0.31">
                <text:p>0.31</text:p>
              </table:table-cell>
              <table:table-cell office:value-type="float" office:value="170683">
                <text:p>170683</text:p>
              </table:table-cell>
              <table:table-cell office:value-type="float" office:value="0.31">
                <text:p>0.31</text:p>
              </table:table-cell>
              <table:table-cell office:value-type="float" office:value="358178">
                <text:p>358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">
                <text:p>0.32</text:p>
              </table:table-cell>
              <table:table-cell office:value-type="float" office:value="18309.5">
                <text:p>18309.5</text:p>
              </table:table-cell>
              <table:table-cell office:value-type="float" office:value="0.32">
                <text:p>0.32</text:p>
              </table:table-cell>
              <table:table-cell office:value-type="float" office:value="329351">
                <text:p>329351</text:p>
              </table:table-cell>
              <table:table-cell office:value-type="float" office:value="0.32">
                <text:p>0.32</text:p>
              </table:table-cell>
              <table:table-cell office:value-type="float" office:value="295295">
                <text:p>295295</text:p>
              </table:table-cell>
              <table:table-cell office:value-type="float" office:value="0.32">
                <text:p>0.32</text:p>
              </table:table-cell>
              <table:table-cell office:value-type="float" office:value="67555">
                <text:p>67555</text:p>
              </table:table-cell>
              <table:table-cell office:value-type="float" office:value="0.32">
                <text:p>0.32</text:p>
              </table:table-cell>
              <table:table-cell office:value-type="float" office:value="-51506.2">
                <text:p>-51506.2</text:p>
              </table:table-cell>
              <table:table-cell office:value-type="float" office:value="0.32">
                <text:p>0.32</text:p>
              </table:table-cell>
              <table:table-cell office:value-type="float" office:value="-55609.1">
                <text:p>-55609.1</text:p>
              </table:table-cell>
              <table:table-cell office:value-type="float" office:value="0.32">
                <text:p>0.32</text:p>
              </table:table-cell>
              <table:table-cell office:value-type="float" office:value="-110716">
                <text:p>-110716</text:p>
              </table:table-cell>
              <table:table-cell office:value-type="float" office:value="0.32">
                <text:p>0.32</text:p>
              </table:table-cell>
              <table:table-cell office:value-type="float" office:value="-188857">
                <text:p>-188857</text:p>
              </table:table-cell>
              <table:table-cell office:value-type="float" office:value="0.32">
                <text:p>0.32</text:p>
              </table:table-cell>
              <table:table-cell office:value-type="float" office:value="-188857">
                <text:p>-188857</text:p>
              </table:table-cell>
              <table:table-cell office:value-type="float" office:value="0.32">
                <text:p>0.32</text:p>
              </table:table-cell>
              <table:table-cell office:value-type="float" office:value="164654">
                <text:p>164654</text:p>
              </table:table-cell>
              <table:table-cell office:value-type="float" office:value="0.32">
                <text:p>0.32</text:p>
              </table:table-cell>
              <table:table-cell office:value-type="float" office:value="334525">
                <text:p>334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">
                <text:p>0.33</text:p>
              </table:table-cell>
              <table:table-cell office:value-type="float" office:value="18481.2">
                <text:p>18481.2</text:p>
              </table:table-cell>
              <table:table-cell office:value-type="float" office:value="0.33">
                <text:p>0.33</text:p>
              </table:table-cell>
              <table:table-cell office:value-type="float" office:value="311483">
                <text:p>311483</text:p>
              </table:table-cell>
              <table:table-cell office:value-type="float" office:value="0.33">
                <text:p>0.33</text:p>
              </table:table-cell>
              <table:table-cell office:value-type="float" office:value="277529">
                <text:p>277529</text:p>
              </table:table-cell>
              <table:table-cell office:value-type="float" office:value="0.33">
                <text:p>0.33</text:p>
              </table:table-cell>
              <table:table-cell office:value-type="float" office:value="63613.9">
                <text:p>63613.9</text:p>
              </table:table-cell>
              <table:table-cell office:value-type="float" office:value="0.33">
                <text:p>0.33</text:p>
              </table:table-cell>
              <table:table-cell office:value-type="float" office:value="-48498.7">
                <text:p>-48498.7</text:p>
              </table:table-cell>
              <table:table-cell office:value-type="float" office:value="0.33">
                <text:p>0.33</text:p>
              </table:table-cell>
              <table:table-cell office:value-type="float" office:value="-50680.4">
                <text:p>-50680.4</text:p>
              </table:table-cell>
              <table:table-cell office:value-type="float" office:value="0.33">
                <text:p>0.33</text:p>
              </table:table-cell>
              <table:table-cell office:value-type="float" office:value="-106902">
                <text:p>-106902</text:p>
              </table:table-cell>
              <table:table-cell office:value-type="float" office:value="0.33">
                <text:p>0.33</text:p>
              </table:table-cell>
              <table:table-cell office:value-type="float" office:value="-179817">
                <text:p>-179817</text:p>
              </table:table-cell>
              <table:table-cell office:value-type="float" office:value="0.33">
                <text:p>0.33</text:p>
              </table:table-cell>
              <table:table-cell office:value-type="float" office:value="-179817">
                <text:p>-179817</text:p>
              </table:table-cell>
              <table:table-cell office:value-type="float" office:value="0.33">
                <text:p>0.33</text:p>
              </table:table-cell>
              <table:table-cell office:value-type="float" office:value="163115">
                <text:p>163115</text:p>
              </table:table-cell>
              <table:table-cell office:value-type="float" office:value="0.33">
                <text:p>0.33</text:p>
              </table:table-cell>
              <table:table-cell office:value-type="float" office:value="315050">
                <text:p>3150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">
                <text:p>0.34</text:p>
              </table:table-cell>
              <table:table-cell office:value-type="float" office:value="18578.8">
                <text:p>18578.8</text:p>
              </table:table-cell>
              <table:table-cell office:value-type="float" office:value="0.34">
                <text:p>0.34</text:p>
              </table:table-cell>
              <table:table-cell office:value-type="float" office:value="294532">
                <text:p>294532</text:p>
              </table:table-cell>
              <table:table-cell office:value-type="float" office:value="0.34">
                <text:p>0.34</text:p>
              </table:table-cell>
              <table:table-cell office:value-type="float" office:value="261307">
                <text:p>261307</text:p>
              </table:table-cell>
              <table:table-cell office:value-type="float" office:value="0.34">
                <text:p>0.34</text:p>
              </table:table-cell>
              <table:table-cell office:value-type="float" office:value="61259">
                <text:p>61259</text:p>
              </table:table-cell>
              <table:table-cell office:value-type="float" office:value="0.34">
                <text:p>0.34</text:p>
              </table:table-cell>
              <table:table-cell office:value-type="float" office:value="-44580.2">
                <text:p>-44580.2</text:p>
              </table:table-cell>
              <table:table-cell office:value-type="float" office:value="0.34">
                <text:p>0.34</text:p>
              </table:table-cell>
              <table:table-cell office:value-type="float" office:value="-45544.4">
                <text:p>-45544.4</text:p>
              </table:table-cell>
              <table:table-cell office:value-type="float" office:value="0.34">
                <text:p>0.34</text:p>
              </table:table-cell>
              <table:table-cell office:value-type="float" office:value="-102469">
                <text:p>-102469</text:p>
              </table:table-cell>
              <table:table-cell office:value-type="float" office:value="0.34">
                <text:p>0.34</text:p>
              </table:table-cell>
              <table:table-cell office:value-type="float" office:value="-172458">
                <text:p>-172458</text:p>
              </table:table-cell>
              <table:table-cell office:value-type="float" office:value="0.34">
                <text:p>0.34</text:p>
              </table:table-cell>
              <table:table-cell office:value-type="float" office:value="-172458">
                <text:p>-172458</text:p>
              </table:table-cell>
              <table:table-cell office:value-type="float" office:value="0.34">
                <text:p>0.34</text:p>
              </table:table-cell>
              <table:table-cell office:value-type="float" office:value="159231">
                <text:p>159231</text:p>
              </table:table-cell>
              <table:table-cell office:value-type="float" office:value="0.34">
                <text:p>0.34</text:p>
              </table:table-cell>
              <table:table-cell office:value-type="float" office:value="297770">
                <text:p>2977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">
                <text:p>0.35</text:p>
              </table:table-cell>
              <table:table-cell office:value-type="float" office:value="18868.5">
                <text:p>18868.5</text:p>
              </table:table-cell>
              <table:table-cell office:value-type="float" office:value="0.35">
                <text:p>0.35</text:p>
              </table:table-cell>
              <table:table-cell office:value-type="float" office:value="280678">
                <text:p>280678</text:p>
              </table:table-cell>
              <table:table-cell office:value-type="float" office:value="0.35">
                <text:p>0.35</text:p>
              </table:table-cell>
              <table:table-cell office:value-type="float" office:value="248918">
                <text:p>248918</text:p>
              </table:table-cell>
              <table:table-cell office:value-type="float" office:value="0.35">
                <text:p>0.35</text:p>
              </table:table-cell>
              <table:table-cell office:value-type="float" office:value="59364.1">
                <text:p>59364.1</text:p>
              </table:table-cell>
              <table:table-cell office:value-type="float" office:value="0.35">
                <text:p>0.35</text:p>
              </table:table-cell>
              <table:table-cell office:value-type="float" office:value="-40533.5">
                <text:p>-40533.5</text:p>
              </table:table-cell>
              <table:table-cell office:value-type="float" office:value="0.35">
                <text:p>0.35</text:p>
              </table:table-cell>
              <table:table-cell office:value-type="float" office:value="-42038.5">
                <text:p>-42038.5</text:p>
              </table:table-cell>
              <table:table-cell office:value-type="float" office:value="0.35">
                <text:p>0.35</text:p>
              </table:table-cell>
              <table:table-cell office:value-type="float" office:value="-96439.5">
                <text:p>-96439.5</text:p>
              </table:table-cell>
              <table:table-cell office:value-type="float" office:value="0.35">
                <text:p>0.35</text:p>
              </table:table-cell>
              <table:table-cell office:value-type="float" office:value="-166215">
                <text:p>-166215</text:p>
              </table:table-cell>
              <table:table-cell office:value-type="float" office:value="0.35">
                <text:p>0.35</text:p>
              </table:table-cell>
              <table:table-cell office:value-type="float" office:value="-166215">
                <text:p>-166215</text:p>
              </table:table-cell>
              <table:table-cell office:value-type="float" office:value="0.35">
                <text:p>0.35</text:p>
              </table:table-cell>
              <table:table-cell office:value-type="float" office:value="157632">
                <text:p>157632</text:p>
              </table:table-cell>
              <table:table-cell office:value-type="float" office:value="0.35">
                <text:p>0.35</text:p>
              </table:table-cell>
              <table:table-cell office:value-type="float" office:value="283782">
                <text:p>2837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">
                <text:p>0.36</text:p>
              </table:table-cell>
              <table:table-cell office:value-type="float" office:value="18809.6">
                <text:p>18809.6</text:p>
              </table:table-cell>
              <table:table-cell office:value-type="float" office:value="0.36">
                <text:p>0.36</text:p>
              </table:table-cell>
              <table:table-cell office:value-type="float" office:value="262638">
                <text:p>262638</text:p>
              </table:table-cell>
              <table:table-cell office:value-type="float" office:value="0.36">
                <text:p>0.36</text:p>
              </table:table-cell>
              <table:table-cell office:value-type="float" office:value="235082">
                <text:p>235082</text:p>
              </table:table-cell>
              <table:table-cell office:value-type="float" office:value="0.36">
                <text:p>0.36</text:p>
              </table:table-cell>
              <table:table-cell office:value-type="float" office:value="57866.4">
                <text:p>57866.4</text:p>
              </table:table-cell>
              <table:table-cell office:value-type="float" office:value="0.36">
                <text:p>0.36</text:p>
              </table:table-cell>
              <table:table-cell office:value-type="float" office:value="-37159.6">
                <text:p>-37159.6</text:p>
              </table:table-cell>
              <table:table-cell office:value-type="float" office:value="0.36">
                <text:p>0.36</text:p>
              </table:table-cell>
              <table:table-cell office:value-type="float" office:value="-39339.3">
                <text:p>-39339.3</text:p>
              </table:table-cell>
              <table:table-cell office:value-type="float" office:value="0.36">
                <text:p>0.36</text:p>
              </table:table-cell>
              <table:table-cell office:value-type="float" office:value="-93235.8">
                <text:p>-93235.8</text:p>
              </table:table-cell>
              <table:table-cell office:value-type="float" office:value="0.36">
                <text:p>0.36</text:p>
              </table:table-cell>
              <table:table-cell office:value-type="float" office:value="-158179">
                <text:p>-158179</text:p>
              </table:table-cell>
              <table:table-cell office:value-type="float" office:value="0.36">
                <text:p>0.36</text:p>
              </table:table-cell>
              <table:table-cell office:value-type="float" office:value="-158179">
                <text:p>-158179</text:p>
              </table:table-cell>
              <table:table-cell office:value-type="float" office:value="0.36">
                <text:p>0.36</text:p>
              </table:table-cell>
              <table:table-cell office:value-type="float" office:value="152892">
                <text:p>152892</text:p>
              </table:table-cell>
              <table:table-cell office:value-type="float" office:value="0.36">
                <text:p>0.36</text:p>
              </table:table-cell>
              <table:table-cell office:value-type="float" office:value="270989">
                <text:p>2709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">
                <text:p>0.37</text:p>
              </table:table-cell>
              <table:table-cell office:value-type="float" office:value="18806.4">
                <text:p>18806.4</text:p>
              </table:table-cell>
              <table:table-cell office:value-type="float" office:value="0.37">
                <text:p>0.37</text:p>
              </table:table-cell>
              <table:table-cell office:value-type="float" office:value="246097">
                <text:p>246097</text:p>
              </table:table-cell>
              <table:table-cell office:value-type="float" office:value="0.37">
                <text:p>0.37</text:p>
              </table:table-cell>
              <table:table-cell office:value-type="float" office:value="219821">
                <text:p>219821</text:p>
              </table:table-cell>
              <table:table-cell office:value-type="float" office:value="0.37">
                <text:p>0.37</text:p>
              </table:table-cell>
              <table:table-cell office:value-type="float" office:value="54781">
                <text:p>54781</text:p>
              </table:table-cell>
              <table:table-cell office:value-type="float" office:value="0.37">
                <text:p>0.37</text:p>
              </table:table-cell>
              <table:table-cell office:value-type="float" office:value="-34835">
                <text:p>-34835</text:p>
              </table:table-cell>
              <table:table-cell office:value-type="float" office:value="0.37">
                <text:p>0.37</text:p>
              </table:table-cell>
              <table:table-cell office:value-type="float" office:value="-34549.7">
                <text:p>-34549.7</text:p>
              </table:table-cell>
              <table:table-cell office:value-type="float" office:value="0.37">
                <text:p>0.37</text:p>
              </table:table-cell>
              <table:table-cell office:value-type="float" office:value="-85980.4">
                <text:p>-85980.4</text:p>
              </table:table-cell>
              <table:table-cell office:value-type="float" office:value="0.37">
                <text:p>0.37</text:p>
              </table:table-cell>
              <table:table-cell office:value-type="float" office:value="-147522">
                <text:p>-147522</text:p>
              </table:table-cell>
              <table:table-cell office:value-type="float" office:value="0.37">
                <text:p>0.37</text:p>
              </table:table-cell>
              <table:table-cell office:value-type="float" office:value="-147522">
                <text:p>-147522</text:p>
              </table:table-cell>
              <table:table-cell office:value-type="float" office:value="0.37">
                <text:p>0.37</text:p>
              </table:table-cell>
              <table:table-cell office:value-type="float" office:value="147608">
                <text:p>147608</text:p>
              </table:table-cell>
              <table:table-cell office:value-type="float" office:value="0.37">
                <text:p>0.37</text:p>
              </table:table-cell>
              <table:table-cell office:value-type="float" office:value="256572">
                <text:p>256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">
                <text:p>0.38</text:p>
              </table:table-cell>
              <table:table-cell office:value-type="float" office:value="18934.7">
                <text:p>18934.7</text:p>
              </table:table-cell>
              <table:table-cell office:value-type="float" office:value="0.38">
                <text:p>0.38</text:p>
              </table:table-cell>
              <table:table-cell office:value-type="float" office:value="233227">
                <text:p>233227</text:p>
              </table:table-cell>
              <table:table-cell office:value-type="float" office:value="0.38">
                <text:p>0.38</text:p>
              </table:table-cell>
              <table:table-cell office:value-type="float" office:value="210591">
                <text:p>210591</text:p>
              </table:table-cell>
              <table:table-cell office:value-type="float" office:value="0.38">
                <text:p>0.38</text:p>
              </table:table-cell>
              <table:table-cell office:value-type="float" office:value="55288.6">
                <text:p>55288.6</text:p>
              </table:table-cell>
              <table:table-cell office:value-type="float" office:value="0.38">
                <text:p>0.38</text:p>
              </table:table-cell>
              <table:table-cell office:value-type="float" office:value="-29573.6">
                <text:p>-29573.6</text:p>
              </table:table-cell>
              <table:table-cell office:value-type="float" office:value="0.38">
                <text:p>0.38</text:p>
              </table:table-cell>
              <table:table-cell office:value-type="float" office:value="-31696.2">
                <text:p>-31696.2</text:p>
              </table:table-cell>
              <table:table-cell office:value-type="float" office:value="0.38">
                <text:p>0.38</text:p>
              </table:table-cell>
              <table:table-cell office:value-type="float" office:value="-81861.3">
                <text:p>-81861.3</text:p>
              </table:table-cell>
              <table:table-cell office:value-type="float" office:value="0.38">
                <text:p>0.38</text:p>
              </table:table-cell>
              <table:table-cell office:value-type="float" office:value="-141078">
                <text:p>-141078</text:p>
              </table:table-cell>
              <table:table-cell office:value-type="float" office:value="0.38">
                <text:p>0.38</text:p>
              </table:table-cell>
              <table:table-cell office:value-type="float" office:value="-141078">
                <text:p>-141078</text:p>
              </table:table-cell>
              <table:table-cell office:value-type="float" office:value="0.38">
                <text:p>0.38</text:p>
              </table:table-cell>
              <table:table-cell office:value-type="float" office:value="142467">
                <text:p>142467</text:p>
              </table:table-cell>
              <table:table-cell office:value-type="float" office:value="0.38">
                <text:p>0.38</text:p>
              </table:table-cell>
              <table:table-cell office:value-type="float" office:value="244301">
                <text:p>2443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">
                <text:p>0.39</text:p>
              </table:table-cell>
              <table:table-cell office:value-type="float" office:value="18892">
                <text:p>18892</text:p>
              </table:table-cell>
              <table:table-cell office:value-type="float" office:value="0.39">
                <text:p>0.39</text:p>
              </table:table-cell>
              <table:table-cell office:value-type="float" office:value="219837">
                <text:p>219837</text:p>
              </table:table-cell>
              <table:table-cell office:value-type="float" office:value="0.39">
                <text:p>0.39</text:p>
              </table:table-cell>
              <table:table-cell office:value-type="float" office:value="198407">
                <text:p>198407</text:p>
              </table:table-cell>
              <table:table-cell office:value-type="float" office:value="0.39">
                <text:p>0.39</text:p>
              </table:table-cell>
              <table:table-cell office:value-type="float" office:value="53358.8">
                <text:p>53358.8</text:p>
              </table:table-cell>
              <table:table-cell office:value-type="float" office:value="0.39">
                <text:p>0.39</text:p>
              </table:table-cell>
              <table:table-cell office:value-type="float" office:value="-29545">
                <text:p>-29545</text:p>
              </table:table-cell>
              <table:table-cell office:value-type="float" office:value="0.39">
                <text:p>0.39</text:p>
              </table:table-cell>
              <table:table-cell office:value-type="float" office:value="-29483.7">
                <text:p>-29483.7</text:p>
              </table:table-cell>
              <table:table-cell office:value-type="float" office:value="0.39">
                <text:p>0.39</text:p>
              </table:table-cell>
              <table:table-cell office:value-type="float" office:value="-74603.6">
                <text:p>-74603.6</text:p>
              </table:table-cell>
              <table:table-cell office:value-type="float" office:value="0.39">
                <text:p>0.39</text:p>
              </table:table-cell>
              <table:table-cell office:value-type="float" office:value="-132060">
                <text:p>-132060</text:p>
              </table:table-cell>
              <table:table-cell office:value-type="float" office:value="0.39">
                <text:p>0.39</text:p>
              </table:table-cell>
              <table:table-cell office:value-type="float" office:value="-132060">
                <text:p>-132060</text:p>
              </table:table-cell>
              <table:table-cell office:value-type="float" office:value="0.39">
                <text:p>0.39</text:p>
              </table:table-cell>
              <table:table-cell office:value-type="float" office:value="139160">
                <text:p>139160</text:p>
              </table:table-cell>
              <table:table-cell office:value-type="float" office:value="0.39">
                <text:p>0.39</text:p>
              </table:table-cell>
              <table:table-cell office:value-type="float" office:value="233555">
                <text:p>2335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">
                <text:p>0.4</text:p>
              </table:table-cell>
              <table:table-cell office:value-type="float" office:value="18832.1">
                <text:p>18832.1</text:p>
              </table:table-cell>
              <table:table-cell office:value-type="float" office:value="0.4">
                <text:p>0.4</text:p>
              </table:table-cell>
              <table:table-cell office:value-type="float" office:value="206367">
                <text:p>206367</text:p>
              </table:table-cell>
              <table:table-cell office:value-type="float" office:value="0.4">
                <text:p>0.4</text:p>
              </table:table-cell>
              <table:table-cell office:value-type="float" office:value="186850">
                <text:p>186850</text:p>
              </table:table-cell>
              <table:table-cell office:value-type="float" office:value="0.4">
                <text:p>0.4</text:p>
              </table:table-cell>
              <table:table-cell office:value-type="float" office:value="51639.5">
                <text:p>51639.5</text:p>
              </table:table-cell>
              <table:table-cell office:value-type="float" office:value="0.4">
                <text:p>0.4</text:p>
              </table:table-cell>
              <table:table-cell office:value-type="float" office:value="-27529.3">
                <text:p>-27529.3</text:p>
              </table:table-cell>
              <table:table-cell office:value-type="float" office:value="0.4">
                <text:p>0.4</text:p>
              </table:table-cell>
              <table:table-cell office:value-type="float" office:value="-27786.7">
                <text:p>-27786.7</text:p>
              </table:table-cell>
              <table:table-cell office:value-type="float" office:value="0.4">
                <text:p>0.4</text:p>
              </table:table-cell>
              <table:table-cell office:value-type="float" office:value="-69857.9">
                <text:p>-69857.9</text:p>
              </table:table-cell>
              <table:table-cell office:value-type="float" office:value="0.4">
                <text:p>0.4</text:p>
              </table:table-cell>
              <table:table-cell office:value-type="float" office:value="-123456">
                <text:p>-123456</text:p>
              </table:table-cell>
              <table:table-cell office:value-type="float" office:value="0.4">
                <text:p>0.4</text:p>
              </table:table-cell>
              <table:table-cell office:value-type="float" office:value="-123456">
                <text:p>-123456</text:p>
              </table:table-cell>
              <table:table-cell office:value-type="float" office:value="0.4">
                <text:p>0.4</text:p>
              </table:table-cell>
              <table:table-cell office:value-type="float" office:value="133928">
                <text:p>133928</text:p>
              </table:table-cell>
              <table:table-cell office:value-type="float" office:value="0.4">
                <text:p>0.4</text:p>
              </table:table-cell>
              <table:table-cell office:value-type="float" office:value="223381">
                <text:p>223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">
                <text:p>0.41</text:p>
              </table:table-cell>
              <table:table-cell office:value-type="float" office:value="18816.8">
                <text:p>18816.8</text:p>
              </table:table-cell>
              <table:table-cell office:value-type="float" office:value="0.41">
                <text:p>0.41</text:p>
              </table:table-cell>
              <table:table-cell office:value-type="float" office:value="193831">
                <text:p>193831</text:p>
              </table:table-cell>
              <table:table-cell office:value-type="float" office:value="0.41">
                <text:p>0.41</text:p>
              </table:table-cell>
              <table:table-cell office:value-type="float" office:value="176744">
                <text:p>176744</text:p>
              </table:table-cell>
              <table:table-cell office:value-type="float" office:value="0.41">
                <text:p>0.41</text:p>
              </table:table-cell>
              <table:table-cell office:value-type="float" office:value="51430.2">
                <text:p>51430.2</text:p>
              </table:table-cell>
              <table:table-cell office:value-type="float" office:value="0.41">
                <text:p>0.41</text:p>
              </table:table-cell>
              <table:table-cell office:value-type="float" office:value="-23913.4">
                <text:p>-23913.4</text:p>
              </table:table-cell>
              <table:table-cell office:value-type="float" office:value="0.41">
                <text:p>0.41</text:p>
              </table:table-cell>
              <table:table-cell office:value-type="float" office:value="-25128.1">
                <text:p>-25128.1</text:p>
              </table:table-cell>
              <table:table-cell office:value-type="float" office:value="0.41">
                <text:p>0.41</text:p>
              </table:table-cell>
              <table:table-cell office:value-type="float" office:value="-64176.8">
                <text:p>-64176.8</text:p>
              </table:table-cell>
              <table:table-cell office:value-type="float" office:value="0.41">
                <text:p>0.41</text:p>
              </table:table-cell>
              <table:table-cell office:value-type="float" office:value="-113497">
                <text:p>-113497</text:p>
              </table:table-cell>
              <table:table-cell office:value-type="float" office:value="0.41">
                <text:p>0.41</text:p>
              </table:table-cell>
              <table:table-cell office:value-type="float" office:value="-113497">
                <text:p>-113497</text:p>
              </table:table-cell>
              <table:table-cell office:value-type="float" office:value="0.41">
                <text:p>0.41</text:p>
              </table:table-cell>
              <table:table-cell office:value-type="float" office:value="126364">
                <text:p>126364</text:p>
              </table:table-cell>
              <table:table-cell office:value-type="float" office:value="0.41">
                <text:p>0.41</text:p>
              </table:table-cell>
              <table:table-cell office:value-type="float" office:value="212104">
                <text:p>212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">
                <text:p>0.42</text:p>
              </table:table-cell>
              <table:table-cell office:value-type="float" office:value="19027">
                <text:p>19027</text:p>
              </table:table-cell>
              <table:table-cell office:value-type="float" office:value="0.42">
                <text:p>0.42</text:p>
              </table:table-cell>
              <table:table-cell office:value-type="float" office:value="184311">
                <text:p>184311</text:p>
              </table:table-cell>
              <table:table-cell office:value-type="float" office:value="0.42">
                <text:p>0.42</text:p>
              </table:table-cell>
              <table:table-cell office:value-type="float" office:value="168101">
                <text:p>168101</text:p>
              </table:table-cell>
              <table:table-cell office:value-type="float" office:value="0.42">
                <text:p>0.42</text:p>
              </table:table-cell>
              <table:table-cell office:value-type="float" office:value="50344.6">
                <text:p>50344.6</text:p>
              </table:table-cell>
              <table:table-cell office:value-type="float" office:value="0.42">
                <text:p>0.42</text:p>
              </table:table-cell>
              <table:table-cell office:value-type="float" office:value="-21621.6">
                <text:p>-21621.6</text:p>
              </table:table-cell>
              <table:table-cell office:value-type="float" office:value="0.42">
                <text:p>0.42</text:p>
              </table:table-cell>
              <table:table-cell office:value-type="float" office:value="-22587.7">
                <text:p>-22587.7</text:p>
              </table:table-cell>
              <table:table-cell office:value-type="float" office:value="0.42">
                <text:p>0.42</text:p>
              </table:table-cell>
              <table:table-cell office:value-type="float" office:value="-60028.5">
                <text:p>-60028.5</text:p>
              </table:table-cell>
              <table:table-cell office:value-type="float" office:value="0.42">
                <text:p>0.42</text:p>
              </table:table-cell>
              <table:table-cell office:value-type="float" office:value="-106475">
                <text:p>-106475</text:p>
              </table:table-cell>
              <table:table-cell office:value-type="float" office:value="0.42">
                <text:p>0.42</text:p>
              </table:table-cell>
              <table:table-cell office:value-type="float" office:value="-106475">
                <text:p>-106475</text:p>
              </table:table-cell>
              <table:table-cell office:value-type="float" office:value="0.42">
                <text:p>0.42</text:p>
              </table:table-cell>
              <table:table-cell office:value-type="float" office:value="121467">
                <text:p>121467</text:p>
              </table:table-cell>
              <table:table-cell office:value-type="float" office:value="0.42">
                <text:p>0.42</text:p>
              </table:table-cell>
              <table:table-cell office:value-type="float" office:value="205385">
                <text:p>205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">
                <text:p>0.43</text:p>
              </table:table-cell>
              <table:table-cell office:value-type="float" office:value="19221.2">
                <text:p>19221.2</text:p>
              </table:table-cell>
              <table:table-cell office:value-type="float" office:value="0.43">
                <text:p>0.43</text:p>
              </table:table-cell>
              <table:table-cell office:value-type="float" office:value="175464">
                <text:p>175464</text:p>
              </table:table-cell>
              <table:table-cell office:value-type="float" office:value="0.43">
                <text:p>0.43</text:p>
              </table:table-cell>
              <table:table-cell office:value-type="float" office:value="162083">
                <text:p>162083</text:p>
              </table:table-cell>
              <table:table-cell office:value-type="float" office:value="0.43">
                <text:p>0.43</text:p>
              </table:table-cell>
              <table:table-cell office:value-type="float" office:value="49678.7">
                <text:p>49678.7</text:p>
              </table:table-cell>
              <table:table-cell office:value-type="float" office:value="0.43">
                <text:p>0.43</text:p>
              </table:table-cell>
              <table:table-cell office:value-type="float" office:value="-19740.3">
                <text:p>-19740.3</text:p>
              </table:table-cell>
              <table:table-cell office:value-type="float" office:value="0.43">
                <text:p>0.43</text:p>
              </table:table-cell>
              <table:table-cell office:value-type="float" office:value="-22629.8">
                <text:p>-22629.8</text:p>
              </table:table-cell>
              <table:table-cell office:value-type="float" office:value="0.43">
                <text:p>0.43</text:p>
              </table:table-cell>
              <table:table-cell office:value-type="float" office:value="-56625.8">
                <text:p>-56625.8</text:p>
              </table:table-cell>
              <table:table-cell office:value-type="float" office:value="0.43">
                <text:p>0.43</text:p>
              </table:table-cell>
              <table:table-cell office:value-type="float" office:value="-98157.7">
                <text:p>-98157.7</text:p>
              </table:table-cell>
              <table:table-cell office:value-type="float" office:value="0.43">
                <text:p>0.43</text:p>
              </table:table-cell>
              <table:table-cell office:value-type="float" office:value="-98157.7">
                <text:p>-98157.7</text:p>
              </table:table-cell>
              <table:table-cell office:value-type="float" office:value="0.43">
                <text:p>0.43</text:p>
              </table:table-cell>
              <table:table-cell office:value-type="float" office:value="114896">
                <text:p>114896</text:p>
              </table:table-cell>
              <table:table-cell office:value-type="float" office:value="0.43">
                <text:p>0.43</text:p>
              </table:table-cell>
              <table:table-cell office:value-type="float" office:value="197521">
                <text:p>1975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">
                <text:p>0.44</text:p>
              </table:table-cell>
              <table:table-cell office:value-type="float" office:value="19128.4">
                <text:p>19128.4</text:p>
              </table:table-cell>
              <table:table-cell office:value-type="float" office:value="0.44">
                <text:p>0.44</text:p>
              </table:table-cell>
              <table:table-cell office:value-type="float" office:value="164680">
                <text:p>164680</text:p>
              </table:table-cell>
              <table:table-cell office:value-type="float" office:value="0.44">
                <text:p>0.44</text:p>
              </table:table-cell>
              <table:table-cell office:value-type="float" office:value="151777">
                <text:p>151777</text:p>
              </table:table-cell>
              <table:table-cell office:value-type="float" office:value="0.44">
                <text:p>0.44</text:p>
              </table:table-cell>
              <table:table-cell office:value-type="float" office:value="48583.7">
                <text:p>48583.7</text:p>
              </table:table-cell>
              <table:table-cell office:value-type="float" office:value="0.44">
                <text:p>0.44</text:p>
              </table:table-cell>
              <table:table-cell office:value-type="float" office:value="-16998.2">
                <text:p>-16998.2</text:p>
              </table:table-cell>
              <table:table-cell office:value-type="float" office:value="0.44">
                <text:p>0.44</text:p>
              </table:table-cell>
              <table:table-cell office:value-type="float" office:value="-18927.3">
                <text:p>-18927.3</text:p>
              </table:table-cell>
              <table:table-cell office:value-type="float" office:value="0.44">
                <text:p>0.44</text:p>
              </table:table-cell>
              <table:table-cell office:value-type="float" office:value="-51870.8">
                <text:p>-51870.8</text:p>
              </table:table-cell>
              <table:table-cell office:value-type="float" office:value="0.44">
                <text:p>0.44</text:p>
              </table:table-cell>
              <table:table-cell office:value-type="float" office:value="-90764.3">
                <text:p>-90764.3</text:p>
              </table:table-cell>
              <table:table-cell office:value-type="float" office:value="0.44">
                <text:p>0.44</text:p>
              </table:table-cell>
              <table:table-cell office:value-type="float" office:value="-90764.3">
                <text:p>-90764.3</text:p>
              </table:table-cell>
              <table:table-cell office:value-type="float" office:value="0.44">
                <text:p>0.44</text:p>
              </table:table-cell>
              <table:table-cell office:value-type="float" office:value="107397">
                <text:p>107397</text:p>
              </table:table-cell>
              <table:table-cell office:value-type="float" office:value="0.44">
                <text:p>0.44</text:p>
              </table:table-cell>
              <table:table-cell office:value-type="float" office:value="187747">
                <text:p>1877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">
                <text:p>0.45</text:p>
              </table:table-cell>
              <table:table-cell office:value-type="float" office:value="19138.2">
                <text:p>19138.2</text:p>
              </table:table-cell>
              <table:table-cell office:value-type="float" office:value="0.45">
                <text:p>0.45</text:p>
              </table:table-cell>
              <table:table-cell office:value-type="float" office:value="155418">
                <text:p>155418</text:p>
              </table:table-cell>
              <table:table-cell office:value-type="float" office:value="0.45">
                <text:p>0.45</text:p>
              </table:table-cell>
              <table:table-cell office:value-type="float" office:value="143599">
                <text:p>143599</text:p>
              </table:table-cell>
              <table:table-cell office:value-type="float" office:value="0.45">
                <text:p>0.45</text:p>
              </table:table-cell>
              <table:table-cell office:value-type="float" office:value="45510.8">
                <text:p>45510.8</text:p>
              </table:table-cell>
              <table:table-cell office:value-type="float" office:value="0.45">
                <text:p>0.45</text:p>
              </table:table-cell>
              <table:table-cell office:value-type="float" office:value="-15019.9">
                <text:p>-15019.9</text:p>
              </table:table-cell>
              <table:table-cell office:value-type="float" office:value="0.45">
                <text:p>0.45</text:p>
              </table:table-cell>
              <table:table-cell office:value-type="float" office:value="-16848.2">
                <text:p>-16848.2</text:p>
              </table:table-cell>
              <table:table-cell office:value-type="float" office:value="0.45">
                <text:p>0.45</text:p>
              </table:table-cell>
              <table:table-cell office:value-type="float" office:value="-48783.4">
                <text:p>-48783.4</text:p>
              </table:table-cell>
              <table:table-cell office:value-type="float" office:value="0.45">
                <text:p>0.45</text:p>
              </table:table-cell>
              <table:table-cell office:value-type="float" office:value="-84801.9">
                <text:p>-84801.9</text:p>
              </table:table-cell>
              <table:table-cell office:value-type="float" office:value="0.45">
                <text:p>0.45</text:p>
              </table:table-cell>
              <table:table-cell office:value-type="float" office:value="-84801.9">
                <text:p>-84801.9</text:p>
              </table:table-cell>
              <table:table-cell office:value-type="float" office:value="0.45">
                <text:p>0.45</text:p>
              </table:table-cell>
              <table:table-cell office:value-type="float" office:value="102799">
                <text:p>102799</text:p>
              </table:table-cell>
              <table:table-cell office:value-type="float" office:value="0.45">
                <text:p>0.45</text:p>
              </table:table-cell>
              <table:table-cell office:value-type="float" office:value="179027">
                <text:p>179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">
                <text:p>0.46</text:p>
              </table:table-cell>
              <table:table-cell office:value-type="float" office:value="19137.8">
                <text:p>19137.8</text:p>
              </table:table-cell>
              <table:table-cell office:value-type="float" office:value="0.46">
                <text:p>0.46</text:p>
              </table:table-cell>
              <table:table-cell office:value-type="float" office:value="147356">
                <text:p>147356</text:p>
              </table:table-cell>
              <table:table-cell office:value-type="float" office:value="0.46">
                <text:p>0.46</text:p>
              </table:table-cell>
              <table:table-cell office:value-type="float" office:value="136451">
                <text:p>136451</text:p>
              </table:table-cell>
              <table:table-cell office:value-type="float" office:value="0.46">
                <text:p>0.46</text:p>
              </table:table-cell>
              <table:table-cell office:value-type="float" office:value="44624">
                <text:p>44624</text:p>
              </table:table-cell>
              <table:table-cell office:value-type="float" office:value="0.46">
                <text:p>0.46</text:p>
              </table:table-cell>
              <table:table-cell office:value-type="float" office:value="-12524.6">
                <text:p>-12524.6</text:p>
              </table:table-cell>
              <table:table-cell office:value-type="float" office:value="0.46">
                <text:p>0.46</text:p>
              </table:table-cell>
              <table:table-cell office:value-type="float" office:value="-14564.1">
                <text:p>-14564.1</text:p>
              </table:table-cell>
              <table:table-cell office:value-type="float" office:value="0.46">
                <text:p>0.46</text:p>
              </table:table-cell>
              <table:table-cell office:value-type="float" office:value="-44452.5">
                <text:p>-44452.5</text:p>
              </table:table-cell>
              <table:table-cell office:value-type="float" office:value="0.46">
                <text:p>0.46</text:p>
              </table:table-cell>
              <table:table-cell office:value-type="float" office:value="-78583">
                <text:p>-78583</text:p>
              </table:table-cell>
              <table:table-cell office:value-type="float" office:value="0.46">
                <text:p>0.46</text:p>
              </table:table-cell>
              <table:table-cell office:value-type="float" office:value="-78583">
                <text:p>-78583</text:p>
              </table:table-cell>
              <table:table-cell office:value-type="float" office:value="0.46">
                <text:p>0.46</text:p>
              </table:table-cell>
              <table:table-cell office:value-type="float" office:value="95881.7">
                <text:p>95881.7</text:p>
              </table:table-cell>
              <table:table-cell office:value-type="float" office:value="0.46">
                <text:p>0.46</text:p>
              </table:table-cell>
              <table:table-cell office:value-type="float" office:value="167396">
                <text:p>167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">
                <text:p>0.47</text:p>
              </table:table-cell>
              <table:table-cell office:value-type="float" office:value="18979.8">
                <text:p>18979.8</text:p>
              </table:table-cell>
              <table:table-cell office:value-type="float" office:value="0.47">
                <text:p>0.47</text:p>
              </table:table-cell>
              <table:table-cell office:value-type="float" office:value="137871">
                <text:p>137871</text:p>
              </table:table-cell>
              <table:table-cell office:value-type="float" office:value="0.47">
                <text:p>0.47</text:p>
              </table:table-cell>
              <table:table-cell office:value-type="float" office:value="127073">
                <text:p>127073</text:p>
              </table:table-cell>
              <table:table-cell office:value-type="float" office:value="0.47">
                <text:p>0.47</text:p>
              </table:table-cell>
              <table:table-cell office:value-type="float" office:value="43132.2">
                <text:p>43132.2</text:p>
              </table:table-cell>
              <table:table-cell office:value-type="float" office:value="0.47">
                <text:p>0.47</text:p>
              </table:table-cell>
              <table:table-cell office:value-type="float" office:value="-9295.72">
                <text:p>-9295.72</text:p>
              </table:table-cell>
              <table:table-cell office:value-type="float" office:value="0.47">
                <text:p>0.47</text:p>
              </table:table-cell>
              <table:table-cell office:value-type="float" office:value="-10743.8">
                <text:p>-10743.8</text:p>
              </table:table-cell>
              <table:table-cell office:value-type="float" office:value="0.47">
                <text:p>0.47</text:p>
              </table:table-cell>
              <table:table-cell office:value-type="float" office:value="-40236">
                <text:p>-40236</text:p>
              </table:table-cell>
              <table:table-cell office:value-type="float" office:value="0.47">
                <text:p>0.47</text:p>
              </table:table-cell>
              <table:table-cell office:value-type="float" office:value="-73669.2">
                <text:p>-73669.2</text:p>
              </table:table-cell>
              <table:table-cell office:value-type="float" office:value="0.47">
                <text:p>0.47</text:p>
              </table:table-cell>
              <table:table-cell office:value-type="float" office:value="-73669.2">
                <text:p>-73669.2</text:p>
              </table:table-cell>
              <table:table-cell office:value-type="float" office:value="0.47">
                <text:p>0.47</text:p>
              </table:table-cell>
              <table:table-cell office:value-type="float" office:value="91296.7">
                <text:p>91296.7</text:p>
              </table:table-cell>
              <table:table-cell office:value-type="float" office:value="0.47">
                <text:p>0.47</text:p>
              </table:table-cell>
              <table:table-cell office:value-type="float" office:value="157942">
                <text:p>1579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8">
                <text:p>0.48</text:p>
              </table:table-cell>
              <table:table-cell office:value-type="float" office:value="19319.5">
                <text:p>19319.5</text:p>
              </table:table-cell>
              <table:table-cell office:value-type="float" office:value="0.48">
                <text:p>0.48</text:p>
              </table:table-cell>
              <table:table-cell office:value-type="float" office:value="132811">
                <text:p>132811</text:p>
              </table:table-cell>
              <table:table-cell office:value-type="float" office:value="0.48">
                <text:p>0.48</text:p>
              </table:table-cell>
              <table:table-cell office:value-type="float" office:value="122681">
                <text:p>122681</text:p>
              </table:table-cell>
              <table:table-cell office:value-type="float" office:value="0.48">
                <text:p>0.48</text:p>
              </table:table-cell>
              <table:table-cell office:value-type="float" office:value="41537.1">
                <text:p>41537.1</text:p>
              </table:table-cell>
              <table:table-cell office:value-type="float" office:value="0.48">
                <text:p>0.48</text:p>
              </table:table-cell>
              <table:table-cell office:value-type="float" office:value="-7475.43">
                <text:p>-7475.43</text:p>
              </table:table-cell>
              <table:table-cell office:value-type="float" office:value="0.48">
                <text:p>0.48</text:p>
              </table:table-cell>
              <table:table-cell office:value-type="float" office:value="-10702">
                <text:p>-10702</text:p>
              </table:table-cell>
              <table:table-cell office:value-type="float" office:value="0.48">
                <text:p>0.48</text:p>
              </table:table-cell>
              <table:table-cell office:value-type="float" office:value="-37633.4">
                <text:p>-37633.4</text:p>
              </table:table-cell>
              <table:table-cell office:value-type="float" office:value="0.48">
                <text:p>0.48</text:p>
              </table:table-cell>
              <table:table-cell office:value-type="float" office:value="-69639.4">
                <text:p>-69639.4</text:p>
              </table:table-cell>
              <table:table-cell office:value-type="float" office:value="0.48">
                <text:p>0.48</text:p>
              </table:table-cell>
              <table:table-cell office:value-type="float" office:value="-69639.4">
                <text:p>-69639.4</text:p>
              </table:table-cell>
              <table:table-cell office:value-type="float" office:value="0.48">
                <text:p>0.48</text:p>
              </table:table-cell>
              <table:table-cell office:value-type="float" office:value="88607.9">
                <text:p>88607.9</text:p>
              </table:table-cell>
              <table:table-cell office:value-type="float" office:value="0.48">
                <text:p>0.48</text:p>
              </table:table-cell>
              <table:table-cell office:value-type="float" office:value="151046">
                <text:p>151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">
                <text:p>0.49</text:p>
              </table:table-cell>
              <table:table-cell office:value-type="float" office:value="19081.7">
                <text:p>19081.7</text:p>
              </table:table-cell>
              <table:table-cell office:value-type="float" office:value="0.49">
                <text:p>0.49</text:p>
              </table:table-cell>
              <table:table-cell office:value-type="float" office:value="123732">
                <text:p>123732</text:p>
              </table:table-cell>
              <table:table-cell office:value-type="float" office:value="0.49">
                <text:p>0.49</text:p>
              </table:table-cell>
              <table:table-cell office:value-type="float" office:value="114430">
                <text:p>114430</text:p>
              </table:table-cell>
              <table:table-cell office:value-type="float" office:value="0.49">
                <text:p>0.49</text:p>
              </table:table-cell>
              <table:table-cell office:value-type="float" office:value="40486.7">
                <text:p>40486.7</text:p>
              </table:table-cell>
              <table:table-cell office:value-type="float" office:value="0.49">
                <text:p>0.49</text:p>
              </table:table-cell>
              <table:table-cell office:value-type="float" office:value="-4891.14">
                <text:p>-4891.14</text:p>
              </table:table-cell>
              <table:table-cell office:value-type="float" office:value="0.49">
                <text:p>0.49</text:p>
              </table:table-cell>
              <table:table-cell office:value-type="float" office:value="-7228.33">
                <text:p>-7228.33</text:p>
              </table:table-cell>
              <table:table-cell office:value-type="float" office:value="0.49">
                <text:p>0.49</text:p>
              </table:table-cell>
              <table:table-cell office:value-type="float" office:value="-33104.8">
                <text:p>-33104.8</text:p>
              </table:table-cell>
              <table:table-cell office:value-type="float" office:value="0.49">
                <text:p>0.49</text:p>
              </table:table-cell>
              <table:table-cell office:value-type="float" office:value="-63410.9">
                <text:p>-63410.9</text:p>
              </table:table-cell>
              <table:table-cell office:value-type="float" office:value="0.49">
                <text:p>0.49</text:p>
              </table:table-cell>
              <table:table-cell office:value-type="float" office:value="-63410.9">
                <text:p>-63410.9</text:p>
              </table:table-cell>
              <table:table-cell office:value-type="float" office:value="0.49">
                <text:p>0.49</text:p>
              </table:table-cell>
              <table:table-cell office:value-type="float" office:value="83018.1">
                <text:p>83018.1</text:p>
              </table:table-cell>
              <table:table-cell office:value-type="float" office:value="0.49">
                <text:p>0.49</text:p>
              </table:table-cell>
              <table:table-cell office:value-type="float" office:value="140435">
                <text:p>140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18971.6">
                <text:p>18971.6</text:p>
              </table:table-cell>
              <table:table-cell office:value-type="float" office:value="0.5">
                <text:p>0.5</text:p>
              </table:table-cell>
              <table:table-cell office:value-type="float" office:value="117081">
                <text:p>117081</text:p>
              </table:table-cell>
              <table:table-cell office:value-type="float" office:value="0.5">
                <text:p>0.5</text:p>
              </table:table-cell>
              <table:table-cell office:value-type="float" office:value="108223">
                <text:p>108223</text:p>
              </table:table-cell>
              <table:table-cell office:value-type="float" office:value="0.5">
                <text:p>0.5</text:p>
              </table:table-cell>
              <table:table-cell office:value-type="float" office:value="39189.7">
                <text:p>39189.7</text:p>
              </table:table-cell>
              <table:table-cell office:value-type="float" office:value="0.5">
                <text:p>0.5</text:p>
              </table:table-cell>
              <table:table-cell office:value-type="float" office:value="-3314.43">
                <text:p>-3314.43</text:p>
              </table:table-cell>
              <table:table-cell office:value-type="float" office:value="0.5">
                <text:p>0.5</text:p>
              </table:table-cell>
              <table:table-cell office:value-type="float" office:value="-5993.2">
                <text:p>-5993.2</text:p>
              </table:table-cell>
              <table:table-cell office:value-type="float" office:value="0.5">
                <text:p>0.5</text:p>
              </table:table-cell>
              <table:table-cell office:value-type="float" office:value="-30819.3">
                <text:p>-30819.3</text:p>
              </table:table-cell>
              <table:table-cell office:value-type="float" office:value="0.5">
                <text:p>0.5</text:p>
              </table:table-cell>
              <table:table-cell office:value-type="float" office:value="-58959.6">
                <text:p>-58959.6</text:p>
              </table:table-cell>
              <table:table-cell office:value-type="float" office:value="0.5">
                <text:p>0.5</text:p>
              </table:table-cell>
              <table:table-cell office:value-type="float" office:value="-58959.6">
                <text:p>-58959.6</text:p>
              </table:table-cell>
              <table:table-cell office:value-type="float" office:value="0.5">
                <text:p>0.5</text:p>
              </table:table-cell>
              <table:table-cell office:value-type="float" office:value="78248.7">
                <text:p>78248.7</text:p>
              </table:table-cell>
              <table:table-cell office:value-type="float" office:value="0.5">
                <text:p>0.5</text:p>
              </table:table-cell>
              <table:table-cell office:value-type="float" office:value="133933">
                <text:p>133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">
                <text:p>0.51</text:p>
              </table:table-cell>
              <table:table-cell office:value-type="float" office:value="18957.1">
                <text:p>18957.1</text:p>
              </table:table-cell>
              <table:table-cell office:value-type="float" office:value="0.51">
                <text:p>0.51</text:p>
              </table:table-cell>
              <table:table-cell office:value-type="float" office:value="110659">
                <text:p>110659</text:p>
              </table:table-cell>
              <table:table-cell office:value-type="float" office:value="0.51">
                <text:p>0.51</text:p>
              </table:table-cell>
              <table:table-cell office:value-type="float" office:value="101518">
                <text:p>101518</text:p>
              </table:table-cell>
              <table:table-cell office:value-type="float" office:value="0.51">
                <text:p>0.51</text:p>
              </table:table-cell>
              <table:table-cell office:value-type="float" office:value="36545.4">
                <text:p>36545.4</text:p>
              </table:table-cell>
              <table:table-cell office:value-type="float" office:value="0.51">
                <text:p>0.51</text:p>
              </table:table-cell>
              <table:table-cell office:value-type="float" office:value="-2166.71">
                <text:p>-2166.71</text:p>
              </table:table-cell>
              <table:table-cell office:value-type="float" office:value="0.51">
                <text:p>0.51</text:p>
              </table:table-cell>
              <table:table-cell office:value-type="float" office:value="-3285.52">
                <text:p>-3285.52</text:p>
              </table:table-cell>
              <table:table-cell office:value-type="float" office:value="0.51">
                <text:p>0.51</text:p>
              </table:table-cell>
              <table:table-cell office:value-type="float" office:value="-26017.7">
                <text:p>-26017.7</text:p>
              </table:table-cell>
              <table:table-cell office:value-type="float" office:value="0.51">
                <text:p>0.51</text:p>
              </table:table-cell>
              <table:table-cell office:value-type="float" office:value="-53786.2">
                <text:p>-53786.2</text:p>
              </table:table-cell>
              <table:table-cell office:value-type="float" office:value="0.51">
                <text:p>0.51</text:p>
              </table:table-cell>
              <table:table-cell office:value-type="float" office:value="-53786.2">
                <text:p>-53786.2</text:p>
              </table:table-cell>
              <table:table-cell office:value-type="float" office:value="0.51">
                <text:p>0.51</text:p>
              </table:table-cell>
              <table:table-cell office:value-type="float" office:value="74770.3">
                <text:p>74770.3</text:p>
              </table:table-cell>
              <table:table-cell office:value-type="float" office:value="0.51">
                <text:p>0.51</text:p>
              </table:table-cell>
              <table:table-cell office:value-type="float" office:value="126008">
                <text:p>126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">
                <text:p>0.52</text:p>
              </table:table-cell>
              <table:table-cell office:value-type="float" office:value="19112.3">
                <text:p>19112.3</text:p>
              </table:table-cell>
              <table:table-cell office:value-type="float" office:value="0.52">
                <text:p>0.52</text:p>
              </table:table-cell>
              <table:table-cell office:value-type="float" office:value="106983">
                <text:p>106983</text:p>
              </table:table-cell>
              <table:table-cell office:value-type="float" office:value="0.52">
                <text:p>0.52</text:p>
              </table:table-cell>
              <table:table-cell office:value-type="float" office:value="98047.1">
                <text:p>98047.1</text:p>
              </table:table-cell>
              <table:table-cell office:value-type="float" office:value="0.52">
                <text:p>0.52</text:p>
              </table:table-cell>
              <table:table-cell office:value-type="float" office:value="34847.8">
                <text:p>34847.8</text:p>
              </table:table-cell>
              <table:table-cell office:value-type="float" office:value="0.52">
                <text:p>0.52</text:p>
              </table:table-cell>
              <table:table-cell office:value-type="float" office:value="-2271.78">
                <text:p>-2271.78</text:p>
              </table:table-cell>
              <table:table-cell office:value-type="float" office:value="0.52">
                <text:p>0.52</text:p>
              </table:table-cell>
              <table:table-cell office:value-type="float" office:value="-2416.09">
                <text:p>-2416.09</text:p>
              </table:table-cell>
              <table:table-cell office:value-type="float" office:value="0.52">
                <text:p>0.52</text:p>
              </table:table-cell>
              <table:table-cell office:value-type="float" office:value="-23086.6">
                <text:p>-23086.6</text:p>
              </table:table-cell>
              <table:table-cell office:value-type="float" office:value="0.52">
                <text:p>0.52</text:p>
              </table:table-cell>
              <table:table-cell office:value-type="float" office:value="-49880.3">
                <text:p>-49880.3</text:p>
              </table:table-cell>
              <table:table-cell office:value-type="float" office:value="0.52">
                <text:p>0.52</text:p>
              </table:table-cell>
              <table:table-cell office:value-type="float" office:value="-49880.3">
                <text:p>-49880.3</text:p>
              </table:table-cell>
              <table:table-cell office:value-type="float" office:value="0.52">
                <text:p>0.52</text:p>
              </table:table-cell>
              <table:table-cell office:value-type="float" office:value="71454.4">
                <text:p>71454.4</text:p>
              </table:table-cell>
              <table:table-cell office:value-type="float" office:value="0.52">
                <text:p>0.52</text:p>
              </table:table-cell>
              <table:table-cell office:value-type="float" office:value="120513">
                <text:p>1205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">
                <text:p>0.53</text:p>
              </table:table-cell>
              <table:table-cell office:value-type="float" office:value="19126.2">
                <text:p>19126.2</text:p>
              </table:table-cell>
              <table:table-cell office:value-type="float" office:value="0.53">
                <text:p>0.53</text:p>
              </table:table-cell>
              <table:table-cell office:value-type="float" office:value="100669">
                <text:p>100669</text:p>
              </table:table-cell>
              <table:table-cell office:value-type="float" office:value="0.53">
                <text:p>0.53</text:p>
              </table:table-cell>
              <table:table-cell office:value-type="float" office:value="92699.1">
                <text:p>92699.1</text:p>
              </table:table-cell>
              <table:table-cell office:value-type="float" office:value="0.53">
                <text:p>0.53</text:p>
              </table:table-cell>
              <table:table-cell office:value-type="float" office:value="34776.6">
                <text:p>34776.6</text:p>
              </table:table-cell>
              <table:table-cell office:value-type="float" office:value="0.53">
                <text:p>0.53</text:p>
              </table:table-cell>
              <table:table-cell office:value-type="float" office:value="-214.527">
                <text:p>-214.527</text:p>
              </table:table-cell>
              <table:table-cell office:value-type="float" office:value="0.53">
                <text:p>0.53</text:p>
              </table:table-cell>
              <table:table-cell office:value-type="float" office:value="500.812">
                <text:p>500.812</text:p>
              </table:table-cell>
              <table:table-cell office:value-type="float" office:value="0.53">
                <text:p>0.53</text:p>
              </table:table-cell>
              <table:table-cell office:value-type="float" office:value="-19224.8">
                <text:p>-19224.8</text:p>
              </table:table-cell>
              <table:table-cell office:value-type="float" office:value="0.53">
                <text:p>0.53</text:p>
              </table:table-cell>
              <table:table-cell office:value-type="float" office:value="-45808.3">
                <text:p>-45808.3</text:p>
              </table:table-cell>
              <table:table-cell office:value-type="float" office:value="0.53">
                <text:p>0.53</text:p>
              </table:table-cell>
              <table:table-cell office:value-type="float" office:value="-45808.3">
                <text:p>-45808.3</text:p>
              </table:table-cell>
              <table:table-cell office:value-type="float" office:value="0.53">
                <text:p>0.53</text:p>
              </table:table-cell>
              <table:table-cell office:value-type="float" office:value="67881.1">
                <text:p>67881.1</text:p>
              </table:table-cell>
              <table:table-cell office:value-type="float" office:value="0.53">
                <text:p>0.53</text:p>
              </table:table-cell>
              <table:table-cell office:value-type="float" office:value="113520">
                <text:p>1135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">
                <text:p>0.54</text:p>
              </table:table-cell>
              <table:table-cell office:value-type="float" office:value="19108.7">
                <text:p>19108.7</text:p>
              </table:table-cell>
              <table:table-cell office:value-type="float" office:value="0.54">
                <text:p>0.54</text:p>
              </table:table-cell>
              <table:table-cell office:value-type="float" office:value="95867.5">
                <text:p>95867.5</text:p>
              </table:table-cell>
              <table:table-cell office:value-type="float" office:value="0.54">
                <text:p>0.54</text:p>
              </table:table-cell>
              <table:table-cell office:value-type="float" office:value="88450.6">
                <text:p>88450.6</text:p>
              </table:table-cell>
              <table:table-cell office:value-type="float" office:value="0.54">
                <text:p>0.54</text:p>
              </table:table-cell>
              <table:table-cell office:value-type="float" office:value="32105">
                <text:p>32105</text:p>
              </table:table-cell>
              <table:table-cell office:value-type="float" office:value="0.54">
                <text:p>0.54</text:p>
              </table:table-cell>
              <table:table-cell office:value-type="float" office:value="1110.7">
                <text:p>1110.7</text:p>
              </table:table-cell>
              <table:table-cell office:value-type="float" office:value="0.54">
                <text:p>0.54</text:p>
              </table:table-cell>
              <table:table-cell office:value-type="float" office:value="763.189">
                <text:p>763.189</text:p>
              </table:table-cell>
              <table:table-cell office:value-type="float" office:value="0.54">
                <text:p>0.54</text:p>
              </table:table-cell>
              <table:table-cell office:value-type="float" office:value="-17068.3">
                <text:p>-17068.3</text:p>
              </table:table-cell>
              <table:table-cell office:value-type="float" office:value="0.54">
                <text:p>0.54</text:p>
              </table:table-cell>
              <table:table-cell office:value-type="float" office:value="-40603">
                <text:p>-40603</text:p>
              </table:table-cell>
              <table:table-cell office:value-type="float" office:value="0.54">
                <text:p>0.54</text:p>
              </table:table-cell>
              <table:table-cell office:value-type="float" office:value="-40603">
                <text:p>-40603</text:p>
              </table:table-cell>
              <table:table-cell office:value-type="float" office:value="0.54">
                <text:p>0.54</text:p>
              </table:table-cell>
              <table:table-cell office:value-type="float" office:value="63479.8">
                <text:p>63479.8</text:p>
              </table:table-cell>
              <table:table-cell office:value-type="float" office:value="0.54">
                <text:p>0.54</text:p>
              </table:table-cell>
              <table:table-cell office:value-type="float" office:value="107055">
                <text:p>107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">
                <text:p>0.55</text:p>
              </table:table-cell>
              <table:table-cell office:value-type="float" office:value="19135">
                <text:p>19135</text:p>
              </table:table-cell>
              <table:table-cell office:value-type="float" office:value="0.55">
                <text:p>0.55</text:p>
              </table:table-cell>
              <table:table-cell office:value-type="float" office:value="91189.6">
                <text:p>91189.6</text:p>
              </table:table-cell>
              <table:table-cell office:value-type="float" office:value="0.55">
                <text:p>0.55</text:p>
              </table:table-cell>
              <table:table-cell office:value-type="float" office:value="85371">
                <text:p>85371</text:p>
              </table:table-cell>
              <table:table-cell office:value-type="float" office:value="0.55">
                <text:p>0.55</text:p>
              </table:table-cell>
              <table:table-cell office:value-type="float" office:value="31925.4">
                <text:p>31925.4</text:p>
              </table:table-cell>
              <table:table-cell office:value-type="float" office:value="0.55">
                <text:p>0.55</text:p>
              </table:table-cell>
              <table:table-cell office:value-type="float" office:value="1679.9">
                <text:p>1679.9</text:p>
              </table:table-cell>
              <table:table-cell office:value-type="float" office:value="0.55">
                <text:p>0.55</text:p>
              </table:table-cell>
              <table:table-cell office:value-type="float" office:value="1367.56">
                <text:p>1367.56</text:p>
              </table:table-cell>
              <table:table-cell office:value-type="float" office:value="0.55">
                <text:p>0.55</text:p>
              </table:table-cell>
              <table:table-cell office:value-type="float" office:value="-13657.8">
                <text:p>-13657.8</text:p>
              </table:table-cell>
              <table:table-cell office:value-type="float" office:value="0.55">
                <text:p>0.55</text:p>
              </table:table-cell>
              <table:table-cell office:value-type="float" office:value="-37151.1">
                <text:p>-37151.1</text:p>
              </table:table-cell>
              <table:table-cell office:value-type="float" office:value="0.55">
                <text:p>0.55</text:p>
              </table:table-cell>
              <table:table-cell office:value-type="float" office:value="-37151.1">
                <text:p>-37151.1</text:p>
              </table:table-cell>
              <table:table-cell office:value-type="float" office:value="0.55">
                <text:p>0.55</text:p>
              </table:table-cell>
              <table:table-cell office:value-type="float" office:value="60694.9">
                <text:p>60694.9</text:p>
              </table:table-cell>
              <table:table-cell office:value-type="float" office:value="0.55">
                <text:p>0.55</text:p>
              </table:table-cell>
              <table:table-cell office:value-type="float" office:value="101452">
                <text:p>1014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">
                <text:p>0.56</text:p>
              </table:table-cell>
              <table:table-cell office:value-type="float" office:value="19191.9">
                <text:p>19191.9</text:p>
              </table:table-cell>
              <table:table-cell office:value-type="float" office:value="0.56">
                <text:p>0.56</text:p>
              </table:table-cell>
              <table:table-cell office:value-type="float" office:value="86674.9">
                <text:p>86674.9</text:p>
              </table:table-cell>
              <table:table-cell office:value-type="float" office:value="0.56">
                <text:p>0.56</text:p>
              </table:table-cell>
              <table:table-cell office:value-type="float" office:value="78903.4">
                <text:p>78903.4</text:p>
              </table:table-cell>
              <table:table-cell office:value-type="float" office:value="0.56">
                <text:p>0.56</text:p>
              </table:table-cell>
              <table:table-cell office:value-type="float" office:value="30874.2">
                <text:p>30874.2</text:p>
              </table:table-cell>
              <table:table-cell office:value-type="float" office:value="0.56">
                <text:p>0.56</text:p>
              </table:table-cell>
              <table:table-cell office:value-type="float" office:value="2915.7">
                <text:p>2915.7</text:p>
              </table:table-cell>
              <table:table-cell office:value-type="float" office:value="0.56">
                <text:p>0.56</text:p>
              </table:table-cell>
              <table:table-cell office:value-type="float" office:value="3941.56">
                <text:p>3941.56</text:p>
              </table:table-cell>
              <table:table-cell office:value-type="float" office:value="0.56">
                <text:p>0.56</text:p>
              </table:table-cell>
              <table:table-cell office:value-type="float" office:value="-11330.6">
                <text:p>-11330.6</text:p>
              </table:table-cell>
              <table:table-cell office:value-type="float" office:value="0.56">
                <text:p>0.56</text:p>
              </table:table-cell>
              <table:table-cell office:value-type="float" office:value="-33130.1">
                <text:p>-33130.1</text:p>
              </table:table-cell>
              <table:table-cell office:value-type="float" office:value="0.56">
                <text:p>0.56</text:p>
              </table:table-cell>
              <table:table-cell office:value-type="float" office:value="-33130.1">
                <text:p>-33130.1</text:p>
              </table:table-cell>
              <table:table-cell office:value-type="float" office:value="0.56">
                <text:p>0.56</text:p>
              </table:table-cell>
              <table:table-cell office:value-type="float" office:value="56233.7">
                <text:p>56233.7</text:p>
              </table:table-cell>
              <table:table-cell office:value-type="float" office:value="0.56">
                <text:p>0.56</text:p>
              </table:table-cell>
              <table:table-cell office:value-type="float" office:value="96042">
                <text:p>96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7">
                <text:p>0.57</text:p>
              </table:table-cell>
              <table:table-cell office:value-type="float" office:value="19209">
                <text:p>19209</text:p>
              </table:table-cell>
              <table:table-cell office:value-type="float" office:value="0.57">
                <text:p>0.57</text:p>
              </table:table-cell>
              <table:table-cell office:value-type="float" office:value="82102.5">
                <text:p>82102.5</text:p>
              </table:table-cell>
              <table:table-cell office:value-type="float" office:value="0.57">
                <text:p>0.57</text:p>
              </table:table-cell>
              <table:table-cell office:value-type="float" office:value="74178.3">
                <text:p>74178.3</text:p>
              </table:table-cell>
              <table:table-cell office:value-type="float" office:value="0.57">
                <text:p>0.57</text:p>
              </table:table-cell>
              <table:table-cell office:value-type="float" office:value="28341.2">
                <text:p>28341.2</text:p>
              </table:table-cell>
              <table:table-cell office:value-type="float" office:value="0.57">
                <text:p>0.57</text:p>
              </table:table-cell>
              <table:table-cell office:value-type="float" office:value="3140.31">
                <text:p>3140.31</text:p>
              </table:table-cell>
              <table:table-cell office:value-type="float" office:value="0.57">
                <text:p>0.57</text:p>
              </table:table-cell>
              <table:table-cell office:value-type="float" office:value="5272.44">
                <text:p>5272.44</text:p>
              </table:table-cell>
              <table:table-cell office:value-type="float" office:value="0.57">
                <text:p>0.57</text:p>
              </table:table-cell>
              <table:table-cell office:value-type="float" office:value="-8770.41">
                <text:p>-8770.41</text:p>
              </table:table-cell>
              <table:table-cell office:value-type="float" office:value="0.57">
                <text:p>0.57</text:p>
              </table:table-cell>
              <table:table-cell office:value-type="float" office:value="-27681.2">
                <text:p>-27681.2</text:p>
              </table:table-cell>
              <table:table-cell office:value-type="float" office:value="0.57">
                <text:p>0.57</text:p>
              </table:table-cell>
              <table:table-cell office:value-type="float" office:value="-27681.2">
                <text:p>-27681.2</text:p>
              </table:table-cell>
              <table:table-cell office:value-type="float" office:value="0.57">
                <text:p>0.57</text:p>
              </table:table-cell>
              <table:table-cell office:value-type="float" office:value="54223.7">
                <text:p>54223.7</text:p>
              </table:table-cell>
              <table:table-cell office:value-type="float" office:value="0.57">
                <text:p>0.57</text:p>
              </table:table-cell>
              <table:table-cell office:value-type="float" office:value="91246.6">
                <text:p>91246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">
                <text:p>0.58</text:p>
              </table:table-cell>
              <table:table-cell office:value-type="float" office:value="18929.4">
                <text:p>18929.4</text:p>
              </table:table-cell>
              <table:table-cell office:value-type="float" office:value="0.58">
                <text:p>0.58</text:p>
              </table:table-cell>
              <table:table-cell office:value-type="float" office:value="77317">
                <text:p>77317</text:p>
              </table:table-cell>
              <table:table-cell office:value-type="float" office:value="0.58">
                <text:p>0.58</text:p>
              </table:table-cell>
              <table:table-cell office:value-type="float" office:value="71667.9">
                <text:p>71667.9</text:p>
              </table:table-cell>
              <table:table-cell office:value-type="float" office:value="0.58">
                <text:p>0.58</text:p>
              </table:table-cell>
              <table:table-cell office:value-type="float" office:value="29555.4">
                <text:p>29555.4</text:p>
              </table:table-cell>
              <table:table-cell office:value-type="float" office:value="0.58">
                <text:p>0.58</text:p>
              </table:table-cell>
              <table:table-cell office:value-type="float" office:value="5673.14">
                <text:p>5673.14</text:p>
              </table:table-cell>
              <table:table-cell office:value-type="float" office:value="0.58">
                <text:p>0.58</text:p>
              </table:table-cell>
              <table:table-cell office:value-type="float" office:value="6198.07">
                <text:p>6198.07</text:p>
              </table:table-cell>
              <table:table-cell office:value-type="float" office:value="0.58">
                <text:p>0.58</text:p>
              </table:table-cell>
              <table:table-cell office:value-type="float" office:value="-7667.03">
                <text:p>-7667.03</text:p>
              </table:table-cell>
              <table:table-cell office:value-type="float" office:value="0.58">
                <text:p>0.58</text:p>
              </table:table-cell>
              <table:table-cell office:value-type="float" office:value="-24836.2">
                <text:p>-24836.2</text:p>
              </table:table-cell>
              <table:table-cell office:value-type="float" office:value="0.58">
                <text:p>0.58</text:p>
              </table:table-cell>
              <table:table-cell office:value-type="float" office:value="-24836.2">
                <text:p>-24836.2</text:p>
              </table:table-cell>
              <table:table-cell office:value-type="float" office:value="0.58">
                <text:p>0.58</text:p>
              </table:table-cell>
              <table:table-cell office:value-type="float" office:value="50686.2">
                <text:p>50686.2</text:p>
              </table:table-cell>
              <table:table-cell office:value-type="float" office:value="0.58">
                <text:p>0.58</text:p>
              </table:table-cell>
              <table:table-cell office:value-type="float" office:value="84216.9">
                <text:p>84216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">
                <text:p>0.59</text:p>
              </table:table-cell>
              <table:table-cell office:value-type="float" office:value="19235.5">
                <text:p>19235.5</text:p>
              </table:table-cell>
              <table:table-cell office:value-type="float" office:value="0.59">
                <text:p>0.59</text:p>
              </table:table-cell>
              <table:table-cell office:value-type="float" office:value="74594.1">
                <text:p>74594.1</text:p>
              </table:table-cell>
              <table:table-cell office:value-type="float" office:value="0.59">
                <text:p>0.59</text:p>
              </table:table-cell>
              <table:table-cell office:value-type="float" office:value="67462.9">
                <text:p>67462.9</text:p>
              </table:table-cell>
              <table:table-cell office:value-type="float" office:value="0.59">
                <text:p>0.59</text:p>
              </table:table-cell>
              <table:table-cell office:value-type="float" office:value="28582.2">
                <text:p>28582.2</text:p>
              </table:table-cell>
              <table:table-cell office:value-type="float" office:value="0.59">
                <text:p>0.59</text:p>
              </table:table-cell>
              <table:table-cell office:value-type="float" office:value="6663.99">
                <text:p>6663.99</text:p>
              </table:table-cell>
              <table:table-cell office:value-type="float" office:value="0.59">
                <text:p>0.59</text:p>
              </table:table-cell>
              <table:table-cell office:value-type="float" office:value="6385.77">
                <text:p>6385.77</text:p>
              </table:table-cell>
              <table:table-cell office:value-type="float" office:value="0.59">
                <text:p>0.59</text:p>
              </table:table-cell>
              <table:table-cell office:value-type="float" office:value="-5087.79">
                <text:p>-5087.79</text:p>
              </table:table-cell>
              <table:table-cell office:value-type="float" office:value="0.59">
                <text:p>0.59</text:p>
              </table:table-cell>
              <table:table-cell office:value-type="float" office:value="-22311.2">
                <text:p>-22311.2</text:p>
              </table:table-cell>
              <table:table-cell office:value-type="float" office:value="0.59">
                <text:p>0.59</text:p>
              </table:table-cell>
              <table:table-cell office:value-type="float" office:value="-22311.2">
                <text:p>-22311.2</text:p>
              </table:table-cell>
              <table:table-cell office:value-type="float" office:value="0.59">
                <text:p>0.59</text:p>
              </table:table-cell>
              <table:table-cell office:value-type="float" office:value="47734.1">
                <text:p>47734.1</text:p>
              </table:table-cell>
              <table:table-cell office:value-type="float" office:value="0.59">
                <text:p>0.59</text:p>
              </table:table-cell>
              <table:table-cell office:value-type="float" office:value="80227.7">
                <text:p>80227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19127.7">
                <text:p>19127.7</text:p>
              </table:table-cell>
              <table:table-cell office:value-type="float" office:value="0.6">
                <text:p>0.6</text:p>
              </table:table-cell>
              <table:table-cell office:value-type="float" office:value="70581.2">
                <text:p>70581.2</text:p>
              </table:table-cell>
              <table:table-cell office:value-type="float" office:value="0.6">
                <text:p>0.6</text:p>
              </table:table-cell>
              <table:table-cell office:value-type="float" office:value="64560.5">
                <text:p>64560.5</text:p>
              </table:table-cell>
              <table:table-cell office:value-type="float" office:value="0.6">
                <text:p>0.6</text:p>
              </table:table-cell>
              <table:table-cell office:value-type="float" office:value="27710.6">
                <text:p>27710.6</text:p>
              </table:table-cell>
              <table:table-cell office:value-type="float" office:value="0.6">
                <text:p>0.6</text:p>
              </table:table-cell>
              <table:table-cell office:value-type="float" office:value="6931.35">
                <text:p>6931.35</text:p>
              </table:table-cell>
              <table:table-cell office:value-type="float" office:value="0.6">
                <text:p>0.6</text:p>
              </table:table-cell>
              <table:table-cell office:value-type="float" office:value="7153.19">
                <text:p>7153.19</text:p>
              </table:table-cell>
              <table:table-cell office:value-type="float" office:value="0.6">
                <text:p>0.6</text:p>
              </table:table-cell>
              <table:table-cell office:value-type="float" office:value="-4012.07">
                <text:p>-4012.07</text:p>
              </table:table-cell>
              <table:table-cell office:value-type="float" office:value="0.6">
                <text:p>0.6</text:p>
              </table:table-cell>
              <table:table-cell office:value-type="float" office:value="-20314.9">
                <text:p>-20314.9</text:p>
              </table:table-cell>
              <table:table-cell office:value-type="float" office:value="0.6">
                <text:p>0.6</text:p>
              </table:table-cell>
              <table:table-cell office:value-type="float" office:value="-20314.9">
                <text:p>-20314.9</text:p>
              </table:table-cell>
              <table:table-cell office:value-type="float" office:value="0.6">
                <text:p>0.6</text:p>
              </table:table-cell>
              <table:table-cell office:value-type="float" office:value="46440.1">
                <text:p>46440.1</text:p>
              </table:table-cell>
              <table:table-cell office:value-type="float" office:value="0.6">
                <text:p>0.6</text:p>
              </table:table-cell>
              <table:table-cell office:value-type="float" office:value="77732.1">
                <text:p>77732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1">
                <text:p>0.61</text:p>
              </table:table-cell>
              <table:table-cell office:value-type="float" office:value="19270.8">
                <text:p>19270.8</text:p>
              </table:table-cell>
              <table:table-cell office:value-type="float" office:value="0.61">
                <text:p>0.61</text:p>
              </table:table-cell>
              <table:table-cell office:value-type="float" office:value="68028.1">
                <text:p>68028.1</text:p>
              </table:table-cell>
              <table:table-cell office:value-type="float" office:value="0.61">
                <text:p>0.61</text:p>
              </table:table-cell>
              <table:table-cell office:value-type="float" office:value="63852.6">
                <text:p>63852.6</text:p>
              </table:table-cell>
              <table:table-cell office:value-type="float" office:value="0.61">
                <text:p>0.61</text:p>
              </table:table-cell>
              <table:table-cell office:value-type="float" office:value="27614">
                <text:p>27614</text:p>
              </table:table-cell>
              <table:table-cell office:value-type="float" office:value="0.61">
                <text:p>0.61</text:p>
              </table:table-cell>
              <table:table-cell office:value-type="float" office:value="6998.67">
                <text:p>6998.67</text:p>
              </table:table-cell>
              <table:table-cell office:value-type="float" office:value="0.61">
                <text:p>0.61</text:p>
              </table:table-cell>
              <table:table-cell office:value-type="float" office:value="7824.03">
                <text:p>7824.03</text:p>
              </table:table-cell>
              <table:table-cell office:value-type="float" office:value="0.61">
                <text:p>0.61</text:p>
              </table:table-cell>
              <table:table-cell office:value-type="float" office:value="-2943.29">
                <text:p>-2943.29</text:p>
              </table:table-cell>
              <table:table-cell office:value-type="float" office:value="0.61">
                <text:p>0.61</text:p>
              </table:table-cell>
              <table:table-cell office:value-type="float" office:value="-18450.6">
                <text:p>-18450.6</text:p>
              </table:table-cell>
              <table:table-cell office:value-type="float" office:value="0.61">
                <text:p>0.61</text:p>
              </table:table-cell>
              <table:table-cell office:value-type="float" office:value="-18450.6">
                <text:p>-18450.6</text:p>
              </table:table-cell>
              <table:table-cell office:value-type="float" office:value="0.61">
                <text:p>0.61</text:p>
              </table:table-cell>
              <table:table-cell office:value-type="float" office:value="44836.7">
                <text:p>44836.7</text:p>
              </table:table-cell>
              <table:table-cell office:value-type="float" office:value="0.61">
                <text:p>0.61</text:p>
              </table:table-cell>
              <table:table-cell office:value-type="float" office:value="72902.6">
                <text:p>72902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2">
                <text:p>0.62</text:p>
              </table:table-cell>
              <table:table-cell office:value-type="float" office:value="19249.5">
                <text:p>19249.5</text:p>
              </table:table-cell>
              <table:table-cell office:value-type="float" office:value="0.62">
                <text:p>0.62</text:p>
              </table:table-cell>
              <table:table-cell office:value-type="float" office:value="64830.1">
                <text:p>64830.1</text:p>
              </table:table-cell>
              <table:table-cell office:value-type="float" office:value="0.62">
                <text:p>0.62</text:p>
              </table:table-cell>
              <table:table-cell office:value-type="float" office:value="59794.8">
                <text:p>59794.8</text:p>
              </table:table-cell>
              <table:table-cell office:value-type="float" office:value="0.62">
                <text:p>0.62</text:p>
              </table:table-cell>
              <table:table-cell office:value-type="float" office:value="27398.7">
                <text:p>27398.7</text:p>
              </table:table-cell>
              <table:table-cell office:value-type="float" office:value="0.62">
                <text:p>0.62</text:p>
              </table:table-cell>
              <table:table-cell office:value-type="float" office:value="7670.63">
                <text:p>7670.63</text:p>
              </table:table-cell>
              <table:table-cell office:value-type="float" office:value="0.62">
                <text:p>0.62</text:p>
              </table:table-cell>
              <table:table-cell office:value-type="float" office:value="8541.03">
                <text:p>8541.03</text:p>
              </table:table-cell>
              <table:table-cell office:value-type="float" office:value="0.62">
                <text:p>0.62</text:p>
              </table:table-cell>
              <table:table-cell office:value-type="float" office:value="-1025.77">
                <text:p>-1025.77</text:p>
              </table:table-cell>
              <table:table-cell office:value-type="float" office:value="0.62">
                <text:p>0.62</text:p>
              </table:table-cell>
              <table:table-cell office:value-type="float" office:value="-16472.9">
                <text:p>-16472.9</text:p>
              </table:table-cell>
              <table:table-cell office:value-type="float" office:value="0.62">
                <text:p>0.62</text:p>
              </table:table-cell>
              <table:table-cell office:value-type="float" office:value="-16472.9">
                <text:p>-16472.9</text:p>
              </table:table-cell>
              <table:table-cell office:value-type="float" office:value="0.62">
                <text:p>0.62</text:p>
              </table:table-cell>
              <table:table-cell office:value-type="float" office:value="43563">
                <text:p>43563</text:p>
              </table:table-cell>
              <table:table-cell office:value-type="float" office:value="0.62">
                <text:p>0.62</text:p>
              </table:table-cell>
              <table:table-cell office:value-type="float" office:value="69618.3">
                <text:p>69618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">
                <text:p>0.63</text:p>
              </table:table-cell>
              <table:table-cell office:value-type="float" office:value="19260.5">
                <text:p>19260.5</text:p>
              </table:table-cell>
              <table:table-cell office:value-type="float" office:value="0.63">
                <text:p>0.63</text:p>
              </table:table-cell>
              <table:table-cell office:value-type="float" office:value="61543.1">
                <text:p>61543.1</text:p>
              </table:table-cell>
              <table:table-cell office:value-type="float" office:value="0.63">
                <text:p>0.63</text:p>
              </table:table-cell>
              <table:table-cell office:value-type="float" office:value="57025.8">
                <text:p>57025.8</text:p>
              </table:table-cell>
              <table:table-cell office:value-type="float" office:value="0.63">
                <text:p>0.63</text:p>
              </table:table-cell>
              <table:table-cell office:value-type="float" office:value="26970.9">
                <text:p>26970.9</text:p>
              </table:table-cell>
              <table:table-cell office:value-type="float" office:value="0.63">
                <text:p>0.63</text:p>
              </table:table-cell>
              <table:table-cell office:value-type="float" office:value="9772.52">
                <text:p>9772.52</text:p>
              </table:table-cell>
              <table:table-cell office:value-type="float" office:value="0.63">
                <text:p>0.63</text:p>
              </table:table-cell>
              <table:table-cell office:value-type="float" office:value="10384.2">
                <text:p>10384.2</text:p>
              </table:table-cell>
              <table:table-cell office:value-type="float" office:value="0.63">
                <text:p>0.63</text:p>
              </table:table-cell>
              <table:table-cell office:value-type="float" office:value="976.182">
                <text:p>976.182</text:p>
              </table:table-cell>
              <table:table-cell office:value-type="float" office:value="0.63">
                <text:p>0.63</text:p>
              </table:table-cell>
              <table:table-cell office:value-type="float" office:value="-13342">
                <text:p>-13342</text:p>
              </table:table-cell>
              <table:table-cell office:value-type="float" office:value="0.63">
                <text:p>0.63</text:p>
              </table:table-cell>
              <table:table-cell office:value-type="float" office:value="-13342">
                <text:p>-13342</text:p>
              </table:table-cell>
              <table:table-cell office:value-type="float" office:value="0.63">
                <text:p>0.63</text:p>
              </table:table-cell>
              <table:table-cell office:value-type="float" office:value="42016.6">
                <text:p>42016.6</text:p>
              </table:table-cell>
              <table:table-cell office:value-type="float" office:value="0.63">
                <text:p>0.63</text:p>
              </table:table-cell>
              <table:table-cell office:value-type="float" office:value="67475.3">
                <text:p>67475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">
                <text:p>0.64</text:p>
              </table:table-cell>
              <table:table-cell office:value-type="float" office:value="19347.8">
                <text:p>19347.8</text:p>
              </table:table-cell>
              <table:table-cell office:value-type="float" office:value="0.64">
                <text:p>0.64</text:p>
              </table:table-cell>
              <table:table-cell office:value-type="float" office:value="59689.4">
                <text:p>59689.4</text:p>
              </table:table-cell>
              <table:table-cell office:value-type="float" office:value="0.64">
                <text:p>0.64</text:p>
              </table:table-cell>
              <table:table-cell office:value-type="float" office:value="55971.2">
                <text:p>55971.2</text:p>
              </table:table-cell>
              <table:table-cell office:value-type="float" office:value="0.64">
                <text:p>0.64</text:p>
              </table:table-cell>
              <table:table-cell office:value-type="float" office:value="26732.6">
                <text:p>26732.6</text:p>
              </table:table-cell>
              <table:table-cell office:value-type="float" office:value="0.64">
                <text:p>0.64</text:p>
              </table:table-cell>
              <table:table-cell office:value-type="float" office:value="9535.76">
                <text:p>9535.76</text:p>
              </table:table-cell>
              <table:table-cell office:value-type="float" office:value="0.64">
                <text:p>0.64</text:p>
              </table:table-cell>
              <table:table-cell office:value-type="float" office:value="11457.7">
                <text:p>11457.7</text:p>
              </table:table-cell>
              <table:table-cell office:value-type="float" office:value="0.64">
                <text:p>0.64</text:p>
              </table:table-cell>
              <table:table-cell office:value-type="float" office:value="2821.96">
                <text:p>2821.96</text:p>
              </table:table-cell>
              <table:table-cell office:value-type="float" office:value="0.64">
                <text:p>0.64</text:p>
              </table:table-cell>
              <table:table-cell office:value-type="float" office:value="-12544.8">
                <text:p>-12544.8</text:p>
              </table:table-cell>
              <table:table-cell office:value-type="float" office:value="0.64">
                <text:p>0.64</text:p>
              </table:table-cell>
              <table:table-cell office:value-type="float" office:value="-12544.8">
                <text:p>-12544.8</text:p>
              </table:table-cell>
              <table:table-cell office:value-type="float" office:value="0.64">
                <text:p>0.64</text:p>
              </table:table-cell>
              <table:table-cell office:value-type="float" office:value="40435.8">
                <text:p>40435.8</text:p>
              </table:table-cell>
              <table:table-cell office:value-type="float" office:value="0.64">
                <text:p>0.64</text:p>
              </table:table-cell>
              <table:table-cell office:value-type="float" office:value="65619.3">
                <text:p>65619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5">
                <text:p>0.65</text:p>
              </table:table-cell>
              <table:table-cell office:value-type="float" office:value="19401.6">
                <text:p>19401.6</text:p>
              </table:table-cell>
              <table:table-cell office:value-type="float" office:value="0.65">
                <text:p>0.65</text:p>
              </table:table-cell>
              <table:table-cell office:value-type="float" office:value="57502.4">
                <text:p>57502.4</text:p>
              </table:table-cell>
              <table:table-cell office:value-type="float" office:value="0.65">
                <text:p>0.65</text:p>
              </table:table-cell>
              <table:table-cell office:value-type="float" office:value="53889.7">
                <text:p>53889.7</text:p>
              </table:table-cell>
              <table:table-cell office:value-type="float" office:value="0.65">
                <text:p>0.65</text:p>
              </table:table-cell>
              <table:table-cell office:value-type="float" office:value="26150.8">
                <text:p>26150.8</text:p>
              </table:table-cell>
              <table:table-cell office:value-type="float" office:value="0.65">
                <text:p>0.65</text:p>
              </table:table-cell>
              <table:table-cell office:value-type="float" office:value="9729.59">
                <text:p>9729.59</text:p>
              </table:table-cell>
              <table:table-cell office:value-type="float" office:value="0.65">
                <text:p>0.65</text:p>
              </table:table-cell>
              <table:table-cell office:value-type="float" office:value="11231.8">
                <text:p>11231.8</text:p>
              </table:table-cell>
              <table:table-cell office:value-type="float" office:value="0.65">
                <text:p>0.65</text:p>
              </table:table-cell>
              <table:table-cell office:value-type="float" office:value="3527.32">
                <text:p>3527.32</text:p>
              </table:table-cell>
              <table:table-cell office:value-type="float" office:value="0.65">
                <text:p>0.65</text:p>
              </table:table-cell>
              <table:table-cell office:value-type="float" office:value="-10016.8">
                <text:p>-10016.8</text:p>
              </table:table-cell>
              <table:table-cell office:value-type="float" office:value="0.65">
                <text:p>0.65</text:p>
              </table:table-cell>
              <table:table-cell office:value-type="float" office:value="-10016.8">
                <text:p>-10016.8</text:p>
              </table:table-cell>
              <table:table-cell office:value-type="float" office:value="0.65">
                <text:p>0.65</text:p>
              </table:table-cell>
              <table:table-cell office:value-type="float" office:value="38656.3">
                <text:p>38656.3</text:p>
              </table:table-cell>
              <table:table-cell office:value-type="float" office:value="0.65">
                <text:p>0.65</text:p>
              </table:table-cell>
              <table:table-cell office:value-type="float" office:value="63228.2">
                <text:p>63228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">
                <text:p>0.66</text:p>
              </table:table-cell>
              <table:table-cell office:value-type="float" office:value="19405.2">
                <text:p>19405.2</text:p>
              </table:table-cell>
              <table:table-cell office:value-type="float" office:value="0.66">
                <text:p>0.66</text:p>
              </table:table-cell>
              <table:table-cell office:value-type="float" office:value="53662.1">
                <text:p>53662.1</text:p>
              </table:table-cell>
              <table:table-cell office:value-type="float" office:value="0.66">
                <text:p>0.66</text:p>
              </table:table-cell>
              <table:table-cell office:value-type="float" office:value="52019.6">
                <text:p>52019.6</text:p>
              </table:table-cell>
              <table:table-cell office:value-type="float" office:value="0.66">
                <text:p>0.66</text:p>
              </table:table-cell>
              <table:table-cell office:value-type="float" office:value="24897.6">
                <text:p>24897.6</text:p>
              </table:table-cell>
              <table:table-cell office:value-type="float" office:value="0.66">
                <text:p>0.66</text:p>
              </table:table-cell>
              <table:table-cell office:value-type="float" office:value="9819.33">
                <text:p>9819.33</text:p>
              </table:table-cell>
              <table:table-cell office:value-type="float" office:value="0.66">
                <text:p>0.66</text:p>
              </table:table-cell>
              <table:table-cell office:value-type="float" office:value="10546.3">
                <text:p>10546.3</text:p>
              </table:table-cell>
              <table:table-cell office:value-type="float" office:value="0.66">
                <text:p>0.66</text:p>
              </table:table-cell>
              <table:table-cell office:value-type="float" office:value="3456.86">
                <text:p>3456.86</text:p>
              </table:table-cell>
              <table:table-cell office:value-type="float" office:value="0.66">
                <text:p>0.66</text:p>
              </table:table-cell>
              <table:table-cell office:value-type="float" office:value="-8806.6">
                <text:p>-8806.6</text:p>
              </table:table-cell>
              <table:table-cell office:value-type="float" office:value="0.66">
                <text:p>0.66</text:p>
              </table:table-cell>
              <table:table-cell office:value-type="float" office:value="-8806.6">
                <text:p>-8806.6</text:p>
              </table:table-cell>
              <table:table-cell office:value-type="float" office:value="0.66">
                <text:p>0.66</text:p>
              </table:table-cell>
              <table:table-cell office:value-type="float" office:value="37948.8">
                <text:p>37948.8</text:p>
              </table:table-cell>
              <table:table-cell office:value-type="float" office:value="0.66">
                <text:p>0.66</text:p>
              </table:table-cell>
              <table:table-cell office:value-type="float" office:value="59954.9">
                <text:p>59954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">
                <text:p>0.67</text:p>
              </table:table-cell>
              <table:table-cell office:value-type="float" office:value="19338">
                <text:p>19338</text:p>
              </table:table-cell>
              <table:table-cell office:value-type="float" office:value="0.67">
                <text:p>0.67</text:p>
              </table:table-cell>
              <table:table-cell office:value-type="float" office:value="52672.6">
                <text:p>52672.6</text:p>
              </table:table-cell>
              <table:table-cell office:value-type="float" office:value="0.67">
                <text:p>0.67</text:p>
              </table:table-cell>
              <table:table-cell office:value-type="float" office:value="49254.7">
                <text:p>49254.7</text:p>
              </table:table-cell>
              <table:table-cell office:value-type="float" office:value="0.67">
                <text:p>0.67</text:p>
              </table:table-cell>
              <table:table-cell office:value-type="float" office:value="24748.2">
                <text:p>24748.2</text:p>
              </table:table-cell>
              <table:table-cell office:value-type="float" office:value="0.67">
                <text:p>0.67</text:p>
              </table:table-cell>
              <table:table-cell office:value-type="float" office:value="11005.7">
                <text:p>11005.7</text:p>
              </table:table-cell>
              <table:table-cell office:value-type="float" office:value="0.67">
                <text:p>0.67</text:p>
              </table:table-cell>
              <table:table-cell office:value-type="float" office:value="12000.8">
                <text:p>12000.8</text:p>
              </table:table-cell>
              <table:table-cell office:value-type="float" office:value="0.67">
                <text:p>0.67</text:p>
              </table:table-cell>
              <table:table-cell office:value-type="float" office:value="5971.06">
                <text:p>5971.06</text:p>
              </table:table-cell>
              <table:table-cell office:value-type="float" office:value="0.67">
                <text:p>0.67</text:p>
              </table:table-cell>
              <table:table-cell office:value-type="float" office:value="-5544.5">
                <text:p>-5544.5</text:p>
              </table:table-cell>
              <table:table-cell office:value-type="float" office:value="0.67">
                <text:p>0.67</text:p>
              </table:table-cell>
              <table:table-cell office:value-type="float" office:value="-5544.5">
                <text:p>-5544.5</text:p>
              </table:table-cell>
              <table:table-cell office:value-type="float" office:value="0.67">
                <text:p>0.67</text:p>
              </table:table-cell>
              <table:table-cell office:value-type="float" office:value="35702.4">
                <text:p>35702.4</text:p>
              </table:table-cell>
              <table:table-cell office:value-type="float" office:value="0.67">
                <text:p>0.67</text:p>
              </table:table-cell>
              <table:table-cell office:value-type="float" office:value="56907.6">
                <text:p>569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">
                <text:p>0.68</text:p>
              </table:table-cell>
              <table:table-cell office:value-type="float" office:value="19334.9">
                <text:p>19334.9</text:p>
              </table:table-cell>
              <table:table-cell office:value-type="float" office:value="0.68">
                <text:p>0.68</text:p>
              </table:table-cell>
              <table:table-cell office:value-type="float" office:value="50611.4">
                <text:p>50611.4</text:p>
              </table:table-cell>
              <table:table-cell office:value-type="float" office:value="0.68">
                <text:p>0.68</text:p>
              </table:table-cell>
              <table:table-cell office:value-type="float" office:value="47990.4">
                <text:p>47990.4</text:p>
              </table:table-cell>
              <table:table-cell office:value-type="float" office:value="0.68">
                <text:p>0.68</text:p>
              </table:table-cell>
              <table:table-cell office:value-type="float" office:value="26870.9">
                <text:p>26870.9</text:p>
              </table:table-cell>
              <table:table-cell office:value-type="float" office:value="0.68">
                <text:p>0.68</text:p>
              </table:table-cell>
              <table:table-cell office:value-type="float" office:value="12646.3">
                <text:p>12646.3</text:p>
              </table:table-cell>
              <table:table-cell office:value-type="float" office:value="0.68">
                <text:p>0.68</text:p>
              </table:table-cell>
              <table:table-cell office:value-type="float" office:value="12618.5">
                <text:p>12618.5</text:p>
              </table:table-cell>
              <table:table-cell office:value-type="float" office:value="0.68">
                <text:p>0.68</text:p>
              </table:table-cell>
              <table:table-cell office:value-type="float" office:value="5291.96">
                <text:p>5291.96</text:p>
              </table:table-cell>
              <table:table-cell office:value-type="float" office:value="0.68">
                <text:p>0.68</text:p>
              </table:table-cell>
              <table:table-cell office:value-type="float" office:value="-5332.08">
                <text:p>-5332.08</text:p>
              </table:table-cell>
              <table:table-cell office:value-type="float" office:value="0.68">
                <text:p>0.68</text:p>
              </table:table-cell>
              <table:table-cell office:value-type="float" office:value="-5332.08">
                <text:p>-5332.08</text:p>
              </table:table-cell>
              <table:table-cell office:value-type="float" office:value="0.68">
                <text:p>0.68</text:p>
              </table:table-cell>
              <table:table-cell office:value-type="float" office:value="33818.2">
                <text:p>33818.2</text:p>
              </table:table-cell>
              <table:table-cell office:value-type="float" office:value="0.68">
                <text:p>0.68</text:p>
              </table:table-cell>
              <table:table-cell office:value-type="float" office:value="55399.2">
                <text:p>55399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9">
                <text:p>0.69</text:p>
              </table:table-cell>
              <table:table-cell office:value-type="float" office:value="19070.4">
                <text:p>19070.4</text:p>
              </table:table-cell>
              <table:table-cell office:value-type="float" office:value="0.69">
                <text:p>0.69</text:p>
              </table:table-cell>
              <table:table-cell office:value-type="float" office:value="47744.4">
                <text:p>47744.4</text:p>
              </table:table-cell>
              <table:table-cell office:value-type="float" office:value="0.69">
                <text:p>0.69</text:p>
              </table:table-cell>
              <table:table-cell office:value-type="float" office:value="44556.2">
                <text:p>44556.2</text:p>
              </table:table-cell>
              <table:table-cell office:value-type="float" office:value="0.69">
                <text:p>0.69</text:p>
              </table:table-cell>
              <table:table-cell office:value-type="float" office:value="22641.1">
                <text:p>22641.1</text:p>
              </table:table-cell>
              <table:table-cell office:value-type="float" office:value="0.69">
                <text:p>0.69</text:p>
              </table:table-cell>
              <table:table-cell office:value-type="float" office:value="12765.5">
                <text:p>12765.5</text:p>
              </table:table-cell>
              <table:table-cell office:value-type="float" office:value="0.69">
                <text:p>0.69</text:p>
              </table:table-cell>
              <table:table-cell office:value-type="float" office:value="12988.1">
                <text:p>12988.1</text:p>
              </table:table-cell>
              <table:table-cell office:value-type="float" office:value="0.69">
                <text:p>0.69</text:p>
              </table:table-cell>
              <table:table-cell office:value-type="float" office:value="6717.05">
                <text:p>6717.05</text:p>
              </table:table-cell>
              <table:table-cell office:value-type="float" office:value="0.69">
                <text:p>0.69</text:p>
              </table:table-cell>
              <table:table-cell office:value-type="float" office:value="-1108.1">
                <text:p>-1108.1</text:p>
              </table:table-cell>
              <table:table-cell office:value-type="float" office:value="0.69">
                <text:p>0.69</text:p>
              </table:table-cell>
              <table:table-cell office:value-type="float" office:value="-1108.1">
                <text:p>-1108.1</text:p>
              </table:table-cell>
              <table:table-cell office:value-type="float" office:value="0.69">
                <text:p>0.69</text:p>
              </table:table-cell>
              <table:table-cell office:value-type="float" office:value="31774.5">
                <text:p>31774.5</text:p>
              </table:table-cell>
              <table:table-cell office:value-type="float" office:value="0.69">
                <text:p>0.69</text:p>
              </table:table-cell>
              <table:table-cell office:value-type="float" office:value="50905.5">
                <text:p>50905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">
                <text:p>0.7</text:p>
              </table:table-cell>
              <table:table-cell office:value-type="float" office:value="19149.5">
                <text:p>19149.5</text:p>
              </table:table-cell>
              <table:table-cell office:value-type="float" office:value="0.7">
                <text:p>0.7</text:p>
              </table:table-cell>
              <table:table-cell office:value-type="float" office:value="45940.8">
                <text:p>45940.8</text:p>
              </table:table-cell>
              <table:table-cell office:value-type="float" office:value="0.7">
                <text:p>0.7</text:p>
              </table:table-cell>
              <table:table-cell office:value-type="float" office:value="44304.6">
                <text:p>44304.6</text:p>
              </table:table-cell>
              <table:table-cell office:value-type="float" office:value="0.7">
                <text:p>0.7</text:p>
              </table:table-cell>
              <table:table-cell office:value-type="float" office:value="24829.3">
                <text:p>24829.3</text:p>
              </table:table-cell>
              <table:table-cell office:value-type="float" office:value="0.7">
                <text:p>0.7</text:p>
              </table:table-cell>
              <table:table-cell office:value-type="float" office:value="14360.6">
                <text:p>14360.6</text:p>
              </table:table-cell>
              <table:table-cell office:value-type="float" office:value="0.7">
                <text:p>0.7</text:p>
              </table:table-cell>
              <table:table-cell office:value-type="float" office:value="12644.1">
                <text:p>12644.1</text:p>
              </table:table-cell>
              <table:table-cell office:value-type="float" office:value="0.7">
                <text:p>0.7</text:p>
              </table:table-cell>
              <table:table-cell office:value-type="float" office:value="8348.75">
                <text:p>8348.75</text:p>
              </table:table-cell>
              <table:table-cell office:value-type="float" office:value="0.7">
                <text:p>0.7</text:p>
              </table:table-cell>
              <table:table-cell office:value-type="float" office:value="-333.994">
                <text:p>-333.994</text:p>
              </table:table-cell>
              <table:table-cell office:value-type="float" office:value="0.7">
                <text:p>0.7</text:p>
              </table:table-cell>
              <table:table-cell office:value-type="float" office:value="-333.994">
                <text:p>-333.994</text:p>
              </table:table-cell>
              <table:table-cell office:value-type="float" office:value="0.7">
                <text:p>0.7</text:p>
              </table:table-cell>
              <table:table-cell office:value-type="float" office:value="32164.4">
                <text:p>32164.4</text:p>
              </table:table-cell>
              <table:table-cell office:value-type="float" office:value="0.7">
                <text:p>0.7</text:p>
              </table:table-cell>
              <table:table-cell office:value-type="float" office:value="48822.3">
                <text:p>48822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">
                <text:p>0.71</text:p>
              </table:table-cell>
              <table:table-cell office:value-type="float" office:value="18824.2">
                <text:p>18824.2</text:p>
              </table:table-cell>
              <table:table-cell office:value-type="float" office:value="0.71">
                <text:p>0.71</text:p>
              </table:table-cell>
              <table:table-cell office:value-type="float" office:value="44064.4">
                <text:p>44064.4</text:p>
              </table:table-cell>
              <table:table-cell office:value-type="float" office:value="0.71">
                <text:p>0.71</text:p>
              </table:table-cell>
              <table:table-cell office:value-type="float" office:value="41606.9">
                <text:p>41606.9</text:p>
              </table:table-cell>
              <table:table-cell office:value-type="float" office:value="0.71">
                <text:p>0.71</text:p>
              </table:table-cell>
              <table:table-cell office:value-type="float" office:value="22345.8">
                <text:p>22345.8</text:p>
              </table:table-cell>
              <table:table-cell office:value-type="float" office:value="0.71">
                <text:p>0.71</text:p>
              </table:table-cell>
              <table:table-cell office:value-type="float" office:value="13387.5">
                <text:p>13387.5</text:p>
              </table:table-cell>
              <table:table-cell office:value-type="float" office:value="0.71">
                <text:p>0.71</text:p>
              </table:table-cell>
              <table:table-cell office:value-type="float" office:value="13656.2">
                <text:p>13656.2</text:p>
              </table:table-cell>
              <table:table-cell office:value-type="float" office:value="0.71">
                <text:p>0.71</text:p>
              </table:table-cell>
              <table:table-cell office:value-type="float" office:value="8049.8">
                <text:p>8049.8</text:p>
              </table:table-cell>
              <table:table-cell office:value-type="float" office:value="0.71">
                <text:p>0.71</text:p>
              </table:table-cell>
              <table:table-cell office:value-type="float" office:value="466.795">
                <text:p>466.795</text:p>
              </table:table-cell>
              <table:table-cell office:value-type="float" office:value="0.71">
                <text:p>0.71</text:p>
              </table:table-cell>
              <table:table-cell office:value-type="float" office:value="466.795">
                <text:p>466.795</text:p>
              </table:table-cell>
              <table:table-cell office:value-type="float" office:value="0.71">
                <text:p>0.71</text:p>
              </table:table-cell>
              <table:table-cell office:value-type="float" office:value="29525.7">
                <text:p>29525.7</text:p>
              </table:table-cell>
              <table:table-cell office:value-type="float" office:value="0.71">
                <text:p>0.71</text:p>
              </table:table-cell>
              <table:table-cell office:value-type="float" office:value="46763.8">
                <text:p>46763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">
                <text:p>0.72</text:p>
              </table:table-cell>
              <table:table-cell office:value-type="float" office:value="18922.2">
                <text:p>18922.2</text:p>
              </table:table-cell>
              <table:table-cell office:value-type="float" office:value="0.72">
                <text:p>0.72</text:p>
              </table:table-cell>
              <table:table-cell office:value-type="float" office:value="42965.6">
                <text:p>42965.6</text:p>
              </table:table-cell>
              <table:table-cell office:value-type="float" office:value="0.72">
                <text:p>0.72</text:p>
              </table:table-cell>
              <table:table-cell office:value-type="float" office:value="40773.5">
                <text:p>40773.5</text:p>
              </table:table-cell>
              <table:table-cell office:value-type="float" office:value="0.72">
                <text:p>0.72</text:p>
              </table:table-cell>
              <table:table-cell office:value-type="float" office:value="22430.6">
                <text:p>22430.6</text:p>
              </table:table-cell>
              <table:table-cell office:value-type="float" office:value="0.72">
                <text:p>0.72</text:p>
              </table:table-cell>
              <table:table-cell office:value-type="float" office:value="13314.5">
                <text:p>13314.5</text:p>
              </table:table-cell>
              <table:table-cell office:value-type="float" office:value="0.72">
                <text:p>0.72</text:p>
              </table:table-cell>
              <table:table-cell office:value-type="float" office:value="13175.6">
                <text:p>13175.6</text:p>
              </table:table-cell>
              <table:table-cell office:value-type="float" office:value="0.72">
                <text:p>0.72</text:p>
              </table:table-cell>
              <table:table-cell office:value-type="float" office:value="9149.54">
                <text:p>9149.54</text:p>
              </table:table-cell>
              <table:table-cell office:value-type="float" office:value="0.72">
                <text:p>0.72</text:p>
              </table:table-cell>
              <table:table-cell office:value-type="float" office:value="1953.62">
                <text:p>1953.62</text:p>
              </table:table-cell>
              <table:table-cell office:value-type="float" office:value="0.72">
                <text:p>0.72</text:p>
              </table:table-cell>
              <table:table-cell office:value-type="float" office:value="1953.62">
                <text:p>1953.62</text:p>
              </table:table-cell>
              <table:table-cell office:value-type="float" office:value="0.72">
                <text:p>0.72</text:p>
              </table:table-cell>
              <table:table-cell office:value-type="float" office:value="29304">
                <text:p>29304</text:p>
              </table:table-cell>
              <table:table-cell office:value-type="float" office:value="0.72">
                <text:p>0.72</text:p>
              </table:table-cell>
              <table:table-cell office:value-type="float" office:value="44704.9">
                <text:p>44704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">
                <text:p>0.73</text:p>
              </table:table-cell>
              <table:table-cell office:value-type="float" office:value="18912.4">
                <text:p>18912.4</text:p>
              </table:table-cell>
              <table:table-cell office:value-type="float" office:value="0.73">
                <text:p>0.73</text:p>
              </table:table-cell>
              <table:table-cell office:value-type="float" office:value="41069.3">
                <text:p>41069.3</text:p>
              </table:table-cell>
              <table:table-cell office:value-type="float" office:value="0.73">
                <text:p>0.73</text:p>
              </table:table-cell>
              <table:table-cell office:value-type="float" office:value="37996.2">
                <text:p>37996.2</text:p>
              </table:table-cell>
              <table:table-cell office:value-type="float" office:value="0.73">
                <text:p>0.73</text:p>
              </table:table-cell>
              <table:table-cell office:value-type="float" office:value="22590.2">
                <text:p>22590.2</text:p>
              </table:table-cell>
              <table:table-cell office:value-type="float" office:value="0.73">
                <text:p>0.73</text:p>
              </table:table-cell>
              <table:table-cell office:value-type="float" office:value="14485.6">
                <text:p>14485.6</text:p>
              </table:table-cell>
              <table:table-cell office:value-type="float" office:value="0.73">
                <text:p>0.73</text:p>
              </table:table-cell>
              <table:table-cell office:value-type="float" office:value="14964.7">
                <text:p>14964.7</text:p>
              </table:table-cell>
              <table:table-cell office:value-type="float" office:value="0.73">
                <text:p>0.73</text:p>
              </table:table-cell>
              <table:table-cell office:value-type="float" office:value="9109.37">
                <text:p>9109.37</text:p>
              </table:table-cell>
              <table:table-cell office:value-type="float" office:value="0.73">
                <text:p>0.73</text:p>
              </table:table-cell>
              <table:table-cell office:value-type="float" office:value="1514.68">
                <text:p>1514.68</text:p>
              </table:table-cell>
              <table:table-cell office:value-type="float" office:value="0.73">
                <text:p>0.73</text:p>
              </table:table-cell>
              <table:table-cell office:value-type="float" office:value="1514.68">
                <text:p>1514.68</text:p>
              </table:table-cell>
              <table:table-cell office:value-type="float" office:value="0.73">
                <text:p>0.73</text:p>
              </table:table-cell>
              <table:table-cell office:value-type="float" office:value="28948.4">
                <text:p>28948.4</text:p>
              </table:table-cell>
              <table:table-cell office:value-type="float" office:value="0.73">
                <text:p>0.73</text:p>
              </table:table-cell>
              <table:table-cell office:value-type="float" office:value="42427.9">
                <text:p>42427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">
                <text:p>0.74</text:p>
              </table:table-cell>
              <table:table-cell office:value-type="float" office:value="18807.8">
                <text:p>18807.8</text:p>
              </table:table-cell>
              <table:table-cell office:value-type="float" office:value="0.74">
                <text:p>0.74</text:p>
              </table:table-cell>
              <table:table-cell office:value-type="float" office:value="39532.4">
                <text:p>39532.4</text:p>
              </table:table-cell>
              <table:table-cell office:value-type="float" office:value="0.74">
                <text:p>0.74</text:p>
              </table:table-cell>
              <table:table-cell office:value-type="float" office:value="37445.3">
                <text:p>37445.3</text:p>
              </table:table-cell>
              <table:table-cell office:value-type="float" office:value="0.74">
                <text:p>0.74</text:p>
              </table:table-cell>
              <table:table-cell office:value-type="float" office:value="21508.6">
                <text:p>21508.6</text:p>
              </table:table-cell>
              <table:table-cell office:value-type="float" office:value="0.74">
                <text:p>0.74</text:p>
              </table:table-cell>
              <table:table-cell office:value-type="float" office:value="14549.8">
                <text:p>14549.8</text:p>
              </table:table-cell>
              <table:table-cell office:value-type="float" office:value="0.74">
                <text:p>0.74</text:p>
              </table:table-cell>
              <table:table-cell office:value-type="float" office:value="14888.8">
                <text:p>14888.8</text:p>
              </table:table-cell>
              <table:table-cell office:value-type="float" office:value="0.74">
                <text:p>0.74</text:p>
              </table:table-cell>
              <table:table-cell office:value-type="float" office:value="9400.42">
                <text:p>9400.42</text:p>
              </table:table-cell>
              <table:table-cell office:value-type="float" office:value="0.74">
                <text:p>0.74</text:p>
              </table:table-cell>
              <table:table-cell office:value-type="float" office:value="3155.19">
                <text:p>3155.19</text:p>
              </table:table-cell>
              <table:table-cell office:value-type="float" office:value="0.74">
                <text:p>0.74</text:p>
              </table:table-cell>
              <table:table-cell office:value-type="float" office:value="3155.19">
                <text:p>3155.19</text:p>
              </table:table-cell>
              <table:table-cell office:value-type="float" office:value="0.74">
                <text:p>0.74</text:p>
              </table:table-cell>
              <table:table-cell office:value-type="float" office:value="28356.2">
                <text:p>28356.2</text:p>
              </table:table-cell>
              <table:table-cell office:value-type="float" office:value="0.74">
                <text:p>0.74</text:p>
              </table:table-cell>
              <table:table-cell office:value-type="float" office:value="40687.5">
                <text:p>4068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5">
                <text:p>0.75</text:p>
              </table:table-cell>
              <table:table-cell office:value-type="float" office:value="18836.9">
                <text:p>18836.9</text:p>
              </table:table-cell>
              <table:table-cell office:value-type="float" office:value="0.75">
                <text:p>0.75</text:p>
              </table:table-cell>
              <table:table-cell office:value-type="float" office:value="38719.2">
                <text:p>38719.2</text:p>
              </table:table-cell>
              <table:table-cell office:value-type="float" office:value="0.75">
                <text:p>0.75</text:p>
              </table:table-cell>
              <table:table-cell office:value-type="float" office:value="37090">
                <text:p>37090</text:p>
              </table:table-cell>
              <table:table-cell office:value-type="float" office:value="0.75">
                <text:p>0.75</text:p>
              </table:table-cell>
              <table:table-cell office:value-type="float" office:value="21623.9">
                <text:p>21623.9</text:p>
              </table:table-cell>
              <table:table-cell office:value-type="float" office:value="0.75">
                <text:p>0.75</text:p>
              </table:table-cell>
              <table:table-cell office:value-type="float" office:value="15209.4">
                <text:p>15209.4</text:p>
              </table:table-cell>
              <table:table-cell office:value-type="float" office:value="0.75">
                <text:p>0.75</text:p>
              </table:table-cell>
              <table:table-cell office:value-type="float" office:value="14879">
                <text:p>14879</text:p>
              </table:table-cell>
              <table:table-cell office:value-type="float" office:value="0.75">
                <text:p>0.75</text:p>
              </table:table-cell>
              <table:table-cell office:value-type="float" office:value="10284.4">
                <text:p>10284.4</text:p>
              </table:table-cell>
              <table:table-cell office:value-type="float" office:value="0.75">
                <text:p>0.75</text:p>
              </table:table-cell>
              <table:table-cell office:value-type="float" office:value="3602.33">
                <text:p>3602.33</text:p>
              </table:table-cell>
              <table:table-cell office:value-type="float" office:value="0.75">
                <text:p>0.75</text:p>
              </table:table-cell>
              <table:table-cell office:value-type="float" office:value="3602.33">
                <text:p>3602.33</text:p>
              </table:table-cell>
              <table:table-cell office:value-type="float" office:value="0.75">
                <text:p>0.75</text:p>
              </table:table-cell>
              <table:table-cell office:value-type="float" office:value="27834.4">
                <text:p>27834.4</text:p>
              </table:table-cell>
              <table:table-cell office:value-type="float" office:value="0.75">
                <text:p>0.75</text:p>
              </table:table-cell>
              <table:table-cell office:value-type="float" office:value="39739.5">
                <text:p>39739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">
                <text:p>0.76</text:p>
              </table:table-cell>
              <table:table-cell office:value-type="float" office:value="18868.1">
                <text:p>18868.1</text:p>
              </table:table-cell>
              <table:table-cell office:value-type="float" office:value="0.76">
                <text:p>0.76</text:p>
              </table:table-cell>
              <table:table-cell office:value-type="float" office:value="37037.2">
                <text:p>37037.2</text:p>
              </table:table-cell>
              <table:table-cell office:value-type="float" office:value="0.76">
                <text:p>0.76</text:p>
              </table:table-cell>
              <table:table-cell office:value-type="float" office:value="35155.3">
                <text:p>35155.3</text:p>
              </table:table-cell>
              <table:table-cell office:value-type="float" office:value="0.76">
                <text:p>0.76</text:p>
              </table:table-cell>
              <table:table-cell office:value-type="float" office:value="22573">
                <text:p>22573</text:p>
              </table:table-cell>
              <table:table-cell office:value-type="float" office:value="0.76">
                <text:p>0.76</text:p>
              </table:table-cell>
              <table:table-cell office:value-type="float" office:value="14658.9">
                <text:p>14658.9</text:p>
              </table:table-cell>
              <table:table-cell office:value-type="float" office:value="0.76">
                <text:p>0.76</text:p>
              </table:table-cell>
              <table:table-cell office:value-type="float" office:value="15018.9">
                <text:p>15018.9</text:p>
              </table:table-cell>
              <table:table-cell office:value-type="float" office:value="0.76">
                <text:p>0.76</text:p>
              </table:table-cell>
              <table:table-cell office:value-type="float" office:value="9961">
                <text:p>9961</text:p>
              </table:table-cell>
              <table:table-cell office:value-type="float" office:value="0.76">
                <text:p>0.76</text:p>
              </table:table-cell>
              <table:table-cell office:value-type="float" office:value="5137.71">
                <text:p>5137.71</text:p>
              </table:table-cell>
              <table:table-cell office:value-type="float" office:value="0.76">
                <text:p>0.76</text:p>
              </table:table-cell>
              <table:table-cell office:value-type="float" office:value="5137.71">
                <text:p>5137.71</text:p>
              </table:table-cell>
              <table:table-cell office:value-type="float" office:value="0.76">
                <text:p>0.76</text:p>
              </table:table-cell>
              <table:table-cell office:value-type="float" office:value="27381.5">
                <text:p>27381.5</text:p>
              </table:table-cell>
              <table:table-cell office:value-type="float" office:value="0.76">
                <text:p>0.76</text:p>
              </table:table-cell>
              <table:table-cell office:value-type="float" office:value="38788.6">
                <text:p>38788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7">
                <text:p>0.77</text:p>
              </table:table-cell>
              <table:table-cell office:value-type="float" office:value="18842.2">
                <text:p>18842.2</text:p>
              </table:table-cell>
              <table:table-cell office:value-type="float" office:value="0.77">
                <text:p>0.77</text:p>
              </table:table-cell>
              <table:table-cell office:value-type="float" office:value="35909.7">
                <text:p>35909.7</text:p>
              </table:table-cell>
              <table:table-cell office:value-type="float" office:value="0.77">
                <text:p>0.77</text:p>
              </table:table-cell>
              <table:table-cell office:value-type="float" office:value="34064.9">
                <text:p>34064.9</text:p>
              </table:table-cell>
              <table:table-cell office:value-type="float" office:value="0.77">
                <text:p>0.77</text:p>
              </table:table-cell>
              <table:table-cell office:value-type="float" office:value="22343.4">
                <text:p>22343.4</text:p>
              </table:table-cell>
              <table:table-cell office:value-type="float" office:value="0.77">
                <text:p>0.77</text:p>
              </table:table-cell>
              <table:table-cell office:value-type="float" office:value="15441">
                <text:p>15441</text:p>
              </table:table-cell>
              <table:table-cell office:value-type="float" office:value="0.77">
                <text:p>0.77</text:p>
              </table:table-cell>
              <table:table-cell office:value-type="float" office:value="16279">
                <text:p>16279</text:p>
              </table:table-cell>
              <table:table-cell office:value-type="float" office:value="0.77">
                <text:p>0.77</text:p>
              </table:table-cell>
              <table:table-cell office:value-type="float" office:value="11575.9">
                <text:p>11575.9</text:p>
              </table:table-cell>
              <table:table-cell office:value-type="float" office:value="0.77">
                <text:p>0.77</text:p>
              </table:table-cell>
              <table:table-cell office:value-type="float" office:value="6020.42">
                <text:p>6020.42</text:p>
              </table:table-cell>
              <table:table-cell office:value-type="float" office:value="0.77">
                <text:p>0.77</text:p>
              </table:table-cell>
              <table:table-cell office:value-type="float" office:value="6020.42">
                <text:p>6020.42</text:p>
              </table:table-cell>
              <table:table-cell office:value-type="float" office:value="0.77">
                <text:p>0.77</text:p>
              </table:table-cell>
              <table:table-cell office:value-type="float" office:value="26768.4">
                <text:p>26768.4</text:p>
              </table:table-cell>
              <table:table-cell office:value-type="float" office:value="0.77">
                <text:p>0.77</text:p>
              </table:table-cell>
              <table:table-cell office:value-type="float" office:value="38016.9">
                <text:p>38016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">
                <text:p>0.78</text:p>
              </table:table-cell>
              <table:table-cell office:value-type="float" office:value="18882.5">
                <text:p>18882.5</text:p>
              </table:table-cell>
              <table:table-cell office:value-type="float" office:value="0.78">
                <text:p>0.78</text:p>
              </table:table-cell>
              <table:table-cell office:value-type="float" office:value="35112.4">
                <text:p>35112.4</text:p>
              </table:table-cell>
              <table:table-cell office:value-type="float" office:value="0.78">
                <text:p>0.78</text:p>
              </table:table-cell>
              <table:table-cell office:value-type="float" office:value="33530.2">
                <text:p>33530.2</text:p>
              </table:table-cell>
              <table:table-cell office:value-type="float" office:value="0.78">
                <text:p>0.78</text:p>
              </table:table-cell>
              <table:table-cell office:value-type="float" office:value="21698.5">
                <text:p>21698.5</text:p>
              </table:table-cell>
              <table:table-cell office:value-type="float" office:value="0.78">
                <text:p>0.78</text:p>
              </table:table-cell>
              <table:table-cell office:value-type="float" office:value="15386.6">
                <text:p>15386.6</text:p>
              </table:table-cell>
              <table:table-cell office:value-type="float" office:value="0.78">
                <text:p>0.78</text:p>
              </table:table-cell>
              <table:table-cell office:value-type="float" office:value="15594.2">
                <text:p>15594.2</text:p>
              </table:table-cell>
              <table:table-cell office:value-type="float" office:value="0.78">
                <text:p>0.78</text:p>
              </table:table-cell>
              <table:table-cell office:value-type="float" office:value="12277">
                <text:p>12277</text:p>
              </table:table-cell>
              <table:table-cell office:value-type="float" office:value="0.78">
                <text:p>0.78</text:p>
              </table:table-cell>
              <table:table-cell office:value-type="float" office:value="6916.63">
                <text:p>6916.63</text:p>
              </table:table-cell>
              <table:table-cell office:value-type="float" office:value="0.78">
                <text:p>0.78</text:p>
              </table:table-cell>
              <table:table-cell office:value-type="float" office:value="6916.63">
                <text:p>6916.63</text:p>
              </table:table-cell>
              <table:table-cell office:value-type="float" office:value="0.78">
                <text:p>0.78</text:p>
              </table:table-cell>
              <table:table-cell office:value-type="float" office:value="26715.2">
                <text:p>26715.2</text:p>
              </table:table-cell>
              <table:table-cell office:value-type="float" office:value="0.78">
                <text:p>0.78</text:p>
              </table:table-cell>
              <table:table-cell office:value-type="float" office:value="37213.8">
                <text:p>37213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9">
                <text:p>0.79</text:p>
              </table:table-cell>
              <table:table-cell office:value-type="float" office:value="18584.3">
                <text:p>18584.3</text:p>
              </table:table-cell>
              <table:table-cell office:value-type="float" office:value="0.79">
                <text:p>0.79</text:p>
              </table:table-cell>
              <table:table-cell office:value-type="float" office:value="33801.5">
                <text:p>33801.5</text:p>
              </table:table-cell>
              <table:table-cell office:value-type="float" office:value="0.79">
                <text:p>0.79</text:p>
              </table:table-cell>
              <table:table-cell office:value-type="float" office:value="32611.1">
                <text:p>32611.1</text:p>
              </table:table-cell>
              <table:table-cell office:value-type="float" office:value="0.79">
                <text:p>0.79</text:p>
              </table:table-cell>
              <table:table-cell office:value-type="float" office:value="21792.8">
                <text:p>21792.8</text:p>
              </table:table-cell>
              <table:table-cell office:value-type="float" office:value="0.79">
                <text:p>0.79</text:p>
              </table:table-cell>
              <table:table-cell office:value-type="float" office:value="15424.6">
                <text:p>15424.6</text:p>
              </table:table-cell>
              <table:table-cell office:value-type="float" office:value="0.79">
                <text:p>0.79</text:p>
              </table:table-cell>
              <table:table-cell office:value-type="float" office:value="15874.5">
                <text:p>15874.5</text:p>
              </table:table-cell>
              <table:table-cell office:value-type="float" office:value="0.79">
                <text:p>0.79</text:p>
              </table:table-cell>
              <table:table-cell office:value-type="float" office:value="11789.6">
                <text:p>11789.6</text:p>
              </table:table-cell>
              <table:table-cell office:value-type="float" office:value="0.79">
                <text:p>0.79</text:p>
              </table:table-cell>
              <table:table-cell office:value-type="float" office:value="7198.2">
                <text:p>7198.2</text:p>
              </table:table-cell>
              <table:table-cell office:value-type="float" office:value="0.79">
                <text:p>0.79</text:p>
              </table:table-cell>
              <table:table-cell office:value-type="float" office:value="7198.2">
                <text:p>7198.2</text:p>
              </table:table-cell>
              <table:table-cell office:value-type="float" office:value="0.79">
                <text:p>0.79</text:p>
              </table:table-cell>
              <table:table-cell office:value-type="float" office:value="26212.9">
                <text:p>26212.9</text:p>
              </table:table-cell>
              <table:table-cell office:value-type="float" office:value="0.79">
                <text:p>0.79</text:p>
              </table:table-cell>
              <table:table-cell office:value-type="float" office:value="35876.1">
                <text:p>35876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">
                <text:p>0.8</text:p>
              </table:table-cell>
              <table:table-cell office:value-type="float" office:value="18609.4">
                <text:p>18609.4</text:p>
              </table:table-cell>
              <table:table-cell office:value-type="float" office:value="0.8">
                <text:p>0.8</text:p>
              </table:table-cell>
              <table:table-cell office:value-type="float" office:value="32451.2">
                <text:p>32451.2</text:p>
              </table:table-cell>
              <table:table-cell office:value-type="float" office:value="0.8">
                <text:p>0.8</text:p>
              </table:table-cell>
              <table:table-cell office:value-type="float" office:value="30855.9">
                <text:p>30855.9</text:p>
              </table:table-cell>
              <table:table-cell office:value-type="float" office:value="0.8">
                <text:p>0.8</text:p>
              </table:table-cell>
              <table:table-cell office:value-type="float" office:value="20755">
                <text:p>20755</text:p>
              </table:table-cell>
              <table:table-cell office:value-type="float" office:value="0.8">
                <text:p>0.8</text:p>
              </table:table-cell>
              <table:table-cell office:value-type="float" office:value="15998.8">
                <text:p>15998.8</text:p>
              </table:table-cell>
              <table:table-cell office:value-type="float" office:value="0.8">
                <text:p>0.8</text:p>
              </table:table-cell>
              <table:table-cell office:value-type="float" office:value="16740.6">
                <text:p>16740.6</text:p>
              </table:table-cell>
              <table:table-cell office:value-type="float" office:value="0.8">
                <text:p>0.8</text:p>
              </table:table-cell>
              <table:table-cell office:value-type="float" office:value="13102.5">
                <text:p>13102.5</text:p>
              </table:table-cell>
              <table:table-cell office:value-type="float" office:value="0.8">
                <text:p>0.8</text:p>
              </table:table-cell>
              <table:table-cell office:value-type="float" office:value="7908.55">
                <text:p>7908.55</text:p>
              </table:table-cell>
              <table:table-cell office:value-type="float" office:value="0.8">
                <text:p>0.8</text:p>
              </table:table-cell>
              <table:table-cell office:value-type="float" office:value="7908.55">
                <text:p>7908.55</text:p>
              </table:table-cell>
              <table:table-cell office:value-type="float" office:value="0.8">
                <text:p>0.8</text:p>
              </table:table-cell>
              <table:table-cell office:value-type="float" office:value="26941.4">
                <text:p>26941.4</text:p>
              </table:table-cell>
              <table:table-cell office:value-type="float" office:value="0.8">
                <text:p>0.8</text:p>
              </table:table-cell>
              <table:table-cell office:value-type="float" office:value="34045">
                <text:p>34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-0.2" chart:maximum="0.8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979cm" svg:height="15.054cm" xlink:href=".." xlink:type="simple" chart:class="chart:scatter" chart:style-name="ch1">
        <chart:title svg:x="7.747cm" svg:y="0.437cm" chart:style-name="ch2">
          <text:p>Pressure on the beam axis</text:p>
        </chart:title>
        <chart:subtitle svg:x="9.069cm" svg:y="1.517cm" chart:style-name="ch3">
          <text:p>time: 0 - 200 μs</text:p>
        </chart:subtitle>
        <chart:legend chart:legend-position="end" svg:x="19.079cm" svg:y="5.983cm" style:legend-expansion="high" chart:style-name="ch4"/>
        <chart:plot-area chart:style-name="ch5" table:cell-range-address="Sheet13.A1:Sheet13.G102" chart:data-source-has-labels="row" svg:x="1.43cm" svg:y="2.802cm" svg:width="16.811cm" svg:height="10.97cm">
          <chartooo:coordinate-region svg:x="2.263cm" svg:y="3.001cm" svg:width="15.738cm" svg:height="10.124cm"/>
          <chart:axis chart:dimension="x" chart:name="primary-x" chart:style-name="ch6">
            <chart:title svg:x="9.421cm" svg:y="14.073cm" chart:style-name="ch7">
              <text:p>x (m)</text:p>
            </chart:title>
          </chart:axis>
          <chart:axis chart:dimension="y" chart:name="primary-y" chart:style-name="ch8">
            <chart:title svg:x="0.451cm" svg:y="9.469cm" chart:style-name="ch9">
              <text:p>Pressure (MPa)</text:p>
            </chart:title>
            <chart:grid chart:style-name="ch10" chart:class="major"/>
          </chart:axis>
          <chart:series chart:style-name="ch11" chart:values-cell-range-address="Sheet13.B2:Sheet13.B102" chart:label-cell-address="Sheet13.B1:Sheet13.B1" chart:class="chart:scatter">
            <chart:domain table:cell-range-address="Sheet13.A2:Sheet13.A102"/>
            <chart:data-point chart:repeated="101"/>
          </chart:series>
          <chart:series chart:style-name="ch12" chart:values-cell-range-address="Sheet13.C2:Sheet13.C102" chart:label-cell-address="Sheet13.C1:Sheet13.C1" chart:class="chart:scatter">
            <chart:data-point chart:repeated="101"/>
          </chart:series>
          <chart:series chart:style-name="ch13" chart:values-cell-range-address="Sheet13.D2:Sheet13.D102" chart:label-cell-address="Sheet13.D1:Sheet13.D1" chart:class="chart:scatter">
            <chart:data-point chart:repeated="101"/>
          </chart:series>
          <chart:series chart:style-name="ch14" chart:values-cell-range-address="Sheet13.E2:Sheet13.E102" chart:label-cell-address="Sheet13.E1:Sheet13.E1" chart:class="chart:scatter">
            <chart:data-point chart:repeated="101"/>
          </chart:series>
          <chart:series chart:style-name="ch15" chart:values-cell-range-address="Sheet13.F2:Sheet13.F102" chart:label-cell-address="Sheet13.F1:Sheet13.F1" chart:class="chart:scatter">
            <chart:data-point chart:repeated="101"/>
          </chart:series>
          <chart:series chart:style-name="ch16" chart:values-cell-range-address="Sheet13.G2:Sheet13.G102" chart:label-cell-address="Sheet13.G1:Sheet13.G1" chart:class="chart:scatter"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Sheet13.B1:Sheet13.B1</svg:desc>
                </draw:g>
              </table:table-cell>
              <table:table-cell office:value-type="string">
                <text:p>40</text:p>
                <draw:g>
                  <svg:desc>Sheet13.C1:Sheet13.C1</svg:desc>
                </draw:g>
              </table:table-cell>
              <table:table-cell office:value-type="string">
                <text:p>80</text:p>
                <draw:g>
                  <svg:desc>Sheet13.D1:Sheet13.D1</svg:desc>
                </draw:g>
              </table:table-cell>
              <table:table-cell office:value-type="string">
                <text:p>120</text:p>
                <draw:g>
                  <svg:desc>Sheet13.E1:Sheet13.E1</svg:desc>
                </draw:g>
              </table:table-cell>
              <table:table-cell office:value-type="string">
                <text:p>160</text:p>
                <draw:g>
                  <svg:desc>Sheet13.F1:Sheet13.F1</svg:desc>
                </draw:g>
              </table:table-cell>
              <table:table-cell office:value-type="string">
                <text:p>200</text:p>
                <draw:g>
                  <svg:desc>Sheet13.G1:Sheet1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Sheet13.A2:Sheet13.A102</svg:desc>
                </draw:g>
              </table:table-cell>
              <table:table-cell office:value-type="float" office:value="0">
                <text:p>0</text:p>
                <draw:g>
                  <svg:desc>Sheet13.B2:Sheet13.B102</svg:desc>
                </draw:g>
              </table:table-cell>
              <table:table-cell office:value-type="float" office:value="0">
                <text:p>0</text:p>
                <draw:g>
                  <svg:desc>Sheet13.C2:Sheet13.C102</svg:desc>
                </draw:g>
              </table:table-cell>
              <table:table-cell office:value-type="float" office:value="0">
                <text:p>0</text:p>
                <draw:g>
                  <svg:desc>Sheet13.D2:Sheet13.D102</svg:desc>
                </draw:g>
              </table:table-cell>
              <table:table-cell office:value-type="float" office:value="0">
                <text:p>0</text:p>
                <draw:g>
                  <svg:desc>Sheet13.E2:Sheet13.E102</svg:desc>
                </draw:g>
              </table:table-cell>
              <table:table-cell office:value-type="float" office:value="0">
                <text:p>0</text:p>
                <draw:g>
                  <svg:desc>Sheet13.F2:Sheet13.F102</svg:desc>
                </draw:g>
              </table:table-cell>
              <table:table-cell office:value-type="float" office:value="0">
                <text:p>0</text:p>
                <draw:g>
                  <svg:desc>Sheet13.G2:Sheet13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9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3">
                <text:p>-0.13</text:p>
              </table:table-cell>
              <table:table-cell office:value-type="float" office:value="0.000000119384">
                <text:p>0.000000119384</text:p>
              </table:table-cell>
              <table:table-cell office:value-type="float" office:value="0.000300135">
                <text:p>0.000300135</text:p>
              </table:table-cell>
              <table:table-cell office:value-type="float" office:value="-0.0000834499">
                <text:p>-0.0000834499</text:p>
              </table:table-cell>
              <table:table-cell office:value-type="float" office:value="-0.000137514">
                <text:p>-0.000137514</text:p>
              </table:table-cell>
              <table:table-cell office:value-type="float" office:value="-0.0000685375">
                <text:p>-0.0000685375</text:p>
              </table:table-cell>
              <table:table-cell office:value-type="float" office:value="0.000111846">
                <text:p>0.000111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">
                <text:p>-0.12</text:p>
              </table:table-cell>
              <table:table-cell office:value-type="float" office:value="-0.00000577796">
                <text:p>-0.00000577796</text:p>
              </table:table-cell>
              <table:table-cell office:value-type="float" office:value="-0.00101669">
                <text:p>-0.00101669</text:p>
              </table:table-cell>
              <table:table-cell office:value-type="float" office:value="0.00904121">
                <text:p>0.00904121</text:p>
              </table:table-cell>
              <table:table-cell office:value-type="float" office:value="-0.000116549">
                <text:p>-0.000116549</text:p>
              </table:table-cell>
              <table:table-cell office:value-type="float" office:value="-0.0261723">
                <text:p>-0.0261723</text:p>
              </table:table-cell>
              <table:table-cell office:value-type="float" office:value="-0.0145337">
                <text:p>-0.0145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1">
                <text:p>-0.11</text:p>
              </table:table-cell>
              <table:table-cell office:value-type="float" office:value="-0.00000172361">
                <text:p>-0.00000172361</text:p>
              </table:table-cell>
              <table:table-cell office:value-type="float" office:value="0.0482626">
                <text:p>0.0482626</text:p>
              </table:table-cell>
              <table:table-cell office:value-type="float" office:value="-0.0478933">
                <text:p>-0.0478933</text:p>
              </table:table-cell>
              <table:table-cell office:value-type="float" office:value="0.0289466">
                <text:p>0.0289466</text:p>
              </table:table-cell>
              <table:table-cell office:value-type="float" office:value="-0.0796552">
                <text:p>-0.0796552</text:p>
              </table:table-cell>
              <table:table-cell office:value-type="float" office:value="-0.0541972">
                <text:p>-0.0541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">
                <text:p>-0.1</text:p>
              </table:table-cell>
              <table:table-cell office:value-type="float" office:value="-0.000287659">
                <text:p>-0.000287659</text:p>
              </table:table-cell>
              <table:table-cell office:value-type="float" office:value="0.106297">
                <text:p>0.106297</text:p>
              </table:table-cell>
              <table:table-cell office:value-type="float" office:value="-0.110359">
                <text:p>-0.110359</text:p>
              </table:table-cell>
              <table:table-cell office:value-type="float" office:value="0.0787511">
                <text:p>0.0787511</text:p>
              </table:table-cell>
              <table:table-cell office:value-type="float" office:value="-0.245918">
                <text:p>-0.245918</text:p>
              </table:table-cell>
              <table:table-cell office:value-type="float" office:value="-0.0733162">
                <text:p>-0.0733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9">
                <text:p>-0.09</text:p>
              </table:table-cell>
              <table:table-cell office:value-type="float" office:value="-0.000169958">
                <text:p>-0.000169958</text:p>
              </table:table-cell>
              <table:table-cell office:value-type="float" office:value="-0.0124933">
                <text:p>-0.0124933</text:p>
              </table:table-cell>
              <table:table-cell office:value-type="float" office:value="-0.0516582">
                <text:p>-0.0516582</text:p>
              </table:table-cell>
              <table:table-cell office:value-type="float" office:value="0.0343899">
                <text:p>0.0343899</text:p>
              </table:table-cell>
              <table:table-cell office:value-type="float" office:value="-0.372466">
                <text:p>-0.372466</text:p>
              </table:table-cell>
              <table:table-cell office:value-type="float" office:value="-0.316335">
                <text:p>-0.316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8">
                <text:p>-0.08</text:p>
              </table:table-cell>
              <table:table-cell office:value-type="float" office:value="0.000343428">
                <text:p>0.000343428</text:p>
              </table:table-cell>
              <table:table-cell office:value-type="float" office:value="-0.104863">
                <text:p>-0.104863</text:p>
              </table:table-cell>
              <table:table-cell office:value-type="float" office:value="-0.220899">
                <text:p>-0.220899</text:p>
              </table:table-cell>
              <table:table-cell office:value-type="float" office:value="0.323388">
                <text:p>0.323388</text:p>
              </table:table-cell>
              <table:table-cell office:value-type="float" office:value="-0.511333">
                <text:p>-0.511333</text:p>
              </table:table-cell>
              <table:table-cell office:value-type="float" office:value="-0.239779">
                <text:p>-0.239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">
                <text:p>-0.07</text:p>
              </table:table-cell>
              <table:table-cell office:value-type="float" office:value="0.00062772">
                <text:p>0.00062772</text:p>
              </table:table-cell>
              <table:table-cell office:value-type="float" office:value="0.0920187">
                <text:p>0.0920187</text:p>
              </table:table-cell>
              <table:table-cell office:value-type="float" office:value="-0.444182">
                <text:p>-0.444182</text:p>
              </table:table-cell>
              <table:table-cell office:value-type="float" office:value="0.327911">
                <text:p>0.327911</text:p>
              </table:table-cell>
              <table:table-cell office:value-type="float" office:value="-0.348471">
                <text:p>-0.348471</text:p>
              </table:table-cell>
              <table:table-cell office:value-type="float" office:value="-0.326623">
                <text:p>-0.326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6">
                <text:p>-0.06</text:p>
              </table:table-cell>
              <table:table-cell office:value-type="float" office:value="0.000613323">
                <text:p>0.000613323</text:p>
              </table:table-cell>
              <table:table-cell office:value-type="float" office:value="0.293965">
                <text:p>0.293965</text:p>
              </table:table-cell>
              <table:table-cell office:value-type="float" office:value="-0.662849">
                <text:p>-0.662849</text:p>
              </table:table-cell>
              <table:table-cell office:value-type="float" office:value="0.564528">
                <text:p>0.564528</text:p>
              </table:table-cell>
              <table:table-cell office:value-type="float" office:value="-0.278835">
                <text:p>-0.278835</text:p>
              </table:table-cell>
              <table:table-cell office:value-type="float" office:value="-0.398055">
                <text:p>-0.398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0.000725627">
                <text:p>0.000725627</text:p>
              </table:table-cell>
              <table:table-cell office:value-type="float" office:value="0.668563">
                <text:p>0.668563</text:p>
              </table:table-cell>
              <table:table-cell office:value-type="float" office:value="-0.96152">
                <text:p>-0.96152</text:p>
              </table:table-cell>
              <table:table-cell office:value-type="float" office:value="0.576522">
                <text:p>0.576522</text:p>
              </table:table-cell>
              <table:table-cell office:value-type="float" office:value="-0.0423971">
                <text:p>-0.0423971</text:p>
              </table:table-cell>
              <table:table-cell office:value-type="float" office:value="-0.526094">
                <text:p>-0.526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">
                <text:p>-0.04</text:p>
              </table:table-cell>
              <table:table-cell office:value-type="float" office:value="0.00132908">
                <text:p>0.00132908</text:p>
              </table:table-cell>
              <table:table-cell office:value-type="float" office:value="0.885418">
                <text:p>0.885418</text:p>
              </table:table-cell>
              <table:table-cell office:value-type="float" office:value="-1.24014">
                <text:p>-1.24014</text:p>
              </table:table-cell>
              <table:table-cell office:value-type="float" office:value="0.717614">
                <text:p>0.717614</text:p>
              </table:table-cell>
              <table:table-cell office:value-type="float" office:value="0.105012">
                <text:p>0.105012</text:p>
              </table:table-cell>
              <table:table-cell office:value-type="float" office:value="-0.624575">
                <text:p>-0.624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3">
                <text:p>-0.03</text:p>
              </table:table-cell>
              <table:table-cell office:value-type="float" office:value="0.00216692">
                <text:p>0.00216692</text:p>
              </table:table-cell>
              <table:table-cell office:value-type="float" office:value="1.24147">
                <text:p>1.24147</text:p>
              </table:table-cell>
              <table:table-cell office:value-type="float" office:value="-1.48511">
                <text:p>-1.48511</text:p>
              </table:table-cell>
              <table:table-cell office:value-type="float" office:value="0.653163">
                <text:p>0.653163</text:p>
              </table:table-cell>
              <table:table-cell office:value-type="float" office:value="0.305052">
                <text:p>0.305052</text:p>
              </table:table-cell>
              <table:table-cell office:value-type="float" office:value="-0.778948">
                <text:p>-0.778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">
                <text:p>-0.02</text:p>
              </table:table-cell>
              <table:table-cell office:value-type="float" office:value="0.00281556">
                <text:p>0.00281556</text:p>
              </table:table-cell>
              <table:table-cell office:value-type="float" office:value="1.46524">
                <text:p>1.46524</text:p>
              </table:table-cell>
              <table:table-cell office:value-type="float" office:value="-1.72967">
                <text:p>-1.72967</text:p>
              </table:table-cell>
              <table:table-cell office:value-type="float" office:value="0.641859">
                <text:p>0.641859</text:p>
              </table:table-cell>
              <table:table-cell office:value-type="float" office:value="0.448993">
                <text:p>0.448993</text:p>
              </table:table-cell>
              <table:table-cell office:value-type="float" office:value="-0.970239">
                <text:p>-0.970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">
                <text:p>-0.01</text:p>
              </table:table-cell>
              <table:table-cell office:value-type="float" office:value="0.00427039">
                <text:p>0.00427039</text:p>
              </table:table-cell>
              <table:table-cell office:value-type="float" office:value="1.58808">
                <text:p>1.58808</text:p>
              </table:table-cell>
              <table:table-cell office:value-type="float" office:value="-1.76151">
                <text:p>-1.76151</text:p>
              </table:table-cell>
              <table:table-cell office:value-type="float" office:value="0.399484">
                <text:p>0.399484</text:p>
              </table:table-cell>
              <table:table-cell office:value-type="float" office:value="0.623301">
                <text:p>0.623301</text:p>
              </table:table-cell>
              <table:table-cell office:value-type="float" office:value="-0.986482">
                <text:p>-0.986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515641">
                <text:p>0.00515641</text:p>
              </table:table-cell>
              <table:table-cell office:value-type="float" office:value="1.6542">
                <text:p>1.6542</text:p>
              </table:table-cell>
              <table:table-cell office:value-type="float" office:value="-1.78334">
                <text:p>-1.78334</text:p>
              </table:table-cell>
              <table:table-cell office:value-type="float" office:value="0.28444">
                <text:p>0.28444</text:p>
              </table:table-cell>
              <table:table-cell office:value-type="float" office:value="0.74545">
                <text:p>0.74545</text:p>
              </table:table-cell>
              <table:table-cell office:value-type="float" office:value="-0.954402">
                <text:p>-0.954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">
                <text:p>0.01</text:p>
              </table:table-cell>
              <table:table-cell office:value-type="float" office:value="0.00697531">
                <text:p>0.00697531</text:p>
              </table:table-cell>
              <table:table-cell office:value-type="float" office:value="1.60946">
                <text:p>1.60946</text:p>
              </table:table-cell>
              <table:table-cell office:value-type="float" office:value="-1.54329">
                <text:p>-1.54329</text:p>
              </table:table-cell>
              <table:table-cell office:value-type="float" office:value="0.0954534">
                <text:p>0.0954534</text:p>
              </table:table-cell>
              <table:table-cell office:value-type="float" office:value="0.819689">
                <text:p>0.819689</text:p>
              </table:table-cell>
              <table:table-cell office:value-type="float" office:value="-0.746153">
                <text:p>-0.746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">
                <text:p>0.02</text:p>
              </table:table-cell>
              <table:table-cell office:value-type="float" office:value="0.0079822">
                <text:p>0.0079822</text:p>
              </table:table-cell>
              <table:table-cell office:value-type="float" office:value="1.56196">
                <text:p>1.56196</text:p>
              </table:table-cell>
              <table:table-cell office:value-type="float" office:value="-1.26478">
                <text:p>-1.26478</text:p>
              </table:table-cell>
              <table:table-cell office:value-type="float" office:value="-0.139968">
                <text:p>-0.139968</text:p>
              </table:table-cell>
              <table:table-cell office:value-type="float" office:value="0.888564">
                <text:p>0.888564</text:p>
              </table:table-cell>
              <table:table-cell office:value-type="float" office:value="-0.494494">
                <text:p>-0.494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">
                <text:p>0.03</text:p>
              </table:table-cell>
              <table:table-cell office:value-type="float" office:value="0.010027">
                <text:p>0.010027</text:p>
              </table:table-cell>
              <table:table-cell office:value-type="float" office:value="1.44803">
                <text:p>1.44803</text:p>
              </table:table-cell>
              <table:table-cell office:value-type="float" office:value="-0.926456">
                <text:p>-0.926456</text:p>
              </table:table-cell>
              <table:table-cell office:value-type="float" office:value="-0.369977">
                <text:p>-0.369977</text:p>
              </table:table-cell>
              <table:table-cell office:value-type="float" office:value="0.801455">
                <text:p>0.801455</text:p>
              </table:table-cell>
              <table:table-cell office:value-type="float" office:value="-0.14286">
                <text:p>-0.14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">
                <text:p>0.04</text:p>
              </table:table-cell>
              <table:table-cell office:value-type="float" office:value="0.0120093">
                <text:p>0.0120093</text:p>
              </table:table-cell>
              <table:table-cell office:value-type="float" office:value="1.39848">
                <text:p>1.39848</text:p>
              </table:table-cell>
              <table:table-cell office:value-type="float" office:value="-0.671141">
                <text:p>-0.671141</text:p>
              </table:table-cell>
              <table:table-cell office:value-type="float" office:value="-0.661543">
                <text:p>-0.661543</text:p>
              </table:table-cell>
              <table:table-cell office:value-type="float" office:value="0.720831">
                <text:p>0.720831</text:p>
              </table:table-cell>
              <table:table-cell office:value-type="float" office:value="0.172826">
                <text:p>0.172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0.0130146">
                <text:p>0.0130146</text:p>
              </table:table-cell>
              <table:table-cell office:value-type="float" office:value="1.33142">
                <text:p>1.33142</text:p>
              </table:table-cell>
              <table:table-cell office:value-type="float" office:value="-0.480585">
                <text:p>-0.480585</text:p>
              </table:table-cell>
              <table:table-cell office:value-type="float" office:value="-0.89893">
                <text:p>-0.89893</text:p>
              </table:table-cell>
              <table:table-cell office:value-type="float" office:value="0.578369">
                <text:p>0.578369</text:p>
              </table:table-cell>
              <table:table-cell office:value-type="float" office:value="0.536251">
                <text:p>0.536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">
                <text:p>0.06</text:p>
              </table:table-cell>
              <table:table-cell office:value-type="float" office:value="0.0144059">
                <text:p>0.0144059</text:p>
              </table:table-cell>
              <table:table-cell office:value-type="float" office:value="1.28367">
                <text:p>1.28367</text:p>
              </table:table-cell>
              <table:table-cell office:value-type="float" office:value="-0.385167">
                <text:p>-0.385167</text:p>
              </table:table-cell>
              <table:table-cell office:value-type="float" office:value="-0.995248">
                <text:p>-0.995248</text:p>
              </table:table-cell>
              <table:table-cell office:value-type="float" office:value="0.446874">
                <text:p>0.446874</text:p>
              </table:table-cell>
              <table:table-cell office:value-type="float" office:value="0.928316">
                <text:p>0.928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">
                <text:p>0.07</text:p>
              </table:table-cell>
              <table:table-cell office:value-type="float" office:value="0.0155841">
                <text:p>0.0155841</text:p>
              </table:table-cell>
              <table:table-cell office:value-type="float" office:value="1.23657">
                <text:p>1.23657</text:p>
              </table:table-cell>
              <table:table-cell office:value-type="float" office:value="-0.33367">
                <text:p>-0.33367</text:p>
              </table:table-cell>
              <table:table-cell office:value-type="float" office:value="-0.909395">
                <text:p>-0.909395</text:p>
              </table:table-cell>
              <table:table-cell office:value-type="float" office:value="0.284113">
                <text:p>0.284113</text:p>
              </table:table-cell>
              <table:table-cell office:value-type="float" office:value="1.25296">
                <text:p>1.25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0.016583">
                <text:p>0.016583</text:p>
              </table:table-cell>
              <table:table-cell office:value-type="float" office:value="1.19679">
                <text:p>1.19679</text:p>
              </table:table-cell>
              <table:table-cell office:value-type="float" office:value="-0.323662">
                <text:p>-0.323662</text:p>
              </table:table-cell>
              <table:table-cell office:value-type="float" office:value="-0.720501">
                <text:p>-0.720501</text:p>
              </table:table-cell>
              <table:table-cell office:value-type="float" office:value="0.0541571">
                <text:p>0.0541571</text:p>
              </table:table-cell>
              <table:table-cell office:value-type="float" office:value="1.46583">
                <text:p>1.46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">
                <text:p>0.09</text:p>
              </table:table-cell>
              <table:table-cell office:value-type="float" office:value="0.016951">
                <text:p>0.016951</text:p>
              </table:table-cell>
              <table:table-cell office:value-type="float" office:value="1.13011">
                <text:p>1.13011</text:p>
              </table:table-cell>
              <table:table-cell office:value-type="float" office:value="-0.318373">
                <text:p>-0.318373</text:p>
              </table:table-cell>
              <table:table-cell office:value-type="float" office:value="-0.519834">
                <text:p>-0.519834</text:p>
              </table:table-cell>
              <table:table-cell office:value-type="float" office:value="-0.26948">
                <text:p>-0.26948</text:p>
              </table:table-cell>
              <table:table-cell office:value-type="float" office:value="1.55718">
                <text:p>1.55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">
                <text:p>0.1</text:p>
              </table:table-cell>
              <table:table-cell office:value-type="float" office:value="0.017235">
                <text:p>0.017235</text:p>
              </table:table-cell>
              <table:table-cell office:value-type="float" office:value="1.08231">
                <text:p>1.08231</text:p>
              </table:table-cell>
              <table:table-cell office:value-type="float" office:value="-0.306031">
                <text:p>-0.306031</text:p>
              </table:table-cell>
              <table:table-cell office:value-type="float" office:value="-0.379186">
                <text:p>-0.379186</text:p>
              </table:table-cell>
              <table:table-cell office:value-type="float" office:value="-0.577166">
                <text:p>-0.577166</text:p>
              </table:table-cell>
              <table:table-cell office:value-type="float" office:value="1.61767">
                <text:p>1.61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">
                <text:p>0.11</text:p>
              </table:table-cell>
              <table:table-cell office:value-type="float" office:value="0.0173584">
                <text:p>0.0173584</text:p>
              </table:table-cell>
              <table:table-cell office:value-type="float" office:value="1.02342">
                <text:p>1.02342</text:p>
              </table:table-cell>
              <table:table-cell office:value-type="float" office:value="-0.295787">
                <text:p>-0.295787</text:p>
              </table:table-cell>
              <table:table-cell office:value-type="float" office:value="-0.303711">
                <text:p>-0.303711</text:p>
              </table:table-cell>
              <table:table-cell office:value-type="float" office:value="-0.772417">
                <text:p>-0.772417</text:p>
              </table:table-cell>
              <table:table-cell office:value-type="float" office:value="1.66134">
                <text:p>1.66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0.0175361">
                <text:p>0.0175361</text:p>
              </table:table-cell>
              <table:table-cell office:value-type="float" office:value="0.975122">
                <text:p>0.975122</text:p>
              </table:table-cell>
              <table:table-cell office:value-type="float" office:value="-0.276615">
                <text:p>-0.276615</text:p>
              </table:table-cell>
              <table:table-cell office:value-type="float" office:value="-0.275485">
                <text:p>-0.275485</text:p>
              </table:table-cell>
              <table:table-cell office:value-type="float" office:value="-0.794484">
                <text:p>-0.794484</text:p>
              </table:table-cell>
              <table:table-cell office:value-type="float" office:value="1.65522">
                <text:p>1.65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">
                <text:p>0.13</text:p>
              </table:table-cell>
              <table:table-cell office:value-type="float" office:value="0.0177519">
                <text:p>0.0177519</text:p>
              </table:table-cell>
              <table:table-cell office:value-type="float" office:value="0.926279">
                <text:p>0.926279</text:p>
              </table:table-cell>
              <table:table-cell office:value-type="float" office:value="-0.245752">
                <text:p>-0.245752</text:p>
              </table:table-cell>
              <table:table-cell office:value-type="float" office:value="-0.265617">
                <text:p>-0.265617</text:p>
              </table:table-cell>
              <table:table-cell office:value-type="float" office:value="-0.712682">
                <text:p>-0.712682</text:p>
              </table:table-cell>
              <table:table-cell office:value-type="float" office:value="1.55153">
                <text:p>1.55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">
                <text:p>0.14</text:p>
              </table:table-cell>
              <table:table-cell office:value-type="float" office:value="0.0178107">
                <text:p>0.0178107</text:p>
              </table:table-cell>
              <table:table-cell office:value-type="float" office:value="0.872807">
                <text:p>0.872807</text:p>
              </table:table-cell>
              <table:table-cell office:value-type="float" office:value="-0.226218">
                <text:p>-0.226218</text:p>
              </table:table-cell>
              <table:table-cell office:value-type="float" office:value="-0.26002">
                <text:p>-0.26002</text:p>
              </table:table-cell>
              <table:table-cell office:value-type="float" office:value="-0.578834">
                <text:p>-0.578834</text:p>
              </table:table-cell>
              <table:table-cell office:value-type="float" office:value="1.29235">
                <text:p>1.29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0.0176791">
                <text:p>0.0176791</text:p>
              </table:table-cell>
              <table:table-cell office:value-type="float" office:value="0.816622">
                <text:p>0.816622</text:p>
              </table:table-cell>
              <table:table-cell office:value-type="float" office:value="-0.214097">
                <text:p>-0.214097</text:p>
              </table:table-cell>
              <table:table-cell office:value-type="float" office:value="-0.256495">
                <text:p>-0.256495</text:p>
              </table:table-cell>
              <table:table-cell office:value-type="float" office:value="-0.469799">
                <text:p>-0.469799</text:p>
              </table:table-cell>
              <table:table-cell office:value-type="float" office:value="1.00542">
                <text:p>1.00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">
                <text:p>0.16</text:p>
              </table:table-cell>
              <table:table-cell office:value-type="float" office:value="0.0178357">
                <text:p>0.0178357</text:p>
              </table:table-cell>
              <table:table-cell office:value-type="float" office:value="0.773765">
                <text:p>0.773765</text:p>
              </table:table-cell>
              <table:table-cell office:value-type="float" office:value="-0.19735">
                <text:p>-0.19735</text:p>
              </table:table-cell>
              <table:table-cell office:value-type="float" office:value="-0.252609">
                <text:p>-0.252609</text:p>
              </table:table-cell>
              <table:table-cell office:value-type="float" office:value="-0.394766">
                <text:p>-0.394766</text:p>
              </table:table-cell>
              <table:table-cell office:value-type="float" office:value="0.772007">
                <text:p>0.772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">
                <text:p>0.17</text:p>
              </table:table-cell>
              <table:table-cell office:value-type="float" office:value="0.0178122">
                <text:p>0.0178122</text:p>
              </table:table-cell>
              <table:table-cell office:value-type="float" office:value="0.727653">
                <text:p>0.727653</text:p>
              </table:table-cell>
              <table:table-cell office:value-type="float" office:value="-0.185846">
                <text:p>-0.185846</text:p>
              </table:table-cell>
              <table:table-cell office:value-type="float" office:value="-0.240967">
                <text:p>-0.240967</text:p>
              </table:table-cell>
              <table:table-cell office:value-type="float" office:value="-0.346406">
                <text:p>-0.346406</text:p>
              </table:table-cell>
              <table:table-cell office:value-type="float" office:value="0.643327">
                <text:p>0.643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0.0179767">
                <text:p>0.0179767</text:p>
              </table:table-cell>
              <table:table-cell office:value-type="float" office:value="0.691634">
                <text:p>0.691634</text:p>
              </table:table-cell>
              <table:table-cell office:value-type="float" office:value="-0.172547">
                <text:p>-0.172547</text:p>
              </table:table-cell>
              <table:table-cell office:value-type="float" office:value="-0.229299">
                <text:p>-0.229299</text:p>
              </table:table-cell>
              <table:table-cell office:value-type="float" office:value="-0.322322">
                <text:p>-0.322322</text:p>
              </table:table-cell>
              <table:table-cell office:value-type="float" office:value="0.615906">
                <text:p>0.615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">
                <text:p>0.19</text:p>
              </table:table-cell>
              <table:table-cell office:value-type="float" office:value="0.0181173">
                <text:p>0.0181173</text:p>
              </table:table-cell>
              <table:table-cell office:value-type="float" office:value="0.654921">
                <text:p>0.654921</text:p>
              </table:table-cell>
              <table:table-cell office:value-type="float" office:value="-0.159653">
                <text:p>-0.159653</text:p>
              </table:table-cell>
              <table:table-cell office:value-type="float" office:value="-0.217804">
                <text:p>-0.217804</text:p>
              </table:table-cell>
              <table:table-cell office:value-type="float" office:value="-0.30087">
                <text:p>-0.30087</text:p>
              </table:table-cell>
              <table:table-cell office:value-type="float" office:value="0.607994">
                <text:p>0.607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017951">
                <text:p>0.017951</text:p>
              </table:table-cell>
              <table:table-cell office:value-type="float" office:value="0.61055">
                <text:p>0.61055</text:p>
              </table:table-cell>
              <table:table-cell office:value-type="float" office:value="-0.149954">
                <text:p>-0.149954</text:p>
              </table:table-cell>
              <table:table-cell office:value-type="float" office:value="-0.207266">
                <text:p>-0.207266</text:p>
              </table:table-cell>
              <table:table-cell office:value-type="float" office:value="-0.278319">
                <text:p>-0.278319</text:p>
              </table:table-cell>
              <table:table-cell office:value-type="float" office:value="0.602477">
                <text:p>0.602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">
                <text:p>0.21</text:p>
              </table:table-cell>
              <table:table-cell office:value-type="float" office:value="0.0182273">
                <text:p>0.0182273</text:p>
              </table:table-cell>
              <table:table-cell office:value-type="float" office:value="0.582008">
                <text:p>0.582008</text:p>
              </table:table-cell>
              <table:table-cell office:value-type="float" office:value="-0.140213">
                <text:p>-0.140213</text:p>
              </table:table-cell>
              <table:table-cell office:value-type="float" office:value="-0.197968">
                <text:p>-0.197968</text:p>
              </table:table-cell>
              <table:table-cell office:value-type="float" office:value="-0.269732">
                <text:p>-0.269732</text:p>
              </table:table-cell>
              <table:table-cell office:value-type="float" office:value="0.605854">
                <text:p>0.605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">
                <text:p>0.22</text:p>
              </table:table-cell>
              <table:table-cell office:value-type="float" office:value="0.0181545">
                <text:p>0.0181545</text:p>
              </table:table-cell>
              <table:table-cell office:value-type="float" office:value="0.545407">
                <text:p>0.545407</text:p>
              </table:table-cell>
              <table:table-cell office:value-type="float" office:value="-0.129851">
                <text:p>-0.129851</text:p>
              </table:table-cell>
              <table:table-cell office:value-type="float" office:value="-0.184659">
                <text:p>-0.184659</text:p>
              </table:table-cell>
              <table:table-cell office:value-type="float" office:value="-0.250998">
                <text:p>-0.250998</text:p>
              </table:table-cell>
              <table:table-cell office:value-type="float" office:value="0.586313">
                <text:p>0.5863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">
                <text:p>0.23</text:p>
              </table:table-cell>
              <table:table-cell office:value-type="float" office:value="0.0181559">
                <text:p>0.0181559</text:p>
              </table:table-cell>
              <table:table-cell office:value-type="float" office:value="0.514433">
                <text:p>0.514433</text:p>
              </table:table-cell>
              <table:table-cell office:value-type="float" office:value="-0.117991">
                <text:p>-0.117991</text:p>
              </table:table-cell>
              <table:table-cell office:value-type="float" office:value="-0.177836">
                <text:p>-0.177836</text:p>
              </table:table-cell>
              <table:table-cell office:value-type="float" office:value="-0.231946">
                <text:p>-0.231946</text:p>
              </table:table-cell>
              <table:table-cell office:value-type="float" office:value="0.559567">
                <text:p>0.559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">
                <text:p>0.24</text:p>
              </table:table-cell>
              <table:table-cell office:value-type="float" office:value="0.0180922">
                <text:p>0.0180922</text:p>
              </table:table-cell>
              <table:table-cell office:value-type="float" office:value="0.482043">
                <text:p>0.482043</text:p>
              </table:table-cell>
              <table:table-cell office:value-type="float" office:value="-0.105515">
                <text:p>-0.105515</text:p>
              </table:table-cell>
              <table:table-cell office:value-type="float" office:value="-0.165163">
                <text:p>-0.165163</text:p>
              </table:table-cell>
              <table:table-cell office:value-type="float" office:value="-0.21726">
                <text:p>-0.21726</text:p>
              </table:table-cell>
              <table:table-cell office:value-type="float" office:value="0.53134">
                <text:p>0.53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">
                <text:p>0.25</text:p>
              </table:table-cell>
              <table:table-cell office:value-type="float" office:value="0.0180505">
                <text:p>0.0180505</text:p>
              </table:table-cell>
              <table:table-cell office:value-type="float" office:value="0.44861">
                <text:p>0.44861</text:p>
              </table:table-cell>
              <table:table-cell office:value-type="float" office:value="-0.103674">
                <text:p>-0.103674</text:p>
              </table:table-cell>
              <table:table-cell office:value-type="float" office:value="-0.159093">
                <text:p>-0.159093</text:p>
              </table:table-cell>
              <table:table-cell office:value-type="float" office:value="-0.198039">
                <text:p>-0.198039</text:p>
              </table:table-cell>
              <table:table-cell office:value-type="float" office:value="0.502909">
                <text:p>0.502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">
                <text:p>0.26</text:p>
              </table:table-cell>
              <table:table-cell office:value-type="float" office:value="0.0181215">
                <text:p>0.0181215</text:p>
              </table:table-cell>
              <table:table-cell office:value-type="float" office:value="0.425158">
                <text:p>0.425158</text:p>
              </table:table-cell>
              <table:table-cell office:value-type="float" office:value="-0.0886352">
                <text:p>-0.0886352</text:p>
              </table:table-cell>
              <table:table-cell office:value-type="float" office:value="-0.153088">
                <text:p>-0.153088</text:p>
              </table:table-cell>
              <table:table-cell office:value-type="float" office:value="-0.182886">
                <text:p>-0.182886</text:p>
              </table:table-cell>
              <table:table-cell office:value-type="float" office:value="0.470663">
                <text:p>0.470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">
                <text:p>0.27</text:p>
              </table:table-cell>
              <table:table-cell office:value-type="float" office:value="0.0181198">
                <text:p>0.0181198</text:p>
              </table:table-cell>
              <table:table-cell office:value-type="float" office:value="0.397238">
                <text:p>0.397238</text:p>
              </table:table-cell>
              <table:table-cell office:value-type="float" office:value="-0.0820702">
                <text:p>-0.0820702</text:p>
              </table:table-cell>
              <table:table-cell office:value-type="float" office:value="-0.143886">
                <text:p>-0.143886</text:p>
              </table:table-cell>
              <table:table-cell office:value-type="float" office:value="-0.170701">
                <text:p>-0.170701</text:p>
              </table:table-cell>
              <table:table-cell office:value-type="float" office:value="0.452549">
                <text:p>0.4525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">
                <text:p>0.28</text:p>
              </table:table-cell>
              <table:table-cell office:value-type="float" office:value="0.0182758">
                <text:p>0.0182758</text:p>
              </table:table-cell>
              <table:table-cell office:value-type="float" office:value="0.376826">
                <text:p>0.376826</text:p>
              </table:table-cell>
              <table:table-cell office:value-type="float" office:value="-0.0800148">
                <text:p>-0.0800148</text:p>
              </table:table-cell>
              <table:table-cell office:value-type="float" office:value="-0.136688">
                <text:p>-0.136688</text:p>
              </table:table-cell>
              <table:table-cell office:value-type="float" office:value="-0.156207">
                <text:p>-0.156207</text:p>
              </table:table-cell>
              <table:table-cell office:value-type="float" office:value="0.427796">
                <text:p>0.427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">
                <text:p>0.29</text:p>
              </table:table-cell>
              <table:table-cell office:value-type="float" office:value="0.0183451">
                <text:p>0.0183451</text:p>
              </table:table-cell>
              <table:table-cell office:value-type="float" office:value="0.358631">
                <text:p>0.358631</text:p>
              </table:table-cell>
              <table:table-cell office:value-type="float" office:value="-0.069589">
                <text:p>-0.069589</text:p>
              </table:table-cell>
              <table:table-cell office:value-type="float" office:value="-0.131056">
                <text:p>-0.131056</text:p>
              </table:table-cell>
              <table:table-cell office:value-type="float" office:value="-0.144628">
                <text:p>-0.144628</text:p>
              </table:table-cell>
              <table:table-cell office:value-type="float" office:value="0.405765">
                <text:p>0.405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0.0183284">
                <text:p>0.0183284</text:p>
              </table:table-cell>
              <table:table-cell office:value-type="float" office:value="0.332413">
                <text:p>0.332413</text:p>
              </table:table-cell>
              <table:table-cell office:value-type="float" office:value="-0.0659656">
                <text:p>-0.0659656</text:p>
              </table:table-cell>
              <table:table-cell office:value-type="float" office:value="-0.123022">
                <text:p>-0.123022</text:p>
              </table:table-cell>
              <table:table-cell office:value-type="float" office:value="-0.12896">
                <text:p>-0.12896</text:p>
              </table:table-cell>
              <table:table-cell office:value-type="float" office:value="0.380536">
                <text:p>0.380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">
                <text:p>0.31</text:p>
              </table:table-cell>
              <table:table-cell office:value-type="float" office:value="0.0185936">
                <text:p>0.0185936</text:p>
              </table:table-cell>
              <table:table-cell office:value-type="float" office:value="0.318204">
                <text:p>0.318204</text:p>
              </table:table-cell>
              <table:table-cell office:value-type="float" office:value="-0.0613821">
                <text:p>-0.0613821</text:p>
              </table:table-cell>
              <table:table-cell office:value-type="float" office:value="-0.11916">
                <text:p>-0.11916</text:p>
              </table:table-cell>
              <table:table-cell office:value-type="float" office:value="-0.118392">
                <text:p>-0.118392</text:p>
              </table:table-cell>
              <table:table-cell office:value-type="float" office:value="0.358178">
                <text:p>0.358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">
                <text:p>0.32</text:p>
              </table:table-cell>
              <table:table-cell office:value-type="float" office:value="0.0183095">
                <text:p>0.0183095</text:p>
              </table:table-cell>
              <table:table-cell office:value-type="float" office:value="0.295295">
                <text:p>0.295295</text:p>
              </table:table-cell>
              <table:table-cell office:value-type="float" office:value="-0.0515062">
                <text:p>-0.0515062</text:p>
              </table:table-cell>
              <table:table-cell office:value-type="float" office:value="-0.110716">
                <text:p>-0.110716</text:p>
              </table:table-cell>
              <table:table-cell office:value-type="float" office:value="-0.104055">
                <text:p>-0.104055</text:p>
              </table:table-cell>
              <table:table-cell office:value-type="float" office:value="0.334525">
                <text:p>0.334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">
                <text:p>0.33</text:p>
              </table:table-cell>
              <table:table-cell office:value-type="float" office:value="0.0184812">
                <text:p>0.0184812</text:p>
              </table:table-cell>
              <table:table-cell office:value-type="float" office:value="0.277529">
                <text:p>0.277529</text:p>
              </table:table-cell>
              <table:table-cell office:value-type="float" office:value="-0.0484987">
                <text:p>-0.0484987</text:p>
              </table:table-cell>
              <table:table-cell office:value-type="float" office:value="-0.106902">
                <text:p>-0.106902</text:p>
              </table:table-cell>
              <table:table-cell office:value-type="float" office:value="-0.0876632">
                <text:p>-0.0876632</text:p>
              </table:table-cell>
              <table:table-cell office:value-type="float" office:value="0.31505">
                <text:p>0.31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">
                <text:p>0.34</text:p>
              </table:table-cell>
              <table:table-cell office:value-type="float" office:value="0.0185788">
                <text:p>0.0185788</text:p>
              </table:table-cell>
              <table:table-cell office:value-type="float" office:value="0.261307">
                <text:p>0.261307</text:p>
              </table:table-cell>
              <table:table-cell office:value-type="float" office:value="-0.0445802">
                <text:p>-0.0445802</text:p>
              </table:table-cell>
              <table:table-cell office:value-type="float" office:value="-0.102469">
                <text:p>-0.102469</text:p>
              </table:table-cell>
              <table:table-cell office:value-type="float" office:value="-0.0741899">
                <text:p>-0.0741899</text:p>
              </table:table-cell>
              <table:table-cell office:value-type="float" office:value="0.29777">
                <text:p>0.29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">
                <text:p>0.35</text:p>
              </table:table-cell>
              <table:table-cell office:value-type="float" office:value="0.0188685">
                <text:p>0.0188685</text:p>
              </table:table-cell>
              <table:table-cell office:value-type="float" office:value="0.248918">
                <text:p>0.248918</text:p>
              </table:table-cell>
              <table:table-cell office:value-type="float" office:value="-0.0405335">
                <text:p>-0.0405335</text:p>
              </table:table-cell>
              <table:table-cell office:value-type="float" office:value="-0.0964395">
                <text:p>-0.0964395</text:p>
              </table:table-cell>
              <table:table-cell office:value-type="float" office:value="-0.0643433">
                <text:p>-0.0643433</text:p>
              </table:table-cell>
              <table:table-cell office:value-type="float" office:value="0.283782">
                <text:p>0.2837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">
                <text:p>0.36</text:p>
              </table:table-cell>
              <table:table-cell office:value-type="float" office:value="0.0188096">
                <text:p>0.0188096</text:p>
              </table:table-cell>
              <table:table-cell office:value-type="float" office:value="0.235082">
                <text:p>0.235082</text:p>
              </table:table-cell>
              <table:table-cell office:value-type="float" office:value="-0.0371596">
                <text:p>-0.0371596</text:p>
              </table:table-cell>
              <table:table-cell office:value-type="float" office:value="-0.0932358">
                <text:p>-0.0932358</text:p>
              </table:table-cell>
              <table:table-cell office:value-type="float" office:value="-0.0514011">
                <text:p>-0.0514011</text:p>
              </table:table-cell>
              <table:table-cell office:value-type="float" office:value="0.270989">
                <text:p>0.2709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">
                <text:p>0.37</text:p>
              </table:table-cell>
              <table:table-cell office:value-type="float" office:value="0.0188064">
                <text:p>0.0188064</text:p>
              </table:table-cell>
              <table:table-cell office:value-type="float" office:value="0.219821">
                <text:p>0.219821</text:p>
              </table:table-cell>
              <table:table-cell office:value-type="float" office:value="-0.034835">
                <text:p>-0.034835</text:p>
              </table:table-cell>
              <table:table-cell office:value-type="float" office:value="-0.0859804">
                <text:p>-0.0859804</text:p>
              </table:table-cell>
              <table:table-cell office:value-type="float" office:value="-0.0450217">
                <text:p>-0.0450217</text:p>
              </table:table-cell>
              <table:table-cell office:value-type="float" office:value="0.256572">
                <text:p>0.256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">
                <text:p>0.38</text:p>
              </table:table-cell>
              <table:table-cell office:value-type="float" office:value="0.0189347">
                <text:p>0.0189347</text:p>
              </table:table-cell>
              <table:table-cell office:value-type="float" office:value="0.210591">
                <text:p>0.210591</text:p>
              </table:table-cell>
              <table:table-cell office:value-type="float" office:value="-0.0295736">
                <text:p>-0.0295736</text:p>
              </table:table-cell>
              <table:table-cell office:value-type="float" office:value="-0.0818613">
                <text:p>-0.0818613</text:p>
              </table:table-cell>
              <table:table-cell office:value-type="float" office:value="-0.0386344">
                <text:p>-0.0386344</text:p>
              </table:table-cell>
              <table:table-cell office:value-type="float" office:value="0.244301">
                <text:p>0.2443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">
                <text:p>0.39</text:p>
              </table:table-cell>
              <table:table-cell office:value-type="float" office:value="0.018892">
                <text:p>0.018892</text:p>
              </table:table-cell>
              <table:table-cell office:value-type="float" office:value="0.198407">
                <text:p>0.198407</text:p>
              </table:table-cell>
              <table:table-cell office:value-type="float" office:value="-0.029545">
                <text:p>-0.029545</text:p>
              </table:table-cell>
              <table:table-cell office:value-type="float" office:value="-0.0746036">
                <text:p>-0.0746036</text:p>
              </table:table-cell>
              <table:table-cell office:value-type="float" office:value="-0.0354987">
                <text:p>-0.0354987</text:p>
              </table:table-cell>
              <table:table-cell office:value-type="float" office:value="0.233555">
                <text:p>0.2335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">
                <text:p>0.4</text:p>
              </table:table-cell>
              <table:table-cell office:value-type="float" office:value="0.0188321">
                <text:p>0.0188321</text:p>
              </table:table-cell>
              <table:table-cell office:value-type="float" office:value="0.18685">
                <text:p>0.18685</text:p>
              </table:table-cell>
              <table:table-cell office:value-type="float" office:value="-0.0275293">
                <text:p>-0.0275293</text:p>
              </table:table-cell>
              <table:table-cell office:value-type="float" office:value="-0.0698579">
                <text:p>-0.0698579</text:p>
              </table:table-cell>
              <table:table-cell office:value-type="float" office:value="-0.0323475">
                <text:p>-0.0323475</text:p>
              </table:table-cell>
              <table:table-cell office:value-type="float" office:value="0.223381">
                <text:p>0.223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">
                <text:p>0.41</text:p>
              </table:table-cell>
              <table:table-cell office:value-type="float" office:value="0.0188168">
                <text:p>0.0188168</text:p>
              </table:table-cell>
              <table:table-cell office:value-type="float" office:value="0.176744">
                <text:p>0.176744</text:p>
              </table:table-cell>
              <table:table-cell office:value-type="float" office:value="-0.0239134">
                <text:p>-0.0239134</text:p>
              </table:table-cell>
              <table:table-cell office:value-type="float" office:value="-0.0641768">
                <text:p>-0.0641768</text:p>
              </table:table-cell>
              <table:table-cell office:value-type="float" office:value="-0.0298777">
                <text:p>-0.0298777</text:p>
              </table:table-cell>
              <table:table-cell office:value-type="float" office:value="0.212104">
                <text:p>0.212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">
                <text:p>0.42</text:p>
              </table:table-cell>
              <table:table-cell office:value-type="float" office:value="0.019027">
                <text:p>0.019027</text:p>
              </table:table-cell>
              <table:table-cell office:value-type="float" office:value="0.168101">
                <text:p>0.168101</text:p>
              </table:table-cell>
              <table:table-cell office:value-type="float" office:value="-0.0216216">
                <text:p>-0.0216216</text:p>
              </table:table-cell>
              <table:table-cell office:value-type="float" office:value="-0.0600285">
                <text:p>-0.0600285</text:p>
              </table:table-cell>
              <table:table-cell office:value-type="float" office:value="-0.0280768">
                <text:p>-0.0280768</text:p>
              </table:table-cell>
              <table:table-cell office:value-type="float" office:value="0.205385">
                <text:p>0.205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">
                <text:p>0.43</text:p>
              </table:table-cell>
              <table:table-cell office:value-type="float" office:value="0.0192212">
                <text:p>0.0192212</text:p>
              </table:table-cell>
              <table:table-cell office:value-type="float" office:value="0.162083">
                <text:p>0.162083</text:p>
              </table:table-cell>
              <table:table-cell office:value-type="float" office:value="-0.0197403">
                <text:p>-0.0197403</text:p>
              </table:table-cell>
              <table:table-cell office:value-type="float" office:value="-0.0566258">
                <text:p>-0.0566258</text:p>
              </table:table-cell>
              <table:table-cell office:value-type="float" office:value="-0.0250379">
                <text:p>-0.0250379</text:p>
              </table:table-cell>
              <table:table-cell office:value-type="float" office:value="0.197521">
                <text:p>0.1975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">
                <text:p>0.44</text:p>
              </table:table-cell>
              <table:table-cell office:value-type="float" office:value="0.0191284">
                <text:p>0.0191284</text:p>
              </table:table-cell>
              <table:table-cell office:value-type="float" office:value="0.151777">
                <text:p>0.151777</text:p>
              </table:table-cell>
              <table:table-cell office:value-type="float" office:value="-0.0169982">
                <text:p>-0.0169982</text:p>
              </table:table-cell>
              <table:table-cell office:value-type="float" office:value="-0.0518708">
                <text:p>-0.0518708</text:p>
              </table:table-cell>
              <table:table-cell office:value-type="float" office:value="-0.0227303">
                <text:p>-0.0227303</text:p>
              </table:table-cell>
              <table:table-cell office:value-type="float" office:value="0.187747">
                <text:p>0.1877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">
                <text:p>0.45</text:p>
              </table:table-cell>
              <table:table-cell office:value-type="float" office:value="0.0191382">
                <text:p>0.0191382</text:p>
              </table:table-cell>
              <table:table-cell office:value-type="float" office:value="0.143599">
                <text:p>0.143599</text:p>
              </table:table-cell>
              <table:table-cell office:value-type="float" office:value="-0.0150199">
                <text:p>-0.0150199</text:p>
              </table:table-cell>
              <table:table-cell office:value-type="float" office:value="-0.0487834">
                <text:p>-0.0487834</text:p>
              </table:table-cell>
              <table:table-cell office:value-type="float" office:value="-0.019922">
                <text:p>-0.019922</text:p>
              </table:table-cell>
              <table:table-cell office:value-type="float" office:value="0.179027">
                <text:p>0.179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">
                <text:p>0.46</text:p>
              </table:table-cell>
              <table:table-cell office:value-type="float" office:value="0.0191378">
                <text:p>0.0191378</text:p>
              </table:table-cell>
              <table:table-cell office:value-type="float" office:value="0.136451">
                <text:p>0.136451</text:p>
              </table:table-cell>
              <table:table-cell office:value-type="float" office:value="-0.0125246">
                <text:p>-0.0125246</text:p>
              </table:table-cell>
              <table:table-cell office:value-type="float" office:value="-0.0444525">
                <text:p>-0.0444525</text:p>
              </table:table-cell>
              <table:table-cell office:value-type="float" office:value="-0.0178116">
                <text:p>-0.0178116</text:p>
              </table:table-cell>
              <table:table-cell office:value-type="float" office:value="0.167396">
                <text:p>0.167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">
                <text:p>0.47</text:p>
              </table:table-cell>
              <table:table-cell office:value-type="float" office:value="0.0189798">
                <text:p>0.0189798</text:p>
              </table:table-cell>
              <table:table-cell office:value-type="float" office:value="0.127073">
                <text:p>0.127073</text:p>
              </table:table-cell>
              <table:table-cell office:value-type="float" office:value="-0.00929572">
                <text:p>-0.00929572</text:p>
              </table:table-cell>
              <table:table-cell office:value-type="float" office:value="-0.040236">
                <text:p>-0.040236</text:p>
              </table:table-cell>
              <table:table-cell office:value-type="float" office:value="-0.0157763">
                <text:p>-0.0157763</text:p>
              </table:table-cell>
              <table:table-cell office:value-type="float" office:value="0.157942">
                <text:p>0.1579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8">
                <text:p>0.48</text:p>
              </table:table-cell>
              <table:table-cell office:value-type="float" office:value="0.0193195">
                <text:p>0.0193195</text:p>
              </table:table-cell>
              <table:table-cell office:value-type="float" office:value="0.122681">
                <text:p>0.122681</text:p>
              </table:table-cell>
              <table:table-cell office:value-type="float" office:value="-0.00747543">
                <text:p>-0.00747543</text:p>
              </table:table-cell>
              <table:table-cell office:value-type="float" office:value="-0.0376334">
                <text:p>-0.0376334</text:p>
              </table:table-cell>
              <table:table-cell office:value-type="float" office:value="-0.0130506">
                <text:p>-0.0130506</text:p>
              </table:table-cell>
              <table:table-cell office:value-type="float" office:value="0.151046">
                <text:p>0.151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">
                <text:p>0.49</text:p>
              </table:table-cell>
              <table:table-cell office:value-type="float" office:value="0.0190817">
                <text:p>0.0190817</text:p>
              </table:table-cell>
              <table:table-cell office:value-type="float" office:value="0.11443">
                <text:p>0.11443</text:p>
              </table:table-cell>
              <table:table-cell office:value-type="float" office:value="-0.00489114">
                <text:p>-0.00489114</text:p>
              </table:table-cell>
              <table:table-cell office:value-type="float" office:value="-0.0331048">
                <text:p>-0.0331048</text:p>
              </table:table-cell>
              <table:table-cell office:value-type="float" office:value="-0.0123051">
                <text:p>-0.0123051</text:p>
              </table:table-cell>
              <table:table-cell office:value-type="float" office:value="0.140435">
                <text:p>0.140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0.0189716">
                <text:p>0.0189716</text:p>
              </table:table-cell>
              <table:table-cell office:value-type="float" office:value="0.108223">
                <text:p>0.108223</text:p>
              </table:table-cell>
              <table:table-cell office:value-type="float" office:value="-0.00331443">
                <text:p>-0.00331443</text:p>
              </table:table-cell>
              <table:table-cell office:value-type="float" office:value="-0.0308193">
                <text:p>-0.0308193</text:p>
              </table:table-cell>
              <table:table-cell office:value-type="float" office:value="-0.0104819">
                <text:p>-0.0104819</text:p>
              </table:table-cell>
              <table:table-cell office:value-type="float" office:value="0.133933">
                <text:p>0.133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">
                <text:p>0.51</text:p>
              </table:table-cell>
              <table:table-cell office:value-type="float" office:value="0.0189571">
                <text:p>0.0189571</text:p>
              </table:table-cell>
              <table:table-cell office:value-type="float" office:value="0.101518">
                <text:p>0.101518</text:p>
              </table:table-cell>
              <table:table-cell office:value-type="float" office:value="-0.00216671">
                <text:p>-0.00216671</text:p>
              </table:table-cell>
              <table:table-cell office:value-type="float" office:value="-0.0260177">
                <text:p>-0.0260177</text:p>
              </table:table-cell>
              <table:table-cell office:value-type="float" office:value="-0.00852881">
                <text:p>-0.00852881</text:p>
              </table:table-cell>
              <table:table-cell office:value-type="float" office:value="0.126008">
                <text:p>0.126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">
                <text:p>0.52</text:p>
              </table:table-cell>
              <table:table-cell office:value-type="float" office:value="0.0191123">
                <text:p>0.0191123</text:p>
              </table:table-cell>
              <table:table-cell office:value-type="float" office:value="0.0980471">
                <text:p>0.0980471</text:p>
              </table:table-cell>
              <table:table-cell office:value-type="float" office:value="-0.00227178">
                <text:p>-0.00227178</text:p>
              </table:table-cell>
              <table:table-cell office:value-type="float" office:value="-0.0230866">
                <text:p>-0.0230866</text:p>
              </table:table-cell>
              <table:table-cell office:value-type="float" office:value="-0.00753086">
                <text:p>-0.00753086</text:p>
              </table:table-cell>
              <table:table-cell office:value-type="float" office:value="0.120513">
                <text:p>0.1205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">
                <text:p>0.53</text:p>
              </table:table-cell>
              <table:table-cell office:value-type="float" office:value="0.0191262">
                <text:p>0.0191262</text:p>
              </table:table-cell>
              <table:table-cell office:value-type="float" office:value="0.0926991">
                <text:p>0.0926991</text:p>
              </table:table-cell>
              <table:table-cell office:value-type="float" office:value="-0.000214527">
                <text:p>-0.000214527</text:p>
              </table:table-cell>
              <table:table-cell office:value-type="float" office:value="-0.0192248">
                <text:p>-0.0192248</text:p>
              </table:table-cell>
              <table:table-cell office:value-type="float" office:value="-0.00690721">
                <text:p>-0.00690721</text:p>
              </table:table-cell>
              <table:table-cell office:value-type="float" office:value="0.11352">
                <text:p>0.113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">
                <text:p>0.54</text:p>
              </table:table-cell>
              <table:table-cell office:value-type="float" office:value="0.0191087">
                <text:p>0.0191087</text:p>
              </table:table-cell>
              <table:table-cell office:value-type="float" office:value="0.0884506">
                <text:p>0.0884506</text:p>
              </table:table-cell>
              <table:table-cell office:value-type="float" office:value="0.0011107">
                <text:p>0.0011107</text:p>
              </table:table-cell>
              <table:table-cell office:value-type="float" office:value="-0.0170683">
                <text:p>-0.0170683</text:p>
              </table:table-cell>
              <table:table-cell office:value-type="float" office:value="-0.00578222">
                <text:p>-0.00578222</text:p>
              </table:table-cell>
              <table:table-cell office:value-type="float" office:value="0.107055">
                <text:p>0.107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">
                <text:p>0.55</text:p>
              </table:table-cell>
              <table:table-cell office:value-type="float" office:value="0.019135">
                <text:p>0.019135</text:p>
              </table:table-cell>
              <table:table-cell office:value-type="float" office:value="0.085371">
                <text:p>0.085371</text:p>
              </table:table-cell>
              <table:table-cell office:value-type="float" office:value="0.0016799">
                <text:p>0.0016799</text:p>
              </table:table-cell>
              <table:table-cell office:value-type="float" office:value="-0.0136578">
                <text:p>-0.0136578</text:p>
              </table:table-cell>
              <table:table-cell office:value-type="float" office:value="-0.00486524">
                <text:p>-0.00486524</text:p>
              </table:table-cell>
              <table:table-cell office:value-type="float" office:value="0.101452">
                <text:p>0.1014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">
                <text:p>0.56</text:p>
              </table:table-cell>
              <table:table-cell office:value-type="float" office:value="0.0191919">
                <text:p>0.0191919</text:p>
              </table:table-cell>
              <table:table-cell office:value-type="float" office:value="0.0789034">
                <text:p>0.0789034</text:p>
              </table:table-cell>
              <table:table-cell office:value-type="float" office:value="0.0029157">
                <text:p>0.0029157</text:p>
              </table:table-cell>
              <table:table-cell office:value-type="float" office:value="-0.0113306">
                <text:p>-0.0113306</text:p>
              </table:table-cell>
              <table:table-cell office:value-type="float" office:value="-0.00284083">
                <text:p>-0.00284083</text:p>
              </table:table-cell>
              <table:table-cell office:value-type="float" office:value="0.096042">
                <text:p>0.096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7">
                <text:p>0.57</text:p>
              </table:table-cell>
              <table:table-cell office:value-type="float" office:value="0.019209">
                <text:p>0.019209</text:p>
              </table:table-cell>
              <table:table-cell office:value-type="float" office:value="0.0741783">
                <text:p>0.0741783</text:p>
              </table:table-cell>
              <table:table-cell office:value-type="float" office:value="0.00314031">
                <text:p>0.00314031</text:p>
              </table:table-cell>
              <table:table-cell office:value-type="float" office:value="-0.00877041">
                <text:p>-0.00877041</text:p>
              </table:table-cell>
              <table:table-cell office:value-type="float" office:value="-0.00100205">
                <text:p>-0.00100205</text:p>
              </table:table-cell>
              <table:table-cell office:value-type="float" office:value="0.0912466">
                <text:p>0.09124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">
                <text:p>0.58</text:p>
              </table:table-cell>
              <table:table-cell office:value-type="float" office:value="0.0189294">
                <text:p>0.0189294</text:p>
              </table:table-cell>
              <table:table-cell office:value-type="float" office:value="0.0716679">
                <text:p>0.0716679</text:p>
              </table:table-cell>
              <table:table-cell office:value-type="float" office:value="0.00567314">
                <text:p>0.00567314</text:p>
              </table:table-cell>
              <table:table-cell office:value-type="float" office:value="-0.00766703">
                <text:p>-0.00766703</text:p>
              </table:table-cell>
              <table:table-cell office:value-type="float" office:value="-0.000354159">
                <text:p>-0.000354159</text:p>
              </table:table-cell>
              <table:table-cell office:value-type="float" office:value="0.0842169">
                <text:p>0.0842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">
                <text:p>0.59</text:p>
              </table:table-cell>
              <table:table-cell office:value-type="float" office:value="0.0192355">
                <text:p>0.0192355</text:p>
              </table:table-cell>
              <table:table-cell office:value-type="float" office:value="0.0674629">
                <text:p>0.0674629</text:p>
              </table:table-cell>
              <table:table-cell office:value-type="float" office:value="0.00666399">
                <text:p>0.00666399</text:p>
              </table:table-cell>
              <table:table-cell office:value-type="float" office:value="-0.00508779">
                <text:p>-0.00508779</text:p>
              </table:table-cell>
              <table:table-cell office:value-type="float" office:value="0.000584014">
                <text:p>0.000584014</text:p>
              </table:table-cell>
              <table:table-cell office:value-type="float" office:value="0.0802277">
                <text:p>0.08022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0.0191277">
                <text:p>0.0191277</text:p>
              </table:table-cell>
              <table:table-cell office:value-type="float" office:value="0.0645605">
                <text:p>0.0645605</text:p>
              </table:table-cell>
              <table:table-cell office:value-type="float" office:value="0.00693135">
                <text:p>0.00693135</text:p>
              </table:table-cell>
              <table:table-cell office:value-type="float" office:value="-0.00401207">
                <text:p>-0.00401207</text:p>
              </table:table-cell>
              <table:table-cell office:value-type="float" office:value="0.00160973">
                <text:p>0.00160973</text:p>
              </table:table-cell>
              <table:table-cell office:value-type="float" office:value="0.0777321">
                <text:p>0.0777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1">
                <text:p>0.61</text:p>
              </table:table-cell>
              <table:table-cell office:value-type="float" office:value="0.0192708">
                <text:p>0.0192708</text:p>
              </table:table-cell>
              <table:table-cell office:value-type="float" office:value="0.0638526">
                <text:p>0.0638526</text:p>
              </table:table-cell>
              <table:table-cell office:value-type="float" office:value="0.00699867">
                <text:p>0.00699867</text:p>
              </table:table-cell>
              <table:table-cell office:value-type="float" office:value="-0.00294329">
                <text:p>-0.00294329</text:p>
              </table:table-cell>
              <table:table-cell office:value-type="float" office:value="0.00194623">
                <text:p>0.00194623</text:p>
              </table:table-cell>
              <table:table-cell office:value-type="float" office:value="0.0729026">
                <text:p>0.07290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2">
                <text:p>0.62</text:p>
              </table:table-cell>
              <table:table-cell office:value-type="float" office:value="0.0192495">
                <text:p>0.0192495</text:p>
              </table:table-cell>
              <table:table-cell office:value-type="float" office:value="0.0597948">
                <text:p>0.0597948</text:p>
              </table:table-cell>
              <table:table-cell office:value-type="float" office:value="0.00767063">
                <text:p>0.00767063</text:p>
              </table:table-cell>
              <table:table-cell office:value-type="float" office:value="-0.00102577">
                <text:p>-0.00102577</text:p>
              </table:table-cell>
              <table:table-cell office:value-type="float" office:value="0.00343037">
                <text:p>0.00343037</text:p>
              </table:table-cell>
              <table:table-cell office:value-type="float" office:value="0.0696183">
                <text:p>0.06961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">
                <text:p>0.63</text:p>
              </table:table-cell>
              <table:table-cell office:value-type="float" office:value="0.0192605">
                <text:p>0.0192605</text:p>
              </table:table-cell>
              <table:table-cell office:value-type="float" office:value="0.0570258">
                <text:p>0.0570258</text:p>
              </table:table-cell>
              <table:table-cell office:value-type="float" office:value="0.00977252">
                <text:p>0.00977252</text:p>
              </table:table-cell>
              <table:table-cell office:value-type="float" office:value="0.000976182">
                <text:p>0.000976182</text:p>
              </table:table-cell>
              <table:table-cell office:value-type="float" office:value="0.00406296">
                <text:p>0.00406296</text:p>
              </table:table-cell>
              <table:table-cell office:value-type="float" office:value="0.0674753">
                <text:p>0.06747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">
                <text:p>0.64</text:p>
              </table:table-cell>
              <table:table-cell office:value-type="float" office:value="0.0193478">
                <text:p>0.0193478</text:p>
              </table:table-cell>
              <table:table-cell office:value-type="float" office:value="0.0559712">
                <text:p>0.0559712</text:p>
              </table:table-cell>
              <table:table-cell office:value-type="float" office:value="0.00953576">
                <text:p>0.00953576</text:p>
              </table:table-cell>
              <table:table-cell office:value-type="float" office:value="0.00282196">
                <text:p>0.00282196</text:p>
              </table:table-cell>
              <table:table-cell office:value-type="float" office:value="0.00325914">
                <text:p>0.00325914</text:p>
              </table:table-cell>
              <table:table-cell office:value-type="float" office:value="0.0656193">
                <text:p>0.06561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5">
                <text:p>0.65</text:p>
              </table:table-cell>
              <table:table-cell office:value-type="float" office:value="0.0194016">
                <text:p>0.0194016</text:p>
              </table:table-cell>
              <table:table-cell office:value-type="float" office:value="0.0538897">
                <text:p>0.0538897</text:p>
              </table:table-cell>
              <table:table-cell office:value-type="float" office:value="0.00972959">
                <text:p>0.00972959</text:p>
              </table:table-cell>
              <table:table-cell office:value-type="float" office:value="0.00352732">
                <text:p>0.00352732</text:p>
              </table:table-cell>
              <table:table-cell office:value-type="float" office:value="0.0043591">
                <text:p>0.0043591</text:p>
              </table:table-cell>
              <table:table-cell office:value-type="float" office:value="0.0632282">
                <text:p>0.06322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">
                <text:p>0.66</text:p>
              </table:table-cell>
              <table:table-cell office:value-type="float" office:value="0.0194052">
                <text:p>0.0194052</text:p>
              </table:table-cell>
              <table:table-cell office:value-type="float" office:value="0.0520196">
                <text:p>0.0520196</text:p>
              </table:table-cell>
              <table:table-cell office:value-type="float" office:value="0.00981933">
                <text:p>0.00981933</text:p>
              </table:table-cell>
              <table:table-cell office:value-type="float" office:value="0.00345686">
                <text:p>0.00345686</text:p>
              </table:table-cell>
              <table:table-cell office:value-type="float" office:value="0.00496026">
                <text:p>0.00496026</text:p>
              </table:table-cell>
              <table:table-cell office:value-type="float" office:value="0.0599549">
                <text:p>0.0599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">
                <text:p>0.67</text:p>
              </table:table-cell>
              <table:table-cell office:value-type="float" office:value="0.019338">
                <text:p>0.019338</text:p>
              </table:table-cell>
              <table:table-cell office:value-type="float" office:value="0.0492547">
                <text:p>0.0492547</text:p>
              </table:table-cell>
              <table:table-cell office:value-type="float" office:value="0.0110057">
                <text:p>0.0110057</text:p>
              </table:table-cell>
              <table:table-cell office:value-type="float" office:value="0.00597106">
                <text:p>0.00597106</text:p>
              </table:table-cell>
              <table:table-cell office:value-type="float" office:value="0.00629929">
                <text:p>0.00629929</text:p>
              </table:table-cell>
              <table:table-cell office:value-type="float" office:value="0.0569076">
                <text:p>0.05690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">
                <text:p>0.68</text:p>
              </table:table-cell>
              <table:table-cell office:value-type="float" office:value="0.0193349">
                <text:p>0.0193349</text:p>
              </table:table-cell>
              <table:table-cell office:value-type="float" office:value="0.0479904">
                <text:p>0.0479904</text:p>
              </table:table-cell>
              <table:table-cell office:value-type="float" office:value="0.0126463">
                <text:p>0.0126463</text:p>
              </table:table-cell>
              <table:table-cell office:value-type="float" office:value="0.00529196">
                <text:p>0.00529196</text:p>
              </table:table-cell>
              <table:table-cell office:value-type="float" office:value="0.00687735">
                <text:p>0.00687735</text:p>
              </table:table-cell>
              <table:table-cell office:value-type="float" office:value="0.0553992">
                <text:p>0.0553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9">
                <text:p>0.69</text:p>
              </table:table-cell>
              <table:table-cell office:value-type="float" office:value="0.0190704">
                <text:p>0.0190704</text:p>
              </table:table-cell>
              <table:table-cell office:value-type="float" office:value="0.0445562">
                <text:p>0.0445562</text:p>
              </table:table-cell>
              <table:table-cell office:value-type="float" office:value="0.0127655">
                <text:p>0.0127655</text:p>
              </table:table-cell>
              <table:table-cell office:value-type="float" office:value="0.00671705">
                <text:p>0.00671705</text:p>
              </table:table-cell>
              <table:table-cell office:value-type="float" office:value="0.00789427">
                <text:p>0.00789427</text:p>
              </table:table-cell>
              <table:table-cell office:value-type="float" office:value="0.0509055">
                <text:p>0.0509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">
                <text:p>0.7</text:p>
              </table:table-cell>
              <table:table-cell office:value-type="float" office:value="0.0191495">
                <text:p>0.0191495</text:p>
              </table:table-cell>
              <table:table-cell office:value-type="float" office:value="0.0443046">
                <text:p>0.0443046</text:p>
              </table:table-cell>
              <table:table-cell office:value-type="float" office:value="0.0143606">
                <text:p>0.0143606</text:p>
              </table:table-cell>
              <table:table-cell office:value-type="float" office:value="0.00834875">
                <text:p>0.00834875</text:p>
              </table:table-cell>
              <table:table-cell office:value-type="float" office:value="0.00971472">
                <text:p>0.00971472</text:p>
              </table:table-cell>
              <table:table-cell office:value-type="float" office:value="0.0488223">
                <text:p>0.0488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">
                <text:p>0.71</text:p>
              </table:table-cell>
              <table:table-cell office:value-type="float" office:value="0.0188242">
                <text:p>0.0188242</text:p>
              </table:table-cell>
              <table:table-cell office:value-type="float" office:value="0.0416069">
                <text:p>0.0416069</text:p>
              </table:table-cell>
              <table:table-cell office:value-type="float" office:value="0.0133875">
                <text:p>0.0133875</text:p>
              </table:table-cell>
              <table:table-cell office:value-type="float" office:value="0.0080498">
                <text:p>0.0080498</text:p>
              </table:table-cell>
              <table:table-cell office:value-type="float" office:value="0.00895724">
                <text:p>0.00895724</text:p>
              </table:table-cell>
              <table:table-cell office:value-type="float" office:value="0.0467638">
                <text:p>0.04676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">
                <text:p>0.72</text:p>
              </table:table-cell>
              <table:table-cell office:value-type="float" office:value="0.0189222">
                <text:p>0.0189222</text:p>
              </table:table-cell>
              <table:table-cell office:value-type="float" office:value="0.0407735">
                <text:p>0.0407735</text:p>
              </table:table-cell>
              <table:table-cell office:value-type="float" office:value="0.0133145">
                <text:p>0.0133145</text:p>
              </table:table-cell>
              <table:table-cell office:value-type="float" office:value="0.00914954">
                <text:p>0.00914954</text:p>
              </table:table-cell>
              <table:table-cell office:value-type="float" office:value="0.0103933">
                <text:p>0.0103933</text:p>
              </table:table-cell>
              <table:table-cell office:value-type="float" office:value="0.0447049">
                <text:p>0.04470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">
                <text:p>0.73</text:p>
              </table:table-cell>
              <table:table-cell office:value-type="float" office:value="0.0189124">
                <text:p>0.0189124</text:p>
              </table:table-cell>
              <table:table-cell office:value-type="float" office:value="0.0379962">
                <text:p>0.0379962</text:p>
              </table:table-cell>
              <table:table-cell office:value-type="float" office:value="0.0144856">
                <text:p>0.0144856</text:p>
              </table:table-cell>
              <table:table-cell office:value-type="float" office:value="0.00910937">
                <text:p>0.00910937</text:p>
              </table:table-cell>
              <table:table-cell office:value-type="float" office:value="0.0114604">
                <text:p>0.0114604</text:p>
              </table:table-cell>
              <table:table-cell office:value-type="float" office:value="0.0424279">
                <text:p>0.04242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">
                <text:p>0.74</text:p>
              </table:table-cell>
              <table:table-cell office:value-type="float" office:value="0.0188078">
                <text:p>0.0188078</text:p>
              </table:table-cell>
              <table:table-cell office:value-type="float" office:value="0.0374453">
                <text:p>0.0374453</text:p>
              </table:table-cell>
              <table:table-cell office:value-type="float" office:value="0.0145498">
                <text:p>0.0145498</text:p>
              </table:table-cell>
              <table:table-cell office:value-type="float" office:value="0.00940042">
                <text:p>0.00940042</text:p>
              </table:table-cell>
              <table:table-cell office:value-type="float" office:value="0.0106877">
                <text:p>0.0106877</text:p>
              </table:table-cell>
              <table:table-cell office:value-type="float" office:value="0.0406875">
                <text:p>0.0406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5">
                <text:p>0.75</text:p>
              </table:table-cell>
              <table:table-cell office:value-type="float" office:value="0.0188369">
                <text:p>0.0188369</text:p>
              </table:table-cell>
              <table:table-cell office:value-type="float" office:value="0.03709">
                <text:p>0.03709</text:p>
              </table:table-cell>
              <table:table-cell office:value-type="float" office:value="0.0152094">
                <text:p>0.0152094</text:p>
              </table:table-cell>
              <table:table-cell office:value-type="float" office:value="0.0102844">
                <text:p>0.0102844</text:p>
              </table:table-cell>
              <table:table-cell office:value-type="float" office:value="0.0117989">
                <text:p>0.0117989</text:p>
              </table:table-cell>
              <table:table-cell office:value-type="float" office:value="0.0397395">
                <text:p>0.0397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">
                <text:p>0.76</text:p>
              </table:table-cell>
              <table:table-cell office:value-type="float" office:value="0.0188681">
                <text:p>0.0188681</text:p>
              </table:table-cell>
              <table:table-cell office:value-type="float" office:value="0.0351553">
                <text:p>0.0351553</text:p>
              </table:table-cell>
              <table:table-cell office:value-type="float" office:value="0.0146589">
                <text:p>0.0146589</text:p>
              </table:table-cell>
              <table:table-cell office:value-type="float" office:value="0.009961">
                <text:p>0.009961</text:p>
              </table:table-cell>
              <table:table-cell office:value-type="float" office:value="0.0112881">
                <text:p>0.0112881</text:p>
              </table:table-cell>
              <table:table-cell office:value-type="float" office:value="0.0387886">
                <text:p>0.03878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7">
                <text:p>0.77</text:p>
              </table:table-cell>
              <table:table-cell office:value-type="float" office:value="0.0188422">
                <text:p>0.0188422</text:p>
              </table:table-cell>
              <table:table-cell office:value-type="float" office:value="0.0340649">
                <text:p>0.0340649</text:p>
              </table:table-cell>
              <table:table-cell office:value-type="float" office:value="0.015441">
                <text:p>0.015441</text:p>
              </table:table-cell>
              <table:table-cell office:value-type="float" office:value="0.0115759">
                <text:p>0.0115759</text:p>
              </table:table-cell>
              <table:table-cell office:value-type="float" office:value="0.0113981">
                <text:p>0.0113981</text:p>
              </table:table-cell>
              <table:table-cell office:value-type="float" office:value="0.0380169">
                <text:p>0.03801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">
                <text:p>0.78</text:p>
              </table:table-cell>
              <table:table-cell office:value-type="float" office:value="0.0188825">
                <text:p>0.0188825</text:p>
              </table:table-cell>
              <table:table-cell office:value-type="float" office:value="0.0335302">
                <text:p>0.0335302</text:p>
              </table:table-cell>
              <table:table-cell office:value-type="float" office:value="0.0153866">
                <text:p>0.0153866</text:p>
              </table:table-cell>
              <table:table-cell office:value-type="float" office:value="0.012277">
                <text:p>0.012277</text:p>
              </table:table-cell>
              <table:table-cell office:value-type="float" office:value="0.0115714">
                <text:p>0.0115714</text:p>
              </table:table-cell>
              <table:table-cell office:value-type="float" office:value="0.0372138">
                <text:p>0.0372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9">
                <text:p>0.79</text:p>
              </table:table-cell>
              <table:table-cell office:value-type="float" office:value="0.0185843">
                <text:p>0.0185843</text:p>
              </table:table-cell>
              <table:table-cell office:value-type="float" office:value="0.0326111">
                <text:p>0.0326111</text:p>
              </table:table-cell>
              <table:table-cell office:value-type="float" office:value="0.0154246">
                <text:p>0.0154246</text:p>
              </table:table-cell>
              <table:table-cell office:value-type="float" office:value="0.0117896">
                <text:p>0.0117896</text:p>
              </table:table-cell>
              <table:table-cell office:value-type="float" office:value="0.0114521">
                <text:p>0.0114521</text:p>
              </table:table-cell>
              <table:table-cell office:value-type="float" office:value="0.0358761">
                <text:p>0.03587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">
                <text:p>0.8</text:p>
              </table:table-cell>
              <table:table-cell office:value-type="float" office:value="0.0186094">
                <text:p>0.0186094</text:p>
              </table:table-cell>
              <table:table-cell office:value-type="float" office:value="0.0308559">
                <text:p>0.0308559</text:p>
              </table:table-cell>
              <table:table-cell office:value-type="float" office:value="0.0159988">
                <text:p>0.0159988</text:p>
              </table:table-cell>
              <table:table-cell office:value-type="float" office:value="0.0131025">
                <text:p>0.0131025</text:p>
              </table:table-cell>
              <table:table-cell office:value-type="float" office:value="0.0117896">
                <text:p>0.0117896</text:p>
              </table:table-cell>
              <table:table-cell office:value-type="float" office:value="0.034045">
                <text:p>0.034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